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A0000011D96FB08B2129CDD5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Thin" style:font-family-generic="modern" style:font-pitch="variable"/>
    <style:font-face style:name="Arial Gras" svg:font-family="'Arial Gras'" style:font-family-generic="roman" style:font-pitch="variable"/>
    <style:font-face style:name="Arial Narrow" svg:font-family="'Arial Narrow'" style:font-family-generic="swiss" style:font-pitch="variable"/>
    <style:font-face style:name="Arial1" svg:font-family="Arial" style:font-adornments="Normal" style:font-family-generic="swiss"/>
    <style:font-face style:name="Arial11" svg:font-family="Arial1" style:font-family-generic="system" style:font-pitch="variable"/>
    <style:font-face style:name="Arial2" svg:font-family="Arial" style:font-family-generic="swiss"/>
    <style:font-face style:name="Arial3" svg:font-family="Arial" style:font-family-generic="swiss" style:font-pitch="variable"/>
    <style:font-face style:name="Arial4" svg:font-family="Arial" style:font-adornments="Normal" style:font-family-generic="swiss" style:font-pitch="variable"/>
    <style:font-face style:name="Arial5" svg:font-family="Arial" style:font-family-generic="roman" style:font-pitch="variable"/>
    <style:font-face style:name="Arial6" svg:font-family="Arial" style:font-family-generic="system" style:font-pitch="variable"/>
    <style:font-face style:name="Book Antiqua" svg:font-family="'Book Antiqua'" style:font-family-generic="roman" style:font-pitch="variable"/>
    <style:font-face style:name="CG Times (W1)" svg:font-family="'CG Times (W1)'" style:font-family-generic="roman" style:font-pitch="variable"/>
    <style:font-face style:name="Courier New" svg:font-family="'Courier New'" style:font-family-generic="roman" style:font-pitch="variable"/>
    <style:font-face style:name="Courier New1" svg:font-family="'Courier New'" style:font-adornments="Normal" style:font-family-generic="modern" style:font-pitch="fixed"/>
    <style:font-face style:name="Courier New2" svg:font-family="'Courier New'" style:font-family-generic="modern" style:font-pitch="fixed"/>
    <style:font-face style:name="Courier New3" svg:font-family="'Courier New'" style:font-family-generic="system" style:font-pitch="variable"/>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adornments="Thin" style:font-family-generic="moder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style:font-family-generic="roman" style:font-pitch="variable"/>
    <style:font-face style:name="Liberation Sans4" svg:font-family="'Liberation Sans'" style:font-family-generic="system" style:font-pitch="variable"/>
    <style:font-face style:name="Liberation Sans5"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system" style:font-pitch="variable"/>
    <style:font-face style:name="Lucida Sans" svg:font-family="'Lucida Sans'" style:font-family-generic="roman" style:font-pitch="variable"/>
    <style:font-face style:name="Lucida Sans Unicode" svg:font-family="'Lucida Sans Unicode'" style:font-family-generic="system" style:font-pitch="variable"/>
    <style:font-face style:name="Lucida Sans Unicode1" svg:font-family="'Lucida Sans Unicode'" style:font-family-generic="swiss" style:font-pitch="variable"/>
    <style:font-face style:name="Mangal" svg:font-family="Mangal" style:font-family-generic="roman" style:font-pitch="variable"/>
    <style:font-face style:name="Marianne" svg:font-family="Marianne" style:font-family-generic="modern" style:font-pitch="variable"/>
    <style:font-face style:name="Marianne Light" svg:font-family="'Marianne Light'" style:font-pitch="variable"/>
    <style:font-face style:name="Marianne Light1" svg:font-family="'Marianne Light'" style:font-family-generic="roman" style:font-pitch="variable"/>
    <style:font-face style:name="Marianne Thin" svg:font-family="'Marianne Thin'" style:font-family-generic="modern" style:font-pitch="variable"/>
    <style:font-face style:name="Marianne Thin1" svg:font-family="'Marianne Thin'" style:font-adornments="Thin" style:font-family-generic="modern" style:font-pitch="variable"/>
    <style:font-face style:name="Marianne Thin2" svg:font-family="'Marianne Thin'" style:font-adornments="Italique gras" style:font-family-generic="modern" style:font-pitch="variable"/>
    <style:font-face style:name="Marianne Thin3" svg:font-family="'Marianne Thin'" style:font-adornments="Gras" style:font-family-generic="modern" style:font-pitch="variable"/>
    <style:font-face style:name="Marianne Thin4" svg:font-family="'Marianne Thin'" style:font-family-generic="system" style:font-pitch="variable"/>
    <style:font-face style:name="Marianne1" svg:font-family="Marianne" style:font-adornments="Normal" style:font-pitch="variable"/>
    <style:font-face style:name="Marianne2" svg:font-family="Marianne" style:font-family-generic="system" style:font-pitch="variable"/>
    <style:font-face style:name="Microsoft YaHei" svg:font-family="'Microsoft YaHei'" style:font-family-generic="system" style:font-pitch="variable"/>
    <style:font-face style:name="Monospace" svg:font-family="Monospace" style:font-adornments="Thin" style:font-family-generic="modern" style:font-pitch="variable"/>
    <style:font-face style:name="Monospace1" svg:font-family="Monospace"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 Mono CJK SC" svg:font-family="'Noto Sans Mono CJK SC'" style:font-family-generic="modern" style:font-pitch="fixed"/>
    <style:font-face style:name="OpenSymbol" svg:font-family="OpenSymbol, 'Arial Unicode MS'" style:font-family-generic="roman" style:font-pitch="variable"/>
    <style:font-face style:name="OpenSymbol1" svg:font-family="OpenSymbol" style:font-charset="x-symbol"/>
    <style:font-face style:name="OpenSymbol2" svg:font-family="OpenSymbol" style:font-family-generic="system" style:font-pitch="variable"/>
    <style:font-face style:name="StarSymbol" svg:font-family="StarSymbol, 'Arial Unicode MS'" style:font-family-generic="roman" style:font-pitch="variable"/>
    <style:font-face style:name="Symbol" svg:font-family="Symbol" style:font-family-generic="roman" style:font-pitch="variable"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adornments="Normal" style:font-family-generic="swiss" style:font-pitch="variable"/>
    <style:font-face style:name="Wingdings" svg:font-family="Wingdings" style:font-family-generic="roman" style:font-pitch="variable"/>
    <style:font-face style:name="Wingdings1" svg:font-family="Wingdings" style:font-family-generic="system" style:font-pitch="variable" style:font-charset="x-symbol"/>
    <style:font-face style:name="Wingdings2" svg:font-family="Wingdings" style:font-family-generic="system" style:font-pitch="variable"/>
  </office:font-face-decls>
  <office:automatic-styles>
    <style:style style:name="Tableau10"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0.A" style:family="table-column">
      <style:table-column-properties style:column-width="2.9cm" style:rel-column-width="10001*"/>
    </style:style>
    <style:style style:name="Tableau10.B" style:family="table-column">
      <style:table-column-properties style:column-width="16.101cm" style:rel-column-width="55534*"/>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 fo:background-color="transparent" fo:padding="0.097cm" fo:border="0.05pt solid #000000" style:writing-mode="lr-tb">
        <style:background-image/>
      </style:table-cell-properties>
    </style:style>
    <style:style style:name="Tableau10.2" style:family="table-row">
      <style:table-row-properties style:min-row-height="0.642cm" fo:background-color="transparent">
        <style:background-image/>
      </style:table-row-properties>
    </style:style>
    <style:style style:name="Tableau10.A2" style:family="table-cell">
      <style:table-cell-properties fo:background-color="#729fcf" fo:padding="0.097cm" fo:border-left="0.05pt solid #666666" fo:border-right="none" fo:border-top="0.05pt solid #000000" fo:border-bottom="0.05pt solid #000000" style:writing-mode="page">
        <style:background-image/>
      </style:table-cell-properties>
    </style:style>
    <style:style style:name="Tableau10.B2" style:family="table-cell">
      <style:table-cell-properties fo:background-color="transparent" fo:padding="0.097cm" fo:border-left="0.05pt solid #666666" fo:border-right="0.05pt solid #666666" fo:border-top="0.05pt solid #000000" fo:border-bottom="0.05pt solid #000000" style:writing-mode="page">
        <style:background-image/>
      </style:table-cell-properties>
    </style:style>
    <style:style style:name="Tableau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19.001cm" style:rel-column-width="6553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729fcf" fo:padding="0.097cm" fo:border="0.05pt solid #729fcf" style:writing-mode="lr-tb">
        <style:background-image/>
      </style:table-cell-properties>
    </style:style>
    <style:style style:name="Tableau3.A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491cm" style:rel-column-width="12039*"/>
    </style:style>
    <style:style style:name="Tableau4.B" style:family="table-column">
      <style:table-column-properties style:column-width="15.51cm" style:rel-column-width="53496*"/>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 fo:background-color="#729fcf" fo:padding="0.097cm" fo:border="0.05pt solid #000000" style:writing-mode="lr-tb">
        <style:background-image/>
      </style:table-cell-properties>
    </style:style>
    <style:style style:name="Tableau4.A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4.A3" style:family="table-cell">
      <style:table-cell-properties fo:padding="0.097cm" fo:border-left="0.05pt solid #666666" fo:border-right="none" fo:border-top="none" fo:border-bottom="0.05pt solid #666666"/>
    </style:style>
    <style:style style:name="Tableau4.B3" style:family="table-cell">
      <style:table-cell-properties fo:padding="0.097cm" fo:border-left="0.05pt solid #666666" fo:border-right="0.05pt solid #666666" fo:border-top="none" fo:border-bottom="0.05pt solid #666666"/>
    </style:style>
    <style:style style:name="Tableau4.A4" style:family="table-cell">
      <style:table-cell-properties fo:padding="0.097cm" fo:border-left="0.05pt solid #666666" fo:border-right="none" fo:border-top="none" fo:border-bottom="0.05pt solid #666666"/>
    </style:style>
    <style:style style:name="Tableau4.B4" style:family="table-cell">
      <style:table-cell-properties fo:padding="0.097cm" fo:border-left="0.05pt solid #666666" fo:border-right="0.05pt solid #666666" fo:border-top="none" fo:border-bottom="0.05pt solid #666666"/>
    </style:style>
    <style:style style:name="Tableau6"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2.805cm" style:rel-column-width="9673*"/>
    </style:style>
    <style:style style:name="Tableau6.B" style:family="table-column">
      <style:table-column-properties style:column-width="4.389cm" style:rel-column-width="15136*"/>
    </style:style>
    <style:style style:name="Tableau6.C" style:family="table-column">
      <style:table-column-properties style:column-width="1.905cm" style:rel-column-width="6570*"/>
    </style:style>
    <style:style style:name="Tableau6.D" style:family="table-column">
      <style:table-column-properties style:column-width="9.902cm" style:rel-column-width="34156*"/>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729fcf" fo:padding="0.097cm" fo:border="0.05pt solid #000000" style:writing-mode="lr-tb">
        <style:background-image/>
      </style:table-cell-properties>
    </style:style>
    <style:style style:name="Tableau6.A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B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C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D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6.A3" style:family="table-cell">
      <style:table-cell-properties style:vertical-align="middle" fo:background-color="transparent" fo:padding="0.097cm" fo:border-left="0.05pt solid #666666" fo:border-right="none" fo:border-top="none" fo:border-bottom="0.05pt solid #666666" style:writing-mode="page">
        <style:background-image/>
      </style:table-cell-properties>
    </style:style>
    <style:style style:name="Tableau6.D3" style:family="table-cell">
      <style:table-cell-properties style:vertical-align="middle" fo:background-color="transparent" fo:padding="0.097cm" fo:border-left="0.05pt solid #666666" fo:border-right="0.05pt solid #666666" fo:border-top="none" fo:border-bottom="0.05pt solid #666666" style:writing-mode="page">
        <style:background-image/>
      </style:table-cell-properties>
    </style:style>
    <style:style style:name="Tableau6.A4"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B4"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D4"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6.A5"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B5"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6.D5"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7"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91cm" style:rel-column-width="10038*"/>
    </style:style>
    <style:style style:name="Tableau7.B" style:family="table-column">
      <style:table-column-properties style:column-width="4.283cm" style:rel-column-width="14771*"/>
    </style:style>
    <style:style style:name="Tableau7.C" style:family="table-column">
      <style:table-column-properties style:column-width="1.905cm" style:rel-column-width="6570*"/>
    </style:style>
    <style:style style:name="Tableau7.D" style:family="table-column">
      <style:table-column-properties style:column-width="9.902cm" style:rel-column-width="34156*"/>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729fcf" fo:padding="0.097cm" fo:border="0.05pt solid #000000" style:writing-mode="lr-tb">
        <style:background-image/>
      </style:table-cell-properties>
    </style:style>
    <style:style style:name="Tableau7.A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B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C2"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7.A3" style:family="table-cell">
      <style:table-cell-properties style:vertical-align="middle" fo:background-color="transparent" fo:padding="0.097cm" fo:border-left="0.05pt solid #666666" fo:border-right="none" fo:border-top="none" fo:border-bottom="0.05pt solid #666666" style:writing-mode="page">
        <style:background-image/>
      </style:table-cell-properties>
    </style:style>
    <style:style style:name="Tableau7.C3"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3"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7.C4"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4"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7.C5" style:family="table-cell">
      <style:table-cell-properties fo:background-color="transparent" fo:padding="0.097cm" fo:border-left="0.05pt solid #666666" fo:border-right="none" fo:border-top="none" fo:border-bottom="0.05pt solid #666666" style:writing-mode="page">
        <style:background-image/>
      </style:table-cell-properties>
    </style:style>
    <style:style style:name="Tableau7.D5"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5"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9cm" style:rel-column-width="9624*"/>
    </style:style>
    <style:style style:name="Tableau5.B" style:family="table-column">
      <style:table-column-properties style:column-width="5.997cm" style:rel-column-width="20685*"/>
    </style:style>
    <style:style style:name="Tableau5.C" style:family="table-column">
      <style:table-column-properties style:column-width="5.106cm" style:rel-column-width="17613*"/>
    </style:style>
    <style:style style:name="Tableau5.1" style:family="table-row">
      <style:table-row-properties style:min-row-height="0.002cm" fo:background-color="transparent">
        <style:background-image/>
      </style:table-row-properties>
    </style:style>
    <style:style style:name="Tableau5.A1" style:family="table-cell">
      <style:table-cell-properties fo:background-color="#729fcf" fo:padding="0.097cm" fo:border="0.05pt solid #729fcf">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5" style:family="table-row">
      <style:table-row-properties style:min-row-height="0.448cm" fo:background-color="transparent" fo:keep-together="auto">
        <style:background-image/>
      </style:table-row-properties>
    </style:style>
    <style:style style:name="Tableau5.A5" style:family="table-cell">
      <style:table-cell-properties style:vertical-align="" fo:background-color="#ffffa6" fo:padding="0.097cm" fo:border="0.05pt solid #000000" style:writing-mode="lr-tb">
        <style:background-image/>
      </style:table-cell-properties>
    </style:style>
    <style:style style:name="Tableau5.6" style:family="table-row">
      <style:table-row-properties style:min-row-height="0.448cm" fo:background-color="transparent">
        <style:background-image/>
      </style:table-row-properties>
    </style:style>
    <style:style style:name="Tableau5.A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5.A8" style:family="table-cell">
      <style:table-cell-properties fo:padding="0.097cm" fo:border-left="0.05pt solid #000000" fo:border-right="0.05pt solid #000000" fo:border-top="none" fo:border-bottom="0.05pt solid #000000"/>
    </style:style>
    <style:style style:name="Tableau5.9" style:family="table-row">
      <style:table-row-properties fo:background-color="transparent" fo:keep-together="auto">
        <style:background-image/>
      </style:table-row-properties>
    </style:style>
    <style:style style:name="Tableau5.10" style:family="table-row">
      <style:table-row-properties fo:background-color="transparent" fo:keep-together="auto">
        <style:background-image/>
      </style:table-row-properties>
    </style:style>
    <style:style style:name="Tableau5.A10"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au5.11" style:family="table-row">
      <style:table-row-properties fo:background-color="transparent" fo:keep-together="auto">
        <style:background-image/>
      </style:table-row-properties>
    </style:style>
    <style:style style:name="Tableau5.A11" style:family="table-cell">
      <style:table-cell-properties style:vertical-align="" fo:background-color="#ffffa6" fo:padding="0.097cm" fo:border-left="0.05pt solid #000000" fo:border-right="0.05pt solid #000000" fo:border-top="none" fo:border-bottom="0.05pt solid #000000" style:writing-mode="lr-tb">
        <style:background-image/>
      </style:table-cell-properties>
    </style:style>
    <style:style style:name="Tableau5.A12" style:family="table-cell">
      <style:table-cell-properties fo:padding="0.097cm" fo:border-left="0.05pt solid #000000" fo:border-right="0.05pt solid #000000" fo:border-top="none" fo:border-bottom="0.05pt solid #000000"/>
    </style:style>
    <style:style style:name="Tableau1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6.498cm" style:rel-column-width="22412*"/>
    </style:style>
    <style:style style:name="Tableau13.B" style:family="table-column">
      <style:table-column-properties style:column-width="12.502cm" style:rel-column-width="43123*"/>
    </style:style>
    <style:style style:name="Tableau13.1" style:family="table-row">
      <style:table-row-properties style:min-row-height="0.002cm" fo:background-color="transparent">
        <style:background-image/>
      </style:table-row-properties>
    </style:style>
    <style:style style:name="Tableau13.A1" style:family="table-cell">
      <style:table-cell-properties fo:background-color="#729fcf" fo:padding="0.097cm" fo:border="0.05pt solid #000000">
        <style:background-image/>
      </style:table-cell-properties>
    </style:style>
    <style:style style:name="Tableau13.A2" style:family="table-cell">
      <style:table-cell-properties fo:background-color="#ffffa6" fo:padding="0.097cm" fo:border-left="0.05pt solid #000000" fo:border-right="none" fo:border-top="none" fo:border-bottom="0.05pt solid #000000">
        <style:background-image/>
      </style:table-cell-properties>
    </style:style>
    <style:style style:name="Tableau13.B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3.A3" style:family="table-cell">
      <style:table-cell-properties fo:background-color="transparent" fo:padding="0.097cm" fo:border-left="0.05pt solid #000000" fo:border-right="none" fo:border-top="none" fo:border-bottom="0.05pt solid #000000">
        <style:background-image/>
      </style:table-cell-properties>
    </style:style>
    <style:style style:name="Tableau1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19.001cm" style:rel-column-width="65535*"/>
    </style:style>
    <style:style style:name="Tableau18.1" style:family="table-row">
      <style:table-row-properties style:min-row-height="0.002cm" fo:background-color="transparent">
        <style:background-image/>
      </style:table-row-properties>
    </style:style>
    <style:style style:name="Tableau18.A1" style:family="table-cell">
      <style:table-cell-properties fo:background-color="#729fcf" fo:padding="0.097cm" fo:border="0.05pt solid #000000">
        <style:background-image/>
      </style:table-cell-properties>
    </style:style>
    <style:style style:name="Tableau26"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6.A" style:family="table-column">
      <style:table-column-properties style:column-width="1.397cm" style:rel-column-width="4818*"/>
    </style:style>
    <style:style style:name="Tableau26.B" style:family="table-column">
      <style:table-column-properties style:column-width="5.398cm" style:rel-column-width="18616*"/>
    </style:style>
    <style:style style:name="Tableau26.C" style:family="table-column">
      <style:table-column-properties style:column-width="9.102cm" style:rel-column-width="31392*"/>
    </style:style>
    <style:style style:name="Tableau26.D" style:family="table-column">
      <style:table-column-properties style:column-width="3.104cm" style:rel-column-width="10709*"/>
    </style:style>
    <style:style style:name="Tableau26.1" style:family="table-row">
      <style:table-row-properties style:min-row-height="0.002cm" fo:background-color="transparent">
        <style:background-image/>
      </style:table-row-properties>
    </style:style>
    <style:style style:name="Tableau26.A1" style:family="table-cell">
      <style:table-cell-properties fo:background-color="#ffffa6" fo:padding="0.097cm" fo:border="0.05pt solid #000000">
        <style:background-image/>
      </style:table-cell-properties>
    </style:style>
    <style:style style:name="Tableau26.A2" style:family="table-cell">
      <style:table-cell-properties fo:background-color="transparent" fo:padding="0.097cm" fo:border-left="0.05pt solid #000000" fo:border-right="none" fo:border-top="none" fo:border-bottom="0.05pt solid #000000">
        <style:background-image/>
      </style:table-cell-properties>
    </style:style>
    <style:style style:name="Tableau26.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6.3" style:family="table-row">
      <style:table-row-properties style:min-row-height="0.811cm" fo:background-color="transparent">
        <style:background-image/>
      </style:table-row-properties>
    </style:style>
    <style:style style:name="Tableau2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1.397cm" style:rel-column-width="4818*"/>
    </style:style>
    <style:style style:name="Tableau23.B" style:family="table-column">
      <style:table-column-properties style:column-width="5.398cm" style:rel-column-width="18616*"/>
    </style:style>
    <style:style style:name="Tableau23.C" style:family="table-column">
      <style:table-column-properties style:column-width="9.102cm" style:rel-column-width="31392*"/>
    </style:style>
    <style:style style:name="Tableau23.D" style:family="table-column">
      <style:table-column-properties style:column-width="3.104cm" style:rel-column-width="10709*"/>
    </style:style>
    <style:style style:name="Tableau23.1" style:family="table-row">
      <style:table-row-properties style:min-row-height="0.002cm" fo:background-color="transparent">
        <style:background-image/>
      </style:table-row-properties>
    </style:style>
    <style:style style:name="Tableau23.A1" style:family="table-cell">
      <style:table-cell-properties fo:background-color="#ffffa6" fo:padding="0.097cm" fo:border="0.05pt solid #000000">
        <style:background-image/>
      </style:table-cell-properties>
    </style:style>
    <style:style style:name="Tableau23.A2" style:family="table-cell">
      <style:table-cell-properties fo:background-color="transparent" fo:padding="0.097cm" fo:border-left="0.05pt solid #000000" fo:border-right="none" fo:border-top="none" fo:border-bottom="0.05pt solid #000000">
        <style:background-image/>
      </style:table-cell-properties>
    </style:style>
    <style:style style:name="Tableau2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3.3" style:family="table-row">
      <style:table-row-properties style:min-row-height="0.811cm" fo:background-color="transparent">
        <style:background-image/>
      </style:table-row-properties>
    </style:style>
    <style:style style:name="Tableau23.4" style:family="table-row">
      <style:table-row-properties style:min-row-height="0.783cm" fo:background-color="transparent">
        <style:background-image/>
      </style:table-row-properties>
    </style:style>
    <style:style style:name="Tableau2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1.397cm" style:rel-column-width="4818*"/>
    </style:style>
    <style:style style:name="Tableau24.B" style:family="table-column">
      <style:table-column-properties style:column-width="5.398cm" style:rel-column-width="18616*"/>
    </style:style>
    <style:style style:name="Tableau24.C" style:family="table-column">
      <style:table-column-properties style:column-width="9.102cm" style:rel-column-width="31392*"/>
    </style:style>
    <style:style style:name="Tableau24.D" style:family="table-column">
      <style:table-column-properties style:column-width="3.104cm" style:rel-column-width="10709*"/>
    </style:style>
    <style:style style:name="Tableau24.1" style:family="table-row">
      <style:table-row-properties style:min-row-height="0.002cm" fo:background-color="transparent">
        <style:background-image/>
      </style:table-row-properties>
    </style:style>
    <style:style style:name="Tableau24.A1" style:family="table-cell">
      <style:table-cell-properties fo:background-color="#ffffa6" fo:padding="0.097cm" fo:border="0.05pt solid #000000">
        <style:background-image/>
      </style:table-cell-properties>
    </style:style>
    <style:style style:name="Tableau24.A2" style:family="table-cell">
      <style:table-cell-properties fo:background-color="transparent" fo:padding="0.097cm" fo:border-left="0.05pt solid #000000" fo:border-right="none" fo:border-top="none" fo:border-bottom="0.05pt solid #000000">
        <style:background-image/>
      </style:table-cell-properties>
    </style:style>
    <style:style style:name="Tableau2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4.3" style:family="table-row">
      <style:table-row-properties style:min-row-height="0.811cm" fo:background-color="transparent">
        <style:background-image/>
      </style:table-row-properties>
    </style:style>
    <style:style style:name="Tableau24.4" style:family="table-row">
      <style:table-row-properties style:min-row-height="0.783cm" fo:background-color="transparent">
        <style:background-image/>
      </style:table-row-properties>
    </style:style>
    <style:style style:name="Tableau30"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30.A" style:family="table-column">
      <style:table-column-properties style:column-width="1.397cm" style:rel-column-width="4818*"/>
    </style:style>
    <style:style style:name="Tableau30.B" style:family="table-column">
      <style:table-column-properties style:column-width="5.398cm" style:rel-column-width="18616*"/>
    </style:style>
    <style:style style:name="Tableau30.C" style:family="table-column">
      <style:table-column-properties style:column-width="9.102cm" style:rel-column-width="31392*"/>
    </style:style>
    <style:style style:name="Tableau30.D" style:family="table-column">
      <style:table-column-properties style:column-width="3.104cm" style:rel-column-width="10709*"/>
    </style:style>
    <style:style style:name="Tableau30.1" style:family="table-row">
      <style:table-row-properties style:min-row-height="0.002cm" fo:background-color="transparent">
        <style:background-image/>
      </style:table-row-properties>
    </style:style>
    <style:style style:name="Tableau30.A1" style:family="table-cell">
      <style:table-cell-properties fo:background-color="#ffffa6" fo:padding="0.097cm" fo:border="0.05pt solid #000000">
        <style:background-image/>
      </style:table-cell-properties>
    </style:style>
    <style:style style:name="Tableau30.A2" style:family="table-cell">
      <style:table-cell-properties fo:background-color="transparent" fo:padding="0.097cm" fo:border-left="0.05pt solid #000000" fo:border-right="none" fo:border-top="none" fo:border-bottom="0.05pt solid #000000">
        <style:background-image/>
      </style:table-cell-properties>
    </style:style>
    <style:style style:name="Tableau30.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0.3" style:family="table-row">
      <style:table-row-properties style:min-row-height="0.811cm" fo:background-color="transparent">
        <style:background-image/>
      </style:table-row-properties>
    </style:style>
    <style:style style:name="Tableau30.4" style:family="table-row">
      <style:table-row-properties style:min-row-height="0.783cm" fo:background-color="transparent">
        <style:background-image/>
      </style:table-row-properties>
    </style:style>
    <style:style style:name="Tableau3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33.A" style:family="table-column">
      <style:table-column-properties style:column-width="1.397cm" style:rel-column-width="4818*"/>
    </style:style>
    <style:style style:name="Tableau33.B" style:family="table-column">
      <style:table-column-properties style:column-width="5.398cm" style:rel-column-width="18616*"/>
    </style:style>
    <style:style style:name="Tableau33.C" style:family="table-column">
      <style:table-column-properties style:column-width="9.102cm" style:rel-column-width="31392*"/>
    </style:style>
    <style:style style:name="Tableau33.D" style:family="table-column">
      <style:table-column-properties style:column-width="3.104cm" style:rel-column-width="10709*"/>
    </style:style>
    <style:style style:name="Tableau33.1" style:family="table-row">
      <style:table-row-properties style:min-row-height="0.002cm" fo:background-color="transparent">
        <style:background-image/>
      </style:table-row-properties>
    </style:style>
    <style:style style:name="Tableau33.A1" style:family="table-cell">
      <style:table-cell-properties fo:background-color="#ffffa6" fo:padding="0.097cm" fo:border="0.05pt solid #000000">
        <style:background-image/>
      </style:table-cell-properties>
    </style:style>
    <style:style style:name="Tableau33.A2" style:family="table-cell">
      <style:table-cell-properties fo:background-color="transparent" fo:padding="0.097cm" fo:border-left="0.05pt solid #000000" fo:border-right="none" fo:border-top="none" fo:border-bottom="0.05pt solid #000000">
        <style:background-image/>
      </style:table-cell-properties>
    </style:style>
    <style:style style:name="Tableau3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3.3" style:family="table-row">
      <style:table-row-properties style:min-row-height="0.811cm" fo:background-color="transparent">
        <style:background-image/>
      </style:table-row-properties>
    </style:style>
    <style:style style:name="Tableau33.4" style:family="table-row">
      <style:table-row-properties style:min-row-height="0.783cm" fo:background-color="transparent">
        <style:background-image/>
      </style:table-row-properties>
    </style:style>
    <style:style style:name="Tableau21"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1.A" style:family="table-column">
      <style:table-column-properties style:column-width="1.397cm" style:rel-column-width="4818*"/>
    </style:style>
    <style:style style:name="Tableau21.B" style:family="table-column">
      <style:table-column-properties style:column-width="5.398cm" style:rel-column-width="18616*"/>
    </style:style>
    <style:style style:name="Tableau21.C" style:family="table-column">
      <style:table-column-properties style:column-width="9.102cm" style:rel-column-width="31392*"/>
    </style:style>
    <style:style style:name="Tableau21.D" style:family="table-column">
      <style:table-column-properties style:column-width="3.104cm" style:rel-column-width="10709*"/>
    </style:style>
    <style:style style:name="Tableau21.1" style:family="table-row">
      <style:table-row-properties style:min-row-height="0.002cm" fo:background-color="transparent">
        <style:background-image/>
      </style:table-row-properties>
    </style:style>
    <style:style style:name="Tableau21.A1" style:family="table-cell">
      <style:table-cell-properties fo:background-color="#ffffa6" fo:padding="0.097cm" fo:border="0.05pt solid #000000">
        <style:background-image/>
      </style:table-cell-properties>
    </style:style>
    <style:style style:name="Tableau21.A2" style:family="table-cell">
      <style:table-cell-properties fo:background-color="transparent" fo:padding="0.097cm" fo:border-left="0.05pt solid #000000" fo:border-right="none" fo:border-top="none" fo:border-bottom="0.05pt solid #000000">
        <style:background-image/>
      </style:table-cell-properties>
    </style:style>
    <style:style style:name="Tableau21.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1.3" style:family="table-row">
      <style:table-row-properties style:min-row-height="0.811cm" fo:background-color="transparent">
        <style:background-image/>
      </style:table-row-properties>
    </style:style>
    <style:style style:name="Tableau21.4" style:family="table-row">
      <style:table-row-properties style:min-row-height="0.783cm" fo:background-color="transparent">
        <style:background-image/>
      </style:table-row-properties>
    </style:style>
    <style:style style:name="Tableau17"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19.001cm" style:rel-column-width="65535*"/>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 fo:background-color="#729fcf" fo:padding="0.097cm" fo:border="0.05pt solid #000000" style:writing-mode="lr-tb">
        <style:background-image/>
      </style:table-cell-properties>
    </style:style>
    <style:style style:name="Tableau17.A2" style:family="table-cell">
      <style:table-cell-properties fo:background-color="transparent" fo:padding="0.097cm" fo:border-left="0.05pt solid #666666" fo:border-right="0.05pt solid #666666" fo:border-top="none" fo:border-bottom="0.05pt solid #666666" style:writing-mode="page">
        <style:background-image/>
      </style:table-cell-properties>
    </style:style>
    <style:style style:name="Tableau8" style:family="table">
      <style:table-properties style:width="19.001cm" fo:break-before="page" table:align="margins" fo:background-color="transparent" fo:keep-with-next="auto" style:may-break-between-rows="true" style:writing-mode="lr-tb">
        <style:background-image/>
      </style:table-properties>
    </style:style>
    <style:style style:name="Tableau8.A" style:family="table-column">
      <style:table-column-properties style:column-width="19.001cm" style:rel-column-width="65535*"/>
    </style:style>
    <style:style style:name="Tableau8.1" style:family="table-row">
      <style:table-row-properties style:min-row-height="0.002cm" fo:background-color="transparent">
        <style:background-image/>
      </style:table-row-properties>
    </style:style>
    <style:style style:name="Tableau8.A1" style:family="table-cell">
      <style:table-cell-properties fo:background-color="#729fcf" fo:padding="0.097cm" fo:border="0.05pt solid #000000">
        <style:background-image/>
      </style:table-cell-properties>
    </style:style>
    <style:style style:name="Tableau8.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8.4" style:family="table-row">
      <style:table-row-properties style:min-row-height="5.738cm" fo:background-color="transparent">
        <style:background-image/>
      </style:table-row-properties>
    </style:style>
    <style:style style:name="Tableau8.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6" style:family="table-row">
      <style:table-row-properties style:min-row-height="5.646cm" fo:background-color="transparent">
        <style:background-image/>
      </style:table-row-properties>
    </style:style>
    <style:style style:name="Tableau8.7" style:family="table-row">
      <style:table-row-properties style:min-row-height="0.801cm" fo:background-color="transparent">
        <style:background-image/>
      </style:table-row-properties>
    </style:style>
    <style:style style:name="Tableau25"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5.A" style:family="table-column">
      <style:table-column-properties style:column-width="19.001cm" style:rel-column-width="65535*"/>
    </style:style>
    <style:style style:name="Tableau25.1" style:family="table-row">
      <style:table-row-properties style:min-row-height="0.002cm" fo:background-color="transparent">
        <style:background-image/>
      </style:table-row-properties>
    </style:style>
    <style:style style:name="Tableau25.A1" style:family="table-cell">
      <style:table-cell-properties fo:background-color="#729fcf" fo:padding="0.097cm" fo:border="0.05pt solid #000000">
        <style:background-image/>
      </style:table-cell-properties>
    </style:style>
    <style:style style:name="Tableau25.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5.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5.5" style:family="table-row">
      <style:table-row-properties style:min-row-height="4.759cm" fo:background-color="transparent">
        <style:background-image/>
      </style:table-row-properties>
    </style:style>
    <style:style style:name="Tableau19"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9.A" style:family="table-column">
      <style:table-column-properties style:column-width="19.001cm" style:rel-column-width="65535*"/>
    </style:style>
    <style:style style:name="Tableau19.1" style:family="table-row">
      <style:table-row-properties style:min-row-height="0.002cm" fo:background-color="transparent">
        <style:background-image/>
      </style:table-row-properties>
    </style:style>
    <style:style style:name="Tableau19.A1" style:family="table-cell">
      <style:table-cell-properties fo:background-color="#729fcf" fo:padding="0.097cm" fo:border="0.05pt solid #000000">
        <style:background-image/>
      </style:table-cell-properties>
    </style:style>
    <style:style style:name="Tableau19.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9.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2"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19.001cm" style:rel-column-width="65535*"/>
    </style:style>
    <style:style style:name="Tableau22.1" style:family="table-row">
      <style:table-row-properties style:min-row-height="0.002cm" fo:background-color="transparent">
        <style:background-image/>
      </style:table-row-properties>
    </style:style>
    <style:style style:name="Tableau22.A1" style:family="table-cell">
      <style:table-cell-properties fo:background-color="#729fcf" fo:padding="0.097cm" fo:border="0.05pt solid #000000">
        <style:background-image/>
      </style:table-cell-properties>
    </style:style>
    <style:style style:name="Tableau22.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2.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2.10" style:family="table-row">
      <style:table-row-properties style:min-row-height="0.751cm" fo:background-color="transparent">
        <style:background-image/>
      </style:table-row-properties>
    </style:style>
    <style:style style:name="Tableau20"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19.001cm" style:rel-column-width="65535*"/>
    </style:style>
    <style:style style:name="Tableau20.1" style:family="table-row">
      <style:table-row-properties style:min-row-height="0.002cm" fo:background-color="transparent">
        <style:background-image/>
      </style:table-row-properties>
    </style:style>
    <style:style style:name="Tableau20.A1" style:family="table-cell">
      <style:table-cell-properties fo:background-color="#729fcf" fo:padding="0.097cm" fo:border="0.05pt solid #000000">
        <style:background-image/>
      </style:table-cell-properties>
    </style:style>
    <style:style style:name="Tableau20.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0.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0.6" style:family="table-row">
      <style:table-row-properties style:min-row-height="0.351cm" fo:background-color="transparent">
        <style:background-image/>
      </style:table-row-properties>
    </style:style>
    <style:style style:name="Tableau20.15" style:family="table-row">
      <style:table-row-properties style:min-row-height="0.002cm" fo:background-color="transparent" fo:keep-together="auto">
        <style:background-image/>
      </style:table-row-properties>
    </style:style>
    <style:style style:name="Tableau20.A1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au34" style:family="table">
      <style:table-properties style:width="18.905cm" fo:break-before="auto" fo:break-after="auto" table:align="right" fo:background-color="transparent" fo:keep-with-next="auto" style:may-break-between-rows="true" style:writing-mode="lr-tb">
        <style:background-image/>
      </style:table-properties>
    </style:style>
    <style:style style:name="Tableau34.A" style:family="table-column">
      <style:table-column-properties style:column-width="18.905cm"/>
    </style:style>
    <style:style style:name="Tableau34.1" style:family="table-row">
      <style:table-row-properties style:min-row-height="0.002cm" fo:background-color="transparent">
        <style:background-image/>
      </style:table-row-properties>
    </style:style>
    <style:style style:name="Tableau34.A1" style:family="table-cell">
      <style:table-cell-properties fo:background-color="#729fcf" fo:padding="0.097cm" fo:border="0.05pt solid #000000">
        <style:background-image/>
      </style:table-cell-properties>
    </style:style>
    <style:style style:name="Tableau34.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34.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8" style:family="table">
      <style:table-properties style:width="19.001cm" fo:break-before="page" table:align="margins" fo:background-color="transparent" fo:keep-with-next="auto" style:may-break-between-rows="true" style:writing-mode="lr-tb">
        <style:background-image/>
      </style:table-properties>
    </style:style>
    <style:style style:name="Tableau28.A" style:family="table-column">
      <style:table-column-properties style:column-width="19.001cm" style:rel-column-width="65535*"/>
    </style:style>
    <style:style style:name="Tableau28.1" style:family="table-row">
      <style:table-row-properties style:min-row-height="0.002cm" fo:background-color="transparent">
        <style:background-image/>
      </style:table-row-properties>
    </style:style>
    <style:style style:name="Tableau28.A1" style:family="table-cell">
      <style:table-cell-properties fo:background-color="#729fcf" fo:padding="0.097cm" fo:border="0.05pt solid #000000">
        <style:background-image/>
      </style:table-cell-properties>
    </style:style>
    <style:style style:name="Tableau28.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8.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9" style:family="table">
      <style:table-properties style:width="19.001cm" fo:break-before="page" table:align="margins" fo:background-color="transparent" fo:keep-with-next="auto" style:may-break-between-rows="true" style:writing-mode="lr-tb">
        <style:background-image/>
      </style:table-properties>
    </style:style>
    <style:style style:name="Tableau29.A" style:family="table-column">
      <style:table-column-properties style:column-width="19.001cm" style:rel-column-width="65535*"/>
    </style:style>
    <style:style style:name="Tableau29.1" style:family="table-row">
      <style:table-row-properties style:min-row-height="0.002cm" fo:background-color="transparent">
        <style:background-image/>
      </style:table-row-properties>
    </style:style>
    <style:style style:name="Tableau29.A1" style:family="table-cell">
      <style:table-cell-properties fo:background-color="#729fcf" fo:padding="0.097cm" fo:border="0.05pt solid #000000">
        <style:background-image/>
      </style:table-cell-properties>
    </style:style>
    <style:style style:name="Tableau29.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29.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4" style:family="table">
      <style:table-properties style:width="19.001cm" fo:break-before="page" table:align="margins" fo:background-color="transparent" fo:keep-with-next="auto" style:may-break-between-rows="true" style:writing-mode="lr-tb">
        <style:background-image/>
      </style:table-properties>
    </style:style>
    <style:style style:name="Tableau14.A" style:family="table-column">
      <style:table-column-properties style:column-width="19.001cm" style:rel-column-width="65535*"/>
    </style:style>
    <style:style style:name="Tableau14.1" style:family="table-row">
      <style:table-row-properties style:min-row-height="0.002cm" fo:background-color="transparent">
        <style:background-image/>
      </style:table-row-properties>
    </style:style>
    <style:style style:name="Tableau14.A1" style:family="table-cell">
      <style:table-cell-properties fo:background-color="#729fcf" fo:padding="0.097cm" fo:border="0.05pt solid #000000">
        <style:background-image/>
      </style:table-cell-properties>
    </style:style>
    <style:style style:name="Tableau14.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4.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1" style:family="table">
      <style:table-properties style:width="19.001cm" fo:break-before="page" table:align="margins" fo:background-color="transparent" fo:keep-with-next="auto" style:may-break-between-rows="true" style:writing-mode="lr-tb">
        <style:background-image/>
      </style:table-properties>
    </style:style>
    <style:style style:name="Tableau31.A" style:family="table-column">
      <style:table-column-properties style:column-width="19.001cm" style:rel-column-width="65535*"/>
    </style:style>
    <style:style style:name="Tableau31.1" style:family="table-row">
      <style:table-row-properties style:min-row-height="0.002cm" fo:background-color="transparent">
        <style:background-image/>
      </style:table-row-properties>
    </style:style>
    <style:style style:name="Tableau31.A1" style:family="table-cell">
      <style:table-cell-properties fo:background-color="#729fcf" fo:padding="0.097cm" fo:border="0.05pt solid #000000">
        <style:background-image/>
      </style:table-cell-properties>
    </style:style>
    <style:style style:name="Tableau31.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31.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2"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32.A" style:family="table-column">
      <style:table-column-properties style:column-width="19.001cm" style:rel-column-width="65535*"/>
    </style:style>
    <style:style style:name="Tableau32.1" style:family="table-row">
      <style:table-row-properties style:min-row-height="0.002cm" fo:background-color="transparent">
        <style:background-image/>
      </style:table-row-properties>
    </style:style>
    <style:style style:name="Tableau32.A1" style:family="table-cell">
      <style:table-cell-properties fo:background-color="#729fcf" fo:padding="0.097cm" fo:border="0.05pt solid #000000">
        <style:background-image/>
      </style:table-cell-properties>
    </style:style>
    <style:style style:name="Tableau32.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32.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6"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19.001cm" style:rel-column-width="65535*"/>
    </style:style>
    <style:style style:name="Tableau16.1" style:family="table-row">
      <style:table-row-properties style:min-row-height="0.002cm" fo:background-color="transparent">
        <style:background-image/>
      </style:table-row-properties>
    </style:style>
    <style:style style:name="Tableau16.A1" style:family="table-cell">
      <style:table-cell-properties fo:background-color="#729fcf" fo:padding="0.097cm" fo:border="0.05pt solid #000000">
        <style:background-image/>
      </style:table-cell-properties>
    </style:style>
    <style:style style:name="Tableau16.A2" style:family="table-cell">
      <style:table-cell-properties fo:background-color="#ffffa6" fo:padding="0.097cm" fo:border-left="0.05pt solid #000000" fo:border-right="0.05pt solid #000000" fo:border-top="none" fo:border-bottom="0.05pt solid #000000">
        <style:background-image/>
      </style:table-cell-properties>
    </style:style>
    <style:style style:name="Tableau16.A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5" style:family="table">
      <style:table-properties style:width="18.988cm" table:align="left" fo:background-color="transparent">
        <style:background-image/>
      </style:table-properties>
    </style:style>
    <style:style style:name="Tableau15.A" style:family="table-column">
      <style:table-column-properties style:column-width="3.704cm"/>
    </style:style>
    <style:style style:name="Tableau15.B" style:family="table-column">
      <style:table-column-properties style:column-width="15.284cm"/>
    </style:style>
    <style:style style:name="Tableau15.1" style:family="table-row">
      <style:table-row-properties fo:background-color="transparent">
        <style:background-image/>
      </style:table-row-properties>
    </style:style>
    <style:style style:name="Tableau15.A1" style:family="table-cell">
      <style:table-cell-properties fo:background-color="#729fcf"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5.12" style:family="table-row">
      <style:table-row-properties style:min-row-height="0.963cm"/>
    </style:style>
    <style:style style:name="Tableau15.A12" style:family="table-cell">
      <style:table-cell-properties fo:padding="0.097cm" fo:border-left="0.05pt solid #000000" fo:border-right="none" fo:border-top="none" fo:border-bottom="0.05pt solid #000000"/>
    </style:style>
    <style:style style:name="Tableau15.B12" style:family="table-cell">
      <style:table-cell-properties fo:padding="0.097cm" fo:border-left="0.05pt solid #000000" fo:border-right="0.05pt solid #000000" fo:border-top="none" fo:border-bottom="0.05pt solid #000000"/>
    </style:style>
    <style:style style:name="Tableau15.A13" style:family="table-cell">
      <style:table-cell-properties fo:padding="0.097cm" fo:border-left="0.05pt solid #000000" fo:border-right="none" fo:border-top="none" fo:border-bottom="0.05pt solid #000000"/>
    </style:style>
    <style:style style:name="Tableau15.B13" style:family="table-cell">
      <style:table-cell-properties fo:padding="0.097cm" fo:border-left="0.05pt solid #000000" fo:border-right="0.05pt solid #000000" fo:border-top="none" fo:border-bottom="0.05pt solid #000000"/>
    </style:style>
    <style:style style:name="Tableau15.A14" style:family="table-cell">
      <style:table-cell-properties fo:padding="0.097cm" fo:border-left="0.05pt solid #000000" fo:border-right="none" fo:border-top="none" fo:border-bottom="0.05pt solid #000000"/>
    </style:style>
    <style:style style:name="Tableau15.B14" style:family="table-cell">
      <style:table-cell-properties fo:padding="0.097cm" fo:border-left="0.05pt solid #000000" fo:border-right="0.05pt solid #000000" fo:border-top="none" fo:border-bottom="0.05pt solid #000000"/>
    </style:style>
    <style:style style:name="Tableau15.A15" style:family="table-cell">
      <style:table-cell-properties fo:padding="0.097cm" fo:border-left="0.05pt solid #000000" fo:border-right="none" fo:border-top="none" fo:border-bottom="0.05pt solid #000000"/>
    </style:style>
    <style:style style:name="Tableau15.B15" style:family="table-cell">
      <style:table-cell-properties fo:padding="0.097cm" fo:border-left="0.05pt solid #000000" fo:border-right="0.05pt solid #000000" fo:border-top="none" fo:border-bottom="0.05pt solid #000000"/>
    </style:style>
    <style:style style:name="Tableau15.A16" style:family="table-cell">
      <style:table-cell-properties fo:padding="0.097cm" fo:border-left="0.05pt solid #000000" fo:border-right="none" fo:border-top="none" fo:border-bottom="0.05pt solid #000000"/>
    </style:style>
    <style:style style:name="Tableau15.B16" style:family="table-cell">
      <style:table-cell-properties fo:padding="0.097cm" fo:border-left="0.05pt solid #000000" fo:border-right="0.05pt solid #000000" fo:border-top="none" fo:border-bottom="0.05pt solid #000000"/>
    </style:style>
    <style:style style:name="Tableau15.A17" style:family="table-cell">
      <style:table-cell-properties fo:padding="0.097cm" fo:border-left="0.05pt solid #000000" fo:border-right="none" fo:border-top="none" fo:border-bottom="0.05pt solid #000000"/>
    </style:style>
    <style:style style:name="Tableau15.B17" style:family="table-cell">
      <style:table-cell-properties fo:padding="0.097cm" fo:border-left="0.05pt solid #000000" fo:border-right="0.05pt solid #000000" fo:border-top="none" fo:border-bottom="0.05pt solid #000000"/>
    </style:style>
    <style:style style:name="Tableau15.A18" style:family="table-cell">
      <style:table-cell-properties fo:padding="0.097cm" fo:border-left="0.05pt solid #000000" fo:border-right="none" fo:border-top="none" fo:border-bottom="0.05pt solid #000000"/>
    </style:style>
    <style:style style:name="Tableau15.B1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2pt" style:font-size-asian="1.75pt" style:font-size-complex="2pt"/>
    </style:style>
    <style:style style:name="P2" style:family="paragraph" style:parent-style-name="Footer">
      <style:text-properties fo:font-size="2pt" style:font-size-asian="1.75pt" style:font-size-complex="2pt"/>
    </style:style>
    <style:style style:name="P3" style:family="paragraph" style:parent-style-name="Standard">
      <style:text-properties fo:font-size="2pt" officeooo:paragraph-rsid="02f0fc11" style:font-size-asian="1.75pt" style:font-size-complex="2pt"/>
    </style:style>
    <style:style style:name="P4" style:family="paragraph" style:parent-style-name="Header">
      <style:text-properties officeooo:paragraph-rsid="02f0fc11"/>
    </style:style>
    <style:style style:name="P5" style:family="paragraph" style:parent-style-name="Standard">
      <style:text-properties officeooo:paragraph-rsid="02f0fc11"/>
    </style:style>
    <style:style style:name="P6" style:family="paragraph" style:parent-style-name="Table_20_Contents">
      <style:text-properties officeooo:paragraph-rsid="02f0fc11"/>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01cb640"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loext:graphic-properties draw:fill-gradient-name="gradient" draw:fill-hatch-name="hatch"/>
      <style:paragraph-properties fo:text-align="center" style:justify-single-word="false"/>
      <style:text-properties fo:color="#000000" loext:opacity="100%" style:text-outline="false" style:text-line-through-style="none" style:text-line-through-type="none" style:font-name="Arial3" fo:font-size="6pt" fo:font-style="normal" fo:text-shadow="none" style:text-underline-style="none" fo:font-weight="normal" officeooo:rsid="004fbb96" officeooo:paragraph-rsid="0305e7c8" style:font-size-asian="5.25pt" style:font-style-asian="normal" style:font-weight-asian="normal" style:font-size-complex="6pt" style:font-style-complex="normal" style:font-weight-complex="normal" style:text-overline-style="none" style:text-overline-color="font-color"/>
    </style:style>
    <style:style style:name="P12" style:family="paragraph" style:parent-style-name="Table_20_Contents">
      <loext:graphic-properties draw:fill-gradient-name="gradient" draw:fill-hatch-name="hatch"/>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1b6cab4" officeooo:paragraph-rsid="05048792"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01e779c" officeooo:paragraph-rsid="004fbb96"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01e779c" officeooo:paragraph-rsid="001e779c"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01e779c" officeooo:paragraph-rsid="078da9cc"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1b8ad49" officeooo:paragraph-rsid="0304e717"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0542ab2" officeooo:paragraph-rsid="01ba77b2"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31ee4e9" officeooo:paragraph-rsid="031ee4e9"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5401b4d" officeooo:paragraph-rsid="05401b4d"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220f011" officeooo:paragraph-rsid="031ee4e9"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2541ccb" officeooo:paragraph-rsid="0220f011"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052e936" officeooo:paragraph-rsid="01ba77b2"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052e936" officeooo:paragraph-rsid="0052e936"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61482b6" officeooo:paragraph-rsid="061482b6"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6465f05" officeooo:paragraph-rsid="06465f05"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6e6c7d1" officeooo:paragraph-rsid="06e6c7d1"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71dc89c" officeooo:paragraph-rsid="0723ecfc"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723ecfc" officeooo:paragraph-rsid="0723ecfc"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723ecfc" officeooo:paragraph-rsid="0723ecfc"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7454593" officeooo:paragraph-rsid="0723ecfc"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75b83ac" officeooo:paragraph-rsid="075f8cb7"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78da9cc" officeooo:paragraph-rsid="078da9cc"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ba41784" officeooo:paragraph-rsid="0ba41784"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ba41784" officeooo:paragraph-rsid="0ba41784"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3" fo:font-size="11pt" fo:font-style="normal" fo:text-shadow="none" style:text-underline-style="none" fo:font-weight="normal" officeooo:rsid="07509a49" officeooo:paragraph-rsid="07509a4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3" fo:font-size="11pt" fo:font-style="normal" fo:text-shadow="none" style:text-underline-style="none" fo:font-weight="normal" officeooo:rsid="07509a49" officeooo:paragraph-rsid="08b3180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3" fo:font-size="11pt" fo:font-style="normal" fo:text-shadow="none" style:text-underline-style="none" fo:font-weight="normal" officeooo:rsid="0a9bd07b" officeooo:paragraph-rsid="0a9bd07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aisi_20_par_20_la_20_MOE">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2541ccb" officeooo:paragraph-rsid="0ae5cb0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ae5cb04" officeooo:paragraph-rsid="0ae5cb0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rsid="01ba77b2" officeooo:paragraph-rsid="01ba77b2"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rsid="005139e7" officeooo:paragraph-rsid="005139e7"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rsid="004fbb96" officeooo:paragraph-rsid="004fbb96" style:font-size-asian="11pt" style:font-style-asian="normal" style:font-weight-asian="bold" style:font-size-complex="11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rsid="0404be9e" officeooo:paragraph-rsid="01b8ad49" style:font-size-asian="11pt" style:font-style-asian="normal" style:font-weight-asian="bold" style:font-size-complex="11pt" style:font-style-complex="normal" style:font-weight-complex="bold" style:text-overline-style="none" style:text-overline-color="font-color"/>
    </style:style>
    <style:style style:name="P44" style:family="paragraph" style:parent-style-name="Table_20_Contents">
      <style:text-properties fo:color="#000000" loext:opacity="100%" style:text-outline="false" style:text-line-through-style="none" style:text-line-through-type="none" style:font-name="Arial3" fo:font-size="11pt" fo:font-style="normal" fo:text-shadow="none" style:text-underline-style="none" fo:font-weight="bold" officeooo:rsid="00191b94" officeooo:paragraph-rsid="05288628" style:font-size-asian="11pt" style:font-style-asian="normal" style:font-weight-asian="bold" style:font-size-complex="11pt" style:font-style-complex="normal" style:font-weight-complex="bold" style:text-overline-style="none" style:text-overline-color="font-color"/>
    </style:style>
    <style:style style:name="P45" style:family="paragraph" style:parent-style-name="Table_20_Contents">
      <style:text-properties fo:color="#000000" loext:opacity="100%" style:text-outline="false" style:text-line-through-style="none" style:text-line-through-type="none" style:font-name="Arial3" fo:font-size="11pt" fo:font-style="normal" fo:text-shadow="none" style:text-underline-style="none" fo:font-weight="bold" officeooo:rsid="05288628" officeooo:paragraph-rsid="051e120b" style:font-size-asian="11pt" style:font-style-asian="normal" style:font-weight-asian="bold" style:font-size-complex="11pt" style:font-style-complex="normal" style:font-weight-complex="bold" style:text-overline-style="none" style:text-overline-color="font-color"/>
    </style:style>
    <style:style style:name="P46" style:family="paragraph" style:parent-style-name="Standard">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rsid="075b83ac" officeooo:paragraph-rsid="075f8cb7"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rsid="075b83ac" officeooo:paragraph-rsid="075f8cb7"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rsid="078da9cc" officeooo:paragraph-rsid="078da9cc" style:font-size-asian="11pt" style:font-style-asian="normal" style:font-weight-asian="bold" style:font-size-complex="11pt" style:font-style-complex="normal" style:font-weight-complex="bold" style:text-overline-style="none" style:text-overline-color="font-color"/>
    </style:style>
    <style:style style:name="P49" style:family="paragraph" style:parent-style-name="Standard">
      <loext:graphic-properties draw:fill-gradient-name="gradient" draw:fill-hatch-name="hatch"/>
      <style:paragraph-properties fo:text-align="center" style:justify-single-word="false" style:writing-mode="lr-tb"/>
      <style:text-properties fo:color="#000000" loext:opacity="100%" style:text-outline="false" style:text-line-through-style="none" style:text-line-through-type="none" style:font-name="Arial3" fo:font-size="11pt" fo:font-style="italic" fo:text-shadow="none" style:text-underline-style="none" fo:font-weight="bold" officeooo:rsid="07454593" officeooo:paragraph-rsid="07454593" fo:background-color="transparent"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Table_20_Contents">
      <style:paragraph-properties fo:margin-top="0cm" fo:margin-bottom="0cm" style:contextual-spacing="false" fo:text-align="start"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3" fo:font-size="11pt" fo:font-style="italic" fo:text-shadow="none" style:text-underline-style="none" fo:font-weight="bold" officeooo:rsid="074a1555" officeooo:paragraph-rsid="074a1555" fo:background-color="#ffff00" style:font-size-asian="11pt" style:font-style-asian="italic" style:font-weight-asian="bold" style:font-size-complex="11pt" style:font-style-complex="italic"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1pt" fo:font-style="italic" fo:text-shadow="none" style:text-underline-style="none" fo:font-weight="normal" officeooo:rsid="075d8818" officeooo:paragraph-rsid="075f8cb7" fo:background-color="#ffff00" style:font-size-asian="11pt" style:font-style-asian="italic" style:font-weight-asian="normal" style:font-size-complex="11pt" style:font-style-complex="italic" style:font-weight-complex="normal" style:text-overline-style="none" style:text-overline-color="font-color"/>
    </style:style>
    <style:style style:name="P52" style:family="paragraph" style:parent-style-name="Standard">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4f3c76" officeooo:paragraph-rsid="074abf3b"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53" style:family="paragraph" style:parent-style-name="Standard">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4f3c76" officeooo:paragraph-rsid="074a1555"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54" style:family="paragraph" style:parent-style-name="Standard">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4f3c76" officeooo:paragraph-rsid="08b31802"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55" style:family="paragraph" style:parent-style-name="Standard">
      <style:paragraph-properties fo:line-height="100%" fo:break-before="page"/>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506ddd" officeooo:paragraph-rsid="078da9cc"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56" style:family="paragraph" style:parent-style-name="Text_20_body">
      <style:paragraph-properties fo:line-height="100%"/>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506ddd" officeooo:paragraph-rsid="078da9cc"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57" style:family="paragraph" style:parent-style-name="Text_20_body" style:master-page-name="">
      <style:paragraph-properties fo:line-height="100%" style:page-number="auto" fo:break-before="auto" fo:break-after="auto"/>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506ddd" officeooo:paragraph-rsid="06c71bd2"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58" style:family="paragraph" style:parent-style-name="Standard">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95af55" officeooo:paragraph-rsid="0795af55"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59" style:family="paragraph" style:parent-style-name="Standard">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ae2e47" officeooo:paragraph-rsid="07ae2e47"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60" style:family="paragraph" style:parent-style-name="Table_20_Contents">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8f3038" officeooo:paragraph-rsid="07bd34e3"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61"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4a1555" officeooo:paragraph-rsid="07df8256"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6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4a1555" officeooo:paragraph-rsid="08084206"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63"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4a1555" officeooo:paragraph-rsid="0a94980b"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64"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1pt" fo:language="fr" fo:country="FR" fo:font-style="normal" fo:text-shadow="none" style:text-underline-style="none" fo:font-weight="normal" officeooo:rsid="0764cf68" officeooo:paragraph-rsid="07d3430d"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65"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3" fo:font-size="11pt" fo:language="fr" fo:country="FR" fo:font-style="normal" fo:text-shadow="none" style:text-underline-style="none" fo:font-weight="bold" officeooo:rsid="07509a49" officeooo:paragraph-rsid="07509a49" fo:background-color="transparent" style:font-name-asian="Times New Roman" style:font-size-asian="11pt" style:font-style-asian="normal" style:font-weight-asian="bold" style:font-name-complex="Arial3" style:font-size-complex="11pt" style:language-complex="ar" style:country-complex="SA" style:font-style-complex="normal" style:font-weight-complex="bold" style:text-overline-style="none" style:text-overline-color="font-color"/>
    </style:style>
    <style:style style:name="P66" style:family="paragraph" style:parent-style-name="Table_20_Contents">
      <style:paragraph-properties fo:margin-top="0cm" fo:margin-bottom="0cm" style:contextual-spacing="false" fo:text-align="center"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3" fo:font-size="11pt" fo:language="fr" fo:country="FR" fo:font-style="normal" fo:text-shadow="none" style:text-underline-style="none" fo:font-weight="bold" officeooo:rsid="07509a49" officeooo:paragraph-rsid="08b31802" fo:background-color="transparent" style:font-name-asian="Times New Roman" style:font-size-asian="11pt" style:font-style-asian="normal" style:font-weight-asian="bold" style:font-name-complex="Arial3" style:font-size-complex="11pt" style:language-complex="ar" style:country-complex="SA" style:font-style-complex="normal" style:font-weight-complex="bold" style:text-overline-style="none" style:text-overline-color="font-color"/>
    </style:style>
    <style:style style:name="P67" style:family="paragraph" style:parent-style-name="Table_20_Heading">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1pt" fo:language="fr" fo:country="FR" fo:font-style="normal" fo:text-shadow="none" style:text-underline-style="none" fo:font-weight="bold" officeooo:rsid="074a1555" officeooo:paragraph-rsid="0b9f1a49" fo:background-color="transparent" style:font-name-asian="Times New Roman" style:font-size-asian="11pt" style:font-style-asian="normal" style:font-weight-asian="bold" style:font-name-complex="Arial3" style:font-size-complex="11pt" style:language-complex="ar" style:country-complex="SA" style:font-style-complex="normal" style:font-weight-complex="bold" style:text-overline-style="none" style:text-overline-color="font-color"/>
    </style:style>
    <style:style style:name="P68" style:family="paragraph" style:parent-style-name="Table_20_Heading">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1pt" fo:language="fr" fo:country="FR" fo:font-style="normal" fo:text-shadow="none" style:text-underline-style="none" fo:font-weight="bold" officeooo:rsid="074a1555" officeooo:paragraph-rsid="0b9fa7ac" fo:background-color="transparent" style:font-name-asian="Times New Roman" style:font-size-asian="11pt" style:font-style-asian="normal" style:font-weight-asian="bold" style:font-name-complex="Arial3" style:font-size-complex="11pt" style:language-complex="ar" style:country-complex="SA" style:font-style-complex="normal" style:font-weight-complex="bold" style:text-overline-style="none" style:text-overline-color="font-color"/>
    </style:style>
    <style:style style:name="P69"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1pt" fo:language="fr" fo:country="FR" fo:font-style="italic" fo:text-shadow="none" style:text-underline-style="none" fo:font-weight="normal" officeooo:rsid="0764cf68" officeooo:paragraph-rsid="09b38db3" fo:background-color="#ffff00" style:font-name-asian="Times New Roman" style:font-size-asian="11pt" style:font-style-asian="italic" style:font-weight-asian="normal" style:font-name-complex="Arial3" style:font-size-complex="11pt" style:language-complex="ar" style:country-complex="SA" style:font-style-complex="italic" style:font-weight-complex="normal" style:text-overline-style="none" style:text-overline-color="font-color"/>
    </style:style>
    <style:style style:name="P70"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1pt" fo:language="fr" fo:country="FR" fo:font-style="italic" fo:text-shadow="none" style:text-underline-style="none" fo:font-weight="normal" officeooo:rsid="0764cf68" officeooo:paragraph-rsid="07b10995" fo:background-color="transparent" style:font-name-asian="Times New Roman" style:font-size-asian="11pt" style:font-style-asian="italic" style:font-weight-asian="normal" style:font-name-complex="Arial3" style:font-size-complex="11pt" style:language-complex="ar" style:country-complex="SA" style:font-style-complex="italic" style:font-weight-complex="normal" style:text-overline-style="none" style:text-overline-color="font-color"/>
    </style:style>
    <style:style style:name="P71"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1pt" fo:language="fr" fo:country="FR" fo:font-style="italic" fo:text-shadow="none" style:text-underline-style="none" fo:font-weight="bold" officeooo:rsid="0764cf68" officeooo:paragraph-rsid="0764cf68" fo:background-color="#ffff00" style:font-name-asian="Times New Roman" style:font-size-asian="11pt" style:font-style-asian="italic" style:font-weight-asian="bold" style:font-name-complex="Arial3" style:font-size-complex="11pt" style:language-complex="ar" style:country-complex="SA" style:font-style-complex="italic" style:font-weight-complex="bold" style:text-overline-style="none" style:text-overline-color="font-color"/>
    </style:style>
    <style:style style:name="P72"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1pt" fo:language="fr" fo:country="FR" fo:font-style="italic" fo:text-shadow="none" style:text-underline-style="none" fo:font-weight="bold" officeooo:rsid="0764cf68" officeooo:paragraph-rsid="07909792" fo:background-color="#ffff00" style:font-name-asian="Times New Roman" style:font-size-asian="11pt" style:font-style-asian="italic" style:font-weight-asian="bold" style:font-name-complex="Arial3" style:font-size-complex="11pt" style:language-complex="ar" style:country-complex="SA" style:font-style-complex="italic" style:font-weight-complex="bold" style:text-overline-style="none" style:text-overline-color="font-color"/>
    </style:style>
    <style:style style:name="P73" style:family="paragraph" style:parent-style-name="Table_20_Heading">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1pt" fo:language="fr" fo:country="FR" fo:font-style="italic" fo:text-shadow="none" style:text-underline-style="none" fo:font-weight="bold" officeooo:rsid="0766fbd9" officeooo:paragraph-rsid="0766fbd9" fo:background-color="#ffff00" style:font-name-asian="Times New Roman" style:font-size-asian="11pt" style:font-style-asian="italic" style:font-weight-asian="bold" style:font-name-complex="Arial3" style:font-size-complex="11pt" style:language-complex="ar" style:country-complex="SA" style:font-style-complex="italic"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2pt" fo:font-style="normal" fo:text-shadow="none" style:text-underline-style="none" fo:font-weight="normal" officeooo:paragraph-rsid="01ba77b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3" fo:font-size="12pt" fo:font-style="normal" fo:text-shadow="none" style:text-underline-style="none" fo:font-weight="normal" officeooo:rsid="02961b93" officeooo:paragraph-rsid="02961b9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3" fo:font-size="12pt" fo:font-style="normal" fo:text-shadow="none" style:text-underline-style="none" fo:font-weight="normal" officeooo:paragraph-rsid="01ba77b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text-properties fo:color="#000000" loext:opacity="100%" style:text-outline="false" style:text-line-through-style="none" style:text-line-through-type="none" style:font-name="Arial3" fo:font-size="12pt" fo:language="fr" fo:country="FR" fo:font-style="normal" fo:text-shadow="none" style:text-underline-style="none" fo:font-weight="bold" officeooo:rsid="001e779c" officeooo:paragraph-rsid="01b8ad49" fo:background-color="transparent" style:font-name-asian="Times New Roman" style:font-size-asian="12pt" style:font-style-asian="normal" style:font-weight-asian="bold" style:font-name-complex="Arial3" style:font-size-complex="12pt" style:language-complex="ar" style:country-complex="SA" style:font-style-complex="normal" style:font-weight-complex="bold" style:text-overline-style="none" style:text-overline-color="font-color"/>
    </style:style>
    <style:style style:name="P7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50abcb"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7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50abcb"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641424"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64cf68"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66bd6e"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66fbd9"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8da9cc"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8f3038"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909792"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7" style:family="paragraph" style:parent-style-name="Preformatted_20_Text">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883b343"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8d664a5"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89"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987bdfd"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9b38db3"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1"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9d29911"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134f5b"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19577e"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25265e"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99df0d"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6334cf"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63d21e"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656c5b"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99"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8f3038"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41424"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4cf68"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6bd6e"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8f3038"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909792"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9b38db3"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6"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eb0d7"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7"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4cf68"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8"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6fbd9"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09"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41424"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0"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9b38db3"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1"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909792"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2"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7750e6" officeooo:paragraph-rsid="077750e6"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3"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7750e6" officeooo:paragraph-rsid="07791546"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4"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791546" officeooo:paragraph-rsid="07791546"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a1fdd3" officeooo:paragraph-rsid="07a1fdd3"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a34aed" officeooo:paragraph-rsid="07a34aed"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7"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a34aed" officeooo:paragraph-rsid="078f3038"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dfccc0" officeooo:paragraph-rsid="07dfccc0"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1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dfccc0" officeooo:paragraph-rsid="084b88c4"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87518a9" officeooo:paragraph-rsid="0a6334cf" fo:background-color="#ffff00"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1"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ea952"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2"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eb0d7"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3"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8f3038"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4"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909792"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5"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9b38db3"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8da9cc"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7"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4cf68"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8"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766bd6e"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29"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9b38db3"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0" style:family="paragraph" style:parent-style-name="Saisi_20_par_20_la_20_MO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50abcb" officeooo:paragraph-rsid="0aeadca0"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1"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791546" officeooo:paragraph-rsid="07791546"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78f3038"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a25265e"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4"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4a1555" officeooo:paragraph-rsid="09339ffe"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8c6298f" officeooo:paragraph-rsid="08c6298f"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8c6298f" officeooo:paragraph-rsid="0a25265e"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8454619" officeooo:paragraph-rsid="08b80c14"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96c5aa2" officeooo:paragraph-rsid="0a7a83b2"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3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bold" officeooo:rsid="07a91683" officeooo:paragraph-rsid="07e2f40a"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140" style:family="paragraph" style:parent-style-name="Text_20_body">
      <style:paragraph-properties fo:margin-top="0cm" fo:margin-bottom="0cm" style:contextual-spacing="false" fo:text-align="start" style:justify-single-word="false"/>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50abcb" officeooo:paragraph-rsid="07701c4c"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78f303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2"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a3d5421"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a0e693e"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4"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a3e0236"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a3e0236"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6"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a41d5c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764cf6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8"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764cf6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49" style:family="paragraph" style:parent-style-name="Saisi_20_par_20_la_20_MOE">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aeb853b"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dfccc0" officeooo:paragraph-rsid="093a90c3"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4580f4" officeooo:paragraph-rsid="0afcddc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4580f4" officeooo:paragraph-rsid="0b0f01b1"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4580f4" officeooo:paragraph-rsid="0b126c0f"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4"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4580f4" officeooo:paragraph-rsid="0b0f01b1"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bb21ac" officeooo:paragraph-rsid="0987811c"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e9c2da" officeooo:paragraph-rsid="0a44d3d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7"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e9c2da" officeooo:paragraph-rsid="08be9667"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e9f1c9" officeooo:paragraph-rsid="08be9667"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5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c6b855" officeooo:paragraph-rsid="0a4296dc"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0"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697ab9" officeooo:paragraph-rsid="086b3e6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1"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697ab9" officeooo:paragraph-rsid="08697ab9"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697ab9" officeooo:paragraph-rsid="08e0ee2f"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3"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697ab9" officeooo:paragraph-rsid="0a0c6180"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4"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e23873" officeooo:paragraph-rsid="08e23873"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5"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0c6180" officeooo:paragraph-rsid="0a0c6180"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6"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23b696" officeooo:paragraph-rsid="0a23b696"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5fa005" officeooo:paragraph-rsid="0a5fa005"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5fa005" officeooo:paragraph-rsid="0a6334cf"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6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5fa005" officeooo:paragraph-rsid="0a63d21e"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d2fc1f" officeooo:paragraph-rsid="0ad2fc1f"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46e293" officeooo:paragraph-rsid="0afcddc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126c0f" officeooo:paragraph-rsid="0b126c0f"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6cd9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89a6a"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8b69e"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96ce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7"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44d3d8" officeooo:paragraph-rsid="0a44d3d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43f6a9" officeooo:paragraph-rsid="0b43f6a9"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79" style:family="paragraph" style:parent-style-name="Table_20_Contents">
      <loext:graphic-properties draw:fill="none"/>
      <style:paragraph-properties fo:margin-left="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ea7b77" officeooo:paragraph-rsid="09ea7b77"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80"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4917f8" officeooo:paragraph-rsid="084917f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81"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6cd9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18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89a6a"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183"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8b69e"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184"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96ce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18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78f3038" fo:background-color="#ffff0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86"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4a1555" officeooo:paragraph-rsid="0764cf68" fo:background-color="#ffff0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8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50abcb" officeooo:paragraph-rsid="0764cf68" fo:background-color="#ffff0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88" style:family="paragraph" style:parent-style-name="Text_20_body">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50abcb" officeooo:paragraph-rsid="0764cf68" fo:background-color="#ffff0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89"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6ae98e" officeooo:paragraph-rsid="0b6ae98e"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0" style:family="paragraph" style:parent-style-name="Table_20_Contents">
      <loext:graphic-properties draw:fill="none"/>
      <style:paragraph-properties fo:margin-left="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e041de" officeooo:paragraph-rsid="09e1ae79"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1" style:family="paragraph" style:parent-style-name="Table_20_Contents">
      <loext:graphic-properties draw:fill="none"/>
      <style:paragraph-properties fo:margin-left="1.10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e041de" officeooo:paragraph-rsid="0b73099a"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2" style:family="paragraph" style:parent-style-name="Table_20_Contents">
      <loext:graphic-properties draw:fill="none"/>
      <style:paragraph-properties fo:margin-left="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e1ae79" officeooo:paragraph-rsid="0b711d99"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3" style:family="paragraph" style:parent-style-name="Table_20_Contents">
      <loext:graphic-properties draw:fill="none"/>
      <style:paragraph-properties fo:margin-left="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e1ae79" officeooo:paragraph-rsid="0b964063"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4" style:family="paragraph" style:parent-style-name="Table_20_Contents">
      <loext:graphic-properties draw:fill="none"/>
      <style:paragraph-properties fo:margin-left="1.10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a573123" officeooo:paragraph-rsid="0b712766"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5"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f746e2" officeooo:paragraph-rsid="09f746e2"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6" style:family="paragraph" style:parent-style-name="Table_20_Contents">
      <loext:graphic-properties draw:fill="none"/>
      <style:paragraph-properties fo:margin-left="1.10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9f746e2" officeooo:paragraph-rsid="0b964063"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7"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2468d3" officeooo:paragraph-rsid="0b2468d3"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8" style:family="paragraph" style:parent-style-name="Table_20_Contents">
      <loext:graphic-properties draw:fill="none"/>
      <style:paragraph-properties fo:margin-left="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953817" officeooo:paragraph-rsid="0b953817"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199"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solid" style:text-underline-width="auto" style:text-underline-color="font-color" fo:font-weight="normal" officeooo:rsid="0b711d99" officeooo:paragraph-rsid="0b711d99" style:letter-kerning="false" fo:background-color="transparent" style:font-name-asian="Times New Roman" style:font-size-asian="10pt" style:language-asian="zh" style:country-asian="CN"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200"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7ffdd10" officeooo:paragraph-rsid="07ffdd1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1"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7ffdd10" officeooo:paragraph-rsid="0801d9f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07ff46" officeooo:paragraph-rsid="0807ff4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officeooo:paragraph-rsid="08879d4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4"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officeooo:paragraph-rsid="09c92e84"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5"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officeooo:paragraph-rsid="0b20e2e4"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6"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8b3be0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7"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8b9490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87907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0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8c011d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0"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8dbb82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8d664a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8dd457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3"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a19577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a19577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5"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a25265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90725" officeooo:paragraph-rsid="0a25265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8bef54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8bf26e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1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8c011d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8d1903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8d664a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a19577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ef541" officeooo:paragraph-rsid="0a25265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979fb" officeooo:paragraph-rsid="08b979f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979fb" officeooo:paragraph-rsid="0a25265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50431" officeooo:paragraph-rsid="08b5043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50431" officeooo:paragraph-rsid="08d664a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2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fea9a1" officeooo:paragraph-rsid="08fea9a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fea9a1" officeooo:paragraph-rsid="0a19577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2b1038" officeooo:paragraph-rsid="0a1eab6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2b1038" officeooo:paragraph-rsid="0a21f56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2b1038" officeooo:paragraph-rsid="092b103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61a73" officeooo:paragraph-rsid="09861a73"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c6298f" officeooo:paragraph-rsid="0987811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c6298f" officeooo:paragraph-rsid="0a2ac60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c6298f" officeooo:paragraph-rsid="0aa5b2b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8"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abd689" officeooo:paragraph-rsid="09bef14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39"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c9314a" officeooo:paragraph-rsid="09c9314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bc413f" officeooo:paragraph-rsid="09bc413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bc413f" officeooo:paragraph-rsid="09bcf75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2"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958256" officeooo:paragraph-rsid="0895825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3"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bef148" officeooo:paragraph-rsid="09bef14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74a1555" officeooo:paragraph-rsid="0764cf6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99000" officeooo:paragraph-rsid="0a39900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b620f" officeooo:paragraph-rsid="0a3b620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b620f" officeooo:paragraph-rsid="0a3b80b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d5421" officeooo:paragraph-rsid="0a3d542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4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23b696" officeooo:paragraph-rsid="0a23b69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fa005" officeooo:paragraph-rsid="0a5fa00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fa005" officeooo:paragraph-rsid="0a6334c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fa005" officeooo:paragraph-rsid="0a63d21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fa005" officeooo:paragraph-rsid="0a656c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fa005" officeooo:paragraph-rsid="0aec956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7a83b2" officeooo:paragraph-rsid="0a7a83b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89d10d" officeooo:paragraph-rsid="0a89d10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8d516f" officeooo:paragraph-rsid="0a8d516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8d516f" officeooo:paragraph-rsid="0a908ff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59"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a72afc" officeooo:paragraph-rsid="0aaba79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a5b2be" officeooo:paragraph-rsid="0aa5b2b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95046" officeooo:paragraph-rsid="0ab9504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2"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d7fadd" officeooo:paragraph-rsid="0ad7fad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3"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db72bd" officeooo:paragraph-rsid="0adb72b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7811c" officeooo:paragraph-rsid="0aa5b2b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8f10f" officeooo:paragraph-rsid="0aa5b2b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6" style:family="paragraph" style:parent-style-name="Text_20_body">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750abcb" officeooo:paragraph-rsid="0766bd6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7" style:family="paragraph" style:parent-style-name="Text_20_body">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7cdc2c" officeooo:paragraph-rsid="0b7cdc2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officeooo:paragraph-rsid="09dfc38b"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69"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11b928" officeooo:paragraph-rsid="0a3d5421"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0"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d5421" officeooo:paragraph-rsid="0a3d5421"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1" style:family="paragraph" style:parent-style-name="Standard">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a7b77" officeooo:paragraph-rsid="0b711d99"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a7b77" officeooo:paragraph-rsid="09ea7b77"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3" style:family="paragraph" style:parent-style-name="Standard">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cf34d" officeooo:paragraph-rsid="0ac92caa"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4" style:family="paragraph" style:parent-style-name="Standard">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f42d5" officeooo:paragraph-rsid="09e1ae79"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aac70" officeooo:paragraph-rsid="09e1ae79"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6"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aac70" officeooo:paragraph-rsid="09f975c3"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7" style:family="paragraph" style:parent-style-name="Table_20_Contents">
      <loext:graphic-properties draw:fill="none"/>
      <style:paragraph-properties fo:margin-left="0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aac70" officeooo:paragraph-rsid="0b964063"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92d13b" officeooo:paragraph-rsid="0b92d13b"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79" style:family="paragraph" style:parent-style-name="Standard">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953817" officeooo:paragraph-rsid="0b953817"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0"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587c2" officeooo:paragraph-rsid="09d587c2"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1"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587c2" officeooo:paragraph-rsid="09f31ba2"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587c2" officeooo:paragraph-rsid="0b76535f"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3" style:family="paragraph" style:parent-style-name="Table_20_Contents">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6ac209" officeooo:paragraph-rsid="0b6ac209"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4"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cac27" officeooo:paragraph-rsid="09f975c3"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5"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6ae98e" officeooo:paragraph-rsid="0b6ae98e"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6" style:family="paragraph" style:parent-style-name="Table_20_Contents">
      <loext:graphic-properties draw:fill="none"/>
      <style:paragraph-properties fo:margin-left="1.10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041de" officeooo:paragraph-rsid="0b73099a"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7"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041de" officeooo:paragraph-rsid="09e041de"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8"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041de" officeooo:paragraph-rsid="0b6ae98e"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89" style:family="paragraph" style:parent-style-name="Table_20_Contents">
      <loext:graphic-properties draw:fill="none"/>
      <style:paragraph-properties fo:margin-left="1.101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041de" officeooo:paragraph-rsid="0b6ae98e"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0"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711d99" officeooo:paragraph-rsid="0b711d99"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1"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73123" officeooo:paragraph-rsid="0b712766"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f3e515" officeooo:paragraph-rsid="09f3e515"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3"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f746e2" officeooo:paragraph-rsid="09f746e2"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4"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f746e2" officeooo:paragraph-rsid="09f975c3"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5"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e96cb" officeooo:paragraph-rsid="0b76535f"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6"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97aa22" officeooo:paragraph-rsid="09d587c2"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7" style:family="paragraph" style:parent-style-name="Table_20_Contents">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12eca" officeooo:paragraph-rsid="0aae3265"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8"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598ee" officeooo:paragraph-rsid="0ab38aa5"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299"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fc38b" officeooo:paragraph-rsid="09dfc38b"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00"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fc38b" officeooo:paragraph-rsid="09e041de"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01"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964063" officeooo:paragraph-rsid="0b964063"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02" style:family="paragraph" style:parent-style-name="Table_20_Contents">
      <style:paragraph-properties fo:margin-top="0cm" fo:margin-bottom="0cm" style:contextual-spacing="false" fo:text-align="start" style:justify-single-word="false" style:snap-to-layout-grid="false">
        <style:tab-stops>
          <style:tab-stop style:position="0cm"/>
        </style:tab-stops>
      </style:paragraph-properties>
      <style:text-properties fo:color="#000000" loext:opacity="100%" style:text-outline="false" style:text-line-through-style="none" style:text-line-through-type="none" style:font-name="Arial3" fo:font-size="10pt" fo:font-style="italic" fo:text-shadow="none" style:text-underline-style="none" fo:font-weight="bold" officeooo:rsid="074a1555" officeooo:paragraph-rsid="074f3c76" fo:background-color="#ffff00" style:font-size-asian="10pt" style:font-style-asian="italic" style:font-weight-asian="bold" style:font-size-complex="10pt" style:font-style-complex="italic" style:font-weight-complex="bold" style:text-overline-style="none" style:text-overline-color="font-color"/>
    </style:style>
    <style:style style:name="P303" style:family="paragraph" style:parent-style-name="Standard">
      <style:paragraph-properties fo:text-align="justify" style:justify-single-word="false" fo:orphans="0" fo:widows="0">
        <style:tab-stops/>
      </style:paragraph-properties>
      <style:text-properties fo:color="#000000" loext:opacity="100%" style:text-outline="false" style:text-line-through-style="none" style:text-line-through-type="none" style:font-name="Arial3" fo:font-size="10pt" fo:font-style="italic" fo:text-shadow="none" style:text-underline-style="none" fo:font-weight="bold" officeooo:rsid="07488691" officeooo:paragraph-rsid="0a778302" fo:background-color="#ffff00" style:font-size-asian="10pt" style:font-style-asian="italic" style:font-weight-asian="bold" style:font-size-complex="10pt" style:font-style-complex="italic" style:font-weight-complex="bold" style:text-overline-style="none" style:text-overline-color="font-color"/>
    </style:style>
    <style:style style:name="P304" style:family="paragraph" style:parent-style-name="Text_20_body">
      <style:text-properties fo:color="#000000" loext:opacity="100%" style:text-outline="false" style:text-line-through-style="none" style:text-line-through-type="none" style:font-name="Arial3" fo:font-size="10pt" fo:font-style="normal" fo:text-shadow="none" style:text-underline-style="none" fo:font-weight="normal" officeooo:rsid="0626e84b" officeooo:paragraph-rsid="0a6bedd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5" style:family="paragraph" style:parent-style-name="Text_20_body">
      <style:text-properties fo:color="#000000" loext:opacity="100%" style:text-outline="false" style:text-line-through-style="none" style:text-line-through-type="none" style:font-name="Arial3" fo:font-size="10pt" fo:font-style="normal" fo:text-shadow="none" style:text-underline-style="none" fo:font-weight="normal" officeooo:rsid="0a7261e6" officeooo:paragraph-rsid="0a7261e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6" style:family="paragraph" style:parent-style-name="Text_20_body">
      <style:text-properties fo:color="#000000" loext:opacity="100%" style:text-outline="false" style:text-line-through-style="none" style:text-line-through-type="none" style:font-name="Arial3" fo:font-size="10pt" fo:font-style="normal" fo:text-shadow="none" style:text-underline-style="none" fo:font-weight="bold" officeooo:rsid="0a6fc83f" officeooo:paragraph-rsid="0a709ee8" fo:background-color="transparent" style:font-size-asian="10pt" style:font-style-asian="normal" style:font-weight-asian="bold" style:font-size-complex="10pt" style:font-style-complex="normal" style:font-weight-complex="bold"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1" fo:font-size="11pt" fo:font-style="normal" fo:text-shadow="none" style:text-underline-style="none" fo:font-weight="bold" officeooo:rsid="004fbb96" officeooo:paragraph-rsid="0311afef" style:font-size-asian="11pt" style:font-style-asian="normal" style:font-weight-asian="bold" style:font-size-complex="11pt" style:font-style-complex="normal" style:font-weight-complex="bold" style:text-overline-style="none" style:text-overline-color="font-color"/>
    </style:style>
    <style:style style:name="P308"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1" fo:font-size="11pt" fo:font-style="normal" fo:text-shadow="none" style:text-underline-style="none" fo:font-weight="bold" officeooo:rsid="01b6cab4" officeooo:paragraph-rsid="02f0fc11" style:font-size-asian="11pt" style:font-style-asian="normal" style:font-weight-asian="bold" style:font-size-complex="11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1" fo:font-size="6pt" fo:font-style="normal" fo:text-shadow="none" style:text-underline-style="none" fo:font-weight="bold" officeooo:rsid="004fbb96" officeooo:paragraph-rsid="0311afef" style:font-size-asian="5.25pt" style:font-style-asian="normal" style:font-weight-asian="bold" style:font-size-complex="6pt" style:font-style-complex="normal" style:font-weight-complex="bold" style:text-overline-style="none" style:text-overline-color="font-color"/>
    </style:style>
    <style:style style:name="P310" style:family="paragraph" style:parent-style-name="Text_20_body">
      <style:paragraph-properties fo:margin-top="0cm" fo:margin-bottom="0.247cm" style:contextual-spacing="false" fo:text-align="justify" style:justify-single-word="false" fo:orphans="0" fo:widows="0" style:snap-to-layout-grid="false">
        <style:tab-stops>
          <style:tab-stop style:position="0cm"/>
        </style:tab-stops>
      </style:paragraph-properties>
      <style:text-properties fo:color="#000000" loext:opacity="100%" style:text-outline="false" style:text-line-through-style="none" style:text-line-through-type="none" style:font-name="Marianne Thin" fo:font-size="10pt" fo:font-style="normal" fo:text-shadow="none" style:text-underline-style="none" fo:font-weight="normal" officeooo:rsid="0626e84b" officeooo:paragraph-rsid="0a778302" fo:background-color="transparent" style:font-name-asian="Marianne Thin" style:font-size-asian="10pt" style:font-style-asian="normal" style:font-weight-asian="normal" style:font-size-complex="10pt" style:font-style-complex="normal" style:font-weight-complex="normal" style:text-overline-style="none" style:text-overline-color="font-color"/>
    </style:style>
    <style:style style:name="P311"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arianne Thin" fo:font-size="10pt" fo:language="fr" fo:country="FR" fo:font-style="normal" fo:text-shadow="none" style:text-underline-style="none" fo:font-weight="normal" officeooo:rsid="0181a55a" officeooo:paragraph-rsid="09b807bd" style:letter-kerning="false" fo:background-color="transparent" style:font-name-asian="Marianne Thin" style:font-size-asian="10pt" style:language-asian="zh" style:country-asian="CN" style:font-style-asian="normal" style:font-weight-asian="normal" style:font-name-complex="Arial6" style:font-size-complex="10pt" style:language-complex="hi" style:country-complex="IN" style:font-style-complex="normal" style:font-weight-complex="normal" style:text-overline-style="none" style:text-overline-color="font-color"/>
    </style:style>
    <style:style style:name="P312"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80586ba" officeooo:paragraph-rsid="080586b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13"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80586ba" officeooo:paragraph-rsid="08d1903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14"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80586ba"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15"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80586ba" officeooo:paragraph-rsid="0a39900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16"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a3b620f" officeooo:paragraph-rsid="0a3b620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317"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764cf6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18"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764cf6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19"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a3f88b7"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20"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a41d5c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2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a3d5421"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22"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a3f9645"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2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a4296dc" officeooo:paragraph-rsid="0a4296dc"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24"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a81393c" officeooo:paragraph-rsid="0a81393c"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32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Monospace" fo:font-size="10pt" fo:language="fr" fo:country="FR" fo:font-style="italic" fo:text-shadow="none" style:text-underline-style="none" fo:font-weight="bold" officeooo:rsid="074a1555" officeooo:paragraph-rsid="0930be9c"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326" style:family="paragraph" style:parent-style-name="Table_20_Contents">
      <style:text-properties fo:color="#000000" loext:opacity="100%" style:font-name="Arial3" fo:font-size="11pt" fo:font-weight="bold" officeooo:paragraph-rsid="051e120b" style:font-size-asian="11pt" style:font-weight-asian="bold" style:font-size-complex="11pt" style:font-weight-complex="bold"/>
    </style:style>
    <style:style style:name="P327" style:family="paragraph" style:parent-style-name="Table_20_Heading">
      <style:paragraph-properties fo:margin-top="0cm" fo:margin-bottom="0cm" style:contextual-spacing="false"/>
      <style:text-properties fo:color="#000000" loext:opacity="100%" style:font-name="Arial3" fo:font-size="11pt" fo:font-weight="bold" officeooo:rsid="00191b94" officeooo:paragraph-rsid="051e120b" style:font-size-asian="11pt" style:font-weight-asian="bold" style:font-size-complex="11pt" style:font-weight-complex="bold"/>
    </style:style>
    <style:style style:name="P328" style:family="paragraph" style:parent-style-name="Table_20_Heading">
      <style:paragraph-properties fo:margin-top="0cm" fo:margin-bottom="0cm" style:contextual-spacing="false"/>
      <style:text-properties fo:color="#000000" loext:opacity="100%" style:font-name="Arial3" fo:font-size="11pt" fo:font-weight="bold" officeooo:rsid="074a1555" officeooo:paragraph-rsid="074a1555" style:font-size-asian="11pt" style:font-weight-asian="bold" style:font-size-complex="11pt" style:font-weight-complex="bold"/>
    </style:style>
    <style:style style:name="P329" style:family="paragraph" style:parent-style-name="Table_20_Heading">
      <style:paragraph-properties fo:margin-top="0cm" fo:margin-bottom="0cm" style:contextual-spacing="false" fo:text-align="center" style:justify-single-word="false"/>
      <style:text-properties fo:color="#000000" loext:opacity="100%" style:font-name="Arial3" fo:font-size="11pt" fo:font-weight="bold" officeooo:rsid="074a1555" officeooo:paragraph-rsid="074a1555" style:font-size-asian="11pt" style:font-weight-asian="bold" style:font-size-complex="11pt" style:font-weight-complex="bold"/>
    </style:style>
    <style:style style:name="P330"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4a1555" officeooo:paragraph-rsid="0750abcb" style:font-size-asian="11pt" style:font-weight-asian="bold" style:font-size-complex="11pt" style:font-weight-complex="bold"/>
    </style:style>
    <style:style style:name="P331" style:family="paragraph" style:parent-style-name="Table_20_Heading">
      <style:paragraph-properties fo:margin-top="0cm" fo:margin-bottom="0cm" style:contextual-spacing="false"/>
      <style:text-properties fo:color="#000000" loext:opacity="100%" style:font-name="Arial3" fo:font-size="11pt" fo:font-weight="bold" officeooo:rsid="074abf3b" officeooo:paragraph-rsid="074abf3b" style:font-size-asian="11pt" style:font-weight-asian="bold" style:font-size-complex="11pt" style:font-weight-complex="bold"/>
    </style:style>
    <style:style style:name="P332" style:family="paragraph" style:parent-style-name="Table_20_Heading">
      <style:paragraph-properties fo:margin-top="0cm" fo:margin-bottom="0cm" style:contextual-spacing="false"/>
      <style:text-properties fo:color="#000000" loext:opacity="100%" style:font-name="Arial3" fo:font-size="11pt" fo:font-weight="bold" officeooo:rsid="0750abcb" officeooo:paragraph-rsid="0750abcb" style:font-size-asian="11pt" style:font-weight-asian="bold" style:font-size-complex="11pt" style:font-weight-complex="bold"/>
    </style:style>
    <style:style style:name="P333"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50abcb" officeooo:paragraph-rsid="0750abcb" style:font-size-asian="11pt" style:font-weight-asian="bold" style:font-size-complex="11pt" style:font-weight-complex="bold"/>
    </style:style>
    <style:style style:name="P334" style:family="paragraph" style:parent-style-name="Table_20_Heading">
      <style:paragraph-properties fo:margin-top="0cm" fo:margin-bottom="0cm" style:contextual-spacing="false"/>
      <style:text-properties fo:color="#000000" loext:opacity="100%" style:font-name="Arial3" fo:font-size="11pt" fo:font-weight="bold" officeooo:rsid="07641424" officeooo:paragraph-rsid="07641424" style:font-size-asian="11pt" style:font-weight-asian="bold" style:font-size-complex="11pt" style:font-weight-complex="bold"/>
    </style:style>
    <style:style style:name="P335"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41424" officeooo:paragraph-rsid="07641424" style:font-size-asian="11pt" style:font-weight-asian="bold" style:font-size-complex="11pt" style:font-weight-complex="bold"/>
    </style:style>
    <style:style style:name="P336" style:family="paragraph" style:parent-style-name="Table_20_Heading">
      <style:paragraph-properties fo:margin-top="0cm" fo:margin-bottom="0cm" style:contextual-spacing="false"/>
      <style:text-properties fo:color="#000000" loext:opacity="100%" style:font-name="Arial3" fo:font-size="11pt" fo:font-weight="bold" officeooo:rsid="07641424" officeooo:paragraph-rsid="0764cf68" style:font-size-asian="11pt" style:font-weight-asian="bold" style:font-size-complex="11pt" style:font-weight-complex="bold"/>
    </style:style>
    <style:style style:name="P337"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4cf68" officeooo:paragraph-rsid="0764cf68" style:font-size-asian="11pt" style:font-weight-asian="bold" style:font-size-complex="11pt" style:font-weight-complex="bold"/>
    </style:style>
    <style:style style:name="P338"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4cf68" officeooo:paragraph-rsid="0766bd6e" style:font-size-asian="11pt" style:font-weight-asian="bold" style:font-size-complex="11pt" style:font-weight-complex="bold"/>
    </style:style>
    <style:style style:name="P339"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4cf68" officeooo:paragraph-rsid="078da9cc" style:font-size-asian="11pt" style:font-weight-asian="bold" style:font-size-complex="11pt" style:font-weight-complex="bold"/>
    </style:style>
    <style:style style:name="P340"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4cf68" officeooo:paragraph-rsid="07909792" style:font-size-asian="11pt" style:font-weight-asian="bold" style:font-size-complex="11pt" style:font-weight-complex="bold"/>
    </style:style>
    <style:style style:name="P341"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4cf68" officeooo:paragraph-rsid="0841811c" style:font-size-asian="11pt" style:font-weight-asian="bold" style:font-size-complex="11pt" style:font-weight-complex="bold"/>
    </style:style>
    <style:style style:name="P342" style:family="paragraph" style:parent-style-name="Table_20_Heading">
      <style:paragraph-properties fo:margin-top="0cm" fo:margin-bottom="0cm" style:contextual-spacing="false"/>
      <style:text-properties fo:color="#000000" loext:opacity="100%" style:font-name="Arial3" fo:font-size="11pt" fo:font-weight="bold" officeooo:rsid="0764cf68" officeooo:paragraph-rsid="0764cf68" style:font-size-asian="11pt" style:font-weight-asian="bold" style:font-size-complex="11pt" style:font-weight-complex="bold"/>
    </style:style>
    <style:style style:name="P343" style:family="paragraph" style:parent-style-name="Table_20_Heading">
      <style:paragraph-properties fo:margin-top="0cm" fo:margin-bottom="0cm" style:contextual-spacing="false"/>
      <style:text-properties fo:color="#000000" loext:opacity="100%" style:font-name="Arial3" fo:font-size="11pt" fo:font-weight="bold" officeooo:rsid="0764cf68" officeooo:paragraph-rsid="0766bd6e" style:font-size-asian="11pt" style:font-weight-asian="bold" style:font-size-complex="11pt" style:font-weight-complex="bold"/>
    </style:style>
    <style:style style:name="P344" style:family="paragraph" style:parent-style-name="Table_20_Heading">
      <style:paragraph-properties fo:margin-top="0cm" fo:margin-bottom="0cm" style:contextual-spacing="false"/>
      <style:text-properties fo:color="#000000" loext:opacity="100%" style:font-name="Arial3" fo:font-size="11pt" fo:font-weight="bold" officeooo:rsid="0764cf68" officeooo:paragraph-rsid="0766fbd9" style:font-size-asian="11pt" style:font-weight-asian="bold" style:font-size-complex="11pt" style:font-weight-complex="bold"/>
    </style:style>
    <style:style style:name="P345" style:family="paragraph" style:parent-style-name="Table_20_Heading">
      <style:paragraph-properties fo:margin-top="0cm" fo:margin-bottom="0cm" style:contextual-spacing="false"/>
      <style:text-properties fo:color="#000000" loext:opacity="100%" style:font-name="Arial3" fo:font-size="11pt" fo:font-weight="bold" officeooo:rsid="0764cf68" officeooo:paragraph-rsid="078da9cc" style:font-size-asian="11pt" style:font-weight-asian="bold" style:font-size-complex="11pt" style:font-weight-complex="bold"/>
    </style:style>
    <style:style style:name="P346" style:family="paragraph" style:parent-style-name="Table_20_Heading">
      <style:paragraph-properties fo:margin-top="0cm" fo:margin-bottom="0cm" style:contextual-spacing="false"/>
      <style:text-properties fo:color="#000000" loext:opacity="100%" style:font-name="Arial3" fo:font-size="11pt" fo:font-weight="bold" officeooo:rsid="0764cf68" officeooo:paragraph-rsid="07909792" style:font-size-asian="11pt" style:font-weight-asian="bold" style:font-size-complex="11pt" style:font-weight-complex="bold"/>
    </style:style>
    <style:style style:name="P347"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6fbd9" officeooo:paragraph-rsid="0766fbd9" style:font-size-asian="11pt" style:font-weight-asian="bold" style:font-size-complex="11pt" style:font-weight-complex="bold"/>
    </style:style>
    <style:style style:name="P348" style:family="paragraph" style:parent-style-name="Table_20_Heading">
      <style:paragraph-properties fo:margin-top="0cm" fo:margin-bottom="0cm" style:contextual-spacing="false"/>
      <style:text-properties fo:color="#000000" loext:opacity="100%" style:font-name="Arial3" fo:font-size="11pt" fo:font-weight="bold" officeooo:rsid="0787e0d9" officeooo:paragraph-rsid="0787e0d9" style:font-size-asian="11pt" style:font-weight-asian="bold" style:font-size-complex="11pt" style:font-weight-complex="bold"/>
    </style:style>
    <style:style style:name="P349" style:family="paragraph" style:parent-style-name="Table_20_Heading">
      <style:paragraph-properties fo:margin-top="0cm" fo:margin-bottom="0cm" style:contextual-spacing="false"/>
      <style:text-properties fo:color="#000000" loext:opacity="100%" style:font-name="Arial3" fo:font-size="11pt" fo:font-weight="bold" officeooo:rsid="078f3038" officeooo:paragraph-rsid="078f3038" style:font-size-asian="11pt" style:font-weight-asian="bold" style:font-size-complex="11pt" style:font-weight-complex="bold"/>
    </style:style>
    <style:style style:name="P350"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509a49" officeooo:paragraph-rsid="0a92adf1" style:font-size-asian="11pt" style:font-weight-asian="bold" style:font-size-complex="11pt" style:font-weight-complex="bold"/>
    </style:style>
    <style:style style:name="P351"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509a49" officeooo:paragraph-rsid="0a968991" style:font-size-asian="11pt" style:font-weight-asian="bold" style:font-size-complex="11pt" style:font-weight-complex="bold"/>
    </style:style>
    <style:style style:name="P352" style:family="paragraph" style:parent-style-name="Table_20_Heading">
      <style:paragraph-properties fo:margin-top="0cm" fo:margin-bottom="0cm" style:contextual-spacing="false"/>
      <style:text-properties fo:color="#000000" loext:opacity="100%" style:font-name="Arial3" fo:font-size="11pt" fo:font-weight="bold" officeooo:rsid="07509a49" officeooo:paragraph-rsid="07509a49" fo:background-color="transparent" style:font-size-asian="11pt" style:font-weight-asian="bold" style:font-size-complex="11pt" style:font-weight-complex="bold"/>
    </style:style>
    <style:style style:name="P353" style:family="paragraph" style:parent-style-name="Table_20_Heading">
      <style:paragraph-properties fo:margin-top="0cm" fo:margin-bottom="0cm" style:contextual-spacing="false"/>
      <style:text-properties fo:color="#000000" loext:opacity="100%" style:font-name="Arial3" fo:font-size="11pt" fo:font-weight="bold" officeooo:rsid="07509a49" officeooo:paragraph-rsid="08b31802" fo:background-color="transparent" style:font-size-asian="11pt" style:font-weight-asian="bold" style:font-size-complex="11pt" style:font-weight-complex="bold"/>
    </style:style>
    <style:style style:name="P354" style:family="paragraph" style:parent-style-name="Table_20_Heading">
      <style:paragraph-properties fo:margin-top="0cm" fo:margin-bottom="0cm" style:contextual-spacing="false"/>
      <style:text-properties fo:color="#000000" loext:opacity="100%" style:font-name="Arial3" fo:font-size="11pt" fo:font-weight="bold" officeooo:rsid="076bc8eb" officeooo:paragraph-rsid="076bc8eb" fo:background-color="transparent" style:font-size-asian="11pt" style:font-weight-asian="bold" style:font-size-complex="11pt" style:font-weight-complex="bold"/>
    </style:style>
    <style:style style:name="P355" style:family="paragraph" style:parent-style-name="Table_20_Heading">
      <style:paragraph-properties fo:margin-top="0cm" fo:margin-bottom="0cm" style:contextual-spacing="false"/>
      <style:text-properties fo:color="#000000" loext:opacity="100%" style:font-name="Arial3" fo:font-size="11pt" fo:font-weight="bold" officeooo:rsid="076bc8eb" officeooo:paragraph-rsid="08b31802" fo:background-color="transparent" style:font-size-asian="11pt" style:font-weight-asian="bold" style:font-size-complex="11pt" style:font-weight-complex="bold"/>
    </style:style>
    <style:style style:name="P356"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bold" officeooo:rsid="0764cf68" officeooo:paragraph-rsid="087f7e8e" fo:background-color="transparent" style:font-size-asian="11pt" style:font-weight-asian="bold" style:font-size-complex="11pt" style:font-weight-complex="bold"/>
    </style:style>
    <style:style style:name="P357" style:family="paragraph" style:parent-style-name="Table_20_Heading">
      <style:paragraph-properties fo:margin-top="0cm" fo:margin-bottom="0cm" style:contextual-spacing="false"/>
      <style:text-properties fo:color="#000000" loext:opacity="100%" style:font-name="Arial3" fo:font-size="11pt" fo:font-style="normal" fo:font-weight="normal" officeooo:rsid="07509a49" officeooo:paragraph-rsid="07509a49" fo:background-color="transparent" style:font-size-asian="11pt" style:font-style-asian="normal" style:font-weight-asian="normal" style:font-size-complex="11pt" style:font-style-complex="normal" style:font-weight-complex="normal"/>
    </style:style>
    <style:style style:name="P358" style:family="paragraph" style:parent-style-name="Table_20_Heading">
      <style:paragraph-properties fo:margin-top="0cm" fo:margin-bottom="0cm" style:contextual-spacing="false"/>
      <style:text-properties fo:color="#000000" loext:opacity="100%" style:font-name="Arial3" fo:font-size="11pt" fo:font-style="normal" fo:font-weight="normal" officeooo:rsid="07509a49" officeooo:paragraph-rsid="08b31802" fo:background-color="transparent" style:font-size-asian="11pt" style:font-style-asian="normal" style:font-weight-asian="normal" style:font-size-complex="11pt" style:font-style-complex="normal" style:font-weight-complex="normal"/>
    </style:style>
    <style:style style:name="P359" style:family="paragraph" style:parent-style-name="Table_20_Heading">
      <style:paragraph-properties fo:margin-top="0cm" fo:margin-bottom="0cm" style:contextual-spacing="false"/>
      <style:text-properties fo:color="#000000" loext:opacity="100%" style:font-name="Arial3" fo:font-size="11pt" fo:font-style="normal" fo:font-weight="normal" officeooo:rsid="0a936d2b" officeooo:paragraph-rsid="0a936d2b" fo:background-color="transparent" style:font-size-asian="11pt" style:font-style-asian="normal" style:font-weight-asian="normal" style:font-size-complex="11pt" style:font-style-complex="normal" style:font-weight-complex="normal"/>
    </style:style>
    <style:style style:name="P360" style:family="paragraph" style:parent-style-name="Table_20_Heading">
      <style:paragraph-properties fo:margin-top="0cm" fo:margin-bottom="0cm" style:contextual-spacing="false"/>
      <style:text-properties fo:color="#000000" loext:opacity="100%" style:font-name="Arial3" fo:font-size="11pt" fo:font-style="normal" fo:font-weight="normal" officeooo:rsid="0a9bd07b" officeooo:paragraph-rsid="0a9bd07b" fo:background-color="transparent" style:font-size-asian="11pt" style:font-style-asian="normal" style:font-weight-asian="normal" style:font-size-complex="11pt" style:font-style-complex="normal" style:font-weight-complex="normal"/>
    </style:style>
    <style:style style:name="P361" style:family="paragraph" style:parent-style-name="Table_20_Heading">
      <style:paragraph-properties fo:margin-top="0cm" fo:margin-bottom="0cm" style:contextual-spacing="false"/>
      <style:text-properties fo:color="#000000" loext:opacity="100%" style:font-name="Arial3" fo:font-size="11pt" fo:font-style="normal" fo:font-weight="normal" officeooo:rsid="0a9c5970" officeooo:paragraph-rsid="0a9c5970" fo:background-color="transparent" style:font-size-asian="11pt" style:font-style-asian="normal" style:font-weight-asian="normal" style:font-size-complex="11pt" style:font-style-complex="normal" style:font-weight-complex="normal"/>
    </style:style>
    <style:style style:name="P362" style:family="paragraph" style:parent-style-name="Table_20_Heading">
      <style:paragraph-properties fo:margin-top="0cm" fo:margin-bottom="0cm" style:contextual-spacing="false"/>
      <style:text-properties fo:color="#000000" loext:opacity="100%" style:font-name="Arial3" fo:font-size="11pt" fo:font-style="normal" fo:font-weight="normal" officeooo:rsid="0a9d0a91" officeooo:paragraph-rsid="0a9d0a91" fo:background-color="transparent" style:font-size-asian="11pt" style:font-style-asian="normal" style:font-weight-asian="normal" style:font-size-complex="11pt" style:font-style-complex="normal" style:font-weight-complex="normal"/>
    </style:style>
    <style:style style:name="P363" style:family="paragraph" style:parent-style-name="Table_20_Heading">
      <style:paragraph-properties fo:margin-top="0cm" fo:margin-bottom="0cm" style:contextual-spacing="false"/>
      <style:text-properties fo:color="#000000" loext:opacity="100%" style:font-name="Arial3" fo:font-size="11pt" fo:font-style="normal" fo:font-weight="normal" officeooo:rsid="0b2d101d" officeooo:paragraph-rsid="0b2d101d" fo:background-color="transparent" style:font-size-asian="11pt" style:font-style-asian="normal" style:font-weight-asian="normal" style:font-size-complex="11pt" style:font-style-complex="normal" style:font-weight-complex="normal"/>
    </style:style>
    <style:style style:name="P364"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style="normal" fo:font-weight="bold" officeooo:rsid="074a1555" officeooo:paragraph-rsid="0750abcb" fo:background-color="transparent" style:font-size-asian="11pt" style:font-style-asian="normal" style:font-weight-asian="bold" style:font-size-complex="11pt" style:font-style-complex="normal" style:font-weight-complex="bold"/>
    </style:style>
    <style:style style:name="P365"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normal" officeooo:rsid="0764cf68" officeooo:paragraph-rsid="09b38db3" style:font-size-asian="11pt" style:font-weight-asian="normal" style:font-size-complex="11pt" style:font-weight-complex="normal"/>
    </style:style>
    <style:style style:name="P366"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normal" officeooo:rsid="0764cf68" officeooo:paragraph-rsid="0764cf68" style:font-size-asian="11pt" style:font-weight-asian="normal" style:font-size-complex="11pt" style:font-weight-complex="normal"/>
    </style:style>
    <style:style style:name="P367" style:family="paragraph" style:parent-style-name="Table_20_Heading">
      <style:paragraph-properties fo:margin-top="0cm" fo:margin-bottom="0cm" style:contextual-spacing="false" fo:text-align="start" style:justify-single-word="false"/>
      <style:text-properties fo:color="#000000" loext:opacity="100%" style:font-name="Arial3" fo:font-size="11pt" fo:font-weight="normal" officeooo:rsid="07b3278c" officeooo:paragraph-rsid="07d3430d" style:font-size-asian="11pt" style:font-weight-asian="normal" style:font-size-complex="11pt" style:font-weight-complex="normal"/>
    </style:style>
    <style:style style:name="P368" style:family="paragraph" style:parent-style-name="Text_20_body">
      <style:paragraph-properties fo:margin-top="0cm" fo:margin-bottom="0cm" style:contextual-spacing="false" fo:text-align="center" style:justify-single-word="false"/>
      <style:text-properties fo:color="#000000" loext:opacity="100%" style:font-name="Arial3" fo:font-size="10pt" fo:font-style="normal" fo:font-weight="bold" officeooo:rsid="0756929e" officeooo:paragraph-rsid="09b38db3" fo:background-color="transparent" style:font-size-asian="10pt" style:font-style-asian="normal" style:font-weight-asian="bold" style:font-size-complex="10pt" style:font-style-complex="normal" style:font-weight-complex="bold"/>
    </style:style>
    <style:style style:name="P369"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paragraph-rsid="08be9667" style:font-size-asian="10pt"/>
    </style:style>
    <style:style style:name="P370"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font-name="Monospace" fo:font-size="10pt" officeooo:paragraph-rsid="08bd71dd" style:font-size-asian="10pt"/>
    </style:style>
    <style:style style:name="P37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font-name="Monospace" fo:font-size="10pt" officeooo:paragraph-rsid="08d664a5" style:font-size-asian="10pt"/>
    </style:style>
    <style:style style:name="P372"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font-name="Monospace" fo:font-size="10pt" officeooo:paragraph-rsid="0a19577e"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paragraph-rsid="0a4661ca"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fo:font-style="normal" style:text-underline-style="none" officeooo:rsid="0a0e693e" officeooo:paragraph-rsid="0a0e693e" style:font-size-asian="10pt" style:font-style-asian="normal" style:font-style-complex="normal"/>
    </style:style>
    <style:style style:name="P376"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paragraph-rsid="0930be9c" fo:background-color="transparent"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000000" loext:opacity="100%" style:font-name="Monospace" fo:font-size="10pt" officeooo:rsid="09484c9a" officeooo:paragraph-rsid="09484c9a" fo:background-color="transparent"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000000" loext:opacity="100%" style:text-line-through-style="none" style:text-line-through-type="none" style:font-name="Marianne Thin" fo:font-size="10pt" fo:font-style="normal" style:text-underline-style="none" officeooo:rsid="0885b880" officeooo:paragraph-rsid="09484c9a" fo:background-color="transparent" style:font-name-asian="Marianne Thin" style:font-size-asian="10pt" style:font-style-asian="normal" style:font-name-complex="Arial6" style:font-size-complex="10pt"/>
    </style:style>
    <style:style style:name="P379" style:family="paragraph" style:parent-style-name="Standard">
      <style:paragraph-properties fo:margin-left="0cm" fo:margin-right="0cm" fo:text-align="start" style:justify-single-word="false" fo:text-indent="0cm" style:auto-text-indent="false"/>
      <style:text-properties fo:color="#000000" loext:opacity="100%" style:text-line-through-style="none" style:text-line-through-type="none" style:font-name="Marianne Thin" fo:font-size="10pt" fo:font-style="normal" style:text-underline-style="none" officeooo:rsid="0885b880" officeooo:paragraph-rsid="09484c9a" style:font-name-asian="Marianne Thin" style:font-size-asian="10pt" style:font-style-asian="normal" style:font-name-complex="Arial6" style:font-size-complex="10pt"/>
    </style:style>
    <style:style style:name="P380" style:family="paragraph" style:parent-style-name="Table_20_Contents">
      <style:paragraph-properties fo:orphans="0" fo:widows="0"/>
      <style:text-properties fo:color="#000000" loext:opacity="100%" style:text-line-through-style="none" style:text-line-through-type="none" style:font-name="Marianne Thin" fo:font-size="10pt" fo:font-style="normal" style:text-underline-style="none" officeooo:rsid="0885b880" officeooo:paragraph-rsid="09484c9a" style:font-name-asian="Marianne Thin" style:font-size-asian="10pt" style:font-style-asian="normal" style:font-name-complex="Arial6" style:font-size-complex="10pt"/>
    </style:style>
    <style:style style:name="P381" style:family="paragraph" style:parent-style-name="Standard">
      <style:paragraph-properties fo:margin-left="0cm" fo:margin-right="0cm" fo:text-align="start" style:justify-single-word="false" fo:text-indent="0cm" style:auto-text-indent="false"/>
      <style:text-properties fo:color="#000000" loext:opacity="100%" style:font-name="Marianne Thin" officeooo:paragraph-rsid="09484c9a" fo:background-color="transparent" style:font-name-asian="Marianne Thin"/>
    </style:style>
    <style:style style:name="P382" style:family="paragraph" style:parent-style-name="Table_20_Contents">
      <loext:graphic-properties draw:fill-gradient-name="gradient" draw:fill-hatch-name="hatch"/>
      <style:paragraph-properties fo:text-align="center" style:justify-single-word="false"/>
      <style:text-properties fo:color="#bf819e" loext:opacity="100%" style:text-outline="false" style:text-line-through-style="none" style:text-line-through-type="none" style:font-name="Arial3" fo:font-size="11pt" fo:font-style="normal" fo:text-shadow="none" style:text-underline-style="none" fo:font-weight="normal" officeooo:rsid="004fbb96" officeooo:paragraph-rsid="0305e7c8" style:font-size-asian="11pt" style:font-style-asian="normal" style:font-weight-asian="normal" style:font-size-complex="11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style:font-name="Arial3" fo:font-weight="normal" officeooo:rsid="0252df47" style:font-weight-asian="normal" style:font-weight-complex="normal"/>
    </style:style>
    <style:style style:name="P384" style:family="paragraph" style:parent-style-name="Table_20_Contents">
      <style:text-properties style:font-name="Arial3" fo:font-weight="normal" officeooo:rsid="0566db33" style:font-weight-asian="normal" style:font-weight-complex="normal"/>
    </style:style>
    <style:style style:name="P385" style:family="paragraph" style:parent-style-name="Table_20_Contents">
      <style:text-properties style:font-name="Arial3" fo:font-size="10.5pt" fo:font-weight="normal" officeooo:paragraph-rsid="0b2fd54c" style:font-size-asian="10.5pt" style:font-weight-asian="normal" style:font-size-complex="10.5pt" style:font-weight-complex="normal"/>
    </style:style>
    <style:style style:name="P386" style:family="paragraph" style:parent-style-name="Table_20_Contents">
      <style:text-properties style:font-name="Arial3" fo:font-size="10.5pt" fo:font-weight="normal" fo:background-color="transparent" style:font-size-asian="10.5pt" style:font-weight-asian="normal" style:font-size-complex="10.5pt" style:font-weight-complex="normal"/>
    </style:style>
    <style:style style:name="P387" style:family="paragraph" style:parent-style-name="Standard">
      <style:paragraph-properties fo:text-align="start" style:justify-single-word="false"/>
      <style:text-properties style:font-name="Arial3" fo:font-size="11pt" fo:font-weight="normal" officeooo:rsid="027e7251" officeooo:paragraph-rsid="027e7251" style:font-size-asian="11pt" style:font-weight-asian="normal" style:font-size-complex="11pt" style:font-weight-complex="normal"/>
    </style:style>
    <style:style style:name="P388" style:family="paragraph" style:parent-style-name="Standard">
      <style:paragraph-properties fo:text-align="start" style:justify-single-word="false"/>
      <style:text-properties style:font-name="Arial3" fo:font-size="11pt" fo:font-weight="normal" officeooo:rsid="01b8ad49" officeooo:paragraph-rsid="0304e717" style:font-size-asian="11pt" style:font-weight-asian="normal" style:font-size-complex="11pt" style:font-weight-complex="normal"/>
    </style:style>
    <style:style style:name="P389" style:family="paragraph" style:parent-style-name="Table_20_Contents">
      <style:text-properties style:font-name="Arial3" fo:font-size="11pt" fo:font-weight="normal" officeooo:rsid="005fc56d" officeooo:paragraph-rsid="004fbb96" style:font-size-asian="11pt" style:font-weight-asian="normal" style:font-size-complex="11pt" style:font-weight-complex="normal"/>
    </style:style>
    <style:style style:name="P390" style:family="paragraph" style:parent-style-name="Table_20_Contents">
      <style:text-properties style:font-name="Arial3" fo:font-size="11pt" fo:font-weight="normal" officeooo:paragraph-rsid="004fbb96" style:font-size-asian="11pt" style:font-weight-asian="normal" style:font-size-complex="11pt" style:font-weight-complex="normal"/>
    </style:style>
    <style:style style:name="P391" style:family="paragraph" style:parent-style-name="Table_20_Contents">
      <style:text-properties style:font-name="Arial3" fo:font-size="11pt" fo:font-weight="normal" officeooo:rsid="0252df47" officeooo:paragraph-rsid="02f685e3" style:font-size-asian="11pt" style:font-weight-asian="normal" style:font-size-complex="11pt" style:font-weight-complex="normal"/>
    </style:style>
    <style:style style:name="P392" style:family="paragraph" style:parent-style-name="Standard">
      <style:text-properties style:font-name="Arial3" fo:font-size="11pt" fo:font-weight="normal" officeooo:paragraph-rsid="051e120b" style:font-size-asian="11pt" style:font-weight-asian="normal" style:font-size-complex="11pt" style:font-weight-complex="normal"/>
    </style:style>
    <style:style style:name="P393" style:family="paragraph" style:parent-style-name="Table_20_Contents">
      <style:text-properties style:font-name="Arial3" fo:font-size="11pt" fo:font-weight="normal" officeooo:rsid="0016a9f6" officeooo:paragraph-rsid="057a8ef3" style:font-size-asian="11pt" style:font-weight-asian="normal" style:font-size-complex="11pt" style:font-weight-complex="normal"/>
    </style:style>
    <style:style style:name="P394" style:family="paragraph" style:parent-style-name="Table_20_Contents">
      <style:text-properties style:font-name="Arial3" fo:font-size="11pt" fo:font-weight="normal" officeooo:rsid="0016a9f6" officeooo:paragraph-rsid="051e120b" style:font-size-asian="11pt" style:font-weight-asian="normal" style:font-size-complex="11pt" style:font-weight-complex="normal"/>
    </style:style>
    <style:style style:name="P395" style:family="paragraph" style:parent-style-name="Standard">
      <style:text-properties style:font-name="Arial3" fo:font-size="11pt" fo:font-weight="normal" officeooo:rsid="076bc8eb" officeooo:paragraph-rsid="077e39c6" style:font-size-asian="11pt" style:font-weight-asian="normal" style:font-size-complex="11pt" style:font-weight-complex="normal"/>
    </style:style>
    <style:style style:name="P396" style:family="paragraph" style:parent-style-name="Table_20_Contents">
      <style:paragraph-properties fo:text-align="center" style:justify-single-word="false"/>
      <style:text-properties fo:font-weight="bold" officeooo:rsid="0252df47" officeooo:paragraph-rsid="02f0fc11" style:font-weight-asian="bold" style:font-weight-complex="bold"/>
    </style:style>
    <style:style style:name="P397" style:family="paragraph" style:parent-style-name="Table_20_Contents">
      <style:paragraph-properties fo:text-align="center" style:justify-single-word="false"/>
      <style:text-properties fo:font-weight="bold" officeooo:rsid="07701c4c" officeooo:paragraph-rsid="07701c4c" style:font-weight-asian="bold" style:font-weight-complex="bold"/>
    </style:style>
    <style:style style:name="P398" style:family="paragraph" style:parent-style-name="Table_20_Contents">
      <style:text-properties fo:font-weight="bold" officeooo:rsid="07701c4c" officeooo:paragraph-rsid="07701c4c" style:font-weight-asian="bold" style:font-weight-complex="bold"/>
    </style:style>
    <style:style style:name="P399" style:family="paragraph" style:parent-style-name="Standard">
      <style:text-properties officeooo:rsid="001e779c"/>
    </style:style>
    <style:style style:name="P400" style:family="paragraph" style:parent-style-name="Standard">
      <style:text-properties officeooo:rsid="001e779c" officeooo:paragraph-rsid="005139e7"/>
    </style:style>
    <style:style style:name="P401" style:family="paragraph" style:parent-style-name="Standard">
      <style:text-properties officeooo:rsid="001e779c" officeooo:paragraph-rsid="075b83ac"/>
    </style:style>
    <style:style style:name="P402" style:family="paragraph" style:parent-style-name="Standard">
      <style:text-properties officeooo:paragraph-rsid="004fbb96"/>
    </style:style>
    <style:style style:name="P403" style:family="paragraph" style:parent-style-name="Text_20_body" style:master-page-name="">
      <style:paragraph-properties style:page-number="auto" fo:break-before="auto" fo:break-after="auto"/>
    </style:style>
    <style:style style:name="P404" style:family="paragraph" style:parent-style-name="Standard" style:master-page-name="">
      <style:paragraph-properties style:page-number="auto" fo:break-before="auto" fo:break-after="auto"/>
      <style:text-properties officeooo:paragraph-rsid="01ba77b2"/>
    </style:style>
    <style:style style:name="P405" style:family="paragraph" style:parent-style-name="Standard">
      <style:paragraph-properties fo:break-before="page"/>
      <style:text-properties officeooo:paragraph-rsid="074abf3b"/>
    </style:style>
    <style:style style:name="P406" style:family="paragraph" style:parent-style-name="Standard">
      <style:text-properties officeooo:paragraph-rsid="07509a49"/>
    </style:style>
    <style:style style:name="P407" style:family="paragraph" style:parent-style-name="Standard">
      <style:text-properties officeooo:paragraph-rsid="07641424"/>
    </style:style>
    <style:style style:name="P408" style:family="paragraph" style:parent-style-name="Standard">
      <style:text-properties officeooo:paragraph-rsid="0764cf68"/>
    </style:style>
    <style:style style:name="P409" style:family="paragraph" style:parent-style-name="Standard">
      <style:text-properties officeooo:paragraph-rsid="0766bd6e"/>
    </style:style>
    <style:style style:name="P410" style:family="paragraph" style:parent-style-name="Standard">
      <style:paragraph-properties fo:break-before="page"/>
      <style:text-properties officeooo:paragraph-rsid="0766bd6e"/>
    </style:style>
    <style:style style:name="P411" style:family="paragraph" style:parent-style-name="Standard">
      <style:paragraph-properties fo:break-before="page"/>
      <style:text-properties officeooo:paragraph-rsid="077e39c6"/>
    </style:style>
    <style:style style:name="P412" style:family="paragraph" style:parent-style-name="Standard">
      <style:paragraph-properties fo:break-before="auto" fo:break-after="auto"/>
      <style:text-properties officeooo:paragraph-rsid="077e39c6"/>
    </style:style>
    <style:style style:name="P413" style:family="paragraph" style:parent-style-name="Standard">
      <style:text-properties officeooo:rsid="077ee23e" officeooo:paragraph-rsid="051e120b"/>
    </style:style>
    <style:style style:name="P414" style:family="paragraph" style:parent-style-name="Standard">
      <style:text-properties officeooo:paragraph-rsid="051e120b"/>
    </style:style>
    <style:style style:name="P415" style:family="paragraph" style:parent-style-name="Table_20_Contents">
      <style:paragraph-properties fo:text-align="center" style:justify-single-word="false"/>
      <style:text-properties officeooo:rsid="07701c4c" officeooo:paragraph-rsid="07701c4c"/>
    </style:style>
    <style:style style:name="P416" style:family="paragraph" style:parent-style-name="Text_20_body">
      <style:text-properties fo:font-size="10pt" officeooo:paragraph-rsid="076eb0d7" style:font-size-asian="10pt" style:font-size-complex="10pt"/>
    </style:style>
    <style:style style:name="P417" style:family="paragraph" style:parent-style-name="Text_20_body">
      <style:text-properties fo:font-size="10pt" officeooo:paragraph-rsid="076eb0d7" fo:background-color="transparent" style:font-size-asian="10pt" style:font-size-complex="10pt"/>
    </style:style>
    <style:style style:name="P418" style:family="paragraph" style:parent-style-name="Text_20_body">
      <style:text-properties fo:font-size="10pt" fo:font-style="normal" fo:font-weight="bold" officeooo:rsid="0756929e" officeooo:paragraph-rsid="09b38db3" fo:background-color="transparent" style:font-size-asian="10pt" style:font-style-asian="normal" style:font-weight-asian="bold" style:font-size-complex="10pt" style:font-style-complex="normal" style:font-weight-complex="bold"/>
    </style:style>
    <style:style style:name="P419" style:family="paragraph" style:parent-style-name="Text_20_body">
      <style:text-properties fo:color="#443205" loext:opacity="100%" style:text-outline="false" style:text-line-through-style="none" style:text-line-through-type="none" style:font-name="Arial3" fo:font-size="11pt" fo:font-style="normal" fo:text-shadow="none" style:text-underline-style="none" fo:font-weight="bold" officeooo:rsid="0012457b" officeooo:paragraph-rsid="076da0c7" style:font-size-asian="11pt" style:font-style-asian="normal" style:font-weight-asian="bold" style:font-size-complex="11pt" style:font-style-complex="normal" style:font-weight-complex="bold" style:text-overline-style="none" style:text-overline-color="font-color"/>
    </style:style>
    <style:style style:name="P420" style:family="paragraph" style:parent-style-name="Text_20_body">
      <style:text-properties fo:color="#443205" loext:opacity="100%" style:text-outline="false" style:text-line-through-style="none" style:text-line-through-type="none" style:font-name="Arial3" fo:font-size="11pt" fo:language="fr" fo:country="FR" fo:font-style="normal" fo:text-shadow="none" style:text-underline-style="none" fo:font-weight="bold" officeooo:rsid="0016d880" officeooo:paragraph-rsid="07701c4c" fo:background-color="transparent" style:font-name-asian="Times New Roman" style:font-size-asian="11pt" style:font-style-asian="normal" style:font-weight-asian="bold" style:font-name-complex="Arial3" style:font-size-complex="11pt" style:language-complex="ar" style:country-complex="SA" style:font-style-complex="normal" style:font-weight-complex="bold" style:text-overline-style="none" style:text-overline-color="font-color"/>
    </style:style>
    <style:style style:name="P421"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3" fo:font-size="10pt" fo:language="fr" fo:country="FR" fo:font-style="italic" fo:text-shadow="none" style:text-underline-style="none" fo:font-weight="bold" officeooo:rsid="00138b8a" officeooo:paragraph-rsid="076ea952"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422"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3" fo:font-size="10pt" fo:language="fr" fo:country="FR" fo:font-style="italic" fo:text-shadow="none" style:text-underline-style="none" fo:font-weight="bold" officeooo:rsid="0013d077" officeooo:paragraph-rsid="076ea952" fo:background-color="transparent" style:font-name-asian="Times New Roman" style:font-size-asian="10pt" style:font-style-asian="italic" style:font-weight-asian="bold" style:font-name-complex="Arial3" style:font-size-complex="10pt" style:language-complex="ar" style:country-complex="SA" style:font-style-complex="italic" style:font-weight-complex="bold" style:text-overline-style="none" style:text-overline-color="font-color"/>
    </style:style>
    <style:style style:name="P423"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3" fo:font-size="10pt" fo:language="fr" fo:country="FR" fo:font-style="italic" fo:text-shadow="none" style:text-underline-style="none" fo:font-weight="normal" officeooo:rsid="0750abcb" officeooo:paragraph-rsid="076eb0d7"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424"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3" fo:font-size="10pt" fo:language="fr" fo:country="FR" fo:font-style="italic" fo:text-shadow="none" style:text-underline-style="none" fo:font-weight="normal" officeooo:rsid="0750abcb" officeooo:paragraph-rsid="0790979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425" style:family="paragraph" style:parent-style-name="Text_20_body">
      <style:paragraph-properties fo:margin-top="0cm" fo:margin-bottom="0cm" style:contextual-spacing="false" fo:text-align="start" style:justify-single-word="false"/>
      <style:text-properties fo:color="#443205" loext:opacity="100%" style:text-outline="false" style:text-line-through-style="none" style:text-line-through-type="none" style:font-name="Arial3" fo:font-size="10pt" fo:language="fr" fo:country="FR" fo:font-style="normal" fo:text-shadow="none" style:text-underline-style="none" fo:font-weight="bold" officeooo:rsid="0750abcb" officeooo:paragraph-rsid="076eb0d7" fo:background-color="transparent" style:font-name-asian="Times New Roman" style:font-size-asian="10pt" style:font-style-asian="normal" style:font-weight-asian="bold" style:font-name-complex="Arial3" style:font-size-complex="10pt" style:language-complex="ar" style:country-complex="SA" style:font-style-complex="normal" style:font-weight-complex="bold" style:text-overline-style="none" style:text-overline-color="font-color"/>
    </style:style>
    <style:style style:name="P426" style:family="paragraph" style:parent-style-name="Text_20_body">
      <style:text-properties fo:color="#443205" loext:opacity="100%" style:text-outline="false" style:text-line-through-style="none" style:text-line-through-type="none" style:font-name="Arial3" fo:font-size="10pt" fo:language="fr" fo:country="FR" fo:font-style="normal" fo:text-shadow="none" style:text-underline-style="none" fo:font-weight="normal" officeooo:rsid="00156b96" officeooo:paragraph-rsid="09b38db3"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27" style:family="paragraph" style:parent-style-name="Text_20_body">
      <style:paragraph-properties fo:text-align="start" style:justify-single-word="false" style:snap-to-layout-grid="false">
        <style:tab-stops>
          <style:tab-stop style:position="0cm"/>
        </style:tab-stops>
      </style:paragraph-properties>
      <style:text-properties fo:color="#443205" loext:opacity="100%" style:text-outline="false" style:text-line-through-style="none" style:text-line-through-type="none" style:font-name="Arial3" fo:font-size="10pt" fo:font-style="normal" fo:text-shadow="none" style:text-underline-style="none" fo:font-weight="bold" officeooo:rsid="0626e84b" officeooo:paragraph-rsid="076ea952" fo:background-color="transparent" style:font-size-asian="10pt" style:font-style-asian="normal" style:font-weight-asian="bold" style:font-size-complex="10pt" style:font-style-complex="normal" style:font-weight-complex="bold" style:text-overline-style="none" style:text-overline-color="font-color"/>
    </style:style>
    <style:style style:name="P428" style:family="paragraph" style:parent-style-name="Text_20_body">
      <style:text-properties fo:color="#443205" loext:opacity="100%" style:text-outline="false" style:text-line-through-style="none" style:text-line-through-type="none" style:font-name="Arial3" fo:font-size="10pt" fo:font-style="normal" fo:text-shadow="none" style:text-underline-style="none" fo:font-weight="bold" officeooo:rsid="0626e84b" officeooo:paragraph-rsid="076ea952" fo:background-color="#ffffd7" style:font-size-asian="10pt" style:font-style-asian="normal" style:font-weight-asian="bold" style:font-size-complex="10pt" style:font-style-complex="normal" style:font-weight-complex="bold" style:text-overline-style="none" style:text-overline-color="font-color"/>
    </style:style>
    <style:style style:name="P429" style:family="paragraph" style:parent-style-name="Text_20_body">
      <style:text-properties fo:color="#443205" loext:opacity="100%" style:text-outline="false" style:text-line-through-style="none" style:text-line-through-type="none" style:font-name="Marianne Light" fo:font-size="10pt" fo:language="fr" fo:country="FR" fo:font-style="normal" fo:text-shadow="none" style:text-underline-style="none" fo:font-weight="normal" officeooo:rsid="001e779c" officeooo:paragraph-rsid="07701c4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30" style:family="paragraph" style:parent-style-name="Text_20_body">
      <style:text-properties fo:color="#443205" loext:opacity="100%" fo:font-size="10pt" officeooo:paragraph-rsid="076eb0d7" style:font-size-asian="10pt" style:font-size-complex="10pt"/>
    </style:style>
    <style:style style:name="P431" style:family="paragraph" style:parent-style-name="Text_20_body">
      <style:text-properties fo:color="#443205" loext:opacity="100%" fo:font-size="10pt" officeooo:rsid="0013d077" officeooo:paragraph-rsid="078f3038" style:font-size-asian="10pt" style:font-size-complex="10pt"/>
    </style:style>
    <style:style style:name="P432" style:family="paragraph" style:parent-style-name="Text_20_body">
      <style:text-properties fo:color="#443205" loext:opacity="100%" fo:font-size="10pt" officeooo:rsid="0013d077" officeooo:paragraph-rsid="076ea952" style:font-size-asian="10pt" style:font-size-complex="10pt"/>
    </style:style>
    <style:style style:name="P433" style:family="paragraph" style:parent-style-name="Text_20_body">
      <style:text-properties fo:color="#443205" loext:opacity="100%" fo:font-size="10pt" fo:font-weight="normal" officeooo:paragraph-rsid="076eb0d7" style:font-size-asian="10pt" style:font-weight-asian="normal" style:font-size-complex="10pt" style:font-weight-complex="normal"/>
    </style:style>
    <style:style style:name="P434" style:family="paragraph" style:parent-style-name="Text_20_body">
      <style:text-properties fo:color="#443205" loext:opacity="100%" fo:font-size="10pt" fo:font-weight="normal" officeooo:paragraph-rsid="07909792" style:font-size-asian="10pt" style:font-weight-asian="normal" style:font-size-complex="10pt" style:font-weight-complex="normal"/>
    </style:style>
    <style:style style:name="P435" style:family="paragraph" style:parent-style-name="Text_20_body">
      <style:text-properties fo:color="#443205" loext:opacity="100%" fo:font-size="10pt" fo:font-style="normal" fo:font-weight="bold" officeooo:rsid="0012457b" officeooo:paragraph-rsid="076ea952" style:font-size-asian="10pt" style:font-style-asian="normal" style:font-weight-asian="bold" style:font-size-complex="10pt" style:font-style-complex="normal" style:font-weight-complex="bold"/>
    </style:style>
    <style:style style:name="P436" style:family="paragraph" style:parent-style-name="Text_20_body">
      <style:text-properties fo:color="#443205" loext:opacity="100%" fo:font-size="10pt" fo:font-style="normal" fo:font-weight="bold" officeooo:rsid="00138b8a" officeooo:paragraph-rsid="076ea952" style:font-size-asian="10pt" style:font-style-asian="normal" style:font-weight-asian="bold" style:font-size-complex="10pt" style:font-style-complex="normal" style:font-weight-complex="bold"/>
    </style:style>
    <style:style style:name="P437" style:family="paragraph" style:parent-style-name="Text_20_body">
      <style:text-properties fo:color="#443205" loext:opacity="100%" fo:font-size="10pt" fo:font-weight="bold" officeooo:rsid="00138b8a" officeooo:paragraph-rsid="076ea952" style:font-size-asian="10pt" style:font-weight-asian="bold" style:font-size-complex="10pt" style:font-weight-complex="bold"/>
    </style:style>
    <style:style style:name="P438" style:family="paragraph" style:parent-style-name="Text_20_body">
      <style:text-properties fo:color="#443205" loext:opacity="100%" fo:font-size="10pt" fo:font-weight="bold" officeooo:paragraph-rsid="076eb0d7" style:font-size-asian="10pt" style:font-weight-asian="bold" style:font-size-complex="10pt" style:font-weight-complex="bold"/>
    </style:style>
    <style:style style:name="P439" style:family="paragraph" style:parent-style-name="Standard">
      <style:text-properties fo:color="#443205" loext:opacity="100%" style:text-underline-style="solid" style:text-underline-width="auto" style:text-underline-color="font-color" fo:font-weight="bold" officeooo:rsid="0016d880" officeooo:paragraph-rsid="0766fbd9" style:font-weight-asian="bold" style:font-weight-complex="bold"/>
    </style:style>
    <style:style style:name="P440" style:family="paragraph" style:parent-style-name="Text_20_body">
      <style:text-properties fo:color="#443205" loext:opacity="100%" fo:font-weight="bold" officeooo:paragraph-rsid="07701c4c" style:font-weight-asian="bold" style:font-weight-complex="bold"/>
    </style:style>
    <style:style style:name="P441" style:family="paragraph" style:parent-style-name="Text_20_body">
      <style:text-properties fo:color="#443205" loext:opacity="100%" fo:font-weight="bold" officeooo:rsid="098a869b" officeooo:paragraph-rsid="098a869b" style:font-weight-asian="bold" style:font-weight-complex="bold"/>
    </style:style>
    <style:style style:name="P442" style:family="paragraph" style:parent-style-name="Text_20_body">
      <style:text-properties fo:color="#443205" loext:opacity="100%" fo:font-weight="bold" officeooo:rsid="0b7b4c9a" officeooo:paragraph-rsid="0b7b4c9a" style:font-weight-asian="bold" style:font-weight-complex="bold"/>
    </style:style>
    <style:style style:name="P443" style:family="paragraph" style:parent-style-name="Standard">
      <style:paragraph-properties fo:margin-top="0cm" fo:margin-bottom="0cm" style:contextual-spacing="false" fo:line-height="100%" fo:orphans="0" fo:widows="0"/>
      <style:text-properties fo:color="#443205" loext:opacity="100%" style:font-name="Marianne Light" fo:font-size="10pt" fo:language="fr" fo:country="FR" fo:font-weight="normal" officeooo:rsid="001e779c" officeooo:paragraph-rsid="0b7b4c9a" style:letter-kerning="false" style:font-name-asian="Marianne Thin" style:font-size-asian="10pt" style:language-asian="zh" style:country-asian="CN" style:font-weight-asian="normal" style:font-name-complex="Marianne Thin4" style:font-size-complex="10pt" style:language-complex="hi" style:country-complex="IN" style:font-weight-complex="normal"/>
    </style:style>
    <style:style style:name="P444" style:family="paragraph" style:parent-style-name="Standard">
      <style:paragraph-properties fo:margin-top="0cm" fo:margin-bottom="0cm" style:contextual-spacing="false" fo:line-height="100%" fo:orphans="0" fo:widows="0"/>
      <style:text-properties fo:color="#443205" loext:opacity="100%" style:font-name="Marianne Light" fo:font-size="10pt" fo:language="fr" fo:country="FR" fo:font-weight="normal" officeooo:rsid="001e779c" officeooo:paragraph-rsid="098a869b" style:letter-kerning="false" style:font-name-asian="Marianne Thin" style:font-size-asian="10pt" style:language-asian="zh" style:country-asian="CN" style:font-weight-asian="normal" style:font-name-complex="Marianne Thin4" style:font-size-complex="10pt" style:language-complex="hi" style:country-complex="IN" style:font-weight-complex="normal"/>
    </style:style>
    <style:style style:name="P445" style:family="paragraph" style:parent-style-name="Standard">
      <style:paragraph-properties fo:margin-top="0cm" fo:margin-bottom="0cm" style:contextual-spacing="false" fo:line-height="100%" fo:orphans="0" fo:widows="0"/>
      <style:text-properties fo:color="#443205" loext:opacity="100%" style:font-name="Marianne Light" fo:font-size="10pt" fo:language="fr" fo:country="FR" fo:font-weight="normal" officeooo:rsid="001e779c" officeooo:paragraph-rsid="0a709ee8" style:letter-kerning="false" style:font-name-asian="Marianne Thin" style:font-size-asian="10pt" style:language-asian="zh" style:country-asian="CN" style:font-weight-asian="normal" style:font-name-complex="Marianne Thin4" style:font-size-complex="10pt" style:language-complex="hi" style:country-complex="IN" style:font-weight-complex="normal"/>
    </style:style>
    <style:style style:name="P446" style:family="paragraph" style:parent-style-name="Text_20_body">
      <style:text-properties fo:color="#443205" loext:opacity="100%" style:font-name="Marianne Light" fo:font-size="10pt" fo:font-weight="normal" officeooo:paragraph-rsid="07701c4c" style:font-size-asian="10pt" style:font-weight-asian="normal" style:font-size-complex="10pt" style:font-weight-complex="normal"/>
    </style:style>
    <style:style style:name="P447" style:family="paragraph" style:parent-style-name="Text_20_body">
      <style:text-properties fo:color="#443205" loext:opacity="100%" style:font-name="Marianne Light" fo:font-size="10pt" fo:font-weight="normal" officeooo:rsid="001e779c" officeooo:paragraph-rsid="07701c4c" style:font-size-asian="10pt" style:font-weight-asian="normal" style:font-size-complex="10pt" style:font-weight-complex="normal"/>
    </style:style>
    <style:style style:name="P448" style:family="paragraph" style:parent-style-name="Text_20_body">
      <style:text-properties officeooo:paragraph-rsid="07701c4c"/>
    </style:style>
    <style:style style:name="P449" style:family="paragraph" style:parent-style-name="Standard">
      <style:text-properties officeooo:paragraph-rsid="078da9cc"/>
    </style:style>
    <style:style style:name="P450" style:family="paragraph" style:parent-style-name="Standard">
      <style:text-properties officeooo:paragraph-rsid="078f3038"/>
    </style:style>
    <style:style style:name="P451" style:family="paragraph" style:parent-style-name="Table_20_Heading">
      <style:paragraph-properties fo:margin-top="0cm" fo:margin-bottom="0cm" style:contextual-spacing="false"/>
      <style:text-properties officeooo:paragraph-rsid="078f3038"/>
    </style:style>
    <style:style style:name="P452" style:family="paragraph" style:parent-style-name="Standard">
      <style:text-properties officeooo:paragraph-rsid="07909792"/>
    </style:style>
    <style:style style:name="P453"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7b46a19" officeooo:paragraph-rsid="07e96604"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54"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7b46a19" officeooo:paragraph-rsid="07ebd121"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55"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7b46a19" officeooo:paragraph-rsid="08b80c14"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56"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7b46a19" officeooo:paragraph-rsid="08f10fb2"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57"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7b46a19" officeooo:paragraph-rsid="0a936d2b"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58"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7b46a19" officeooo:paragraph-rsid="0a94980b"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59"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7b46a19" officeooo:paragraph-rsid="0a98cf59"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60"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8f10fb2" officeooo:paragraph-rsid="0a94980b" fo:background-color="transparent"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P46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407cd8" officeooo:paragraph-rsid="08407cd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80586b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8158e6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4"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816613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8d2d82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6"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8d50be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8d412b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6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0"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a155d3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a39900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8f8f0e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3"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9a39c2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4"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officeooo:paragraph-rsid="0a172e7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08420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6"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2a451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7"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407cd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504af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79"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6e32b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0" style:family="paragraph" style:parent-style-name="Standard">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3138d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1" style:family="paragraph" style:parent-style-name="Standard">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b8c000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2"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a451f" officeooo:paragraph-rsid="082a451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3"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3b4f24" officeooo:paragraph-rsid="083b4f24"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4"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686166" officeooo:paragraph-rsid="0868616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7ffdd10" officeooo:paragraph-rsid="07ffdd1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7ffdd10" officeooo:paragraph-rsid="08d1903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7ffdd10" officeooo:paragraph-rsid="08d412b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7ffdd10"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89"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7ffdd10" officeooo:paragraph-rsid="07ffdd1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0"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7ffdd10" officeooo:paragraph-rsid="08d1903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1"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7ffdd10"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3aaa4" officeooo:paragraph-rsid="0803aaa4"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3aaa4" officeooo:paragraph-rsid="08d412b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4"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3aaa4"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57dad" officeooo:paragraph-rsid="082746b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57dad" officeooo:paragraph-rsid="08d412b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57dad" officeooo:paragraph-rsid="08257da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57dad"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49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d5ceb6" officeooo:paragraph-rsid="08d5ceb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d5ceb6"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e76fa" officeooo:paragraph-rsid="09404c2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2"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ff6df" officeooo:paragraph-rsid="09bef14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ff6df" officeooo:paragraph-rsid="0a19577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4"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ff6df" officeooo:paragraph-rsid="09caa2d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3a56f7" officeooo:paragraph-rsid="093a90c3"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3a56f7" officeooo:paragraph-rsid="0a1d04d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12333b" officeooo:paragraph-rsid="0a19577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8"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369e88" officeooo:paragraph-rsid="090dd65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09"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005031" officeooo:paragraph-rsid="0900503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8c45cf" officeooo:paragraph-rsid="098c45c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1"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6fbdc" officeooo:paragraph-rsid="078f3038"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e4e41" officeooo:paragraph-rsid="097e4e4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3"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61bb55" officeooo:paragraph-rsid="0a61bb5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4"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61c8ce" officeooo:paragraph-rsid="0a61c8c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5" style:family="paragraph" style:parent-style-name="Standard">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c92e84" officeooo:paragraph-rsid="09c9387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6"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aefbe7" officeooo:paragraph-rsid="0ad2fc1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7"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d69c45" officeooo:paragraph-rsid="0ad68b1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8" style:family="paragraph" style:parent-style-name="Table_20_Contents">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201a5b" officeooo:paragraph-rsid="0a201a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1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4580f4" officeooo:paragraph-rsid="0946e293"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2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5e7337" officeooo:paragraph-rsid="0b0c9b4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21"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46e293" officeooo:paragraph-rsid="0b0f01b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22"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52c89b" officeooo:paragraph-rsid="0a52c89b"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emphasize="none" style:text-overline-style="none" style:text-overline-color="font-color"/>
    </style:style>
    <style:style style:name="P523" style:family="paragraph" style:parent-style-name="Table_20_Contents">
      <style:text-properties fo:font-style="normal" officeooo:paragraph-rsid="07d3430d" style:font-style-asian="normal" style:font-style-complex="normal"/>
    </style:style>
    <style:style style:name="P524" style:family="paragraph" style:parent-style-name="Standard">
      <style:paragraph-properties fo:margin-left="0cm" fo:margin-right="0cm" fo:text-align="start" style:justify-single-word="false" fo:text-indent="0cm" style:auto-text-indent="false"/>
      <style:text-properties fo:font-style="normal" style:text-underline-style="none" officeooo:paragraph-rsid="0a11b928" style:font-style-asian="normal" style:font-style-complex="normal"/>
    </style:style>
    <style:style style:name="P525" style:family="paragraph" style:parent-style-name="Table_20_Contents">
      <style:text-properties officeooo:paragraph-rsid="07dc0fd3"/>
    </style:style>
    <style:style style:name="P526"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1ef2cf"/>
    </style:style>
    <style:style style:name="P527"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8a7f6b"/>
    </style:style>
    <style:style style:name="P52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c4c070"/>
    </style:style>
    <style:style style:name="P529"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2246df"/>
    </style:style>
    <style:style style:name="P530"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d412b2"/>
    </style:style>
    <style:style style:name="P531"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d664a5"/>
    </style:style>
    <style:style style:name="P532"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d5ceb6"/>
    </style:style>
    <style:style style:name="P533"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97a6079"/>
    </style:style>
    <style:style style:name="P534" style:family="paragraph" style:parent-style-name="Standard">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134f5b"/>
    </style:style>
    <style:style style:name="P535"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19577e"/>
    </style:style>
    <style:style style:name="P53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155d39"/>
    </style:style>
    <style:style style:name="P537"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3e0236"/>
    </style:style>
    <style:style style:name="P53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41d5c2"/>
    </style:style>
    <style:style style:name="P539"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f101cd"/>
    </style:style>
    <style:style style:name="P540"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f15c13"/>
    </style:style>
    <style:style style:name="P541" style:family="paragraph" style:parent-style-name="Standard">
      <style:paragraph-properties fo:margin-left="0cm" fo:margin-right="0cm" fo:text-align="start" style:justify-single-word="false" fo:text-indent="0cm" style:auto-text-indent="false"/>
      <style:text-properties officeooo:paragraph-rsid="08be9667"/>
    </style:style>
    <style:style style:name="P542" style:family="paragraph" style:parent-style-name="Standard">
      <style:paragraph-properties fo:margin-left="0cm" fo:margin-right="0cm" fo:text-align="start" style:justify-single-word="false" fo:text-indent="0cm" style:auto-text-indent="false"/>
      <style:text-properties officeooo:paragraph-rsid="08d1903e"/>
    </style:style>
    <style:style style:name="P543" style:family="paragraph" style:parent-style-name="Standard">
      <style:paragraph-properties fo:margin-left="0cm" fo:margin-right="0cm" fo:text-align="start" style:justify-single-word="false" fo:text-indent="0cm" style:auto-text-indent="false"/>
      <style:text-properties officeooo:paragraph-rsid="0934c317"/>
    </style:style>
    <style:style style:name="P544" style:family="paragraph" style:parent-style-name="Standard">
      <style:paragraph-properties fo:margin-left="0cm" fo:margin-right="0cm" fo:text-align="start" style:justify-single-word="false" fo:text-indent="0cm" style:auto-text-indent="false"/>
      <style:text-properties officeooo:paragraph-rsid="0a134f5b"/>
    </style:style>
    <style:style style:name="P545" style:family="paragraph" style:parent-style-name="Standard">
      <style:paragraph-properties fo:margin-left="0cm" fo:margin-right="0cm" fo:text-align="start" style:justify-single-word="false" fo:text-indent="0cm" style:auto-text-indent="false"/>
      <style:text-properties officeooo:paragraph-rsid="0a399000"/>
    </style:style>
    <style:style style:name="P546" style:family="paragraph" style:parent-style-name="Standard">
      <style:paragraph-properties fo:margin-left="0cm" fo:margin-right="0cm" fo:text-align="start" style:justify-single-word="false" fo:text-indent="0cm" style:auto-text-indent="false"/>
      <style:text-properties officeooo:paragraph-rsid="0a3d5421"/>
    </style:style>
    <style:style style:name="P547" style:family="paragraph" style:parent-style-name="Standard">
      <style:paragraph-properties fo:margin-left="0cm" fo:margin-right="0cm" fo:text-align="start" style:justify-single-word="false" fo:text-indent="0cm" style:auto-text-indent="false"/>
    </style:style>
    <style:style style:name="P548" style:family="paragraph" style:parent-style-name="Standard">
      <style:paragraph-properties fo:margin-left="0cm" fo:margin-right="0cm" fo:text-align="start" style:justify-single-word="false" fo:text-indent="0cm" style:auto-text-indent="false"/>
      <style:text-properties officeooo:paragraph-rsid="0a117310"/>
    </style:style>
    <style:style style:name="P549" style:family="paragraph" style:parent-style-name="Standard">
      <style:paragraph-properties fo:margin-left="0cm" fo:margin-right="0cm" fo:text-align="start" style:justify-single-word="false" fo:text-indent="0cm" style:auto-text-indent="false"/>
      <style:text-properties officeooo:paragraph-rsid="0a41d5c2"/>
    </style:style>
    <style:style style:name="P550" style:family="paragraph" style:parent-style-name="Standard">
      <style:paragraph-properties fo:margin-left="0cm" fo:margin-right="0cm" fo:text-align="start" style:justify-single-word="false" fo:text-indent="0cm" style:auto-text-indent="false"/>
      <style:text-properties officeooo:paragraph-rsid="0a44d3d8"/>
    </style:style>
    <style:style style:name="P551" style:family="paragraph" style:parent-style-name="Standard">
      <style:paragraph-properties fo:margin-left="0cm" fo:margin-right="0cm" fo:text-align="start" style:justify-single-word="false" fo:text-indent="0cm" style:auto-text-indent="false"/>
      <style:text-properties officeooo:paragraph-rsid="0aeb8fd2"/>
    </style:style>
    <style:style style:name="P552" style:family="paragraph" style:parent-style-name="Standard">
      <style:paragraph-properties fo:margin-left="0cm" fo:margin-right="0cm" fo:text-align="start" style:justify-single-word="false" fo:text-indent="0cm" style:auto-text-indent="false"/>
      <style:text-properties officeooo:paragraph-rsid="0a4661ca"/>
    </style:style>
    <style:style style:name="P553" style:family="paragraph" style:parent-style-name="Standard">
      <style:paragraph-properties fo:margin-left="0cm" fo:margin-right="0cm" fo:text-align="start" style:justify-single-word="false" fo:text-indent="0cm" style:auto-text-indent="false"/>
      <style:text-properties officeooo:paragraph-rsid="0b4388b5"/>
    </style:style>
    <style:style style:name="P554" style:family="paragraph" style:parent-style-name="Standard">
      <style:paragraph-properties fo:margin-left="0cm" fo:margin-right="0cm" fo:text-align="start" style:justify-single-word="false" fo:text-indent="0cm" style:auto-text-indent="false"/>
      <style:text-properties officeooo:paragraph-rsid="0b50161b"/>
    </style:style>
    <style:style style:name="P555"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646464" loext:opacity="100%" style:text-outline="false" style:text-line-through-style="none" style:text-line-through-type="none" style:font-name="Monospace" fo:font-size="10pt" fo:language="fr" fo:country="FR" fo:font-style="normal" fo:text-shadow="none" style:text-underline-style="none" fo:font-weight="normal" officeooo:rsid="082246df" officeooo:paragraph-rsid="082246d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56"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646464" loext:opacity="100%" style:text-outline="false" style:text-line-through-style="none" style:text-line-through-type="none" style:font-name="Monospace" fo:font-size="10pt" fo:language="fr" fo:country="FR" fo:font-style="normal" fo:text-shadow="none" style:text-underline-style="none" fo:font-weight="normal" officeooo:rsid="082246df" officeooo:paragraph-rsid="08d412b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57" style:family="paragraph" style:parent-style-name="Table_20_Contents">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646464" loext:opacity="100%" style:text-outline="false" style:text-line-through-style="none" style:text-line-through-type="none" style:font-name="Monospace" fo:font-size="10pt" fo:language="fr" fo:country="FR" fo:font-style="normal" fo:text-shadow="none" style:text-underline-style="none" fo:font-weight="normal" officeooo:rsid="082246df" officeooo:paragraph-rsid="0a134f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58"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646464"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764cf6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559"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646464" loext:opacity="100%" style:text-outline="false" style:text-line-through-style="none" style:text-line-through-type="none" style:font-name="Monospace" fo:font-size="10pt" fo:language="fr" fo:country="FR" fo:font-style="italic" fo:text-shadow="none" style:text-underline-style="none" fo:font-weight="normal" officeooo:rsid="074a1555" officeooo:paragraph-rsid="0a41d5c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560" style:family="paragraph" style:parent-style-name="Standard">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646464" loext:opacity="100%" style:text-outline="false" style:text-line-through-style="none" style:text-line-through-type="none" style:font-name="Monospace1" fo:font-size="10pt" fo:language="fr" fo:country="FR" fo:font-style="italic" fo:text-shadow="none" style:text-underline-style="none" fo:font-weight="normal" officeooo:rsid="07e9c2da" officeooo:paragraph-rsid="08be9667"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561" style:family="paragraph" style:parent-style-name="Standard">
      <style:text-properties officeooo:paragraph-rsid="08b31802"/>
    </style:style>
    <style:style style:name="P562" style:family="paragraph" style:parent-style-name="Standard">
      <style:text-properties officeooo:paragraph-rsid="09b38db3"/>
    </style:style>
    <style:style style:name="P563" style:family="paragraph" style:parent-style-name="Standard">
      <style:paragraph-properties fo:break-before="auto" fo:break-after="auto"/>
      <style:text-properties officeooo:paragraph-rsid="09b38db3"/>
    </style:style>
    <style:style style:name="P564"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9eb8e8e" officeooo:paragraph-rsid="09eb8e8e"/>
    </style:style>
    <style:style style:name="P565" style:family="paragraph" style:parent-style-name="Standard">
      <style:paragraph-properties fo:margin-left="0cm" fo:margin-right="0cm" fo:text-align="start" style:justify-single-word="false" fo:text-indent="0cm" style:auto-text-indent="false"/>
      <style:text-properties style:font-name="Monospace" fo:font-size="10pt" fo:font-style="normal" style:text-underline-style="none" style:font-size-asian="10pt" style:font-style-asian="normal" style:font-style-complex="normal"/>
    </style:style>
    <style:style style:name="P56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67" style:family="paragraph" style:parent-style-name="Table_20_Contents">
      <loext:graphic-properties draw:fill="none"/>
      <style:paragraph-properties fo:margin-left="0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8be9667"/>
    </style:style>
    <style:style style:name="P568" style:family="paragraph" style:parent-style-name="Table_20_Contents">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officeooo:paragraph-rsid="0a52c89b"/>
    </style:style>
    <style:style style:name="P569" style:family="paragraph" style:parent-style-name="Text_20_body">
      <style:text-properties officeooo:paragraph-rsid="0a6beddd"/>
    </style:style>
    <style:style style:name="P570" style:family="paragraph" style:parent-style-name="Text_20_body">
      <style:text-properties officeooo:rsid="0a6fc83f" officeooo:paragraph-rsid="0a6fc83f"/>
    </style:style>
    <style:style style:name="P571" style:family="paragraph" style:parent-style-name="Text_20_body">
      <style:text-properties officeooo:rsid="0a7261e6" officeooo:paragraph-rsid="0a75cc54"/>
    </style:style>
    <style:style style:name="P572" style:family="paragraph" style:parent-style-name="Text_20_body">
      <style:text-properties officeooo:rsid="0a73d198" officeooo:paragraph-rsid="0a73d198"/>
    </style:style>
    <style:style style:name="P573" style:family="paragraph" style:parent-style-name="Text_20_body">
      <style:text-properties officeooo:rsid="0a75cc54" officeooo:paragraph-rsid="0a75cc54"/>
    </style:style>
    <style:style style:name="P574"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897aa22" officeooo:paragraph-rsid="0aacdffe"/>
    </style:style>
    <style:style style:name="P575"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font-style="italic" officeooo:rsid="0adc8a56" officeooo:paragraph-rsid="0adc8a56" style:font-style-asian="italic" style:font-style-complex="italic"/>
    </style:style>
    <style:style style:name="P576" style:family="paragraph" style:parent-style-name="Table_20_Contents">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ad69c45" officeooo:paragraph-rsid="0ad7fadd"/>
    </style:style>
    <style:style style:name="P577" style:family="paragraph" style:parent-style-name="Header">
      <style:paragraph-properties fo:text-align="justify" style:justify-single-word="false">
        <style:tab-stops/>
      </style:paragraph-properties>
      <style:text-properties style:font-name="Marianne" fo:font-weight="normal" officeooo:rsid="01847a70" officeooo:paragraph-rsid="0ae76d52" style:font-weight-asian="normal" style:font-weight-complex="normal"/>
    </style:style>
    <style:style style:name="P578" style:family="paragraph" style:parent-style-name="Standard" style:list-style-name="L4">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3e0236" fo:background-color="transparent"/>
    </style:style>
    <style:style style:name="P579" style:family="paragraph" style:parent-style-name="Standard" style:list-style-name="L4">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3f9645" fo:background-color="transparent"/>
    </style:style>
    <style:style style:name="P580" style:family="paragraph" style:parent-style-name="Standard" style:list-style-name="L6">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6fbdc" officeooo:paragraph-rsid="0a656c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1"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972577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2"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b8d4d0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3"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37c5d4"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4"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36fef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5"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b90d9d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6"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28bc50"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7"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971396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8"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af0e9f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89"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officeooo:paragraph-rsid="0832b8ed"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90" style:family="paragraph" style:parent-style-name="Standard" style:list-style-name="L10">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3d5c99" officeooo:paragraph-rsid="083d5c9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91" style:family="paragraph" style:parent-style-name="Standard" style:list-style-name="L9">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82a451f"/>
    </style:style>
    <style:style style:name="P592" style:family="paragraph" style:parent-style-name="Standard" style:list-style-name="L1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83c5a95"/>
    </style:style>
    <style:style style:name="P593" style:family="paragraph" style:parent-style-name="Standard" style:list-style-name="L10">
      <style:text-properties officeooo:paragraph-rsid="09725775"/>
    </style:style>
    <style:style style:name="P594" style:family="paragraph" style:parent-style-name="Standard" style:list-style-name="L1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83c5a95" officeooo:paragraph-rsid="083c5a95"/>
    </style:style>
    <style:style style:name="P595" style:family="paragraph" style:parent-style-name="Standard" style:list-style-name="L1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83c5a95" officeooo:paragraph-rsid="0888e1c1"/>
    </style:style>
    <style:style style:name="P596"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0462ea" officeooo:paragraph-rsid="0b0462e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97"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f7c1c" officeooo:paragraph-rsid="09c4d79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98"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f7c1c" officeooo:paragraph-rsid="09c7371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599"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f7c1c" officeooo:paragraph-rsid="09d2221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0" style:family="paragraph" style:parent-style-name="Table_20_Contents" style:list-style-name="L18">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f7c1c" officeooo:paragraph-rsid="09d2221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1"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1f9e27" officeooo:paragraph-rsid="0b1f9e2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2"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94a4ee" officeooo:paragraph-rsid="0894a4e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3" style:family="paragraph" style:parent-style-name="Table_20_Contents" style:list-style-name="L18">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c6270f" officeooo:paragraph-rsid="09d2221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4"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bcf752" officeooo:paragraph-rsid="09bcf75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5"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97aa22" officeooo:paragraph-rsid="0897aa2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6"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8b84f3" officeooo:paragraph-rsid="0a8b84f3"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7"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9830c2" officeooo:paragraph-rsid="0b9830c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8"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1f169" officeooo:paragraph-rsid="09e75a94"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09"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1f169" officeooo:paragraph-rsid="09fc9da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0" style:family="paragraph" style:parent-style-name="Table_20_Contents" style:list-style-name="L2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8f10f"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1" style:family="paragraph" style:parent-style-name="Table_20_Contents" style:list-style-name="L26">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8f10f"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2" style:family="paragraph" style:parent-style-name="Table_20_Contents" style:list-style-name="L2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83695"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3" style:family="paragraph" style:parent-style-name="Table_20_Contents" style:list-style-name="L2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361b02" officeooo:paragraph-rsid="0b361b0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4"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ec1c9"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5" style:family="paragraph" style:parent-style-name="Table_20_Contents" style:list-style-name="L26">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dd04f"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6" style:family="paragraph" style:parent-style-name="Table_20_Contents" style:list-style-name="L26">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790ce"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7"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973f1"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8"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aefd1"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19"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113d7" officeooo:paragraph-rsid="0acf4f73"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0"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113d7" officeooo:paragraph-rsid="0ac2212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1"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113d7" officeooo:paragraph-rsid="0988f10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2"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113d7" officeooo:paragraph-rsid="09efafb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3"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113d7" officeooo:paragraph-rsid="0b6656f3"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4"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113d7" officeooo:paragraph-rsid="0a374085"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5"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113d7" officeooo:paragraph-rsid="0a25265e"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6" style:family="paragraph" style:parent-style-name="Table_20_Contents" style:list-style-name="L21">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2adc21" officeooo:paragraph-rsid="0a31afc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7" style:family="paragraph" style:parent-style-name="Table_20_Contents" style:list-style-name="L19">
      <loext:graphic-properties draw:fill="none"/>
      <style:paragraph-properties fo:margin-left="0.3cm" fo:margin-right="0cm" fo:margin-top="0cm" fo:margin-bottom="0cm" style:contextual-spacing="false" fo:text-align="justify"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officeooo:paragraph-rsid="09d42e0f"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8" style:family="paragraph" style:parent-style-name="Table_20_Contents" style:list-style-name="L20">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587c2" officeooo:paragraph-rsid="09d587c2"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29" style:family="paragraph" style:parent-style-name="Table_20_Contents" style:list-style-name="L20">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587c2" officeooo:paragraph-rsid="0aaeda5c"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0" style:family="paragraph" style:parent-style-name="Table_20_Contents" style:list-style-name="L20">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6ac209" officeooo:paragraph-rsid="0b6ac209"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1" style:family="paragraph" style:parent-style-name="Table_20_Contents" style:list-style-name="L20">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a98c7" officeooo:paragraph-rsid="09ea98c7"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2" style:family="paragraph" style:parent-style-name="Table_20_Contents" style:list-style-name="L20">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6f45bb" officeooo:paragraph-rsid="0b6f45bb"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3" style:family="paragraph" style:parent-style-name="Table_20_Contents" style:list-style-name="L20">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ad2bf" officeooo:paragraph-rsid="0a5ad2bf"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4"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8b84f3" officeooo:paragraph-rsid="0a8b84f3"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5"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b8f72" officeooo:paragraph-rsid="09e380bf" style:letter-kerning="false" fo:background-color="transparent"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6"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f58ba" officeooo:paragraph-rsid="0ac22125" fo:background-color="#ffff0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37" style:family="paragraph" style:parent-style-name="Table_20_Contents" style:list-style-name="L14">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dfccc0" officeooo:paragraph-rsid="0b0f01b1"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638" style:family="paragraph" style:parent-style-name="Table_20_Contents" style:list-style-name="L2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6cd92"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639" style:family="paragraph" style:parent-style-name="Table_20_Contents" style:list-style-name="L2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89a6a"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640" style:family="paragraph" style:parent-style-name="Table_20_Contents" style:list-style-name="L2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8b69e"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641" style:family="paragraph" style:parent-style-name="Table_20_Contents" style:list-style-name="L2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96ce8"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642" style:family="paragraph" style:parent-style-name="Table_20_Contents" style:list-style-name="L2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a5220"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643" style:family="paragraph" style:parent-style-name="Table_20_Contents" style:list-style-name="L2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6cd92" officeooo:paragraph-rsid="0b3ce29c"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644" style:family="paragraph" style:parent-style-name="Table_20_Contents" style:list-style-name="L2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b3ce29c" officeooo:paragraph-rsid="0b3ce29c" fo:background-color="transparent" style:font-name-asian="Times New Roman" style:font-size-asian="10pt" style:font-style-asian="italic" style:font-weight-asian="normal" style:font-name-complex="Arial3" style:font-size-complex="10pt" style:language-complex="ar" style:country-complex="SA" style:font-style-complex="italic" style:font-weight-complex="normal" style:text-emphasize="none" style:text-overline-style="none" style:text-overline-color="font-color"/>
    </style:style>
    <style:style style:name="P645" style:family="paragraph" style:parent-style-name="Table_20_Contents" style:list-style-name="L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6fbdc" officeooo:paragraph-rsid="0a656c5b"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46" style:family="paragraph" style:parent-style-name="Table_20_Contents" style:list-style-name="L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6fbdc" officeooo:paragraph-rsid="0a6a01e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47" style:family="paragraph" style:parent-style-name="Table_20_Contents" style:list-style-name="L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6a01e7" officeooo:paragraph-rsid="0a6a01e7"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48"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602ae6" officeooo:paragraph-rsid="0a602ae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49" style:family="paragraph" style:parent-style-name="Table_20_Contents" style:list-style-name="L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d47daf" officeooo:paragraph-rsid="0ad47daf"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0"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416ce6" officeooo:paragraph-rsid="0b03c51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1"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46e293" officeooo:paragraph-rsid="0b03c51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2"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6033a" officeooo:paragraph-rsid="0b06033a"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3"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3c512" officeooo:paragraph-rsid="0b03c512"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4" style:family="paragraph" style:parent-style-name="Table_20_Contents" style:list-style-name="L16">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c86d6" officeooo:paragraph-rsid="0b0c86d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5" style:family="paragraph" style:parent-style-name="Table_20_Contents" style:list-style-name="L16">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e76fa" officeooo:paragraph-rsid="0b0c86d6"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6" style:family="paragraph" style:parent-style-name="Table_20_Contents" style:list-style-name="L14">
      <loext:graphic-properties draw:fill="none"/>
      <style:paragraph-properties fo:margin-left="0.3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e76fa" officeooo:paragraph-rsid="0b0f01b1"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7"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12333b" officeooo:paragraph-rsid="09e1f169"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658"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paragraph-rsid="097a2a77"/>
    </style:style>
    <style:style style:name="P659"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paragraph-rsid="097e4e41"/>
    </style:style>
    <style:style style:name="P660" style:family="paragraph" style:parent-style-name="Table_20_Contents" style:list-style-name="L19">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paragraph-rsid="088e79d1"/>
    </style:style>
    <style:style style:name="P661" style:family="paragraph" style:parent-style-name="Table_20_Contents" style:list-style-name="L19">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paragraph-rsid="0acea055"/>
    </style:style>
    <style:style style:name="P662" style:family="paragraph" style:parent-style-name="Table_20_Contents" style:list-style-name="L23">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paragraph-rsid="0b567089"/>
    </style:style>
    <style:style style:name="P663"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602ae6" officeooo:paragraph-rsid="0a602ae6"/>
    </style:style>
    <style:style style:name="P664"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602ae6" officeooo:paragraph-rsid="0a911210"/>
    </style:style>
    <style:style style:name="P665"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602ae6" officeooo:paragraph-rsid="0a6334cf"/>
    </style:style>
    <style:style style:name="P666"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602ae6" officeooo:paragraph-rsid="0a63d21e"/>
    </style:style>
    <style:style style:name="P667"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911210" officeooo:paragraph-rsid="0a92a99c"/>
    </style:style>
    <style:style style:name="P668"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5fa005" officeooo:paragraph-rsid="0a5fa005"/>
    </style:style>
    <style:style style:name="P669"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5fa005" officeooo:paragraph-rsid="0a6334cf"/>
    </style:style>
    <style:style style:name="P670"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5fa005" officeooo:paragraph-rsid="0b5386b1"/>
    </style:style>
    <style:style style:name="P671"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5fa005" officeooo:paragraph-rsid="0a63d21e"/>
    </style:style>
    <style:style style:name="P672"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b5386b1" officeooo:paragraph-rsid="0b5386b1"/>
    </style:style>
    <style:style style:name="P673" style:family="paragraph" style:parent-style-name="Table_20_Contents" style:list-style-name="L7">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rsid="0a63d21e" officeooo:paragraph-rsid="0a63d21e"/>
    </style:style>
    <style:style style:name="P674" style:family="paragraph" style:parent-style-name="Table_20_Contents" style:list-style-name="L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d2fc1f"/>
    </style:style>
    <style:style style:name="P675" style:family="paragraph" style:parent-style-name="Table_20_Contents" style:list-style-name="L12">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8d412b2"/>
    </style:style>
    <style:style style:name="P676" style:family="paragraph" style:parent-style-name="Table_20_Contents" style:list-style-name="L12">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80586ba"/>
    </style:style>
    <style:style style:name="P677" style:family="paragraph" style:parent-style-name="Table_20_Contents" style:list-style-name="L12">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134f5b"/>
    </style:style>
    <style:style style:name="P678" style:family="paragraph" style:parent-style-name="Table_20_Contents" style:list-style-name="L1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8d412b2"/>
    </style:style>
    <style:style style:name="P679" style:family="paragraph" style:parent-style-name="Table_20_Contents" style:list-style-name="L14">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8d664a5"/>
    </style:style>
    <style:style style:name="P680" style:family="paragraph" style:parent-style-name="Table_20_Contents" style:list-style-name="L14">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19577e"/>
    </style:style>
    <style:style style:name="P681"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b03c512"/>
    </style:style>
    <style:style style:name="P682"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b08071e"/>
    </style:style>
    <style:style style:name="P683"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b1314d4"/>
    </style:style>
    <style:style style:name="P684" style:family="paragraph" style:parent-style-name="Table_20_Contents" style:list-style-name="L17">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80586ba"/>
    </style:style>
    <style:style style:name="P685" style:family="paragraph" style:parent-style-name="Table_20_Contents" style:list-style-name="L22">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9e380bf"/>
    </style:style>
    <style:style style:name="P686"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b56384f"/>
    </style:style>
    <style:style style:name="P687" style:family="paragraph" style:parent-style-name="Table_20_Contents" style:list-style-name="L23">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c22125"/>
    </style:style>
    <style:style style:name="P688" style:family="paragraph" style:parent-style-name="Table_20_Contents" style:list-style-name="L2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c22125"/>
    </style:style>
    <style:style style:name="P689" style:family="paragraph" style:parent-style-name="Table_20_Contents" style:list-style-name="L27">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134f5b"/>
    </style:style>
    <style:style style:name="P690"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3364df"/>
    </style:style>
    <style:style style:name="P691" style:family="paragraph" style:parent-style-name="Table_20_Contents" style:list-style-name="L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ad47daf" officeooo:paragraph-rsid="0ad47daf"/>
    </style:style>
    <style:style style:name="P692" style:family="paragraph" style:parent-style-name="Table_20_Contents" style:list-style-name="L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ad47daf" officeooo:paragraph-rsid="0ad68b1f"/>
    </style:style>
    <style:style style:name="P693" style:family="paragraph" style:parent-style-name="Table_20_Contents" style:list-style-name="L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ad68b1f" officeooo:paragraph-rsid="0ad68b1f"/>
    </style:style>
    <style:style style:name="P694" style:family="paragraph" style:parent-style-name="Table_20_Contents" style:list-style-name="L15">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b0462ea" officeooo:paragraph-rsid="0b0462ea"/>
    </style:style>
    <style:style style:name="P695"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893ea63" officeooo:paragraph-rsid="0893ea63"/>
    </style:style>
    <style:style style:name="P696" style:family="paragraph" style:parent-style-name="Table_20_Contents" style:list-style-name="L18">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8958256" officeooo:paragraph-rsid="08958256"/>
    </style:style>
    <style:style style:name="P697" style:family="paragraph" style:parent-style-name="Table_20_Contents" style:list-style-name="L23">
      <loext:graphic-properties draw:fill="none"/>
      <style:paragraph-properties fo:margin-top="0cm" fo:margin-bottom="0cm" style:contextual-spacing="false" fo:text-align="justify" style:justify-single-word="false" fo:orphans="2" fo:widows="2" fo:background-color="transparent" text:number-lines="false" text:line-number="0" style:snap-to-layout-grid="false">
        <style:tab-stops>
          <style:tab-stop style:position="0cm"/>
        </style:tab-stops>
      </style:paragraph-properties>
      <style:text-properties officeooo:paragraph-rsid="0b567089" fo:background-color="transparent"/>
    </style:style>
    <style:style style:name="P698" style:family="paragraph" style:parent-style-name="Table_20_Contents" style:list-style-name="L24">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b60f664" fo:background-color="transparent"/>
    </style:style>
    <style:style style:name="P699" style:family="paragraph" style:parent-style-name="Table_20_Contents" style:list-style-name="L24">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paragraph-rsid="0ac573c7" fo:background-color="transparent"/>
    </style:style>
    <style:style style:name="P700" style:family="paragraph" style:parent-style-name="Table_20_Contents" style:list-style-name="L21">
      <loext:graphic-properties draw:fill="none"/>
      <style:paragraph-properties fo:margin-top="0cm" fo:margin-bottom="0cm" style:contextual-spacing="false" fo:text-align="start" style:justify-single-word="false" fo:orphans="2" fo:widows="2" fo:background-color="transparent" text:number-lines="false" text:line-number="0" style:snap-to-layout-grid="false">
        <style:tab-stops>
          <style:tab-stop style:position="0cm"/>
        </style:tab-stops>
      </style:paragraph-properties>
      <style:text-properties officeooo:rsid="0a36c048" officeooo:paragraph-rsid="0a36c048"/>
    </style:style>
    <style:style style:name="P701" style:family="paragraph" style:parent-style-name="Text_20_body" style:list-style-name="L1">
      <style:text-properties officeooo:paragraph-rsid="0a6beddd"/>
    </style:style>
    <style:style style:name="P702" style:family="paragraph" style:parent-style-name="Text_20_body" style:list-style-name="L1">
      <style:text-properties officeooo:paragraph-rsid="0a7ba353"/>
    </style:style>
    <style:style style:name="P703" style:family="paragraph" style:parent-style-name="Text_20_body" style:list-style-name="L1">
      <style:text-properties officeooo:paragraph-rsid="0a6fc83f"/>
    </style:style>
    <style:style style:name="P704" style:family="paragraph" style:parent-style-name="Text_20_body" style:list-style-name="L1">
      <style:text-properties fo:color="#000000" loext:opacity="100%" style:text-outline="false" style:text-line-through-style="none" style:text-line-through-type="none" style:font-name="Arial3" fo:font-size="10pt" fo:font-style="normal" fo:text-shadow="none" style:text-underline-style="none" fo:font-weight="normal" officeooo:rsid="0a6beddd" officeooo:paragraph-rsid="0a6bedd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05" style:family="paragraph" style:parent-style-name="Text_20_body" style:list-style-name="L2">
      <style:text-properties fo:color="#000000" loext:opacity="100%" style:text-outline="false" style:text-line-through-style="none" style:text-line-through-type="none" style:font-name="Arial3" fo:font-size="10pt" fo:font-style="normal" fo:text-shadow="none" style:text-underline-style="none" fo:font-weight="normal" officeooo:rsid="0a6fc83f" officeooo:paragraph-rsid="0a6fc83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06" style:family="paragraph" style:parent-style-name="Text_20_body" style:list-style-name="L2">
      <style:text-properties fo:color="#000000" loext:opacity="100%" style:text-outline="false" style:text-line-through-style="none" style:text-line-through-type="none" style:font-name="Arial3" fo:font-size="10pt" fo:font-style="normal" fo:text-shadow="none" style:text-underline-style="none" fo:font-weight="normal" officeooo:rsid="0a7261e6" officeooo:paragraph-rsid="0a7261e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07" style:family="paragraph" style:parent-style-name="Text_20_body" style:list-style-name="L2">
      <style:text-properties fo:color="#000000" loext:opacity="100%" style:text-outline="false" style:text-line-through-style="none" style:text-line-through-type="none" style:font-name="Arial3" fo:font-size="10pt" fo:font-style="normal" fo:text-shadow="none" style:text-underline-style="none" fo:font-weight="normal" officeooo:rsid="0a70d9a5" officeooo:paragraph-rsid="0a70d9a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08" style:family="paragraph" style:parent-style-name="Text_20_body" style:list-style-name="L3">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text:number-lines="false" text:line-number="0" style:snap-to-layout-grid="false">
        <style:tab-stops>
          <style:tab-stop style:position="0cm"/>
        </style:tab-stops>
      </style:paragraph-properties>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50abcb" officeooo:paragraph-rsid="076eb0d7" fo:background-color="#ffff0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P709" style:family="paragraph" style:parent-style-name="Text_20_body" style:list-style-name="L29">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4917f8" officeooo:paragraph-rsid="0b7d376c" fo:background-color="transparent"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P710" style:family="paragraph" style:parent-style-name="Text_20_body" style:list-style-name="L2">
      <style:text-properties officeooo:rsid="0a6fc83f" officeooo:paragraph-rsid="0a6fc83f"/>
    </style:style>
    <style:style style:name="P711" style:family="paragraph" style:parent-style-name="Text_20_body" style:list-style-name="L2">
      <style:text-properties officeooo:rsid="0a70d9a5" officeooo:paragraph-rsid="0a70d9a5"/>
    </style:style>
    <style:style style:name="P712" style:family="paragraph">
      <style:paragraph-properties fo:text-align="start"/>
    </style:style>
    <style:style style:name="P713" style:family="paragraph">
      <style:paragraph-properties fo:text-align="start"/>
      <style:text-properties style:text-line-through-style="none" style:text-line-through-type="none" style:font-name="Arial4" fo:font-size="12pt" fo:font-style="normal" style:text-underline-style="none" fo:font-weight="normal"/>
    </style:style>
    <style:style style:name="P714" style:family="paragraph">
      <style:paragraph-properties fo:text-align="start"/>
      <style:text-properties style:font-name="Arial1" fo:font-size="12pt"/>
    </style:style>
    <style:style style:name="P715" style:family="paragraph">
      <style:paragraph-properties fo:text-align="center" style:writing-mode="lr-tb"/>
      <style:text-properties style:font-name="Arial3" fo:font-size="20pt" style:font-size-asian="20pt" style:font-size-complex="20pt"/>
    </style:style>
    <style:style style:name="P716" style:family="paragraph">
      <loext:graphic-properties draw:fill-color="#ffffff"/>
      <style:paragraph-properties fo:text-align="center" style:writing-mode="lr-tb"/>
      <style:text-properties style:font-name="Arial3" fo:font-size="20pt" style:font-size-asian="20pt" style:font-size-complex="20pt"/>
    </style:style>
    <style:style style:name="T1" style:family="text">
      <style:text-properties fo:color="#ff972f" loext:opacity="100%" fo:font-size="14pt" fo:font-weight="bold" officeooo:rsid="045ca28b" style:font-size-asian="14pt" style:font-weight-asian="bold" style:font-size-complex="14pt" style:font-weight-complex="bold"/>
    </style:style>
    <style:style style:name="T2" style:family="text">
      <style:text-properties fo:color="#ff972f" loext:opacity="100%" fo:font-size="14pt" fo:font-weight="bold" officeooo:rsid="008db090" style:font-size-asian="14pt" style:font-weight-asian="bold" style:font-size-complex="14pt" style:font-weight-complex="bold"/>
    </style:style>
    <style:style style:name="T3" style:family="text">
      <style:text-properties fo:color="#ea7500" loext:opacity="100%" fo:font-size="14pt" officeooo:rsid="008db090" style:font-size-asian="14pt" style:font-size-complex="14pt"/>
    </style:style>
    <style:style style:name="T4" style:family="text">
      <style:text-properties officeooo:rsid="008db090"/>
    </style:style>
    <style:style style:name="T5" style:family="text">
      <style:text-properties officeooo:rsid="0787e0d9"/>
    </style:style>
    <style:style style:name="T6" style:family="text">
      <style:text-properties officeooo:rsid="07610d9a"/>
    </style:style>
    <style:style style:name="T7" style:family="text">
      <style:text-properties officeooo:rsid="05041cd2"/>
    </style:style>
    <style:style style:name="T8" style:family="text">
      <style:text-properties style:font-name="Arial" fo:font-style="normal" style:font-style-asian="normal"/>
    </style:style>
    <style:style style:name="T9" style:family="text">
      <style:text-properties style:font-name="Arial" fo:font-style="normal" style:font-style-asian="normal" style:font-size-complex="10pt"/>
    </style:style>
    <style:style style:name="T10" style:family="text">
      <style:text-properties style:font-name="Arial" fo:font-size="20pt" style:font-size-asian="20pt"/>
    </style:style>
    <style:style style:name="T11" style:family="text">
      <style:text-properties officeooo:rsid="031ee4e9"/>
    </style:style>
    <style:style style:name="T12" style:family="text">
      <style:text-properties fo:color="#000000" loext:opacity="100%"/>
    </style:style>
    <style:style style:name="T13" style:family="text">
      <style:text-properties fo:color="#000000" loext:opacity="100%" style:text-outline="false" style:text-line-through-style="none" style:text-line-through-type="none" fo:font-size="11pt" fo:font-style="normal" fo:text-shadow="none" style:text-underline-style="none" officeooo:rsid="0ae5cb04" fo:background-color="transparent" loext:char-shading-value="0" style:font-size-asian="11pt" style:font-style-asian="normal" style:font-size-complex="11pt" style:font-style-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officeooo:rsid="00542ab2" style:font-style-asian="normal" style:font-style-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officeooo:rsid="027e7251" style:font-style-asian="normal" style:font-style-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officeooo:rsid="02c9f94f" style:font-style-asian="normal" style:font-style-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252df47" style:font-style-asian="normal"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31ee4e9" style:font-style-asian="normal"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Arial3" fo:font-size="11pt" fo:language="fr" fo:country="FR" fo:font-style="italic" fo:text-shadow="none" style:text-underline-style="none" fo:font-weight="normal" officeooo:rsid="0a0c6180" fo:background-color="transparent" loext:char-shading-value="0" style:font-name-asian="Times New Roman" style:font-size-asian="11pt" style:font-style-asian="italic" style:font-weight-asian="normal" style:font-name-complex="Arial3" style:font-size-complex="11pt" style:language-complex="ar" style:country-complex="SA" style:font-style-complex="italic"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f7c1c"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97aa22"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9b757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9d440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7addc2"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b5043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e6de5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7a607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7c79e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8e1c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80db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2991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b61a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d6dc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e67a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63d21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aefd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acdff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ab48f2"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8f10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962e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ac0b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f58b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ec1c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a02c1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8"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a6d6c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9"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a27715"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0"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ecc6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78993"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11f5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0506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c3de0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c531f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b80bc"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f4c67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2b103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0462e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3eb53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56384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56708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5fa98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29911"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587c2"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8"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8e211"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69"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fc38b"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25c068"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2a1f90"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1afc2"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3364df"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512eca"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daac70"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380bf"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e96ae3"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866687"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865fcf"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ae3265"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cea055"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8879d48"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emphasize="none" style:text-overline-style="none" style:text-overline-color="font-color"/>
    </style:style>
    <style:style style:name="T8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11b928" style:letter-kerning="false"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ac0b7"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193d35"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591857"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962e6"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88f10f"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c573c7"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abc0b08"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1"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59eb29"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2"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60f664"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3"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99790ce"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4"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196d8f"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6223c1"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6"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63b0ed"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7" style:family="text">
      <style:text-properties fo:color="#000000" loext:opacity="100%" style:text-outline="false" style:text-line-through-style="none" style:text-line-through-type="none" style:font-name="Arial3" fo:font-size="10pt" fo:language="fr" fo:country="FR" fo:font-style="normal" fo:text-shadow="none" style:text-underline-style="none" fo:font-weight="normal" officeooo:rsid="0b9ac4f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98" style:family="text">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e9c2da"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99" style:family="text">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efc180"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100" style:family="text">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7f535f7"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101" style:family="text">
      <style:text-properties fo:color="#000000" loext:opacity="100%" style:text-outline="false" style:text-line-through-style="none" style:text-line-through-type="none" style:font-name="Arial3" fo:font-size="10pt" fo:language="fr" fo:country="FR" fo:font-style="italic" fo:text-shadow="none" style:text-underline-style="none" fo:font-weight="normal" officeooo:rsid="08880db1"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102" style:family="text">
      <style:text-properties fo:color="#000000" loext:opacity="100%" style:text-outline="false" style:text-line-through-style="none" style:text-line-through-type="none" style:font-name="Arial3" fo:font-size="10pt" fo:language="fr" fo:country="FR" fo:text-shadow="none" fo:font-weight="normal" officeooo:rsid="0a0f5da3" style:letter-kerning="false" fo:background-color="transparent" loext:char-shading-value="0" style:font-name-asian="Times New Roman" style:font-size-asian="10pt" style:language-asian="zh" style:country-asian="CN" style:font-weight-asian="normal" style:font-name-complex="Arial3" style:font-size-complex="10pt" style:language-complex="ar" style:country-complex="SA" style:font-weight-complex="normal" style:text-overline-style="none" style:text-overline-color="font-color"/>
    </style:style>
    <style:style style:name="T103" style:family="text">
      <style:text-properties fo:color="#000000" loext:opacity="100%" style:text-outline="false" style:text-line-through-style="none" style:text-line-through-type="none" style:font-name="Arial3" fo:font-size="10pt" fo:language="fr" fo:country="FR" fo:text-shadow="none" fo:font-weight="normal" officeooo:rsid="0a11b928" style:letter-kerning="false" fo:background-color="transparent" loext:char-shading-value="0" style:font-name-asian="Times New Roman" style:font-size-asian="10pt" style:language-asian="zh" style:country-asian="CN" style:font-weight-asian="normal" style:font-name-complex="Arial3" style:font-size-complex="10pt" style:language-complex="ar" style:country-complex="SA" style:font-weight-complex="normal" style:text-overline-style="none" style:text-overline-color="font-color"/>
    </style:style>
    <style:style style:name="T104" style:family="text">
      <style:text-properties fo:color="#000000" loext:opacity="100%" style:text-outline="false" style:text-line-through-style="none" style:text-line-through-type="none" style:font-name="Arial3" fo:font-size="10pt" fo:font-style="normal" fo:text-shadow="none"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5" style:family="text">
      <style:text-properties fo:color="#000000" loext:opacity="100%" style:text-outline="false" style:text-line-through-style="none" style:text-line-through-type="none" style:font-name="Arial3" fo:font-size="10pt" fo:font-style="normal" fo:text-shadow="none" style:text-underline-style="none" fo:font-weight="normal" officeooo:rsid="0626e84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6"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6bedd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7"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6e1c98"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8"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6fc83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9"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0d9a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0"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2377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1"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3589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2"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261e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5cc5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9f81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b816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ba35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7c68d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88112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Arial3" fo:font-size="10pt" fo:font-style="normal" fo:text-shadow="none" style:text-underline-style="none" fo:font-weight="normal" officeooo:rsid="0a89270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812333b" fo:background-color="#e8f2fe"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812333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Monospace" fo:font-size="10pt" fo:language="fr" fo:country="FR" fo:font-style="normal" fo:text-shadow="none" style:text-underline-style="none" fo:font-weight="normal"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9dfc38b"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Monospace" fo:font-size="10pt" fo:language="fr" fo:country="FR" fo:font-style="normal" fo:text-shadow="none" style:text-underline-style="none" fo:font-weight="normal" officeooo:rsid="0a31c64c"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125" style:family="text">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126" style:family="text">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8335b8c"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ad7fadd"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128" style:family="text">
      <style:text-properties fo:color="#000000" loext:opacity="100%" style:text-outline="false" style:text-line-through-style="none" style:text-line-through-type="none" style:font-name="Monospace" fo:font-size="10pt" fo:language="fr" fo:country="FR" fo:font-style="italic" fo:text-shadow="none" style:text-underline-style="none" fo:font-weight="normal" officeooo:rsid="074a1555" fo:background-color="#e8f2fe"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129" style:family="text">
      <style:text-properties fo:color="#000000" loext:opacity="100%" style:text-outline="false" style:text-line-through-style="none" style:text-line-through-type="none" style:font-name="Marianne Thin" fo:font-size="10pt" fo:language="fr" fo:country="FR" fo:font-style="normal" fo:text-shadow="none" style:text-underline-style="none" fo:font-weight="normal" officeooo:rsid="088e79d1" style:letter-kerning="false" fo:background-color="transparent" loext:char-shading-value="0" style:font-name-asian="Marianne Thin" style:font-size-asian="10pt" style:language-asian="zh" style:country-asian="CN" style:font-style-asian="normal" style:font-weight-asian="normal" style:font-name-complex="Arial6" style:font-size-complex="10pt" style:language-complex="hi" style:country-complex="IN" style:font-style-complex="normal" style:font-weight-complex="normal" style:text-overline-style="none" style:text-overline-color="font-color"/>
    </style:style>
    <style:style style:name="T130" style:family="text">
      <style:text-properties fo:color="#000000" loext:opacity="100%" style:font-name="Monospace"/>
    </style:style>
    <style:style style:name="T131" style:family="text">
      <style:text-properties fo:color="#000000" loext:opacity="100%" style:font-name="Monospace" fo:font-size="10pt" style:font-size-asian="10pt"/>
    </style:style>
    <style:style style:name="T132" style:family="text">
      <style:text-properties fo:color="#000000" loext:opacity="100%" style:font-name="Monospace" fo:font-size="10pt" officeooo:rsid="0a03c2f7" style:font-size-asian="10pt"/>
    </style:style>
    <style:style style:name="T133" style:family="text">
      <style:text-properties fo:color="#000000" loext:opacity="100%" style:font-name="Monospace" fo:font-size="10pt" officeooo:rsid="0a3f9645" style:font-size-asian="10pt"/>
    </style:style>
    <style:style style:name="T134" style:family="text">
      <style:text-properties fo:color="#000000" loext:opacity="100%" style:font-name="Monospace" fo:font-size="10pt" officeooo:rsid="0b4388b5" style:font-size-asian="10pt"/>
    </style:style>
    <style:style style:name="T135" style:family="text">
      <style:text-properties fo:color="#000000" loext:opacity="100%" style:font-name="Monospace" fo:font-size="10pt" officeooo:rsid="0b43f6a9" style:font-size-asian="10pt"/>
    </style:style>
    <style:style style:name="T136" style:family="text">
      <style:text-properties fo:color="#000000" loext:opacity="100%" style:font-name="Monospace" fo:font-size="10pt" officeooo:rsid="0b50161b" style:font-size-asian="10pt"/>
    </style:style>
    <style:style style:name="T137" style:family="text">
      <style:text-properties fo:color="#000000" loext:opacity="100%" style:font-name="Monospace" fo:font-size="10pt" fo:font-style="normal" style:font-size-asian="10pt" style:font-style-asian="normal" style:font-style-complex="normal"/>
    </style:style>
    <style:style style:name="T138" style:family="text">
      <style:text-properties fo:color="#000000" loext:opacity="100%" style:font-name="Monospace" fo:font-size="10pt" fo:font-style="normal" officeooo:rsid="0a3b4495" style:font-size-asian="10pt" style:font-style-asian="normal" style:font-style-complex="normal"/>
    </style:style>
    <style:style style:name="T139" style:family="text">
      <style:text-properties fo:color="#000000" loext:opacity="100%" style:font-name="Monospace" fo:font-size="10pt" fo:font-style="normal" style:text-underline-style="none" style:font-size-asian="10pt" style:font-style-asian="normal" style:font-style-complex="normal"/>
    </style:style>
    <style:style style:name="T140" style:family="text">
      <style:text-properties fo:color="#000000" loext:opacity="100%" style:font-name="Monospace" fo:font-size="10pt" fo:font-style="normal" style:text-underline-style="none" officeooo:rsid="0a3f9645" style:font-size-asian="10pt" style:font-style-asian="normal" style:font-style-complex="normal"/>
    </style:style>
    <style:style style:name="T141" style:family="text">
      <style:text-properties fo:color="#000000" loext:opacity="100%" style:font-name="Monospace" fo:font-size="10pt" fo:background-color="transparent" loext:char-shading-value="0" style:font-size-asian="10pt"/>
    </style:style>
    <style:style style:name="T142" style:family="text">
      <style:text-properties fo:color="#000000" loext:opacity="100%" style:font-name="Monospace" fo:font-size="10pt" fo:font-style="italic" fo:background-color="transparent" loext:char-shading-value="0" style:font-size-asian="10pt" style:font-style-asian="italic" style:font-style-complex="italic"/>
    </style:style>
    <style:style style:name="T143" style:family="text">
      <style:text-properties fo:color="#000000" loext:opacity="100%" style:font-name="Monospace" fo:background-color="#e8f2fe" loext:char-shading-value="0"/>
    </style:style>
    <style:style style:name="T144" style:family="text">
      <style:text-properties fo:color="#000000" loext:opacity="100%" style:font-name="Monospace" officeooo:rsid="082a451f" fo:background-color="#e8f2fe" loext:char-shading-value="0"/>
    </style:style>
    <style:style style:name="T145" style:family="text">
      <style:text-properties fo:color="#000000" loext:opacity="100%" style:font-name="Monospace" officeooo:rsid="0a89d10d" fo:background-color="#e8f2fe" loext:char-shading-value="0"/>
    </style:style>
    <style:style style:name="T146" style:family="text">
      <style:text-properties fo:color="#000000" loext:opacity="100%" style:font-name="Monospace" officeooo:rsid="001e779c"/>
    </style:style>
    <style:style style:name="T147" style:family="text">
      <style:text-properties fo:color="#000000" loext:opacity="100%" officeooo:rsid="08b50431"/>
    </style:style>
    <style:style style:name="T148" style:family="text">
      <style:text-properties fo:color="#000000" loext:opacity="100%" officeooo:rsid="09e1ae79" style:letter-kerning="false" style:language-asian="zh" style:country-asian="CN"/>
    </style:style>
    <style:style style:name="T149" style:family="text">
      <style:text-properties fo:color="#000000" loext:opacity="100%" officeooo:rsid="0a1d04d1"/>
    </style:style>
    <style:style style:name="T150" style:family="text">
      <style:text-properties fo:color="#000000" loext:opacity="100%" officeooo:rsid="0a5fa005"/>
    </style:style>
    <style:style style:name="T151" style:family="text">
      <style:text-properties fo:color="#000000" loext:opacity="100%" officeooo:rsid="0a61c8ce"/>
    </style:style>
    <style:style style:name="T152" style:family="text">
      <style:text-properties fo:color="#000000" loext:opacity="100%" officeooo:rsid="0a6334cf"/>
    </style:style>
    <style:style style:name="T153" style:family="text">
      <style:text-properties fo:color="#000000" loext:opacity="100%" officeooo:rsid="07d608dd"/>
    </style:style>
    <style:style style:name="T154" style:family="text">
      <style:text-properties fo:color="#000000" loext:opacity="100%" officeooo:rsid="0a399000"/>
    </style:style>
    <style:style style:name="T155" style:family="text">
      <style:text-properties fo:font-style="italic" style:font-style-asian="italic" style:font-style-complex="italic"/>
    </style:style>
    <style:style style:name="T156" style:family="text">
      <style:text-properties fo:font-style="italic" officeooo:rsid="0b3fd81b" style:font-style-asian="italic" style:font-style-complex="italic"/>
    </style:style>
    <style:style style:name="T157" style:family="text">
      <style:text-properties fo:font-style="italic" officeooo:rsid="0893ea63" style:font-style-asian="italic" style:font-style-complex="italic"/>
    </style:style>
    <style:style style:name="T158" style:family="text">
      <style:text-properties fo:font-style="italic" officeooo:rsid="09c92e84" style:font-style-asian="italic" style:font-style-complex="italic"/>
    </style:style>
    <style:style style:name="T159" style:family="text">
      <style:text-properties fo:font-style="italic" officeooo:rsid="0b389a6a" style:font-style-asian="italic" style:font-style-complex="italic"/>
    </style:style>
    <style:style style:name="T160" style:family="text">
      <style:text-properties fo:font-style="italic" officeooo:rsid="0b38b69e" style:font-style-asian="italic" style:font-style-complex="italic"/>
    </style:style>
    <style:style style:name="T161" style:family="text">
      <style:text-properties fo:font-style="italic" officeooo:rsid="0b396ce8" style:font-style-asian="italic" style:font-style-complex="italic"/>
    </style:style>
    <style:style style:name="T162" style:family="text">
      <style:text-properties fo:font-style="italic" officeooo:rsid="0b3a5220" style:font-style-asian="italic" style:font-style-complex="italic"/>
    </style:style>
    <style:style style:name="T163" style:family="text">
      <style:text-properties fo:font-style="italic" officeooo:rsid="0b9377d0" style:font-style-asian="italic" style:font-style-complex="italic"/>
    </style:style>
    <style:style style:name="T164" style:family="text">
      <style:text-properties fo:font-style="italic" officeooo:rsid="0b953817" style:font-style-asian="italic" style:font-style-complex="italic"/>
    </style:style>
    <style:style style:name="T165" style:family="text">
      <style:text-properties fo:font-style="italic" fo:font-weight="normal" fo:background-color="#ffff00" loext:char-shading-value="0" style:font-style-asian="italic" style:font-weight-asian="normal" style:font-style-complex="italic" style:font-weight-complex="normal"/>
    </style:style>
    <style:style style:name="T166" style:family="text">
      <style:text-properties fo:font-style="italic" fo:font-weight="normal" officeooo:rsid="08b3be09" fo:background-color="#ffff00" loext:char-shading-value="0" style:font-style-asian="italic" style:font-weight-asian="normal" style:font-style-complex="italic" style:font-weight-complex="normal"/>
    </style:style>
    <style:style style:name="T167" style:family="text">
      <style:text-properties fo:font-style="italic" fo:font-weight="normal" officeooo:rsid="0a92adf1" fo:background-color="#ffff00" loext:char-shading-value="0" style:font-style-asian="italic" style:font-weight-asian="normal" style:font-style-complex="italic" style:font-weight-complex="normal"/>
    </style:style>
    <style:style style:name="T168" style:family="text">
      <style:text-properties fo:font-style="italic" fo:font-weight="normal" officeooo:rsid="0a968991" fo:background-color="#ffff00" loext:char-shading-value="0" style:font-style-asian="italic" style:font-weight-asian="normal" style:font-style-complex="italic" style:font-weight-complex="normal"/>
    </style:style>
    <style:style style:name="T169" style:family="text">
      <style:text-properties officeooo:rsid="04f05252"/>
    </style:style>
    <style:style style:name="T170" style:family="text">
      <style:text-properties officeooo:rsid="03229cbf"/>
    </style:style>
    <style:style style:name="T171" style:family="text">
      <style:text-properties officeooo:rsid="050012cc"/>
    </style:style>
    <style:style style:name="T172" style:family="text">
      <style:text-properties officeooo:rsid="03e09584"/>
    </style:style>
    <style:style style:name="T173" style:family="text">
      <style:text-properties officeooo:rsid="04e8eea2"/>
    </style:style>
    <style:style style:name="T174" style:family="text">
      <style:text-properties fo:font-size="10pt" officeooo:rsid="0626e84b" style:font-size-asian="10pt" style:font-size-complex="10pt"/>
    </style:style>
    <style:style style:name="T175" style:family="text">
      <style:text-properties officeooo:rsid="0252df47"/>
    </style:style>
    <style:style style:name="T176" style:family="text">
      <style:text-properties officeooo:rsid="004fbb96"/>
    </style:style>
    <style:style style:name="T177" style:family="text">
      <style:text-properties officeooo:rsid="027e7251"/>
    </style:style>
    <style:style style:name="T178" style:family="text">
      <style:text-properties officeooo:rsid="02c9f94f"/>
    </style:style>
    <style:style style:name="T179" style:family="text">
      <style:text-properties officeooo:rsid="0404be9e"/>
    </style:style>
    <style:style style:name="T180" style:family="text">
      <style:text-properties fo:color="#00000a" loext:opacity="100%" style:font-name="Arial3" fo:font-size="11pt" fo:font-style="normal" officeooo:rsid="01df53c0" fo:background-color="transparent" loext:char-shading-value="0" style:font-size-asian="11pt" style:font-style-asian="normal" style:font-name-complex="Times New Roman1" style:font-size-complex="11pt" style:font-style-complex="normal"/>
    </style:style>
    <style:style style:name="T181" style:family="text">
      <style:text-properties fo:color="#00000a" loext:opacity="100%" style:font-name="Arial3" fo:font-size="11pt" fo:font-style="normal" officeooo:rsid="0ae76d52" fo:background-color="transparent" loext:char-shading-value="0" style:font-size-asian="11pt" style:font-style-asian="normal" style:font-name-complex="Times New Roman1" style:font-size-complex="11pt" style:font-style-complex="normal"/>
    </style:style>
    <style:style style:name="T182" style:family="text">
      <style:text-properties fo:color="#00000a" loext:opacity="100%" style:font-name="Arial3" fo:font-size="11pt" fo:font-style="normal" style:text-underline-style="solid" style:text-underline-width="auto" style:text-underline-color="font-color" fo:background-color="transparent" loext:char-shading-value="0" style:font-size-asian="11pt" style:font-style-asian="normal" style:font-name-complex="Times New Roman1" style:font-size-complex="11pt" style:font-style-complex="normal"/>
    </style:style>
    <style:style style:name="T183" style:family="text">
      <style:text-properties fo:color="#00000a" loext:opacity="100%" style:text-line-through-style="none" style:text-line-through-type="none" style:font-name="Arial3" fo:font-size="11pt" fo:font-style="normal" style:text-underline-style="none" fo:background-color="transparent" loext:char-shading-value="0" style:font-size-asian="11pt" style:font-style-asian="normal" style:font-name-complex="Times New Roman1" style:font-size-complex="11pt" style:font-style-complex="normal"/>
    </style:style>
    <style:style style:name="T184" style:family="text">
      <style:text-properties fo:color="#00000a" loext:opacity="100%" style:font-name="Marianne Thin" fo:font-style="normal" fo:font-weight="normal" fo:background-color="transparent" loext:char-shading-value="0" style:font-name-asian="Marianne Thin" style:font-style-asian="normal" style:font-weight-asian="normal" style:font-name-complex="Times New Roman1" style:font-style-complex="normal" style:font-weight-complex="normal"/>
    </style:style>
    <style:style style:name="T185" style:family="text">
      <style:text-properties fo:color="#00000a" loext:opacity="100%" style:font-name="Marianne Thin" fo:font-style="normal" fo:font-weight="normal" officeooo:rsid="07f3f508" fo:background-color="transparent" loext:char-shading-value="0" style:font-name-asian="Marianne Thin" style:font-style-asian="normal" style:font-weight-asian="normal" style:font-name-complex="Times New Roman1" style:font-style-complex="normal" style:font-weight-complex="normal"/>
    </style:style>
    <style:style style:name="T186" style:family="text">
      <style:text-properties fo:color="#00000a" loext:opacity="100%" style:font-name="Marianne Thin" fo:font-style="normal" fo:font-weight="normal" officeooo:rsid="0777d40d" fo:background-color="transparent" loext:char-shading-value="0" style:font-name-asian="Marianne Thin" style:font-style-asian="normal" style:font-weight-asian="normal" style:font-name-complex="Times New Roman1" style:font-style-complex="normal" style:font-weight-complex="normal"/>
    </style:style>
    <style:style style:name="T187" style:family="text">
      <style:text-properties fo:color="#00000a" loext:opacity="100%" style:font-name="Marianne Thin" fo:font-style="normal" fo:font-weight="normal" officeooo:rsid="0245503b" fo:background-color="transparent" loext:char-shading-value="0" style:font-name-asian="Marianne Thin" style:font-style-asian="normal" style:font-weight-asian="normal" style:font-name-complex="Times New Roman1" style:font-style-complex="normal" style:font-weight-complex="normal"/>
    </style:style>
    <style:style style:name="T188" style:family="text">
      <style:text-properties fo:color="#00000a" loext:opacity="100%" style:font-name="Marianne Thin" fo:language="fr" fo:country="FR" fo:font-style="normal" fo:font-weight="normal" style:letter-kerning="false" fo:background-color="transparent" loext:char-shading-value="0" style:font-name-asian="Marianne Thin" style:language-asian="zh" style:country-asian="CN" style:font-style-asian="normal" style:font-weight-asian="normal" style:font-name-complex="Times New Roman1" style:language-complex="hi" style:country-complex="IN" style:font-style-complex="normal" style:font-weight-complex="normal"/>
    </style:style>
    <style:style style:name="T189" style:family="text">
      <style:text-properties fo:color="#00000a" loext:opacity="100%" style:font-name="Marianne Thin" fo:language="fr" fo:country="FR" fo:font-style="normal" fo:font-weight="normal" officeooo:rsid="0245503b" style:letter-kerning="false" fo:background-color="transparent" loext:char-shading-value="0" style:font-name-asian="Marianne Thin" style:language-asian="zh" style:country-asian="CN" style:font-style-asian="normal" style:font-weight-asian="normal" style:font-name-complex="Times New Roman1" style:language-complex="hi" style:country-complex="IN" style:font-style-complex="normal" style:font-weight-complex="normal"/>
    </style:style>
    <style:style style:name="T190" style:family="text">
      <style:text-properties style:font-name="Arial3" fo:font-size="11pt" style:font-size-asian="11pt" style:font-size-complex="11pt"/>
    </style:style>
    <style:style style:name="T191" style:family="text">
      <style:text-properties style:font-name="Arial3" fo:font-size="11pt" style:text-underline-style="solid" style:text-underline-width="auto" style:text-underline-color="font-color" style:font-size-asian="11pt" style:font-size-complex="11pt"/>
    </style:style>
    <style:style style:name="T192" style:family="text">
      <style:text-properties style:font-name="Arial3" fo:font-size="11pt" officeooo:rsid="0766bd6e" fo:background-color="transparent" loext:char-shading-value="0" style:font-name-asian="Times New Roman" style:font-size-asian="11pt" style:font-name-complex="Arial3" style:font-size-complex="11pt"/>
    </style:style>
    <style:style style:name="T193" style:family="text">
      <style:text-properties style:font-name="Arial3" officeooo:rsid="08d1903e" fo:background-color="transparent" loext:char-shading-value="0" style:font-name-asian="Times New Roman" style:font-size-asian="10pt" style:font-name-complex="Arial3"/>
    </style:style>
    <style:style style:name="T194" style:family="text">
      <style:text-properties style:text-outline="false" style:text-line-through-style="none" style:text-line-through-type="none" fo:font-style="normal" fo:text-shadow="none" style:text-underline-style="none" officeooo:rsid="076ea952" style:font-style-asian="normal" style:font-style-complex="normal" style:text-overline-style="none" style:text-overline-color="font-color"/>
    </style:style>
    <style:style style:name="T195" style:family="text">
      <style:text-properties style:text-outline="false" style:text-line-through-style="none" style:text-line-through-type="none" fo:font-style="normal" fo:text-shadow="none" style:text-underline-style="none" officeooo:rsid="0774cdce" style:font-style-asian="normal" style:font-style-complex="normal" style:text-overline-style="none" style:text-overline-color="font-color"/>
    </style:style>
    <style:style style:name="T196" style:family="text">
      <style:text-properties style:text-outline="false" style:text-line-through-style="none" style:text-line-through-type="none" fo:language="fr" fo:country="FR" fo:font-style="italic" fo:text-shadow="none" style:text-underline-style="none" fo:background-color="#ffff00" loext:char-shading-value="0" style:font-name-asian="Times New Roman" style:font-style-asian="italic" style:font-name-complex="Arial3" style:language-complex="ar" style:country-complex="SA" style:font-style-complex="italic" style:text-overline-style="none" style:text-overline-color="font-color"/>
    </style:style>
    <style:style style:name="T197" style:family="text">
      <style:text-properties style:text-outline="false" style:text-line-through-style="none" style:text-line-through-type="none" fo:language="fr" fo:country="FR" fo:font-style="italic" fo:text-shadow="none" style:text-underline-style="none" officeooo:rsid="0766bd6e" fo:background-color="#ffff00" loext:char-shading-value="0" style:font-name-asian="Times New Roman" style:font-style-asian="italic" style:font-name-complex="Arial3" style:language-complex="ar" style:country-complex="SA" style:font-style-complex="italic" style:text-overline-style="none" style:text-overline-color="font-color"/>
    </style:style>
    <style:style style:name="T198" style:family="text">
      <style:text-properties style:text-outline="false" style:text-line-through-style="none" style:text-line-through-type="none" fo:language="fr" fo:country="FR" fo:font-style="italic" fo:text-shadow="none" style:text-underline-style="none" officeooo:rsid="0750abcb" fo:background-color="#ffff00" loext:char-shading-value="0" style:font-name-asian="Times New Roman" style:font-style-asian="italic" style:font-name-complex="Arial3" style:language-complex="ar" style:country-complex="SA" style:font-style-complex="italic" style:text-overline-style="none" style:text-overline-color="font-color"/>
    </style:style>
    <style:style style:name="T199" style:family="text">
      <style:text-properties style:text-outline="false" style:text-line-through-style="none" style:text-line-through-type="none" fo:language="fr" fo:country="FR" fo:font-style="italic" fo:text-shadow="none" style:text-underline-style="none" style:font-name-asian="Times New Roman" style:font-style-asian="italic" style:font-name-complex="Arial3" style:language-complex="ar" style:country-complex="SA" style:font-style-complex="italic" style:text-overline-style="none" style:text-overline-color="font-color"/>
    </style:style>
    <style:style style:name="T200" style:family="text">
      <style:text-properties style:text-outline="false" style:text-line-through-style="none" style:text-line-through-type="none" fo:language="fr" fo:country="FR" fo:font-style="italic" fo:text-shadow="none" style:text-underline-style="none" officeooo:rsid="0766bd6e" style:font-name-asian="Times New Roman" style:font-style-asian="italic" style:font-name-complex="Arial3" style:language-complex="ar" style:country-complex="SA" style:font-style-complex="italic" style:text-overline-style="none" style:text-overline-color="font-color"/>
    </style:style>
    <style:style style:name="T201" style:family="text">
      <style:text-properties style:text-outline="false" style:text-line-through-style="none" style:text-line-through-type="none" fo:language="fr" fo:country="FR" fo:font-style="normal" fo:text-shadow="none" style:text-underline-style="none" fo:font-weight="normal" officeooo:rsid="07d608dd"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202" style:family="text">
      <style:text-properties style:text-outline="false" style:text-line-through-style="none" style:text-line-through-type="none" fo:language="fr" fo:country="FR" fo:font-style="normal" fo:text-shadow="none" style:text-underline-style="none" fo:font-weight="normal" officeooo:rsid="0a399000"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203" style:family="text">
      <style:text-properties style:text-outline="false" style:text-line-through-style="none" style:text-line-through-type="none" fo:language="fr" fo:country="FR" fo:font-style="normal" fo:text-shadow="none" style:text-underline-style="none" fo:font-weight="normal" officeooo:rsid="0a92adf1"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204" style:family="text">
      <style:text-properties style:text-outline="false" style:text-line-through-style="none" style:text-line-through-type="none" fo:language="fr" fo:country="FR" fo:font-style="normal" fo:text-shadow="none" style:text-underline-style="none" fo:font-weight="normal" officeooo:rsid="07da1d39"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205" style:family="text">
      <style:text-properties style:text-outline="false" style:text-line-through-style="none" style:text-line-through-type="none" fo:language="fr" fo:country="FR" fo:font-style="normal" fo:text-shadow="none" style:text-underline-style="none" fo:font-weight="normal" officeooo:rsid="08f4dabf"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206" style:family="text">
      <style:text-properties style:text-outline="false" style:text-line-through-style="none" style:text-line-through-type="none" fo:language="fr" fo:country="FR" fo:text-shadow="none" style:text-underline-style="none" style:font-name-asian="Times New Roman" style:font-name-complex="Arial3" style:language-complex="ar" style:country-complex="SA" style:text-overline-style="none" style:text-overline-color="font-color"/>
    </style:style>
    <style:style style:name="T207" style:family="text">
      <style:text-properties style:text-outline="false" style:text-line-through-style="none" style:text-line-through-type="none" fo:language="fr" fo:country="FR" fo:text-shadow="none" style:text-underline-style="none" officeooo:rsid="07d608dd" style:font-name-asian="Times New Roman" style:font-name-complex="Arial3" style:language-complex="ar" style:country-complex="SA" style:text-overline-style="none" style:text-overline-color="font-color"/>
    </style:style>
    <style:style style:name="T208" style:family="text">
      <style:text-properties style:text-outline="false" style:text-line-through-style="none" style:text-line-through-type="none" fo:language="fr" fo:country="FR" fo:text-shadow="none" style:text-underline-style="none" officeooo:rsid="0a399000" style:font-name-asian="Times New Roman" style:font-name-complex="Arial3" style:language-complex="ar" style:country-complex="SA" style:text-overline-style="none" style:text-overline-color="font-color"/>
    </style:style>
    <style:style style:name="T209" style:family="text">
      <style:text-properties style:text-outline="false" style:text-line-through-style="none" style:text-line-through-type="none" fo:language="fr" fo:country="FR" fo:text-shadow="none" style:text-underline-style="none" officeooo:rsid="0b9e7bd0" style:font-name-asian="Times New Roman" style:font-name-complex="Arial3" style:language-complex="ar" style:country-complex="SA" style:text-overline-style="none" style:text-overline-color="font-color"/>
    </style:style>
    <style:style style:name="T210" style:family="text">
      <style:text-properties style:text-outline="false" style:text-line-through-style="none" style:text-line-through-type="none" style:font-name="Arial3" fo:language="fr" fo:country="FR" fo:font-style="italic" fo:text-shadow="none" style:text-underline-style="none" fo:font-weight="normal" officeooo:rsid="00156b96" fo:background-color="transparent" loext:char-shading-value="0" style:font-name-asian="Times New Roman" style:font-style-asian="italic" style:font-weight-asian="normal" style:font-name-complex="Arial3" style:language-complex="ar" style:country-complex="SA" style:font-style-complex="italic" style:font-weight-complex="normal" style:text-overline-style="none" style:text-overline-color="font-color"/>
    </style:style>
    <style:style style:name="T211" style:family="text">
      <style:text-properties officeooo:rsid="00191b94"/>
    </style:style>
    <style:style style:name="T212" style:family="text">
      <style:text-properties fo:font-weight="bold" style:font-weight-asian="bold" style:font-weight-complex="bold"/>
    </style:style>
    <style:style style:name="T213" style:family="text">
      <style:text-properties fo:font-weight="bold" officeooo:rsid="0a1bfb1b" style:font-weight-asian="bold" style:font-weight-complex="bold"/>
    </style:style>
    <style:style style:name="T214" style:family="text">
      <style:text-properties fo:font-weight="bold" fo:background-color="#ffffff" loext:char-shading-value="0" style:font-weight-asian="bold" style:font-weight-complex="bold"/>
    </style:style>
    <style:style style:name="T215" style:family="text">
      <style:text-properties fo:font-weight="bold" officeooo:rsid="0777d40d" fo:background-color="#ffffff" loext:char-shading-value="0" style:font-weight-asian="bold" style:font-weight-complex="bold"/>
    </style:style>
    <style:style style:name="T216" style:family="text">
      <style:text-properties officeooo:rsid="0750abcb"/>
    </style:style>
    <style:style style:name="T217" style:family="text">
      <style:text-properties officeooo:rsid="0750b8a2"/>
    </style:style>
    <style:style style:name="T218" style:family="text">
      <style:text-properties officeooo:rsid="07641424"/>
    </style:style>
    <style:style style:name="T219" style:family="text">
      <style:text-properties officeooo:rsid="0764cf68"/>
    </style:style>
    <style:style style:name="T220" style:family="text">
      <style:text-properties officeooo:rsid="0766bd6e"/>
    </style:style>
    <style:style style:name="T221" style:family="text">
      <style:text-properties officeooo:rsid="0766fbd9"/>
    </style:style>
    <style:style style:name="T222" style:family="text">
      <style:text-properties fo:font-weight="normal" style:font-weight-asian="normal" style:font-weight-complex="normal"/>
    </style:style>
    <style:style style:name="T223" style:family="text">
      <style:text-properties fo:font-weight="normal" officeooo:rsid="00156b96" style:font-weight-asian="normal" style:font-weight-complex="normal"/>
    </style:style>
    <style:style style:name="T224" style:family="text">
      <style:text-properties officeooo:rsid="076ea952"/>
    </style:style>
    <style:style style:name="T225" style:family="text">
      <style:text-properties officeooo:rsid="0013d077"/>
    </style:style>
    <style:style style:name="T226" style:family="text">
      <style:text-properties officeooo:rsid="00156b96"/>
    </style:style>
    <style:style style:name="T227" style:family="text">
      <style:text-properties officeooo:rsid="0016d880"/>
    </style:style>
    <style:style style:name="T228" style:family="text">
      <style:text-properties officeooo:rsid="077750e6"/>
    </style:style>
    <style:style style:name="T229" style:family="text">
      <style:text-properties officeooo:rsid="07791546"/>
    </style:style>
    <style:style style:name="T230" style:family="text">
      <style:text-properties fo:background-color="#ffff00" loext:char-shading-value="0"/>
    </style:style>
    <style:style style:name="T231" style:family="text">
      <style:text-properties officeooo:rsid="078ac2e7"/>
    </style:style>
    <style:style style:name="T232" style:family="text">
      <style:text-properties officeooo:rsid="078bab6c"/>
    </style:style>
    <style:style style:name="T233" style:family="text">
      <style:text-properties officeooo:rsid="078ca83e"/>
    </style:style>
    <style:style style:name="T234" style:family="text">
      <style:text-properties officeooo:rsid="078cc1bb"/>
    </style:style>
    <style:style style:name="T235" style:family="text">
      <style:text-properties officeooo:rsid="078da9cc"/>
    </style:style>
    <style:style style:name="T236" style:family="text">
      <style:text-properties officeooo:rsid="078f3038"/>
    </style:style>
    <style:style style:name="T237" style:family="text">
      <style:text-properties fo:font-style="normal" style:font-style-asian="normal" style:font-style-complex="normal"/>
    </style:style>
    <style:style style:name="T238" style:family="text">
      <style:text-properties fo:font-style="normal" officeooo:rsid="07d3430d" style:font-style-asian="normal" style:font-style-complex="normal"/>
    </style:style>
    <style:style style:name="T239" style:family="text">
      <style:text-properties fo:font-style="normal" officeooo:rsid="08b50431" style:font-style-asian="normal" style:font-style-complex="normal"/>
    </style:style>
    <style:style style:name="T240" style:family="text">
      <style:text-properties fo:font-style="normal" officeooo:rsid="09404c20" style:font-style-asian="normal" style:font-style-complex="normal"/>
    </style:style>
    <style:style style:name="T241" style:family="text">
      <style:text-properties fo:font-style="normal" officeooo:rsid="099790ce" style:font-style-asian="normal" style:font-style-complex="normal"/>
    </style:style>
    <style:style style:name="T242" style:family="text">
      <style:text-properties fo:font-style="normal" officeooo:rsid="09a96abb" style:font-style-asian="normal" style:font-style-complex="normal"/>
    </style:style>
    <style:style style:name="T243" style:family="text">
      <style:text-properties fo:font-style="normal" officeooo:rsid="09a97525" style:font-style-asian="normal" style:font-style-complex="normal"/>
    </style:style>
    <style:style style:name="T244" style:family="text">
      <style:text-properties fo:font-style="normal" officeooo:rsid="09a9e16f" style:font-style-asian="normal" style:font-style-complex="normal"/>
    </style:style>
    <style:style style:name="T245" style:family="text">
      <style:text-properties fo:font-style="normal" officeooo:rsid="09b11367" style:font-style-asian="normal" style:font-style-complex="normal"/>
    </style:style>
    <style:style style:name="T246" style:family="text">
      <style:text-properties fo:font-style="normal" officeooo:rsid="09c6270f" style:font-style-asian="normal" style:font-style-complex="normal"/>
    </style:style>
    <style:style style:name="T247" style:family="text">
      <style:text-properties fo:font-style="normal" officeooo:rsid="09c792ac" style:font-style-asian="normal" style:font-style-complex="normal"/>
    </style:style>
    <style:style style:name="T248" style:family="text">
      <style:text-properties fo:font-style="normal" officeooo:rsid="09d22219" style:font-style-asian="normal" style:font-style-complex="normal"/>
    </style:style>
    <style:style style:name="T249" style:family="text">
      <style:text-properties fo:font-style="normal" officeooo:rsid="0a8b84f3" style:font-style-asian="normal" style:font-style-complex="normal"/>
    </style:style>
    <style:style style:name="T250" style:family="text">
      <style:text-properties fo:font-style="normal" officeooo:rsid="0b19f127" style:font-style-asian="normal" style:font-style-complex="normal"/>
    </style:style>
    <style:style style:name="T251" style:family="text">
      <style:text-properties fo:font-style="normal" officeooo:rsid="0b276b3f" style:font-style-asian="normal" style:font-style-complex="normal"/>
    </style:style>
    <style:style style:name="T252" style:family="text">
      <style:text-properties fo:font-style="normal" officeooo:rsid="0b281c93" style:font-style-asian="normal" style:font-style-complex="normal"/>
    </style:style>
    <style:style style:name="T253" style:family="text">
      <style:text-properties fo:font-style="normal" officeooo:rsid="0b455604" style:font-style-asian="normal" style:font-style-complex="normal"/>
    </style:style>
    <style:style style:name="T254" style:family="text">
      <style:text-properties fo:font-style="normal" officeooo:rsid="0b48622b" style:font-style-asian="normal" style:font-style-complex="normal"/>
    </style:style>
    <style:style style:name="T255" style:family="text">
      <style:text-properties fo:font-style="normal" officeooo:rsid="09efafb5" style:font-style-asian="normal" style:font-style-complex="normal"/>
    </style:style>
    <style:style style:name="T256" style:family="text">
      <style:text-properties fo:font-style="normal" officeooo:rsid="0b4a0c45" style:font-style-asian="normal" style:font-style-complex="normal"/>
    </style:style>
    <style:style style:name="T257" style:family="text">
      <style:text-properties fo:font-style="normal" officeooo:rsid="0b2edfcb" style:font-style-asian="normal" style:font-style-complex="normal"/>
    </style:style>
    <style:style style:name="T258" style:family="text">
      <style:text-properties fo:font-style="normal" officeooo:rsid="0b645fef" style:font-style-asian="normal" style:font-style-complex="normal"/>
    </style:style>
    <style:style style:name="T259" style:family="text">
      <style:text-properties fo:font-style="normal" officeooo:rsid="0b6656f3" style:font-style-asian="normal" style:font-style-complex="normal"/>
    </style:style>
    <style:style style:name="T260" style:family="text">
      <style:text-properties fo:font-style="normal" officeooo:rsid="0b66fc46" style:font-style-asian="normal" style:font-style-complex="normal"/>
    </style:style>
    <style:style style:name="T261" style:family="text">
      <style:text-properties fo:font-style="normal" officeooo:rsid="0b692185" style:font-style-asian="normal" style:font-style-complex="normal"/>
    </style:style>
    <style:style style:name="T262" style:family="text">
      <style:text-properties fo:font-style="normal" officeooo:rsid="08cd6014" style:font-style-asian="normal" style:font-style-complex="normal"/>
    </style:style>
    <style:style style:name="T263" style:family="text">
      <style:text-properties fo:font-style="normal" officeooo:rsid="0b7d376c" style:font-style-asian="normal" style:font-style-complex="normal"/>
    </style:style>
    <style:style style:name="T264" style:family="text">
      <style:text-properties fo:font-style="normal" officeooo:rsid="09c6270f" style:letter-kerning="false" style:language-asian="zh" style:country-asian="CN" style:font-style-asian="normal" style:font-style-complex="normal"/>
    </style:style>
    <style:style style:name="T265" style:family="text">
      <style:text-properties fo:font-style="normal" officeooo:rsid="0a306dae" style:letter-kerning="false" style:language-asian="zh" style:country-asian="CN" style:font-style-asian="normal" style:font-style-complex="normal"/>
    </style:style>
    <style:style style:name="T266" style:family="text">
      <style:text-properties fo:font-style="normal" officeooo:rsid="0a2a1f90" style:letter-kerning="false" style:language-asian="zh" style:country-asian="CN" style:font-style-asian="normal" style:font-style-complex="normal"/>
    </style:style>
    <style:style style:name="T267" style:family="text">
      <style:text-properties fo:font-style="normal" officeooo:rsid="0a11b928" style:letter-kerning="false" style:language-asian="zh" style:country-asian="CN" style:font-style-asian="normal" style:font-style-complex="normal"/>
    </style:style>
    <style:style style:name="T268" style:family="text">
      <style:text-properties officeooo:rsid="07909792"/>
    </style:style>
    <style:style style:name="T269" style:family="text">
      <style:text-properties officeooo:rsid="079782ca"/>
    </style:style>
    <style:style style:name="T270" style:family="text">
      <style:text-properties officeooo:rsid="079a0264"/>
    </style:style>
    <style:style style:name="T271" style:family="text">
      <style:text-properties officeooo:rsid="07aa6a2a"/>
    </style:style>
    <style:style style:name="T272" style:family="text">
      <style:text-properties officeooo:rsid="07af3ebd"/>
    </style:style>
    <style:style style:name="T273" style:family="text">
      <style:text-properties officeooo:rsid="07afd962"/>
    </style:style>
    <style:style style:name="T274" style:family="text">
      <style:text-properties officeooo:rsid="07b10995"/>
    </style:style>
    <style:style style:name="T275" style:family="text">
      <style:text-properties officeooo:rsid="07b3b765"/>
    </style:style>
    <style:style style:name="T276" style:family="text">
      <style:text-properties officeooo:rsid="07b64b2e"/>
    </style:style>
    <style:style style:name="T277" style:family="text">
      <style:text-properties officeooo:rsid="07b7dc71"/>
    </style:style>
    <style:style style:name="T278" style:family="text">
      <style:text-properties officeooo:rsid="07b9c118"/>
    </style:style>
    <style:style style:name="T279" style:family="text">
      <style:text-properties officeooo:rsid="07bac53d"/>
    </style:style>
    <style:style style:name="T280" style:family="text">
      <style:text-properties officeooo:rsid="07bb7df9"/>
    </style:style>
    <style:style style:name="T281" style:family="text">
      <style:text-properties officeooo:rsid="07bd34e3"/>
    </style:style>
    <style:style style:name="T282" style:family="text">
      <style:text-properties style:use-window-font-color="true" loext:opacity="0%"/>
    </style:style>
    <style:style style:name="T283" style:family="text">
      <style:text-properties style:use-window-font-color="true" loext:opacity="0%" fo:font-weight="normal" officeooo:rsid="02842654" fo:background-color="transparent" loext:char-shading-value="0" style:font-weight-asian="normal" style:font-weight-complex="normal"/>
    </style:style>
    <style:style style:name="T284" style:family="text">
      <style:text-properties style:use-window-font-color="true" loext:opacity="0%" officeooo:rsid="02886f4f"/>
    </style:style>
    <style:style style:name="T285" style:family="text">
      <style:text-properties style:use-window-font-color="true" loext:opacity="0%" officeooo:rsid="07ebd121"/>
    </style:style>
    <style:style style:name="T286" style:family="text">
      <style:text-properties style:use-window-font-color="true" loext:opacity="0%" officeooo:rsid="02397135"/>
    </style:style>
    <style:style style:name="T287" style:family="text">
      <style:text-properties style:use-window-font-color="true" loext:opacity="0%" officeooo:rsid="08008526"/>
    </style:style>
    <style:style style:name="T288" style:family="text">
      <style:text-properties style:use-window-font-color="true" loext:opacity="0%" officeooo:rsid="0801d9f7"/>
    </style:style>
    <style:style style:name="T289" style:family="text">
      <style:text-properties style:use-window-font-color="true" loext:opacity="0%" officeooo:rsid="02842654"/>
    </style:style>
    <style:style style:name="T290" style:family="text">
      <style:text-properties style:use-window-font-color="true" loext:opacity="0%" officeooo:rsid="08084206"/>
    </style:style>
    <style:style style:name="T291" style:family="text">
      <style:text-properties style:use-window-font-color="true" loext:opacity="0%" officeooo:rsid="080b1005"/>
    </style:style>
    <style:style style:name="T292" style:family="text">
      <style:text-properties style:use-window-font-color="true" loext:opacity="0%" officeooo:rsid="080bc50c"/>
    </style:style>
    <style:style style:name="T293" style:family="text">
      <style:text-properties style:use-window-font-color="true" loext:opacity="0%" officeooo:rsid="080ce4a1"/>
    </style:style>
    <style:style style:name="T294" style:family="text">
      <style:text-properties style:use-window-font-color="true" loext:opacity="0%" officeooo:rsid="080da29f"/>
    </style:style>
    <style:style style:name="T295" style:family="text">
      <style:text-properties style:use-window-font-color="true" loext:opacity="0%" officeooo:rsid="080f200e"/>
    </style:style>
    <style:style style:name="T296" style:family="text">
      <style:text-properties style:use-window-font-color="true" loext:opacity="0%" officeooo:rsid="081080fb"/>
    </style:style>
    <style:style style:name="T297" style:family="text">
      <style:text-properties style:use-window-font-color="true" loext:opacity="0%" style:text-outline="false" style:text-line-through-style="none" style:text-line-through-type="none" style:font-name="Arial3" fo:font-size="11pt" fo:language="fr" fo:country="FR" fo:font-style="normal" fo:text-shadow="none" style:text-underline-style="none" fo:font-weight="normal" officeooo:rsid="08d2d82d" fo:background-color="transparent" loext:char-shading-value="0" style:font-name-asian="Times New Roman" style:font-size-asian="11pt" style:font-style-asian="normal" style:font-weight-asian="normal" style:font-name-complex="Arial3" style:font-size-complex="11pt" style:language-complex="ar" style:country-complex="SA" style:font-style-complex="normal" style:font-weight-complex="normal" style:text-overline-style="none" style:text-overline-color="font-color"/>
    </style:style>
    <style:style style:name="T29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29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586b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06701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4265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a451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3138d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3c5a95"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4ea905"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52e2f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63a3e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657e9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0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668bb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6e32b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6fe995"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72a1b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88e1c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8a7f6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8b2d7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8ba90c"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246d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57da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1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23b782"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c7b3f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c876a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d5ceb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2886f4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1396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25775"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12333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8b388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aefbe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2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1afa3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51224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376c5e0"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5aeba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6fbdc"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e4e4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5fa005"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a2a7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602ae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6334c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3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63d21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908ffc"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911210"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fbb19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1bfb1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201a5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d47da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d68b1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d69c45"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d7fad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4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ded4d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101c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7f38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46e293"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516cd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8a90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a846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7942c"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7831db"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b76d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5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2d1b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b103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2c13e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1c7f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26af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55e3e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3a90c3"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38e3c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3a56f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416ce6"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6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59770"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f75410"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4359f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3c512"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95de97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8071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72f4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881b0"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9db7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0b44dc"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7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1314d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17220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1f647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3eb53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5386b1"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4"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5516ee"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5"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56384f"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6"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567089"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7"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86c52a"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8"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86f1f7"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89"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88cf0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90"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b92abcd"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391"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4cd2a0"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emphasize="none" style:text-overline-style="none" style:text-overline-color="font-color"/>
    </style:style>
    <style:style style:name="T392"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836fef0"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emphasize="none" style:text-overline-style="none" style:text-overline-color="font-color"/>
    </style:style>
    <style:style style:name="T393" style:family="text">
      <style:text-properties style:use-window-font-color="true" loext:opacity="0%" style:text-outline="false" style:text-line-through-style="none" style:text-line-through-type="none" style:font-name="Arial3" fo:font-size="10pt" fo:language="fr" fo:country="FR" fo:font-style="normal" fo:text-shadow="none" style:text-underline-style="none" fo:font-weight="normal" officeooo:rsid="0a52c89b" style:letter-kerning="false" fo:background-color="transparent" loext:char-shading-value="0" style:font-name-asian="Times New Roman" style:font-size-asian="10pt" style:language-asian="zh" style:country-asian="CN" style:font-style-asian="normal" style:font-weight-asian="normal" style:font-name-complex="Arial3" style:font-size-complex="10pt" style:language-complex="ar" style:country-complex="SA" style:font-style-complex="normal" style:font-weight-complex="normal" style:text-emphasize="none" style:text-overline-style="none" style:text-overline-color="font-color"/>
    </style:style>
    <style:style style:name="T394" style:family="text">
      <style:text-properties style:use-window-font-color="true" loext:opacity="0%" style:text-outline="false" style:text-line-through-style="none" style:text-line-through-type="none" style:font-name="Arial3" fo:font-size="10pt" fo:language="fr" fo:country="FR" fo:font-style="italic" fo:text-shadow="none" style:text-underline-style="none" fo:font-weight="normal" officeooo:rsid="0816613c"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395" style:family="text">
      <style:text-properties style:use-window-font-color="true" loext:opacity="0%" style:text-outline="false" style:text-line-through-style="none" style:text-line-through-type="none" style:font-name="Arial3" fo:font-size="10pt" fo:language="fr" fo:country="FR" fo:font-style="italic" fo:text-shadow="none" style:text-underline-style="none" fo:font-weight="normal" officeooo:rsid="080586ba"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396" style:family="text">
      <style:text-properties style:use-window-font-color="true" loext:opacity="0%" style:text-outline="false" style:text-line-through-style="none" style:text-line-through-type="none" style:font-name="Arial3" fo:font-size="10pt" fo:language="fr" fo:country="FR" fo:text-shadow="none" style:text-underline-style="none" fo:font-weight="normal" fo:background-color="transparent" loext:char-shading-value="0" style:font-name-asian="Times New Roman" style:font-size-asian="10pt" style:font-weight-asian="normal" style:font-name-complex="Arial3" style:font-size-complex="10pt" style:language-complex="ar" style:country-complex="SA" style:font-weight-complex="normal" style:text-overline-style="none" style:text-overline-color="font-color"/>
    </style:style>
    <style:style style:name="T397" style:family="text">
      <style:text-properties style:use-window-font-color="true" loext:opacity="0%" style:text-outline="false" style:text-line-through-style="none" style:text-line-through-type="none" style:font-name="Arial3" fo:font-size="10pt" fo:language="fr" fo:country="FR" fo:text-shadow="none" style:text-underline-style="none" fo:font-weight="normal" officeooo:rsid="02842654" fo:background-color="transparent" loext:char-shading-value="0" style:font-name-asian="Times New Roman" style:font-size-asian="10pt" style:font-weight-asian="normal" style:font-name-complex="Arial3" style:font-size-complex="10pt" style:language-complex="ar" style:country-complex="SA" style:font-weight-complex="normal" style:text-overline-style="none" style:text-overline-color="font-color"/>
    </style:style>
    <style:style style:name="T398" style:family="text">
      <style:text-properties style:use-window-font-color="true" loext:opacity="0%" style:text-outline="false" style:text-line-through-style="none" style:text-line-through-type="none" style:font-name="Arial3" fo:font-size="10pt" fo:language="fr" fo:country="FR" fo:text-shadow="none" style:text-underline-style="none" fo:font-weight="normal" officeooo:rsid="0ad69c45" fo:background-color="transparent" loext:char-shading-value="0" style:font-name-asian="Times New Roman" style:font-size-asian="10pt" style:font-weight-asian="normal" style:font-name-complex="Arial3" style:font-size-complex="10pt" style:language-complex="ar" style:country-complex="SA" style:font-weight-complex="normal" style:text-overline-style="none" style:text-overline-color="font-color"/>
    </style:style>
    <style:style style:name="T399" style:family="text">
      <style:text-properties style:use-window-font-color="true" loext:opacity="0%" style:text-outline="false" style:text-line-through-style="none" style:text-line-through-type="none" fo:font-size="10pt" fo:language="fr" fo:country="FR" fo:font-style="normal" fo:text-shadow="none" style:text-underline-style="none" fo:font-weight="normal" officeooo:rsid="083b4f24"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400" style:family="text">
      <style:text-properties style:use-window-font-color="true" loext:opacity="0%" style:text-outline="false" style:text-line-through-style="none" style:text-line-through-type="none" fo:font-size="10pt" fo:language="fr" fo:country="FR" fo:text-shadow="none" style:text-underline-style="none" fo:font-weight="normal" officeooo:rsid="02842654" style:font-name-asian="Times New Roman" style:font-size-asian="10pt" style:font-weight-asian="normal" style:font-name-complex="Arial3" style:font-size-complex="10pt" style:language-complex="ar" style:country-complex="SA" style:font-weight-complex="normal" style:text-overline-style="none" style:text-overline-color="font-color"/>
    </style:style>
    <style:style style:name="T401"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officeooo:rsid="0376c5e0" style:font-size-asian="9pt" style:font-style-asian="normal" style:font-weight-asian="normal" style:text-emphasize="none"/>
    </style:style>
    <style:style style:name="T402"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officeooo:rsid="0a512eca" style:font-size-asian="9pt" style:font-style-asian="normal" style:font-weight-asian="normal" style:text-emphasize="none"/>
    </style:style>
    <style:style style:name="T403" style:family="text">
      <style:text-properties style:use-window-font-color="true" loext:opacity="0%" style:text-outline="false" style:text-line-through-style="none" style:text-line-through-type="none" style:font-name="Liberation Sans" fo:font-size="9pt" fo:font-style="normal" fo:text-shadow="none" style:text-underline-style="none" fo:font-weight="normal" officeooo:rsid="0a52c89b" style:font-size-asian="9pt" style:font-style-asian="normal" style:font-weight-asian="normal" style:text-emphasize="none"/>
    </style:style>
    <style:style style:name="T404" style:family="text">
      <style:text-properties style:use-window-font-color="true" loext:opacity="0%" style:text-outline="false" style:text-line-through-style="none" style:text-line-through-type="none" style:font-name="Marianne Thin" fo:font-size="10pt" fo:language="fr" fo:country="FR" fo:font-style="normal" fo:text-shadow="none" style:text-underline-style="none" fo:font-weight="normal" officeooo:rsid="07e45601" style:letter-kerning="false" fo:background-color="transparent" loext:char-shading-value="0" style:font-name-asian="Marianne Thin" style:font-size-asian="10pt" style:language-asian="zh" style:country-asian="CN" style:font-style-asian="normal" style:font-weight-asian="normal" style:font-name-complex="Marianne Thin4" style:font-size-complex="10pt" style:language-complex="hi" style:country-complex="IN" style:font-style-complex="normal" style:font-weight-complex="normal" style:text-overline-style="none" style:text-overline-color="font-color"/>
    </style:style>
    <style:style style:name="T405" style:family="text">
      <style:text-properties style:use-window-font-color="true" loext:opacity="0%" style:text-outline="false" style:text-line-through-style="none" style:text-line-through-type="none" style:font-name="Marianne Thin" fo:font-size="10pt" fo:language="fr" fo:country="FR" fo:font-style="normal" fo:text-shadow="none" style:text-underline-style="none" fo:font-weight="normal" officeooo:rsid="07e54482" style:letter-kerning="false" fo:background-color="transparent" loext:char-shading-value="0" style:font-name-asian="Marianne Thin" style:font-size-asian="10pt" style:language-asian="zh" style:country-asian="CN" style:font-style-asian="normal" style:font-weight-asian="normal" style:font-name-complex="Marianne Thin4" style:font-size-complex="10pt" style:language-complex="hi" style:country-complex="IN" style:font-style-complex="normal" style:font-weight-complex="normal" style:text-overline-style="none" style:text-overline-color="font-color"/>
    </style:style>
    <style:style style:name="T406" style:family="text">
      <style:text-properties style:use-window-font-color="true" loext:opacity="0%" style:text-outline="false" style:text-line-through-style="none" style:text-line-through-type="none" style:font-name="Marianne Thin" fo:font-size="10pt" fo:language="fr" fo:country="FR" fo:font-style="normal" fo:text-shadow="none" style:text-underline-style="none" fo:font-weight="bold" officeooo:rsid="07e45601" style:letter-kerning="false" fo:background-color="transparent" loext:char-shading-value="0" style:font-name-asian="Marianne Thin" style:font-size-asian="10pt" style:language-asian="zh" style:country-asian="CN" style:font-style-asian="normal" style:font-weight-asian="bold" style:font-name-complex="Marianne Thin4" style:font-size-complex="10pt" style:language-complex="hi" style:country-complex="IN" style:font-style-complex="normal" style:font-weight-complex="bold" style:text-overline-style="none" style:text-overline-color="font-color"/>
    </style:style>
    <style:style style:name="T407" style:family="text">
      <style:text-properties style:use-window-font-color="true" loext:opacity="0%" style:text-outline="false" style:text-line-through-style="none" style:text-line-through-type="none" fo:language="fr" fo:country="FR" fo:font-style="normal" fo:text-shadow="none" style:text-underline-style="none" fo:font-weight="normal" officeooo:rsid="08f10fb2"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408" style:family="text">
      <style:text-properties style:use-window-font-color="true" loext:opacity="0%" style:text-outline="false" style:text-line-through-style="none" style:text-line-through-type="none" fo:language="fr" fo:country="FR" fo:font-style="normal" fo:text-shadow="none" style:text-underline-style="none" fo:font-weight="normal" officeooo:rsid="0a92adf1"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409" style:family="text">
      <style:text-properties style:use-window-font-color="true" loext:opacity="0%" style:text-outline="false" style:text-line-through-style="none" style:text-line-through-type="none" fo:language="fr" fo:country="FR" fo:font-style="normal" fo:text-shadow="none" style:text-underline-style="none" fo:font-weight="normal" officeooo:rsid="07ebd121"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410" style:family="text">
      <style:text-properties style:use-window-font-color="true" loext:opacity="0%" style:text-outline="false" style:text-line-through-style="none" style:text-line-through-type="none" fo:language="fr" fo:country="FR" fo:font-style="normal" fo:text-shadow="none" style:text-underline-style="none" fo:font-weight="normal" officeooo:rsid="02397135" fo:background-color="transparent" loext:char-shading-value="0" style:font-name-asian="Times New Roman" style:font-style-asian="normal" style:font-weight-asian="normal" style:font-name-complex="Arial3" style:language-complex="ar" style:country-complex="SA" style:font-style-complex="normal" style:font-weight-complex="normal" style:text-overline-style="none" style:text-overline-color="font-color"/>
    </style:style>
    <style:style style:name="T411" style:family="text">
      <style:text-properties style:use-window-font-color="true" loext:opacity="0%" style:text-outline="false" style:text-line-through-style="none" style:text-line-through-type="none" fo:language="fr" fo:country="FR" fo:font-style="italic" fo:text-shadow="none" style:text-underline-style="none" fo:font-weight="normal" officeooo:rsid="0a92adf1" fo:background-color="#ffff00" loext:char-shading-value="0" style:font-name-asian="Times New Roman" style:font-style-asian="italic" style:font-weight-asian="normal" style:font-name-complex="Arial3" style:language-complex="ar" style:country-complex="SA" style:font-style-complex="italic" style:font-weight-complex="normal" style:text-overline-style="none" style:text-overline-color="font-color"/>
    </style:style>
    <style:style style:name="T412" style:family="text">
      <style:text-properties style:use-window-font-color="true" loext:opacity="0%" fo:font-style="normal" style:font-style-asian="normal" style:font-style-complex="normal"/>
    </style:style>
    <style:style style:name="T413" style:family="text">
      <style:text-properties style:use-window-font-color="true" loext:opacity="0%" fo:font-style="normal" officeooo:rsid="092e76fa" style:font-style-asian="normal" style:font-style-complex="normal"/>
    </style:style>
    <style:style style:name="T414" style:family="text">
      <style:text-properties style:use-window-font-color="true" loext:opacity="0%" fo:font-style="normal" officeooo:rsid="0938e3c8" style:font-style-asian="normal" style:font-style-complex="normal"/>
    </style:style>
    <style:style style:name="T415" style:family="text">
      <style:text-properties style:use-window-font-color="true" loext:opacity="0%" fo:font-style="normal" officeooo:rsid="093a90c3" style:font-style-asian="normal" style:font-style-complex="normal"/>
    </style:style>
    <style:style style:name="T416" style:family="text">
      <style:text-properties style:use-window-font-color="true" loext:opacity="0%" fo:font-style="normal" officeooo:rsid="09437f04" style:font-style-asian="normal" style:font-style-complex="normal"/>
    </style:style>
    <style:style style:name="T417" style:family="text">
      <style:text-properties style:use-window-font-color="true" loext:opacity="0%" fo:font-style="normal" officeooo:rsid="0946e293" style:font-style-asian="normal" style:font-style-complex="normal"/>
    </style:style>
    <style:style style:name="T418" style:family="text">
      <style:text-properties style:use-window-font-color="true" loext:opacity="0%" fo:font-style="normal" officeooo:rsid="09484c9a" style:font-style-asian="normal" style:font-style-complex="normal"/>
    </style:style>
    <style:style style:name="T419" style:family="text">
      <style:text-properties style:use-window-font-color="true" loext:opacity="0%" fo:font-style="normal" officeooo:rsid="094940eb" style:font-style-asian="normal" style:font-style-complex="normal"/>
    </style:style>
    <style:style style:name="T420" style:family="text">
      <style:text-properties style:use-window-font-color="true" loext:opacity="0%" fo:font-style="normal" officeooo:rsid="094b8dff" style:font-style-asian="normal" style:font-style-complex="normal"/>
    </style:style>
    <style:style style:name="T421" style:family="text">
      <style:text-properties style:use-window-font-color="true" loext:opacity="0%" fo:font-style="normal" officeooo:rsid="094cd6f8" style:font-style-asian="normal" style:font-style-complex="normal"/>
    </style:style>
    <style:style style:name="T422" style:family="text">
      <style:text-properties style:use-window-font-color="true" loext:opacity="0%" fo:font-style="normal" officeooo:rsid="095aebad" style:font-style-asian="normal" style:font-style-complex="normal"/>
    </style:style>
    <style:style style:name="T423" style:family="text">
      <style:text-properties style:use-window-font-color="true" loext:opacity="0%" fo:font-style="normal" officeooo:rsid="0962e341" style:font-style-asian="normal" style:font-style-complex="normal"/>
    </style:style>
    <style:style style:name="T424" style:family="text">
      <style:text-properties style:use-window-font-color="true" loext:opacity="0%" fo:font-style="normal" officeooo:rsid="09516cdb" style:font-style-asian="normal" style:font-style-complex="normal"/>
    </style:style>
    <style:style style:name="T425" style:family="text">
      <style:text-properties style:use-window-font-color="true" loext:opacity="0%" fo:font-style="normal" officeooo:rsid="097a2a77" style:font-style-asian="normal" style:font-style-complex="normal"/>
    </style:style>
    <style:style style:name="T426" style:family="text">
      <style:text-properties style:use-window-font-color="true" loext:opacity="0%" fo:font-style="normal" officeooo:rsid="02842654" style:font-style-asian="normal" style:font-style-complex="normal"/>
    </style:style>
    <style:style style:name="T427" style:family="text">
      <style:text-properties style:use-window-font-color="true" loext:opacity="0%" fo:font-style="normal" officeooo:rsid="09a39c2b" style:font-style-asian="normal" style:font-style-complex="normal"/>
    </style:style>
    <style:style style:name="T428" style:family="text">
      <style:text-properties style:use-window-font-color="true" loext:opacity="0%" fo:font-style="normal" officeooo:rsid="09a54205" style:font-style-asian="normal" style:font-style-complex="normal"/>
    </style:style>
    <style:style style:name="T429" style:family="text">
      <style:text-properties style:use-window-font-color="true" loext:opacity="0%" fo:font-style="normal" officeooo:rsid="09a671e3" style:font-style-asian="normal" style:font-style-complex="normal"/>
    </style:style>
    <style:style style:name="T430" style:family="text">
      <style:text-properties style:use-window-font-color="true" loext:opacity="0%" fo:font-style="normal" officeooo:rsid="09a827e3" style:font-style-asian="normal" style:font-style-complex="normal"/>
    </style:style>
    <style:style style:name="T431" style:family="text">
      <style:text-properties style:use-window-font-color="true" loext:opacity="0%" fo:font-style="normal" officeooo:rsid="0a5fa005" style:font-style-asian="normal" style:font-style-complex="normal"/>
    </style:style>
    <style:style style:name="T432" style:family="text">
      <style:text-properties style:use-window-font-color="true" loext:opacity="0%" fo:font-style="normal" officeooo:rsid="0aa47af0" style:font-style-asian="normal" style:font-style-complex="normal"/>
    </style:style>
    <style:style style:name="T433" style:family="text">
      <style:text-properties style:use-window-font-color="true" loext:opacity="0%" fo:font-style="normal" officeooo:rsid="0aceed90" style:font-style-asian="normal" style:font-style-complex="normal"/>
    </style:style>
    <style:style style:name="T434" style:family="text">
      <style:text-properties style:use-window-font-color="true" loext:opacity="0%" fo:font-style="normal" officeooo:rsid="0863a3ea" style:font-style-asian="normal" style:font-style-complex="normal"/>
    </style:style>
    <style:style style:name="T435" style:family="text">
      <style:text-properties style:use-window-font-color="true" loext:opacity="0%" fo:font-style="normal" officeooo:rsid="0afcddc2" style:font-style-asian="normal" style:font-style-complex="normal"/>
    </style:style>
    <style:style style:name="T436" style:family="text">
      <style:text-properties style:use-window-font-color="true" loext:opacity="0%" fo:font-style="normal" officeooo:rsid="0b072f4f" style:font-style-asian="normal" style:font-style-complex="normal"/>
    </style:style>
    <style:style style:name="T437" style:family="text">
      <style:text-properties style:use-window-font-color="true" loext:opacity="0%" fo:font-style="normal" officeooo:rsid="0b0c86d6" style:font-style-asian="normal" style:font-style-complex="normal"/>
    </style:style>
    <style:style style:name="T438" style:family="text">
      <style:text-properties style:use-window-font-color="true" loext:opacity="0%" fo:font-style="normal" officeooo:rsid="0b0e8ca8" style:font-style-asian="normal" style:font-style-complex="normal"/>
    </style:style>
    <style:style style:name="T439" style:family="text">
      <style:text-properties style:use-window-font-color="true" loext:opacity="0%" fo:font-style="normal" officeooo:rsid="0b126c0f" style:font-style-asian="normal" style:font-style-complex="normal"/>
    </style:style>
    <style:style style:name="T440" style:family="text">
      <style:text-properties style:use-window-font-color="true" loext:opacity="0%" fo:font-style="normal" officeooo:rsid="0b2bd5af" style:font-style-asian="normal" style:font-style-complex="normal"/>
    </style:style>
    <style:style style:name="T441" style:family="text">
      <style:text-properties style:use-window-font-color="true" loext:opacity="0%" fo:font-style="normal" officeooo:rsid="0b2c6a10" style:font-style-asian="normal" style:font-style-complex="normal"/>
    </style:style>
    <style:style style:name="T442" style:family="text">
      <style:text-properties style:use-window-font-color="true" loext:opacity="0%" fo:font-style="normal" officeooo:rsid="0b3eb53a" style:font-style-asian="normal" style:font-style-complex="normal"/>
    </style:style>
    <style:style style:name="T443" style:family="text">
      <style:text-properties style:use-window-font-color="true" loext:opacity="0%" fo:font-style="normal" officeooo:rsid="0b9b2961" style:font-style-asian="normal" style:font-style-complex="normal"/>
    </style:style>
    <style:style style:name="T444" style:family="text">
      <style:text-properties style:use-window-font-color="true" loext:opacity="0%" fo:font-style="normal" officeooo:rsid="09e380bf" style:letter-kerning="false" style:language-asian="zh" style:country-asian="CN" style:font-style-asian="normal" style:font-style-complex="normal"/>
    </style:style>
    <style:style style:name="T445" style:family="text">
      <style:text-properties style:use-window-font-color="true" loext:opacity="0%" fo:font-style="normal" officeooo:rsid="09a54205" style:letter-kerning="false" style:language-asian="zh" style:country-asian="CN" style:font-style-asian="normal" style:font-style-complex="normal"/>
    </style:style>
    <style:style style:name="T446" style:family="text">
      <style:text-properties style:use-window-font-color="true" loext:opacity="0%" fo:font-style="normal" officeooo:rsid="0a374085" style:letter-kerning="false" style:language-asian="zh" style:country-asian="CN" style:font-style-asian="normal" style:font-style-complex="normal"/>
    </style:style>
    <style:style style:name="T447" style:family="text">
      <style:text-properties style:use-window-font-color="true" loext:opacity="0%" fo:font-style="normal" officeooo:rsid="0a393927" style:letter-kerning="false" style:language-asian="zh" style:country-asian="CN" style:font-style-asian="normal" style:font-style-complex="normal"/>
    </style:style>
    <style:style style:name="T448" style:family="text">
      <style:text-properties style:use-window-font-color="true" loext:opacity="0%" officeooo:rsid="02842654" fo:background-color="transparent" loext:char-shading-value="0"/>
    </style:style>
    <style:style style:name="T449" style:family="text">
      <style:text-properties style:use-window-font-color="true" loext:opacity="0%" officeooo:rsid="0b3e8748" fo:background-color="transparent" loext:char-shading-value="0"/>
    </style:style>
    <style:style style:name="T450" style:family="text">
      <style:text-properties style:use-window-font-color="true" loext:opacity="0%" officeooo:rsid="0812333b"/>
    </style:style>
    <style:style style:name="T451" style:family="text">
      <style:text-properties style:use-window-font-color="true" loext:opacity="0%" officeooo:rsid="098c45cf"/>
    </style:style>
    <style:style style:name="T452" style:family="text">
      <style:text-properties style:use-window-font-color="true" loext:opacity="0%" officeooo:rsid="0981b11c"/>
    </style:style>
    <style:style style:name="T453" style:family="text">
      <style:text-properties style:use-window-font-color="true" loext:opacity="0%" officeooo:rsid="09516cdb"/>
    </style:style>
    <style:style style:name="T454" style:family="text">
      <style:text-properties style:use-window-font-color="true" loext:opacity="0%" officeooo:rsid="09c73716"/>
    </style:style>
    <style:style style:name="T455" style:family="text">
      <style:text-properties style:use-window-font-color="true" loext:opacity="0%" officeooo:rsid="095aebad"/>
    </style:style>
    <style:style style:name="T456" style:family="text">
      <style:text-properties style:use-window-font-color="true" loext:opacity="0%" officeooo:rsid="0976fbdc"/>
    </style:style>
    <style:style style:name="T457" style:family="text">
      <style:text-properties style:use-window-font-color="true" loext:opacity="0%" style:font-name="Arial3" fo:font-size="10pt" fo:font-style="italic" officeooo:rsid="028df64d" fo:background-color="transparent" loext:char-shading-value="0" style:font-name-asian="Times New Roman" style:font-size-asian="10pt" style:font-style-asian="italic" style:font-name-complex="Arial3" style:font-style-complex="italic"/>
    </style:style>
    <style:style style:name="T458" style:family="text">
      <style:text-properties style:use-window-font-color="true" loext:opacity="0%" style:font-name="Arial3" fo:font-size="10pt" fo:font-style="italic" officeooo:rsid="0964853f" fo:background-color="transparent" loext:char-shading-value="0" style:font-name-asian="Times New Roman" style:font-size-asian="10pt" style:font-style-asian="italic" style:font-name-complex="Arial3" style:font-style-complex="italic"/>
    </style:style>
    <style:style style:name="T459" style:family="text">
      <style:text-properties style:use-window-font-color="true" loext:opacity="0%" style:font-name="Arial3" fo:font-size="10pt" fo:font-style="italic" officeooo:rsid="09c92e84" fo:background-color="transparent" loext:char-shading-value="0" style:font-name-asian="Times New Roman" style:font-size-asian="10pt" style:font-style-asian="italic" style:font-name-complex="Arial3" style:font-style-complex="italic"/>
    </style:style>
    <style:style style:name="T460" style:family="text">
      <style:text-properties style:use-window-font-color="true" loext:opacity="0%" style:font-name="Arial3" fo:font-size="10pt" fo:font-style="italic" officeooo:rsid="02886f4f" fo:background-color="transparent" loext:char-shading-value="0" style:font-name-asian="Times New Roman" style:font-size-asian="10pt" style:font-style-asian="italic" style:font-name-complex="Arial3" style:font-style-complex="italic"/>
    </style:style>
    <style:style style:name="T461" style:family="text">
      <style:text-properties style:use-window-font-color="true" loext:opacity="0%" style:font-name="Arial3" fo:font-size="10pt" fo:font-style="italic" officeooo:rsid="09cc8d00" fo:background-color="transparent" loext:char-shading-value="0" style:font-name-asian="Times New Roman" style:font-size-asian="10pt" style:font-style-asian="italic" style:font-name-complex="Arial3" style:font-style-complex="italic"/>
    </style:style>
    <style:style style:name="T462" style:family="text">
      <style:text-properties style:use-window-font-color="true" loext:opacity="0%" officeooo:rsid="0a1afa3d"/>
    </style:style>
    <style:style style:name="T463" style:family="text">
      <style:text-properties style:use-window-font-color="true" loext:opacity="0%" officeooo:rsid="0a1bfb1b"/>
    </style:style>
    <style:style style:name="T464" style:family="text">
      <style:text-properties style:use-window-font-color="true" loext:opacity="0%" officeooo:rsid="0a1eab6a"/>
    </style:style>
    <style:style style:name="T465" style:family="text">
      <style:text-properties style:use-window-font-color="true" loext:opacity="0%" officeooo:rsid="0a201a5b"/>
    </style:style>
    <style:style style:name="T466" style:family="text">
      <style:text-properties style:use-window-font-color="true" loext:opacity="0%" officeooo:rsid="0a4aeb3d"/>
    </style:style>
    <style:style style:name="T467" style:family="text">
      <style:text-properties style:use-window-font-color="true" loext:opacity="0%" officeooo:rsid="07ffdd10"/>
    </style:style>
    <style:style style:name="T468" style:family="text">
      <style:text-properties style:use-window-font-color="true" loext:opacity="0%" fo:font-size="11pt" style:font-size-asian="11pt" style:font-size-complex="11pt"/>
    </style:style>
    <style:style style:name="T469" style:family="text">
      <style:text-properties style:use-window-font-color="true" loext:opacity="0%" fo:font-size="11pt" officeooo:rsid="07ebd121" style:font-size-asian="11pt" style:font-size-complex="11pt"/>
    </style:style>
    <style:style style:name="T470" style:family="text">
      <style:text-properties style:use-window-font-color="true" loext:opacity="0%" fo:font-size="11pt" officeooo:rsid="02397135" style:font-size-asian="11pt" style:font-size-complex="11pt"/>
    </style:style>
    <style:style style:name="T471" style:family="text">
      <style:text-properties style:use-window-font-color="true" loext:opacity="0%" fo:font-size="11pt" officeooo:rsid="07da1d39" style:font-size-asian="11pt" style:font-size-complex="11pt"/>
    </style:style>
    <style:style style:name="T472" style:family="text">
      <style:text-properties style:use-window-font-color="true" loext:opacity="0%" officeooo:rsid="0a89d10d"/>
    </style:style>
    <style:style style:name="T473" style:family="text">
      <style:text-properties style:use-window-font-color="true" loext:opacity="0%" officeooo:rsid="09802937"/>
    </style:style>
    <style:style style:name="T474" style:family="text">
      <style:text-properties style:use-window-font-color="true" loext:opacity="0%" officeooo:rsid="097e4e41"/>
    </style:style>
    <style:style style:name="T475" style:family="text">
      <style:text-properties style:use-window-font-color="true" loext:opacity="0%" officeooo:rsid="0984afc4"/>
    </style:style>
    <style:style style:name="T476" style:family="text">
      <style:text-properties style:use-window-font-color="true" loext:opacity="0%" officeooo:rsid="0a908ffc"/>
    </style:style>
    <style:style style:name="T477" style:family="text">
      <style:text-properties style:use-window-font-color="true" loext:opacity="0%" officeooo:rsid="0ad83d17"/>
    </style:style>
    <style:style style:name="T478" style:family="text">
      <style:text-properties style:use-window-font-color="true" loext:opacity="0%" officeooo:rsid="0aed174a"/>
    </style:style>
    <style:style style:name="T479" style:family="text">
      <style:text-properties style:use-window-font-color="true" loext:opacity="0%" style:font-name="Arial2" fo:font-style="normal" officeooo:rsid="094940eb" style:font-style-asian="normal" style:font-style-complex="normal"/>
    </style:style>
    <style:style style:name="T480" style:family="text">
      <style:text-properties style:use-window-font-color="true" loext:opacity="0%" style:font-name="Arial2" fo:font-style="normal" officeooo:rsid="0afcddc2" style:font-style-asian="normal" style:font-style-complex="normal"/>
    </style:style>
    <style:style style:name="T481" style:family="text">
      <style:text-properties style:use-window-font-color="true" loext:opacity="0%" officeooo:rsid="0b147e47"/>
    </style:style>
    <style:style style:name="T482" style:family="text">
      <style:text-properties style:use-window-font-color="true" loext:opacity="0%" officeooo:rsid="0812333b" style:letter-kerning="false" style:language-asian="zh" style:country-asian="CN"/>
    </style:style>
    <style:style style:name="T483" style:family="text">
      <style:text-properties style:use-window-font-color="true" loext:opacity="0%" officeooo:rsid="098b388f" style:letter-kerning="false" style:language-asian="zh" style:country-asian="CN"/>
    </style:style>
    <style:style style:name="T484" style:family="text">
      <style:text-properties style:use-window-font-color="true" loext:opacity="0%" officeooo:rsid="0b574313" style:letter-kerning="false" style:language-asian="zh" style:country-asian="CN"/>
    </style:style>
    <style:style style:name="T485" style:family="text">
      <style:text-properties officeooo:rsid="07d1499f"/>
    </style:style>
    <style:style style:name="T486" style:family="text">
      <style:text-properties officeooo:rsid="07d3430d"/>
    </style:style>
    <style:style style:name="T487" style:family="text">
      <style:text-properties officeooo:rsid="07d608dd"/>
    </style:style>
    <style:style style:name="T488" style:family="text">
      <style:text-properties officeooo:rsid="07da1d39"/>
    </style:style>
    <style:style style:name="T489" style:family="text">
      <style:text-properties officeooo:rsid="07dc0fd3"/>
    </style:style>
    <style:style style:name="T490" style:family="text">
      <style:text-properties officeooo:rsid="07def443"/>
    </style:style>
    <style:style style:name="T491" style:family="text">
      <style:text-properties officeooo:rsid="02397135"/>
    </style:style>
    <style:style style:name="T492" style:family="text">
      <style:text-properties officeooo:rsid="07ebd121"/>
    </style:style>
    <style:style style:name="T493" style:family="text">
      <style:text-properties officeooo:rsid="07ec249b"/>
    </style:style>
    <style:style style:name="T494" style:family="text">
      <style:text-properties officeooo:rsid="07f66366"/>
    </style:style>
    <style:style style:name="T495" style:family="text">
      <style:text-properties officeooo:rsid="07f76040"/>
    </style:style>
    <style:style style:name="T496" style:family="text">
      <style:text-properties officeooo:rsid="08084206"/>
    </style:style>
    <style:style style:name="T497" style:family="text">
      <style:text-properties officeooo:rsid="0812333b"/>
    </style:style>
    <style:style style:name="T498" style:family="text">
      <style:text-properties officeooo:rsid="0813a39c"/>
    </style:style>
    <style:style style:name="T499" style:family="text">
      <style:text-properties fo:color="#7f0055" loext:opacity="100%" style:font-name="Monospace"/>
    </style:style>
    <style:style style:name="T500" style:family="text">
      <style:text-properties fo:color="#7f0055" loext:opacity="100%" style:font-name="Monospace" fo:font-size="10pt" fo:font-weight="bold" style:font-size-asian="10pt" style:font-weight-asian="bold"/>
    </style:style>
    <style:style style:name="T501" style:family="text">
      <style:text-properties fo:color="#7f0055" loext:opacity="100%" style:font-name="Monospace" fo:font-size="10pt" fo:font-weight="bold" officeooo:rsid="0b43f6a9" style:font-size-asian="10pt" style:font-weight-asian="bold"/>
    </style:style>
    <style:style style:name="T502" style:family="text">
      <style:text-properties fo:color="#7f0055" loext:opacity="100%" style:font-name="Monospace" fo:font-size="10pt" fo:font-weight="bold" fo:background-color="transparent" loext:char-shading-value="0" style:font-size-asian="10pt" style:font-weight-asian="bold"/>
    </style:style>
    <style:style style:name="T503" style:family="text">
      <style:text-properties fo:color="#7f0055" loext:opacity="100%" style:font-name="Monospace" fo:font-weight="bold" style:font-weight-asian="bold"/>
    </style:style>
    <style:style style:name="T504" style:family="text">
      <style:text-properties fo:color="#7f0055" loext:opacity="100%" style:font-name="Monospace" fo:font-weight="bold" fo:background-color="#e8f2fe" loext:char-shading-value="0" style:font-weight-asian="bold"/>
    </style:style>
    <style:style style:name="T505" style:family="text">
      <style:text-properties fo:color="#7f0055" loext:opacity="100%" style:font-name="Monospace" fo:font-weight="bold" officeooo:rsid="08b3be09" fo:background-color="#e8f2fe" loext:char-shading-value="0" style:font-weight-asian="bold"/>
    </style:style>
    <style:style style:name="T506" style:family="text">
      <style:text-properties fo:color="#7f0055" loext:opacity="100%" fo:font-weight="bold" style:font-weight-asian="bold"/>
    </style:style>
    <style:style style:name="T507" style:family="text">
      <style:text-properties fo:color="#7f0055" loext:opacity="100%" fo:font-weight="bold" officeooo:rsid="081828d8" style:font-weight-asian="bold"/>
    </style:style>
    <style:style style:name="T508" style:family="text">
      <style:text-properties fo:color="#7f0055" loext:opacity="100%" fo:font-weight="bold" officeooo:rsid="08d412b2" style:font-weight-asian="bold"/>
    </style:style>
    <style:style style:name="T509" style:family="text">
      <style:text-properties fo:color="#7f0055" loext:opacity="100%" fo:font-weight="bold" officeooo:rsid="081828d8" fo:background-color="transparent" loext:char-shading-value="0" style:font-weight-asian="bold"/>
    </style:style>
    <style:style style:name="T510" style:family="text">
      <style:text-properties fo:color="#7f0055" loext:opacity="100%" style:text-outline="false" style:text-line-through-style="none" style:text-line-through-type="none" style:font-name="Monospace" fo:font-size="10pt" fo:language="fr" fo:country="FR" fo:font-style="normal" fo:text-shadow="none" style:text-underline-style="none" fo:font-weight="bold" officeooo:rsid="0812333b" fo:background-color="#e8f2fe" loext:char-shading-value="0" style:font-name-asian="Times New Roman" style:font-size-asian="10pt" style:font-style-asian="normal" style:font-weight-asian="bold" style:font-name-complex="Arial3" style:font-size-complex="10pt" style:language-complex="ar" style:country-complex="SA" style:font-style-complex="normal" style:font-weight-complex="normal" style:text-overline-style="none" style:text-overline-color="font-color"/>
    </style:style>
    <style:style style:name="T511" style:family="text">
      <style:text-properties fo:color="#7f0055" loext:opacity="100%" style:text-outline="false" style:text-line-through-style="none" style:text-line-through-type="none" style:font-name="Monospace" fo:font-size="10pt" fo:language="fr" fo:country="FR" fo:font-style="normal" fo:text-shadow="none" style:text-underline-style="none" fo:font-weight="bold" officeooo:rsid="0812333b" fo:background-color="transparent" loext:char-shading-value="0" style:font-name-asian="Times New Roman" style:font-size-asian="10pt" style:font-style-asian="normal" style:font-weight-asian="bold" style:font-name-complex="Arial3" style:font-size-complex="10pt" style:language-complex="ar" style:country-complex="SA" style:font-style-complex="normal" style:font-weight-complex="normal" style:text-overline-style="none" style:text-overline-color="font-color"/>
    </style:style>
    <style:style style:name="T512" style:family="text">
      <style:text-properties fo:color="#7f0055" loext:opacity="100%" style:text-outline="false" style:text-line-through-style="none" style:text-line-through-type="none" style:font-name="Monospace" fo:font-size="10pt" fo:language="fr" fo:country="FR" fo:font-style="italic" fo:text-shadow="none" style:text-underline-style="none" fo:font-weight="bold" officeooo:rsid="074a1555" fo:background-color="transparent" loext:char-shading-value="0" style:font-name-asian="Times New Roman" style:font-size-asian="10pt" style:font-style-asian="italic" style:font-weight-asian="bold" style:font-name-complex="Arial3" style:font-size-complex="10pt" style:language-complex="ar" style:country-complex="SA" style:font-style-complex="italic" style:font-weight-complex="normal" style:text-overline-style="none" style:text-overline-color="font-color"/>
    </style:style>
    <style:style style:name="T513" style:family="text">
      <style:text-properties fo:font-size="11pt" officeooo:rsid="07ebd121" style:font-size-asian="11pt" style:font-size-complex="11pt"/>
    </style:style>
    <style:style style:name="T514" style:family="text">
      <style:text-properties fo:font-size="11pt" officeooo:rsid="02397135" style:font-size-asian="11pt" style:font-size-complex="11pt"/>
    </style:style>
    <style:style style:name="T515" style:family="text">
      <style:text-properties fo:font-size="11pt" officeooo:rsid="07da1d39" style:font-size-asian="11pt" style:font-size-complex="11pt"/>
    </style:style>
    <style:style style:name="T516" style:family="text">
      <style:text-properties fo:font-size="11pt" officeooo:rsid="0764cf68" style:font-size-asian="11pt" style:font-size-complex="11pt"/>
    </style:style>
    <style:style style:name="T517" style:family="text">
      <style:text-properties fo:font-size="11pt" officeooo:rsid="07b10995" style:font-size-asian="11pt" style:font-size-complex="11pt"/>
    </style:style>
    <style:style style:name="T518" style:family="text">
      <style:text-properties fo:font-size="11pt" officeooo:rsid="086b3e68" style:font-size-asian="11pt" style:font-size-complex="11pt"/>
    </style:style>
    <style:style style:name="T519" style:family="text">
      <style:text-properties fo:font-size="11pt" officeooo:rsid="08e0ee2f" style:font-size-asian="11pt" style:font-size-complex="11pt"/>
    </style:style>
    <style:style style:name="T520" style:family="text">
      <style:text-properties fo:font-size="11pt" officeooo:rsid="0a0c6180" style:font-size-asian="11pt" style:font-size-complex="11pt"/>
    </style:style>
    <style:style style:name="T521" style:family="text">
      <style:text-properties fo:font-size="11pt" officeooo:rsid="08f10fb2" style:font-size-asian="11pt" style:font-size-complex="11pt"/>
    </style:style>
    <style:style style:name="T522" style:family="text">
      <style:text-properties fo:font-size="11pt" officeooo:rsid="07def443" style:font-size-asian="11pt" style:font-size-complex="11pt"/>
    </style:style>
    <style:style style:name="T523" style:family="text">
      <style:text-properties fo:font-size="11pt" fo:font-style="italic" officeooo:rsid="0764cf68" style:font-size-asian="11pt" style:font-style-asian="italic" style:font-size-complex="11pt" style:font-style-complex="italic"/>
    </style:style>
    <style:style style:name="T524" style:family="text">
      <style:text-properties fo:font-size="11pt" fo:font-style="italic" officeooo:rsid="08e0ee2f" style:font-size-asian="11pt" style:font-style-asian="italic" style:font-size-complex="11pt" style:font-style-complex="italic"/>
    </style:style>
    <style:style style:name="T525" style:family="text">
      <style:text-properties fo:font-size="11pt" fo:font-style="italic" officeooo:rsid="07b10995" style:font-size-asian="11pt" style:font-style-asian="italic" style:font-size-complex="11pt" style:font-style-complex="italic"/>
    </style:style>
    <style:style style:name="T526" style:family="text">
      <style:text-properties fo:color="#6a3e3e" loext:opacity="100%" style:font-name="Monospace" fo:font-size="10pt" style:font-size-asian="10pt"/>
    </style:style>
    <style:style style:name="T527" style:family="text">
      <style:text-properties fo:color="#6a3e3e" loext:opacity="100%" style:font-name="Monospace" fo:font-size="10pt" officeooo:rsid="0a3f9645" style:font-size-asian="10pt"/>
    </style:style>
    <style:style style:name="T528" style:family="text">
      <style:text-properties fo:color="#6a3e3e" loext:opacity="100%" style:font-name="Monospace" fo:font-size="10pt" fo:background-color="#f0d8a8" loext:char-shading-value="0" style:font-size-asian="10pt"/>
    </style:style>
    <style:style style:name="T529" style:family="text">
      <style:text-properties fo:color="#6a3e3e" loext:opacity="100%" style:font-name="Monospace" fo:font-size="10pt" fo:background-color="#d4d4d4" loext:char-shading-value="0" style:font-size-asian="10pt"/>
    </style:style>
    <style:style style:name="T530" style:family="text">
      <style:text-properties fo:color="#6a3e3e" loext:opacity="100%" style:font-name="Monospace" officeooo:rsid="08aa23e2"/>
    </style:style>
    <style:style style:name="T531" style:family="text">
      <style:text-properties fo:color="#0000c0" loext:opacity="100%"/>
    </style:style>
    <style:style style:name="T532" style:family="text">
      <style:text-properties fo:color="#0000c0" loext:opacity="100%" style:font-name="Monospace"/>
    </style:style>
    <style:style style:name="T533" style:family="text">
      <style:text-properties fo:color="#0000c0" loext:opacity="100%" style:font-name="Monospace" fo:font-size="10pt" style:font-size-asian="10pt"/>
    </style:style>
    <style:style style:name="T534" style:family="text">
      <style:text-properties fo:color="#0000c0" loext:opacity="100%" style:font-name="Monospace" fo:font-size="10pt" officeooo:rsid="08a57065" style:font-size-asian="10pt"/>
    </style:style>
    <style:style style:name="T535" style:family="text">
      <style:text-properties fo:color="#0000c0" loext:opacity="100%" style:font-name="Monospace" fo:font-size="10pt" officeooo:rsid="0a44a7eb" style:font-size-asian="10pt"/>
    </style:style>
    <style:style style:name="T536" style:family="text">
      <style:text-properties fo:color="#0000c0" loext:opacity="100%" style:font-name="Monospace" fo:font-size="10pt" officeooo:rsid="0a44d3d8" style:font-size-asian="10pt"/>
    </style:style>
    <style:style style:name="T537" style:family="text">
      <style:text-properties fo:color="#0000c0" loext:opacity="100%" style:font-name="Monospace" fo:font-size="10pt" officeooo:rsid="0a4661ca" style:font-size-asian="10pt"/>
    </style:style>
    <style:style style:name="T538" style:family="text">
      <style:text-properties fo:color="#0000c0" loext:opacity="100%" style:font-name="Monospace" fo:font-size="10pt" officeooo:rsid="0a4709e6" style:font-size-asian="10pt"/>
    </style:style>
    <style:style style:name="T539" style:family="text">
      <style:text-properties fo:color="#0000c0" loext:opacity="100%" style:font-name="Monospace" fo:font-size="10pt" officeooo:rsid="0aeb8fd2" style:font-size-asian="10pt"/>
    </style:style>
    <style:style style:name="T540" style:family="text">
      <style:text-properties fo:color="#0000c0" loext:opacity="100%" style:font-name="Monospace" fo:font-size="10pt" officeooo:rsid="0b43f6a9" style:font-size-asian="10pt"/>
    </style:style>
    <style:style style:name="T541" style:family="text">
      <style:text-properties fo:color="#0000c0" loext:opacity="100%" style:font-name="Monospace" fo:font-size="10pt" officeooo:rsid="0b50161b" style:font-size-asian="10pt"/>
    </style:style>
    <style:style style:name="T542" style:family="text">
      <style:text-properties fo:color="#0000c0" loext:opacity="100%" style:font-name="Monospace" fo:font-size="10pt" fo:font-weight="bold" style:font-size-asian="10pt" style:font-weight-asian="bold"/>
    </style:style>
    <style:style style:name="T543" style:family="text">
      <style:text-properties fo:color="#0000c0" loext:opacity="100%" style:font-name="Monospace" fo:font-size="10pt" fo:font-weight="bold" officeooo:rsid="0a11b928" style:font-size-asian="10pt" style:font-weight-asian="bold"/>
    </style:style>
    <style:style style:name="T544" style:family="text">
      <style:text-properties fo:color="#0000c0" loext:opacity="100%" style:font-name="Monospace" fo:font-size="10pt" fo:font-weight="bold" officeooo:rsid="0a12db44" style:font-size-asian="10pt" style:font-weight-asian="bold"/>
    </style:style>
    <style:style style:name="T545" style:family="text">
      <style:text-properties fo:color="#0000c0" loext:opacity="100%" style:font-name="Monospace" officeooo:rsid="081828d8" fo:background-color="#e8f2fe" loext:char-shading-value="0"/>
    </style:style>
    <style:style style:name="T546" style:family="text">
      <style:text-properties fo:color="#0000c0" loext:opacity="100%" style:font-name="Monospace" officeooo:rsid="08d412b2" fo:background-color="#e8f2fe" loext:char-shading-value="0"/>
    </style:style>
    <style:style style:name="T547" style:family="text">
      <style:text-properties fo:color="#0000c0" loext:opacity="100%" style:font-name="Monospace" officeooo:rsid="08f2ff90" fo:background-color="#e8f2fe" loext:char-shading-value="0"/>
    </style:style>
    <style:style style:name="T548" style:family="text">
      <style:text-properties fo:color="#0000c0" loext:opacity="100%" style:font-name="Monospace" officeooo:rsid="0a1446bd" fo:background-color="#e8f2fe" loext:char-shading-value="0"/>
    </style:style>
    <style:style style:name="T549" style:family="text">
      <style:text-properties fo:color="#0000c0" loext:opacity="100%" style:font-name="Monospace" officeooo:rsid="0a3e0236"/>
    </style:style>
    <style:style style:name="T550" style:family="text">
      <style:text-properties fo:color="#0000c0" loext:opacity="100%" style:font-name="Monospace" fo:font-style="italic" officeooo:rsid="08aa23e2" style:font-style-asian="italic" style:font-style-complex="italic"/>
    </style:style>
    <style:style style:name="T551" style:family="text">
      <style:text-properties fo:color="#0000c0" loext:opacity="100%" style:text-outline="false" style:text-line-through-style="none" style:text-line-through-type="none" style:font-name="Monospace" fo:font-size="10pt" fo:language="fr" fo:country="FR" fo:font-style="normal" fo:text-shadow="none" style:text-underline-style="none" fo:font-weight="normal" officeooo:rsid="081828d8" fo:background-color="#e8f2fe"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52" style:family="text">
      <style:text-properties fo:color="#0000c0" loext:opacity="100%" style:text-outline="false" style:text-line-through-style="none" style:text-line-through-type="none" style:font-name="Monospace" fo:font-size="10pt" fo:language="fr" fo:country="FR" fo:font-style="normal" fo:text-shadow="none" style:text-underline-style="none" fo:font-weight="normal" officeooo:rsid="08d412b2" fo:background-color="#e8f2fe"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53" style:family="text">
      <style:text-properties fo:color="#0000c0" loext:opacity="100%" style:text-outline="false" style:text-line-through-style="none" style:text-line-through-type="none" style:font-name="Monospace" fo:font-size="10pt" fo:language="fr" fo:country="FR" fo:font-style="normal" fo:text-shadow="none" style:text-underline-style="none" fo:font-weight="normal" officeooo:rsid="08f2ff90" fo:background-color="#e8f2fe"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54" style:family="text">
      <style:text-properties fo:color="#0000c0" loext:opacity="100%" style:text-outline="false" style:text-line-through-style="none" style:text-line-through-type="none" style:font-name="Monospace" fo:font-size="10pt" fo:language="fr" fo:country="FR" fo:font-style="normal" fo:text-shadow="none" style:text-underline-style="none" fo:font-weight="normal" officeooo:rsid="0a1446bd" fo:background-color="#e8f2fe"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55" style:family="text">
      <style:text-properties fo:color="#0000c0" loext:opacity="100%" style:text-outline="false" style:text-line-through-style="none" style:text-line-through-type="none" style:font-name="Monospace" fo:font-size="10pt" fo:language="fr" fo:country="FR" fo:font-style="normal" fo:text-shadow="none" style:text-underline-style="none" fo:font-weight="normal" officeooo:rsid="08cf5e1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56" style:family="text">
      <style:text-properties fo:color="#0000c0" loext:opacity="100%" style:text-outline="false" style:text-line-through-style="none" style:text-line-through-type="none" style:font-name="Monospace" fo:font-size="10pt" fo:language="fr" fo:country="FR" fo:font-style="normal" fo:text-shadow="none" style:text-underline-style="none" fo:font-weight="normal" officeooo:rsid="081828d8" fo:background-color="transparent" loext:char-shading-value="0" style:font-name-asian="Times New Roman" style:font-size-asian="10pt" style:font-style-asian="normal" style:font-weight-asian="normal" style:font-name-complex="Arial3" style:font-size-complex="10pt" style:language-complex="ar" style:country-complex="SA" style:font-style-complex="normal" style:font-weight-complex="normal" style:text-overline-style="none" style:text-overline-color="font-color"/>
    </style:style>
    <style:style style:name="T557" style:family="text">
      <style:text-properties fo:color="#0000c0" loext:opacity="100%" style:text-outline="false" style:text-line-through-style="none" style:text-line-through-type="none" style:font-name="Monospace" fo:font-size="10pt" fo:language="fr" fo:country="FR" fo:font-style="italic" fo:text-shadow="none" style:text-underline-style="none" fo:font-weight="normal" officeooo:rsid="0a3e0236" fo:background-color="transparent" loext:char-shading-value="0" style:font-name-asian="Times New Roman" style:font-size-asian="10pt" style:font-style-asian="italic" style:font-weight-asian="normal" style:font-name-complex="Arial3" style:font-size-complex="10pt" style:language-complex="ar" style:country-complex="SA" style:font-style-complex="italic" style:font-weight-complex="normal" style:text-overline-style="none" style:text-overline-color="font-color"/>
    </style:style>
    <style:style style:name="T558" style:family="text">
      <style:text-properties fo:color="#0000c0" loext:opacity="100%" style:font-name="Arial2" fo:font-style="normal" fo:font-weight="bold" style:font-style-asian="normal" style:font-weight-asian="bold" style:font-style-complex="normal" style:font-weight-complex="bold"/>
    </style:style>
    <style:style style:name="T559" style:family="text">
      <style:text-properties fo:color="#0000c0" loext:opacity="100%" officeooo:rsid="0a3e0236"/>
    </style:style>
    <style:style style:name="T560" style:family="text">
      <style:text-properties officeooo:rsid="081828d8"/>
    </style:style>
    <style:style style:name="T561" style:family="text">
      <style:text-properties officeooo:rsid="081c7239"/>
    </style:style>
    <style:style style:name="T562" style:family="text">
      <style:text-properties officeooo:rsid="081e821f"/>
    </style:style>
    <style:style style:name="T563" style:family="text">
      <style:text-properties fo:color="#646464" loext:opacity="100%" style:font-name="Monospace" fo:font-size="10pt" style:font-size-asian="10pt"/>
    </style:style>
    <style:style style:name="T564" style:family="text">
      <style:text-properties fo:color="#646464" loext:opacity="100%" style:font-name="Monospace" fo:font-size="10pt" officeooo:rsid="0b43f6a9" style:font-size-asian="10pt"/>
    </style:style>
    <style:style style:name="T565" style:family="text">
      <style:text-properties fo:color="#646464" loext:opacity="100%" style:font-name="Monospace" fo:font-size="10pt" fo:background-color="#e8f2fe" loext:char-shading-value="0" style:font-size-asian="10pt"/>
    </style:style>
    <style:style style:name="T566" style:family="text">
      <style:text-properties fo:color="#646464" loext:opacity="100%" style:font-name="Monospace" fo:font-size="10pt" fo:background-color="#d4d4d4" loext:char-shading-value="0" style:font-size-asian="10pt"/>
    </style:style>
    <style:style style:name="T567" style:family="text">
      <style:text-properties officeooo:rsid="0826496e"/>
    </style:style>
    <style:style style:name="T568" style:family="text">
      <style:text-properties officeooo:rsid="082746b7"/>
    </style:style>
    <style:style style:name="T569" style:family="text">
      <style:text-properties officeooo:rsid="02886f4f"/>
    </style:style>
    <style:style style:name="T570" style:family="text">
      <style:text-properties officeooo:rsid="02842654"/>
    </style:style>
    <style:style style:name="T571" style:family="text">
      <style:text-properties officeooo:rsid="028c62cd"/>
    </style:style>
    <style:style style:name="T572" style:family="text">
      <style:text-properties officeooo:rsid="0339b0e4"/>
    </style:style>
    <style:style style:name="T573" style:family="text">
      <style:text-properties officeooo:rsid="082a451f"/>
    </style:style>
    <style:style style:name="T574" style:family="text">
      <style:text-properties officeooo:rsid="082ea8fd"/>
    </style:style>
    <style:style style:name="T575" style:family="text">
      <style:text-properties officeooo:rsid="082fbd5e"/>
    </style:style>
    <style:style style:name="T576" style:family="text">
      <style:text-properties officeooo:rsid="083138d8"/>
    </style:style>
    <style:style style:name="T577" style:family="text">
      <style:text-properties officeooo:rsid="08346fe4"/>
    </style:style>
    <style:style style:name="T578" style:family="text">
      <style:text-properties officeooo:rsid="0836fef0"/>
    </style:style>
    <style:style style:name="T579" style:family="text">
      <style:text-properties officeooo:rsid="083870ad"/>
    </style:style>
    <style:style style:name="T580" style:family="text">
      <style:text-properties officeooo:rsid="0839c220"/>
    </style:style>
    <style:style style:name="T581" style:family="text">
      <style:text-properties officeooo:rsid="083da04d"/>
    </style:style>
    <style:style style:name="T582" style:family="text">
      <style:text-properties officeooo:rsid="083ee3da"/>
    </style:style>
    <style:style style:name="T583" style:family="text">
      <style:text-properties officeooo:rsid="08415280"/>
    </style:style>
    <style:style style:name="T584" style:family="text">
      <style:text-properties officeooo:rsid="08578d46"/>
    </style:style>
    <style:style style:name="T585" style:family="text">
      <style:text-properties officeooo:rsid="0858c83c"/>
    </style:style>
    <style:style style:name="T586" style:family="text">
      <style:text-properties officeooo:rsid="085a8b64"/>
    </style:style>
    <style:style style:name="T587" style:family="text">
      <style:text-properties fo:color="#2a00ff" loext:opacity="100%" style:font-name="Monospace" fo:font-size="10pt" style:font-size-asian="10pt"/>
    </style:style>
    <style:style style:name="T588" style:family="text">
      <style:text-properties fo:color="#2a00ff" loext:opacity="100%" style:font-name="Monospace" fo:font-size="10pt" officeooo:rsid="0a11b928" style:font-size-asian="10pt"/>
    </style:style>
    <style:style style:name="T589" style:family="text">
      <style:text-properties style:font-name="Monospace"/>
    </style:style>
    <style:style style:name="T590" style:family="text">
      <style:text-properties style:font-name="Monospace" fo:background-color="#e8f2fe" loext:char-shading-value="0"/>
    </style:style>
    <style:style style:name="T591" style:family="text">
      <style:text-properties style:font-name="Monospace" officeooo:rsid="08b3be09" fo:background-color="#e8f2fe" loext:char-shading-value="0"/>
    </style:style>
    <style:style style:name="T592" style:family="text">
      <style:text-properties style:font-name="Monospace" officeooo:rsid="08b94905" fo:background-color="#e8f2fe" loext:char-shading-value="0"/>
    </style:style>
    <style:style style:name="T593" style:family="text">
      <style:text-properties style:font-name="Monospace" officeooo:rsid="07da1d39" fo:background-color="#e8f2fe" loext:char-shading-value="0"/>
    </style:style>
    <style:style style:name="T594" style:family="text">
      <style:text-properties style:font-name="Monospace" officeooo:rsid="07dc0fd3" fo:background-color="#e8f2fe" loext:char-shading-value="0"/>
    </style:style>
    <style:style style:name="T595" style:family="text">
      <style:text-properties style:font-name="Monospace" officeooo:rsid="08dbb822" fo:background-color="#e8f2fe" loext:char-shading-value="0"/>
    </style:style>
    <style:style style:name="T596" style:family="text">
      <style:text-properties style:font-name="Monospace" officeooo:rsid="0902bafc" fo:background-color="#e8f2fe" loext:char-shading-value="0"/>
    </style:style>
    <style:style style:name="T597" style:family="text">
      <style:text-properties style:font-name="Monospace" officeooo:rsid="0a19b465" fo:background-color="#e8f2fe" loext:char-shading-value="0"/>
    </style:style>
    <style:style style:name="T598" style:family="text">
      <style:text-properties style:font-name="Monospace" officeooo:rsid="0a2adc21" fo:background-color="#e8f2fe" loext:char-shading-value="0"/>
    </style:style>
    <style:style style:name="T599" style:family="text">
      <style:text-properties style:font-name="Monospace" officeooo:rsid="0a2b812f" fo:background-color="#e8f2fe" loext:char-shading-value="0"/>
    </style:style>
    <style:style style:name="T600" style:family="text">
      <style:text-properties style:font-name="Monospace" officeooo:rsid="0a908ffc"/>
    </style:style>
    <style:style style:name="T601" style:family="text">
      <style:text-properties style:font-name="Monospace" officeooo:rsid="0a03c2f7"/>
    </style:style>
    <style:style style:name="T602" style:family="text">
      <style:text-properties officeooo:rsid="08697ab9"/>
    </style:style>
    <style:style style:name="T603" style:family="text">
      <style:text-properties officeooo:rsid="086af981"/>
    </style:style>
    <style:style style:name="T604" style:family="text">
      <style:text-properties officeooo:rsid="086cfd57"/>
    </style:style>
    <style:style style:name="T605" style:family="text">
      <style:text-properties officeooo:rsid="08790725"/>
    </style:style>
    <style:style style:name="T606" style:family="text">
      <style:text-properties officeooo:rsid="088210c3"/>
    </style:style>
    <style:style style:name="T607" style:family="text">
      <style:text-properties style:letter-kerning="false" style:language-asian="zh" style:country-asian="CN"/>
    </style:style>
    <style:style style:name="T608" style:family="text">
      <style:text-properties style:letter-kerning="false" style:language-asian="zh" style:country-asian="CN" style:text-emphasize="none"/>
    </style:style>
    <style:style style:name="T609" style:family="text">
      <style:text-properties officeooo:rsid="09dfc38b" style:letter-kerning="false" style:language-asian="zh" style:country-asian="CN"/>
    </style:style>
    <style:style style:name="T610" style:family="text">
      <style:text-properties officeooo:rsid="089b7574" style:letter-kerning="false" style:language-asian="zh" style:country-asian="CN"/>
    </style:style>
    <style:style style:name="T611" style:family="text">
      <style:text-properties officeooo:rsid="089d4acc" style:letter-kerning="false" style:language-asian="zh" style:country-asian="CN"/>
    </style:style>
    <style:style style:name="T612" style:family="text">
      <style:text-properties officeooo:rsid="089e31cb" style:letter-kerning="false" style:language-asian="zh" style:country-asian="CN"/>
    </style:style>
    <style:style style:name="T613" style:family="text">
      <style:text-properties officeooo:rsid="08a0cbfc" style:letter-kerning="false" style:language-asian="zh" style:country-asian="CN"/>
    </style:style>
    <style:style style:name="T614" style:family="text">
      <style:text-properties officeooo:rsid="09e5ed93" style:letter-kerning="false" style:language-asian="zh" style:country-asian="CN"/>
    </style:style>
    <style:style style:name="T615" style:family="text">
      <style:text-properties officeooo:rsid="09e75a94" style:letter-kerning="false" style:language-asian="zh" style:country-asian="CN"/>
    </style:style>
    <style:style style:name="T616" style:family="text">
      <style:text-properties officeooo:rsid="08aaa7aa" style:letter-kerning="false" style:language-asian="zh" style:country-asian="CN"/>
    </style:style>
    <style:style style:name="T617" style:family="text">
      <style:text-properties officeooo:rsid="09e701cb" style:letter-kerning="false" style:language-asian="zh" style:country-asian="CN"/>
    </style:style>
    <style:style style:name="T618" style:family="text">
      <style:text-properties officeooo:rsid="099b8f72" style:letter-kerning="false" style:language-asian="zh" style:country-asian="CN"/>
    </style:style>
    <style:style style:name="T619" style:family="text">
      <style:text-properties officeooo:rsid="0a2a1f90" style:letter-kerning="false" style:language-asian="zh" style:country-asian="CN"/>
    </style:style>
    <style:style style:name="T620" style:family="text">
      <style:text-properties officeooo:rsid="0a2e903f" style:letter-kerning="false" style:language-asian="zh" style:country-asian="CN"/>
    </style:style>
    <style:style style:name="T621" style:family="text">
      <style:text-properties officeooo:rsid="0a306dae" style:letter-kerning="false" style:language-asian="zh" style:country-asian="CN"/>
    </style:style>
    <style:style style:name="T622" style:family="text">
      <style:text-properties officeooo:rsid="0a31afc2" style:letter-kerning="false" style:language-asian="zh" style:country-asian="CN"/>
    </style:style>
    <style:style style:name="T623" style:family="text">
      <style:text-properties officeooo:rsid="0a84b4c7" style:letter-kerning="false" style:language-asian="zh" style:country-asian="CN"/>
    </style:style>
    <style:style style:name="T624" style:family="text">
      <style:text-properties officeooo:rsid="0abf58ba" style:letter-kerning="false" style:language-asian="zh" style:country-asian="CN"/>
    </style:style>
    <style:style style:name="T625" style:family="text">
      <style:text-properties officeooo:rsid="0ac04bae" style:letter-kerning="false" style:language-asian="zh" style:country-asian="CN"/>
    </style:style>
    <style:style style:name="T626" style:family="text">
      <style:text-properties officeooo:rsid="0b29a712" style:letter-kerning="false" style:language-asian="zh" style:country-asian="CN"/>
    </style:style>
    <style:style style:name="T627" style:family="text">
      <style:text-properties officeooo:rsid="09ec8cc5" style:letter-kerning="false" style:language-asian="zh" style:country-asian="CN"/>
    </style:style>
    <style:style style:name="T628" style:family="text">
      <style:text-properties officeooo:rsid="098a238a" style:letter-kerning="false" style:language-asian="zh" style:country-asian="CN"/>
    </style:style>
    <style:style style:name="T629" style:family="text">
      <style:text-properties officeooo:rsid="098b388f" style:letter-kerning="false" style:language-asian="zh" style:country-asian="CN"/>
    </style:style>
    <style:style style:name="T630" style:family="text">
      <style:text-properties officeooo:rsid="0b56384f" style:letter-kerning="false" style:language-asian="zh" style:country-asian="CN"/>
    </style:style>
    <style:style style:name="T631" style:family="text">
      <style:text-properties officeooo:rsid="0b5b0f47" style:letter-kerning="false" style:language-asian="zh" style:country-asian="CN"/>
    </style:style>
    <style:style style:name="T632" style:family="text">
      <style:text-properties officeooo:rsid="0b567089" style:letter-kerning="false" style:language-asian="zh" style:country-asian="CN"/>
    </style:style>
    <style:style style:name="T633" style:family="text">
      <style:text-properties officeooo:rsid="0b99d63d" style:letter-kerning="false" style:language-asian="zh" style:country-asian="CN"/>
    </style:style>
    <style:style style:name="T634" style:family="text">
      <style:text-properties officeooo:rsid="088c7505"/>
    </style:style>
    <style:style style:name="T635" style:family="text">
      <style:text-properties officeooo:rsid="088ce4b6"/>
    </style:style>
    <style:style style:name="T636" style:family="text">
      <style:text-properties officeooo:rsid="088e79d1"/>
    </style:style>
    <style:style style:name="T637" style:family="text">
      <style:text-properties style:font-name="Marianne Thin" fo:font-style="normal" officeooo:rsid="07e45601" style:letter-kerning="false" style:font-name-asian="Marianne Thin" style:language-asian="zh" style:country-asian="CN" style:font-style-asian="normal" style:font-name-complex="Marianne Thin4" style:language-complex="hi" style:country-complex="IN" style:font-style-complex="normal"/>
    </style:style>
    <style:style style:name="T638" style:family="text">
      <style:text-properties style:font-name="Marianne Thin" fo:font-style="normal" officeooo:rsid="07e54482" style:letter-kerning="false" style:font-name-asian="Marianne Thin" style:language-asian="zh" style:country-asian="CN" style:font-style-asian="normal" style:font-name-complex="Marianne Thin4" style:language-complex="hi" style:country-complex="IN" style:font-style-complex="normal"/>
    </style:style>
    <style:style style:name="T639" style:family="text">
      <style:text-properties style:font-name="Marianne Thin" fo:font-style="normal" fo:font-weight="bold" officeooo:rsid="07e45601" style:letter-kerning="false" style:font-name-asian="Marianne Thin" style:language-asian="zh" style:country-asian="CN" style:font-style-asian="normal" style:font-weight-asian="bold" style:font-name-complex="Marianne Thin4" style:language-complex="hi" style:country-complex="IN" style:font-style-complex="normal" style:font-weight-complex="bold"/>
    </style:style>
    <style:style style:name="T640" style:family="text">
      <style:text-properties style:font-name="Marianne Thin" style:font-name-asian="Marianne Thin" style:text-emphasize="none"/>
    </style:style>
    <style:style style:name="T641" style:family="text">
      <style:text-properties style:font-name="Marianne Thin" officeooo:rsid="08408dd9" style:font-name-asian="Marianne Thin" style:text-emphasize="none"/>
    </style:style>
    <style:style style:name="T642" style:family="text">
      <style:text-properties officeooo:rsid="08a14b31"/>
    </style:style>
    <style:style style:name="T643" style:family="text">
      <style:text-properties officeooo:rsid="08a72afc"/>
    </style:style>
    <style:style style:name="T644" style:family="text">
      <style:text-properties officeooo:rsid="08aaa7aa"/>
    </style:style>
    <style:style style:name="T645" style:family="text">
      <style:text-properties officeooo:rsid="08b001af"/>
    </style:style>
    <style:style style:name="T646" style:family="text">
      <style:text-properties officeooo:rsid="07e9c2da"/>
    </style:style>
    <style:style style:name="T647" style:family="text">
      <style:text-properties officeooo:rsid="07ead019"/>
    </style:style>
    <style:style style:name="T648" style:family="text">
      <style:text-properties officeooo:rsid="08efc180"/>
    </style:style>
    <style:style style:name="T649" style:family="text">
      <style:text-properties officeooo:rsid="07ec1f81"/>
    </style:style>
    <style:style style:name="T650" style:family="text">
      <style:text-properties officeooo:rsid="08606186"/>
    </style:style>
    <style:style style:name="T651" style:family="text">
      <style:text-properties officeooo:rsid="08a57065"/>
    </style:style>
    <style:style style:name="T652" style:family="text">
      <style:text-properties officeooo:rsid="08bf26e7"/>
    </style:style>
    <style:style style:name="T653" style:family="text">
      <style:text-properties officeooo:rsid="08c011d1"/>
    </style:style>
    <style:style style:name="T654" style:family="text">
      <style:text-properties officeooo:rsid="08c156fa"/>
    </style:style>
    <style:style style:name="T655" style:family="text">
      <style:text-properties officeooo:rsid="08d09653"/>
    </style:style>
    <style:style style:name="T656" style:family="text">
      <style:text-properties officeooo:rsid="08d1903e"/>
    </style:style>
    <style:style style:name="T657" style:family="text">
      <style:text-properties officeooo:rsid="08d412b2"/>
    </style:style>
    <style:style style:name="T658" style:family="text">
      <style:text-properties officeooo:rsid="08d64b3b"/>
    </style:style>
    <style:style style:name="T659" style:family="text">
      <style:text-properties officeooo:rsid="08d836d9"/>
    </style:style>
    <style:style style:name="T660" style:family="text">
      <style:text-properties officeooo:rsid="08d9708b"/>
    </style:style>
    <style:style style:name="T661" style:family="text">
      <style:text-properties officeooo:rsid="08dadf8f"/>
    </style:style>
    <style:style style:name="T662" style:family="text">
      <style:text-properties officeooo:rsid="08db9a96"/>
    </style:style>
    <style:style style:name="T663" style:family="text">
      <style:text-properties officeooo:rsid="08e2e922"/>
    </style:style>
    <style:style style:name="T664" style:family="text">
      <style:text-properties officeooo:rsid="08eddb55"/>
    </style:style>
    <style:style style:name="T665" style:family="text">
      <style:text-properties officeooo:rsid="08f10fb2"/>
    </style:style>
    <style:style style:name="T666" style:family="text">
      <style:text-properties officeooo:rsid="08f4dabf"/>
    </style:style>
    <style:style style:name="T667" style:family="text">
      <style:text-properties officeooo:rsid="08f57a9b"/>
    </style:style>
    <style:style style:name="T668" style:family="text">
      <style:text-properties officeooo:rsid="08fcb874"/>
    </style:style>
    <style:style style:name="T669" style:family="text">
      <style:text-properties officeooo:rsid="09040c10"/>
    </style:style>
    <style:style style:name="T670" style:family="text">
      <style:text-properties officeooo:rsid="091b88b0"/>
    </style:style>
    <style:style style:name="T671" style:family="text">
      <style:text-properties officeooo:rsid="0927ae83"/>
    </style:style>
    <style:style style:name="T672" style:family="text">
      <style:text-properties officeooo:rsid="0929206c"/>
    </style:style>
    <style:style style:name="T673" style:family="text">
      <style:text-properties officeooo:rsid="092e76fa"/>
    </style:style>
    <style:style style:name="T674" style:family="text">
      <style:text-properties officeooo:rsid="0938e3c8"/>
    </style:style>
    <style:style style:name="T675" style:family="text">
      <style:text-properties officeooo:rsid="093a90c3"/>
    </style:style>
    <style:style style:name="T676" style:family="text">
      <style:text-properties officeooo:rsid="08b50431"/>
    </style:style>
    <style:style style:name="T677" style:family="text">
      <style:text-properties officeooo:rsid="09416ce6"/>
    </style:style>
    <style:style style:name="T678" style:family="text">
      <style:text-properties officeooo:rsid="09437f04"/>
    </style:style>
    <style:style style:name="T679" style:family="text">
      <style:text-properties style:font-name="Arial2" fo:font-style="normal" officeooo:rsid="0afcddc2" style:font-style-asian="normal" style:font-style-complex="normal"/>
    </style:style>
    <style:style style:name="T680" style:family="text">
      <style:text-properties style:text-line-through-style="none" style:text-line-through-type="none" style:font-name="Monospace" fo:font-size="10pt" fo:font-style="normal" style:text-underline-style="none" style:font-size-asian="10pt" style:font-style-asian="normal" style:font-name-complex="Arial6" style:font-size-complex="10pt"/>
    </style:style>
    <style:style style:name="T681" style:family="text">
      <style:text-properties style:text-line-through-style="none" style:text-line-through-type="none" style:font-name="Monospace" fo:font-size="10pt" fo:font-style="normal" style:text-underline-style="none" officeooo:rsid="0885b880" style:font-size-asian="10pt" style:font-style-asian="normal" style:font-name-complex="Arial6" style:font-size-complex="10pt"/>
    </style:style>
    <style:style style:name="T682" style:family="text">
      <style:text-properties officeooo:rsid="09516cdb"/>
    </style:style>
    <style:style style:name="T683" style:family="text">
      <style:text-properties officeooo:rsid="0955e3e8"/>
    </style:style>
    <style:style style:name="T684" style:family="text">
      <style:text-properties officeooo:rsid="0958e78f"/>
    </style:style>
    <style:style style:name="T685" style:family="text">
      <style:text-properties officeooo:rsid="095a46fb"/>
    </style:style>
    <style:style style:name="T686" style:family="text">
      <style:text-properties officeooo:rsid="0971396b"/>
    </style:style>
    <style:style style:name="T687" style:family="text">
      <style:text-properties officeooo:rsid="0976fbdc"/>
    </style:style>
    <style:style style:name="T688" style:family="text">
      <style:text-properties officeooo:rsid="097e4e41"/>
    </style:style>
    <style:style style:name="T689" style:family="text">
      <style:text-properties officeooo:rsid="09802937"/>
    </style:style>
    <style:style style:name="T690" style:family="text">
      <style:text-properties officeooo:rsid="0981b11c"/>
    </style:style>
    <style:style style:name="T691" style:family="text">
      <style:text-properties officeooo:rsid="0981d00b"/>
    </style:style>
    <style:style style:name="T692" style:family="text">
      <style:text-properties officeooo:rsid="0984afc4"/>
    </style:style>
    <style:style style:name="T693" style:family="text">
      <style:text-properties officeooo:rsid="0987811c"/>
    </style:style>
    <style:style style:name="T694" style:family="text">
      <style:text-properties officeooo:rsid="0987caac"/>
    </style:style>
    <style:style style:name="T695" style:family="text">
      <style:text-properties officeooo:rsid="099b8f72"/>
    </style:style>
    <style:style style:name="T696" style:family="text">
      <style:text-properties officeooo:rsid="09ad6dcd"/>
    </style:style>
    <style:style style:name="T697" style:family="text">
      <style:text-properties officeooo:rsid="09b443cd"/>
    </style:style>
    <style:style style:name="T698" style:family="text">
      <style:text-properties officeooo:rsid="09b962d7"/>
    </style:style>
    <style:style style:name="T699" style:family="text">
      <style:text-properties officeooo:rsid="09baebe8"/>
    </style:style>
    <style:style style:name="T700" style:family="text">
      <style:text-properties officeooo:rsid="09bc413f"/>
    </style:style>
    <style:style style:name="T701" style:family="text">
      <style:text-properties officeooo:rsid="09bcf752"/>
    </style:style>
    <style:style style:name="T702" style:family="text">
      <style:text-properties officeooo:rsid="09c56324"/>
    </style:style>
    <style:style style:name="T703" style:family="text">
      <style:text-properties officeooo:rsid="09c64e23"/>
    </style:style>
    <style:style style:name="T704" style:family="text">
      <style:text-properties officeooo:rsid="09caa2d8"/>
    </style:style>
    <style:style style:name="T705" style:family="text">
      <style:text-properties officeooo:rsid="09cad0df"/>
    </style:style>
    <style:style style:name="T706" style:family="text">
      <style:text-properties officeooo:rsid="09cc8d00"/>
    </style:style>
    <style:style style:name="T707" style:family="text">
      <style:text-properties officeooo:rsid="08880db1"/>
    </style:style>
    <style:style style:name="T708" style:family="text">
      <style:text-properties style:text-emphasize="none"/>
    </style:style>
    <style:style style:name="T709" style:family="text">
      <style:text-properties officeooo:rsid="089b7574"/>
    </style:style>
    <style:style style:name="T710" style:family="text">
      <style:text-properties officeooo:rsid="09d598ee"/>
    </style:style>
    <style:style style:name="T711" style:family="text">
      <style:text-properties officeooo:rsid="09d740a2"/>
    </style:style>
    <style:style style:name="T712" style:family="text">
      <style:text-properties officeooo:rsid="09daac70"/>
    </style:style>
    <style:style style:name="T713" style:family="text">
      <style:text-properties officeooo:rsid="09dddda6"/>
    </style:style>
    <style:style style:name="T714" style:family="text">
      <style:text-properties officeooo:rsid="09dfc38b"/>
    </style:style>
    <style:style style:name="T715" style:family="text">
      <style:text-properties officeooo:rsid="09e1ae79"/>
    </style:style>
    <style:style style:name="T716" style:family="text">
      <style:text-properties officeooo:rsid="09e701cb"/>
    </style:style>
    <style:style style:name="T717" style:family="text">
      <style:text-properties officeooo:rsid="09ed4b44"/>
    </style:style>
    <style:style style:name="T718" style:family="text">
      <style:text-properties officeooo:rsid="09ed5dfc"/>
    </style:style>
    <style:style style:name="T719" style:family="text">
      <style:text-properties officeooo:rsid="09ee09d6"/>
    </style:style>
    <style:style style:name="T720" style:family="text">
      <style:text-properties officeooo:rsid="09f31ba2"/>
    </style:style>
    <style:style style:name="T721" style:family="text">
      <style:text-properties officeooo:rsid="09f70333"/>
    </style:style>
    <style:style style:name="T722" style:family="text">
      <style:text-properties officeooo:rsid="09f746e2"/>
    </style:style>
    <style:style style:name="T723" style:family="text">
      <style:text-properties officeooo:rsid="09f975c3"/>
    </style:style>
    <style:style style:name="T724" style:family="text">
      <style:text-properties officeooo:rsid="08abd689"/>
    </style:style>
    <style:style style:name="T725" style:family="text">
      <style:text-properties officeooo:rsid="09fadedf"/>
    </style:style>
    <style:style style:name="T726" style:family="text">
      <style:text-properties officeooo:rsid="0a0d6a62"/>
    </style:style>
    <style:style style:name="T727" style:family="text">
      <style:text-properties officeooo:rsid="0a134f5b"/>
    </style:style>
    <style:style style:name="T728" style:family="text">
      <style:text-properties officeooo:rsid="0a1446bd"/>
    </style:style>
    <style:style style:name="T729" style:family="text">
      <style:text-properties officeooo:rsid="0a172e7d"/>
    </style:style>
    <style:style style:name="T730" style:family="text">
      <style:text-properties officeooo:rsid="0a17dc1d"/>
    </style:style>
    <style:style style:name="T731" style:family="text">
      <style:text-properties officeooo:rsid="0a1aeb00"/>
    </style:style>
    <style:style style:name="T732" style:family="text">
      <style:text-properties officeooo:rsid="0a1afa3d"/>
    </style:style>
    <style:style style:name="T733" style:family="text">
      <style:text-properties officeooo:rsid="0a1bfb1b"/>
    </style:style>
    <style:style style:name="T734" style:family="text">
      <style:text-properties officeooo:rsid="0a1d04d1"/>
    </style:style>
    <style:style style:name="T735" style:family="text">
      <style:text-properties officeooo:rsid="0a1eab6a"/>
    </style:style>
    <style:style style:name="T736" style:family="text">
      <style:text-properties officeooo:rsid="0a25265e"/>
    </style:style>
    <style:style style:name="T737" style:family="text">
      <style:text-properties officeooo:rsid="0a25c068"/>
    </style:style>
    <style:style style:name="T738" style:family="text">
      <style:text-properties officeooo:rsid="0a2a1f90"/>
    </style:style>
    <style:style style:name="T739" style:family="text">
      <style:text-properties officeooo:rsid="0a2ac60a"/>
    </style:style>
    <style:style style:name="T740" style:family="text">
      <style:text-properties officeooo:rsid="0a306dae"/>
    </style:style>
    <style:style style:name="T741" style:family="text">
      <style:text-properties officeooo:rsid="0a399000"/>
    </style:style>
    <style:style style:name="T742" style:family="text">
      <style:text-properties officeooo:rsid="0a3b80bc"/>
    </style:style>
    <style:style style:name="T743" style:family="text">
      <style:text-properties officeooo:rsid="0a3b9ae0"/>
    </style:style>
    <style:style style:name="T744" style:family="text">
      <style:text-properties officeooo:rsid="0a3e0236"/>
    </style:style>
    <style:style style:name="T745" style:family="text">
      <style:text-properties officeooo:rsid="0a3f88b7"/>
    </style:style>
    <style:style style:name="T746" style:family="text">
      <style:text-properties style:text-underline-style="solid" style:text-underline-width="auto" style:text-underline-color="font-color" fo:font-weight="bold" officeooo:rsid="0777d40d" fo:background-color="#ffffff" loext:char-shading-value="0" style:font-weight-asian="bold" style:font-weight-complex="bold"/>
    </style:style>
    <style:style style:name="T747" style:family="text">
      <style:text-properties officeooo:rsid="0a40f8b7"/>
    </style:style>
    <style:style style:name="T748" style:family="text">
      <style:text-properties officeooo:rsid="0a439ad0"/>
    </style:style>
    <style:style style:name="T749" style:family="text">
      <style:text-properties officeooo:rsid="0a44a7eb"/>
    </style:style>
    <style:style style:name="T750" style:family="text">
      <style:text-properties officeooo:rsid="0a4ba9d1"/>
    </style:style>
    <style:style style:name="T751" style:family="text">
      <style:text-properties officeooo:rsid="0376c5e0"/>
    </style:style>
    <style:style style:name="T752" style:family="text">
      <style:text-properties officeooo:rsid="0a4cd2a0"/>
    </style:style>
    <style:style style:name="T753" style:family="text">
      <style:text-properties officeooo:rsid="0a554050"/>
    </style:style>
    <style:style style:name="T754" style:family="text">
      <style:text-properties officeooo:rsid="0a573123"/>
    </style:style>
    <style:style style:name="T755" style:family="text">
      <style:text-properties officeooo:rsid="0a5c1280"/>
    </style:style>
    <style:style style:name="T756" style:family="text">
      <style:text-properties officeooo:rsid="0a63d21e"/>
    </style:style>
    <style:style style:name="T757" style:family="text">
      <style:text-properties officeooo:rsid="0a656c5b"/>
    </style:style>
    <style:style style:name="T758" style:family="text">
      <style:text-properties officeooo:rsid="0a6beddd"/>
    </style:style>
    <style:style style:name="T759" style:family="text">
      <style:text-properties fo:background-color="#ffffff" loext:char-shading-value="0"/>
    </style:style>
    <style:style style:name="T760" style:family="text">
      <style:text-properties officeooo:rsid="0777d40d" fo:background-color="#ffffff" loext:char-shading-value="0"/>
    </style:style>
    <style:style style:name="T761" style:family="text">
      <style:text-properties officeooo:rsid="07f53a74" fo:background-color="#ffffff" loext:char-shading-value="0"/>
    </style:style>
    <style:style style:name="T762" style:family="text">
      <style:text-properties officeooo:rsid="0a83eeb9"/>
    </style:style>
    <style:style style:name="T763" style:family="text">
      <style:text-properties officeooo:rsid="0a89d10d"/>
    </style:style>
    <style:style style:name="T764" style:family="text">
      <style:text-properties officeooo:rsid="0a8cb31f"/>
    </style:style>
    <style:style style:name="T765" style:family="text">
      <style:text-properties officeooo:rsid="0a8f8303"/>
    </style:style>
    <style:style style:name="T766" style:family="text">
      <style:text-properties officeooo:rsid="0a908ffc"/>
    </style:style>
    <style:style style:name="T767" style:family="text">
      <style:text-properties officeooo:rsid="0a94980b"/>
    </style:style>
    <style:style style:name="T768" style:family="text">
      <style:text-properties officeooo:rsid="0a968991"/>
    </style:style>
    <style:style style:name="T769" style:family="text">
      <style:text-properties officeooo:rsid="0a98cf59"/>
    </style:style>
    <style:style style:name="T770" style:family="text">
      <style:text-properties officeooo:rsid="0a9bf8ac"/>
    </style:style>
    <style:style style:name="T771" style:family="text">
      <style:text-properties officeooo:rsid="0a9dde50"/>
    </style:style>
    <style:style style:name="T772" style:family="text">
      <style:text-properties officeooo:rsid="0a9f2671"/>
    </style:style>
    <style:style style:name="T773" style:family="text">
      <style:text-properties officeooo:rsid="0aa47af0"/>
    </style:style>
    <style:style style:name="T774" style:family="text">
      <style:text-properties officeooo:rsid="0aab48f2"/>
    </style:style>
    <style:style style:name="T775" style:family="text">
      <style:text-properties officeooo:rsid="0aae3265"/>
    </style:style>
    <style:style style:name="T776" style:family="text">
      <style:text-properties officeooo:rsid="0ab38aa5"/>
    </style:style>
    <style:style style:name="T777" style:family="text">
      <style:text-properties officeooo:rsid="0ab47617"/>
    </style:style>
    <style:style style:name="T778" style:family="text">
      <style:text-properties officeooo:rsid="0ab69aca"/>
    </style:style>
    <style:style style:name="T779" style:family="text">
      <style:text-properties officeooo:rsid="0ac92caa"/>
    </style:style>
    <style:style style:name="T780" style:family="text">
      <style:text-properties officeooo:rsid="0acbed66"/>
    </style:style>
    <style:style style:name="T781" style:family="text">
      <style:text-properties officeooo:rsid="0acd1f2c"/>
    </style:style>
    <style:style style:name="T782" style:family="text">
      <style:text-properties officeooo:rsid="0ad2fc1f"/>
    </style:style>
    <style:style style:name="T783" style:family="text">
      <style:text-properties officeooo:rsid="08aa23e2"/>
    </style:style>
    <style:style style:name="T784" style:family="text">
      <style:text-properties officeooo:rsid="08aa9c57"/>
    </style:style>
    <style:style style:name="T785" style:family="text">
      <style:text-properties officeooo:rsid="0ae10237"/>
    </style:style>
    <style:style style:name="T786" style:family="text">
      <style:text-properties officeooo:rsid="0ae6c53b"/>
    </style:style>
    <style:style style:name="T787" style:family="text">
      <style:text-properties officeooo:rsid="089ecee7"/>
    </style:style>
    <style:style style:name="T788" style:family="text">
      <style:text-properties officeooo:rsid="08994fe8"/>
    </style:style>
    <style:style style:name="T789" style:family="text">
      <style:text-properties officeooo:rsid="07e2f40a"/>
    </style:style>
    <style:style style:name="T790" style:family="text">
      <style:text-properties officeooo:rsid="0aecf9cd"/>
    </style:style>
    <style:style style:name="T791" style:family="text">
      <style:text-properties officeooo:rsid="0aeef36b"/>
    </style:style>
    <style:style style:name="T792" style:family="text">
      <style:text-properties officeooo:rsid="0af0e9f5"/>
    </style:style>
    <style:style style:name="T793" style:family="text">
      <style:text-properties officeooo:rsid="0af4c67d"/>
    </style:style>
    <style:style style:name="T794" style:family="text">
      <style:text-properties officeooo:rsid="0af58bb9"/>
    </style:style>
    <style:style style:name="T795" style:family="text">
      <style:text-properties officeooo:rsid="092d7872"/>
    </style:style>
    <style:style style:name="T796" style:family="text">
      <style:text-properties officeooo:rsid="0b043193"/>
    </style:style>
    <style:style style:name="T797" style:family="text">
      <style:text-properties officeooo:rsid="0b072f4f"/>
    </style:style>
    <style:style style:name="T798" style:family="text">
      <style:text-properties officeooo:rsid="0b076425"/>
    </style:style>
    <style:style style:name="T799" style:family="text">
      <style:text-properties officeooo:rsid="0b0b49a0"/>
    </style:style>
    <style:style style:name="T800" style:family="text">
      <style:text-properties officeooo:rsid="0b0c86d6"/>
    </style:style>
    <style:style style:name="T801" style:family="text">
      <style:text-properties officeooo:rsid="0b0c9b4f"/>
    </style:style>
    <style:style style:name="T802" style:family="text">
      <style:text-properties officeooo:rsid="0b12051b"/>
    </style:style>
    <style:style style:name="T803" style:family="text">
      <style:text-properties officeooo:rsid="0b172204"/>
    </style:style>
    <style:style style:name="T804" style:family="text">
      <style:text-properties officeooo:rsid="0b179613"/>
    </style:style>
    <style:style style:name="T805" style:family="text">
      <style:text-properties officeooo:rsid="0b196d8f"/>
    </style:style>
    <style:style style:name="T806" style:family="text">
      <style:text-properties officeooo:rsid="0b1f6474"/>
    </style:style>
    <style:style style:name="T807" style:family="text">
      <style:text-properties officeooo:rsid="08932c07"/>
    </style:style>
    <style:style style:name="T808" style:family="text">
      <style:text-properties officeooo:rsid="0b20e2e4"/>
    </style:style>
    <style:style style:name="T809" style:family="text">
      <style:text-properties officeooo:rsid="0b22b0bd"/>
    </style:style>
    <style:style style:name="T810" style:family="text">
      <style:text-properties officeooo:rsid="0b2e016e"/>
    </style:style>
    <style:style style:name="T811" style:family="text">
      <style:text-properties officeooo:rsid="0b2edfcb"/>
    </style:style>
    <style:style style:name="T812" style:family="text">
      <style:text-properties officeooo:rsid="0b30d139"/>
    </style:style>
    <style:style style:name="T813" style:family="text">
      <style:text-properties officeooo:rsid="0b316e9b"/>
    </style:style>
    <style:style style:name="T814" style:family="text">
      <style:text-properties officeooo:rsid="0b389a6a"/>
    </style:style>
    <style:style style:name="T815" style:family="text">
      <style:text-properties officeooo:rsid="0b38b69e"/>
    </style:style>
    <style:style style:name="T816" style:family="text">
      <style:text-properties officeooo:rsid="0b396ce8"/>
    </style:style>
    <style:style style:name="T817" style:family="text">
      <style:text-properties officeooo:rsid="0b3ce29c"/>
    </style:style>
    <style:style style:name="T818" style:family="text">
      <style:text-properties officeooo:rsid="0b3d11da"/>
    </style:style>
    <style:style style:name="T819" style:family="text">
      <style:text-properties officeooo:rsid="0b3eb53a"/>
    </style:style>
    <style:style style:name="T820" style:family="text">
      <style:text-properties officeooo:rsid="0b4235ba"/>
    </style:style>
    <style:style style:name="T821" style:family="text">
      <style:text-properties officeooo:rsid="0b44692d"/>
    </style:style>
    <style:style style:name="T822" style:family="text">
      <style:text-properties officeooo:rsid="0b520e2b"/>
    </style:style>
    <style:style style:name="T823" style:family="text">
      <style:text-properties officeooo:rsid="0b591857"/>
    </style:style>
    <style:style style:name="T824" style:family="text">
      <style:text-properties officeooo:rsid="0b5d0162"/>
    </style:style>
    <style:style style:name="T825" style:family="text">
      <style:text-properties officeooo:rsid="0b5ed922"/>
    </style:style>
    <style:style style:name="T826" style:family="text">
      <style:text-properties officeooo:rsid="0b6ae98e"/>
    </style:style>
    <style:style style:name="T827" style:family="text">
      <style:text-properties officeooo:rsid="0b6b019f"/>
    </style:style>
    <style:style style:name="T828" style:family="text">
      <style:text-properties officeooo:rsid="0b6d8a38"/>
    </style:style>
    <style:style style:name="T829" style:family="text">
      <style:text-properties officeooo:rsid="0acea055"/>
    </style:style>
    <style:style style:name="T830" style:family="text">
      <style:text-properties officeooo:rsid="0b711d99"/>
    </style:style>
    <style:style style:name="T831" style:family="text">
      <style:text-properties officeooo:rsid="0b76535f"/>
    </style:style>
    <style:style style:name="T832" style:family="text">
      <style:text-properties officeooo:rsid="0b782ab7"/>
    </style:style>
    <style:style style:name="T833" style:family="text">
      <style:text-properties officeooo:rsid="0b7d376c"/>
    </style:style>
    <style:style style:name="T834" style:family="text">
      <style:text-properties officeooo:rsid="0b7ea862"/>
    </style:style>
    <style:style style:name="T835" style:family="text">
      <style:text-properties officeooo:rsid="0b804d31"/>
    </style:style>
    <style:style style:name="T836" style:family="text">
      <style:text-properties officeooo:rsid="0b822b48"/>
    </style:style>
    <style:style style:name="T837" style:family="text">
      <style:text-properties officeooo:rsid="0b842412"/>
    </style:style>
    <style:style style:name="T838" style:family="text">
      <style:text-properties officeooo:rsid="0b84b55b"/>
    </style:style>
    <style:style style:name="T839" style:family="text">
      <style:text-properties officeooo:rsid="0b8cfb4b"/>
    </style:style>
    <style:style style:name="T840" style:family="text">
      <style:text-properties officeooo:rsid="0b8d4d02"/>
    </style:style>
    <style:style style:name="T841" style:family="text">
      <style:text-properties officeooo:rsid="0b8f1621"/>
    </style:style>
    <style:style style:name="T842" style:family="text">
      <style:text-properties officeooo:rsid="0b964063"/>
    </style:style>
    <style:style style:name="T843" style:family="text">
      <style:text-properties officeooo:rsid="0b9cf9c0"/>
    </style:style>
    <style:style style:name="T844" style:family="text">
      <style:text-properties officeooo:rsid="0b9e7bd0"/>
    </style:style>
    <style:style style:name="T845" style:family="text">
      <style:text-properties officeooo:rsid="0b9f1a49"/>
    </style:style>
    <style:style style:name="T846" style:family="text">
      <style:text-properties officeooo:rsid="0b9fa7ac"/>
    </style:style>
    <style:style style:name="T847" style:family="text">
      <style:text-properties officeooo:rsid="0ba41784"/>
    </style:style>
    <style:style style:name="T848" style:family="text">
      <style:text-properties style:font-name="Arial3" fo:font-size="20pt" style:font-size-asian="20pt" style:font-size-complex="20pt"/>
    </style:style>
    <style:style style:name="T849" style:family="text">
      <style:text-properties style:font-name="Arial3" fo:font-size="11pt" fo:font-style="italic" fo:font-weight="bold" fo:background-color="transparent" style:font-size-asian="20pt" style:font-style-asian="italic" style:font-weight-asian="normal" style:font-size-complex="11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3465a4" draw:marker-start-width="0.503cm" draw:marker-end-width="0.503cm" draw:fill-color="#ffffff" draw:textarea-horizontal-align="justify" draw:textarea-vertical-align="middle" draw:auto-grow-height="false" fo:min-height="2.96cm" fo:min-width="18.4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2" form:id="control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3" form:id="control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nnamed0" form:control-implementation="ooo:com.sun.star.form.component.CheckBox" xml:id="control4" form:id="control4" form:label="CU issu d'une activité métier" form:visual-effect="flat"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2" form:control-implementation="ooo:com.sun.star.form.component.CheckBox" xml:id="control5" form:id="control5" form:label="Issu d'une activité transverse ou de supervision"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unnamed3" form:control-implementation="ooo:com.sun.star.form.component.CheckBox" xml:id="control6" form:id="control6" form:label="Asynchrone"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7" form:id="control7" form:label="Synchrone"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 form:control-implementation="ooo:com.sun.star.form.component.CheckBox" xml:id="control8" form:id="control8" form:label="IHM"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unnamed3" form:control-implementation="ooo:com.sun.star.form.component.CheckBox" xml:id="control9" form:id="control9" form:label="Sans IHM" form:visual-effect="flat"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10" form:id="control10" form:label="Traitement par Lot"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 form:id="control1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2" form:id="control12"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1" form:control-implementation="ooo:com.sun.star.form.component.CheckBox" xml:id="control13" form:id="control13" form:label="Case à cocher" form:input-required="false"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34" draw:name="Forme2" draw:style-name="gr4" draw:text-style-name="P716" svg:width="18.901cm" svg:height="3.387cm" svg:x="0.071cm" svg:y="0.005cm"><text:p text:style-name="P715"><text:span text:style-name="T848"/></text:p><text:p text:style-name="P715"><text:span text:style-name="T848">GESFIE</text:span></text:p><text:p text:style-name="P715"><text:span text:style-name="T848">Spécifications techniques détaillées : <text:s/></text:span></text:p><text:p text:style-name="P715"><text:span text:style-name="T849">[GIE-DOS-CU001] Acquisition du dépôt et Création du dossier</text:span></text:p><text:p text:style-name="P715"><text:span text:style-name="T848"/></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P399"/>
      <text:p text:style-name="Standard"/>
      <text:p text:style-name="P400"/>
      <text:p text:style-name="P400"/>
      <text:p text:style-name="P400"/>
      <text:p text:style-name="P400"/>
      <table:table table:name="Tableau10" table:style-name="Tableau10">
        <table:table-column table:style-name="Tableau10.A"/>
        <table:table-column table:style-name="Tableau10.B"/>
        <table:table-header-rows>
          <table:table-row table:style-name="Tableau10.1">
            <table:table-cell table:style-name="Tableau10.A1" table:number-columns-spanned="2" office:value-type="string">
              <text:p text:style-name="P47">Trigramme et Code couleur du document </text:p>
              <text:p text:style-name="P51"/>
            </table:table-cell>
            <table:covered-table-cell/>
          </table:table-row>
        </table:table-header-rows>
        <table:table-row table:style-name="Tableau10.2">
          <table:table-cell table:style-name="Tableau10.A2" office:value-type="string">
            <text:p text:style-name="P46">GIE</text:p>
          </table:table-cell>
          <table:table-cell table:style-name="Tableau10.B2" office:value-type="string">
            <text:p text:style-name="P31">Le document concerne le module Enregistrement</text:p>
          </table:table-cell>
        </table:table-row>
      </table:table>
      <text:p text:style-name="P401"/>
      <table:table table:name="Tableau3" table:style-name="Tableau3">
        <table:table-column table:style-name="Tableau3.A"/>
        <table:table-header-rows>
          <table:table-row table:style-name="Tableau3.1">
            <table:table-cell table:style-name="Tableau3.A1" office:value-type="string">
              <text:p text:style-name="P43">Acteurs</text:p>
            </table:table-cell>
          </table:table-row>
        </table:table-header-rows>
        <table:table-row table:style-name="TableLine2214950215168">
          <table:table-cell table:style-name="Tableau3.A2" office:value-type="string">
            <text:p text:style-name="P387"><text:span text:style-name="T15">B</text:span><text:span text:style-name="T14">ureau Métier : GF3B</text:span></text:p>
            <text:p text:style-name="P388"><text:span text:style-name="T16">Bureau en charge de la </text:span><text:span text:style-name="T15">M</text:span><text:span text:style-name="T17">aîtrise d’</text:span><text:span text:style-name="T14">O</text:span><text:span text:style-name="T17">uvrage</text:span><text:span text:style-name="T14"> : </text:span><text:span text:style-name="T18">DP5 </text:span><text:span text:style-name="T19">GESFIE</text:span></text:p>
            <text:p text:style-name="P16"><text:span text:style-name="T177">Bureau en charge de la </text:span>M<text:span text:style-name="T178">aîtrise d’Œuvre</text:span> : <text:span text:style-name="T6">ESI Rouen / </text:span><text:span text:style-name="T175">DP5</text:span> <text:span text:style-name="T11">GESFIE</text:span></text:p>
          </table:table-cell>
        </table:table-row>
      </table:table>
      <text:p text:style-name="P77"/>
      <table:table table:name="Tableau4" table:style-name="Tableau4">
        <table:table-column table:style-name="Tableau4.A"/>
        <table:table-column table:style-name="Tableau4.B"/>
        <table:table-header-rows>
          <table:table-row table:style-name="Tableau4.1">
            <table:table-cell table:style-name="Tableau4.A1" table:number-columns-spanned="2" office:value-type="string">
              <text:p text:style-name="P42">Statut du <text:span text:style-name="T211">document</text:span></text:p>
            </table:table-cell>
            <table:covered-table-cell/>
          </table:table-row>
        </table:table-header-rows>
        <table:table-row table:style-name="TableLine2214950217344">
          <table:table-cell table:style-name="Tableau4.A2" table:number-columns-spanned="2" office:value-type="string">
            <text:p text:style-name="P14"><draw:control text:anchor-type="as-char" draw:z-index="37" draw:name="Forme1" draw:style-name="gr1" draw:text-style-name="P712" svg:width="0.398cm" svg:height="0.451cm" draw:control="control1"/><text:span text:style-name="T176">Document de travail</text:span></text:p>
            <text:p text:style-name="P13"><draw:control text:anchor-type="as-char" draw:z-index="35" draw:name="Forme1" draw:style-name="gr1" draw:text-style-name="P712" svg:width="0.398cm" svg:height="0.451cm" draw:control="control2"/><text:span text:style-name="T176">Document approuvé</text:span></text:p>
            <text:p text:style-name="P13"><draw:control text:anchor-type="as-char" draw:z-index="36" draw:name="Forme1" draw:style-name="gr1" draw:text-style-name="P712" svg:width="0.398cm" svg:height="0.451cm" draw:control="control3"/><text:span text:style-name="T176">Document validé</text:span></text:p>
          </table:table-cell>
          <table:covered-table-cell/>
        </table:table-row>
        <table:table-row table:style-name="TableLine2214950220608">
          <table:table-cell table:style-name="Tableau4.A3" office:value-type="string">
            <text:p text:style-name="P389">Rédigé par</text:p>
          </table:table-cell>
          <table:table-cell table:style-name="Tableau4.B3" office:value-type="string">
            <text:p text:style-name="P391">DP5 – <text:span text:style-name="T6">ESI Rouen</text:span></text:p>
          </table:table-cell>
        </table:table-row>
        <table:table-row table:style-name="TableLine2214950221152">
          <table:table-cell table:style-name="Tableau4.A4" office:value-type="string">
            <text:p text:style-name="P389"><text:span text:style-name="T179">Validé</text:span> par</text:p>
          </table:table-cell>
          <table:table-cell table:style-name="Tableau4.B4" office:value-type="string">
            <text:p text:style-name="P390"/>
          </table:table-cell>
        </table:table-row>
      </table:table>
      <text:p text:style-name="P402"/>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table:number-columns-spanned="4" office:value-type="string">
              <text:p text:style-name="P41">Historique des versions</text:p>
            </table:table-cell>
            <table:covered-table-cell/>
            <table:covered-table-cell/>
            <table:covered-table-cell/>
          </table:table-row>
        </table:table-header-rows>
        <table:table-row table:style-name="TableLine2214950223328">
          <table:table-cell table:style-name="Tableau6.A2" office:value-type="string">
            <text:p text:style-name="P23">Date</text:p>
          </table:table-cell>
          <table:table-cell table:style-name="Tableau6.B2" office:value-type="string">
            <text:p text:style-name="P23">Auteur</text:p>
          </table:table-cell>
          <table:table-cell table:style-name="Tableau6.C2" office:value-type="string">
            <text:p text:style-name="P23">Version</text:p>
          </table:table-cell>
          <table:table-cell table:style-name="Tableau6.D2" office:value-type="string">
            <text:p text:style-name="P23">Détail des modifications</text:p>
          </table:table-cell>
        </table:table-row>
        <table:table-row table:style-name="TableLine2214950226320">
          <table:table-cell table:style-name="Tableau6.A3" office:value-type="string">
            <text:p text:style-name="P39">06/02/2026</text:p>
          </table:table-cell>
          <table:table-cell table:style-name="Tableau6.A3" office:value-type="string">
            <text:p text:style-name="P38">ESI Rouen – Luc Jolivet</text:p>
          </table:table-cell>
          <table:table-cell table:style-name="Tableau6.A3" office:value-type="string">
            <text:p text:style-name="P24">0.<text:span text:style-name="T786">90</text:span></text:p>
          </table:table-cell>
          <table:table-cell table:style-name="Tableau6.D3" office:value-type="string">
            <text:p text:style-name="P25">Initialisation</text:p>
          </table:table-cell>
        </table:table-row>
        <table:table-row table:style-name="TableLine2214950217072">
          <table:table-cell table:style-name="Tableau6.A5" office:value-type="string">
            <text:p text:style-name="P33">09/02/2026</text:p>
          </table:table-cell>
          <table:table-cell table:style-name="Tableau6.B5" office:value-type="string">
            <text:p text:style-name="P38">ESI Rouen – Luc Jolivet, <text:span text:style-name="T847">Lucas Bailly</text:span></text:p>
          </table:table-cell>
          <table:table-cell table:style-name="Tableau6.A3" office:value-type="string">
            <text:p text:style-name="P34">0.92</text:p>
          </table:table-cell>
          <table:table-cell table:style-name="Tableau6.D5" office:value-type="string">
            <text:p text:style-name="P33">Intégration des diagrammes</text:p>
          </table:table-cell>
        </table:table-row>
        <table:table-row table:style-name="TableLine2214950210544">
          <table:table-cell table:style-name="Tableau6.A5" office:value-type="string">
            <text:p text:style-name="P28"/>
          </table:table-cell>
          <table:table-cell table:style-name="Tableau6.B5" office:value-type="string">
            <text:p text:style-name="P27"/>
          </table:table-cell>
          <table:table-cell table:style-name="Tableau6.A3" office:value-type="string">
            <text:p text:style-name="P29">1.0</text:p>
          </table:table-cell>
          <table:table-cell table:style-name="Tableau6.D5" office:value-type="string">
            <text:p text:style-name="P30">Communication MOE</text:p>
          </table:table-cell>
        </table:table-row>
      </table:table>
      <text:p text:style-name="P403"/>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table:number-columns-spanned="4" office:value-type="string">
              <text:p text:style-name="P40">Supports documentaires</text:p>
            </table:table-cell>
            <table:covered-table-cell/>
            <table:covered-table-cell/>
            <table:covered-table-cell/>
          </table:table-row>
        </table:table-header-rows>
        <table:table-row table:style-name="TableLine2214950227680">
          <table:table-cell table:style-name="Tableau7.A2" office:value-type="string">
            <text:p text:style-name="P22">Date</text:p>
          </table:table-cell>
          <table:table-cell table:style-name="Tableau7.B2" office:value-type="string">
            <text:p text:style-name="P22">Auteur</text:p>
          </table:table-cell>
          <table:table-cell table:style-name="Tableau7.C5" office:value-type="string">
            <text:p text:style-name="P22">Version</text:p>
          </table:table-cell>
          <table:table-cell table:style-name="Tableau7.D5" office:value-type="string">
            <text:p text:style-name="P22">Détail des modifications</text:p>
          </table:table-cell>
        </table:table-row>
        <table:table-row table:style-name="TableLine2214949965744">
          <table:table-cell table:style-name="Tableau7.A3" office:value-type="string">
            <text:p text:style-name="P26"/>
          </table:table-cell>
          <table:table-cell table:style-name="Tableau7.A3" office:value-type="string">
            <text:p text:style-name="P21"/>
          </table:table-cell>
          <table:table-cell table:style-name="Tableau7.C5" office:value-type="string">
            <text:p text:style-name="P19"/>
          </table:table-cell>
          <table:table-cell table:style-name="Tableau7.D5" office:value-type="string">
            <text:p text:style-name="P20"/>
          </table:table-cell>
        </table:table-row>
        <table:table-row table:style-name="TableLine2214949976624">
          <table:table-cell table:style-name="Tableau7.A3" office:value-type="string">
            <text:p text:style-name="P18"/>
          </table:table-cell>
          <table:table-cell table:style-name="Tableau7.A3" office:value-type="string">
            <text:p text:style-name="P18"/>
          </table:table-cell>
          <table:table-cell table:style-name="Tableau7.C5" office:value-type="string">
            <text:p text:style-name="P17"/>
          </table:table-cell>
          <table:table-cell table:style-name="Tableau7.D5" office:value-type="string">
            <text:p text:style-name="P18"/>
          </table:table-cell>
        </table:table-row>
        <table:table-row table:style-name="TableLine2214949979344">
          <table:table-cell table:style-name="Tableau7.A3" office:value-type="string">
            <text:p text:style-name="P74"/>
          </table:table-cell>
          <table:table-cell table:style-name="Tableau7.A3" office:value-type="string">
            <text:p text:style-name="P75"/>
          </table:table-cell>
          <table:table-cell table:style-name="Tableau7.C5" office:value-type="string">
            <text:p text:style-name="P76"/>
          </table:table-cell>
          <table:table-cell table:style-name="Tableau7.D5" office:value-type="string">
            <text:p text:style-name="P75"/>
          </table:table-cell>
        </table:table-row>
      </table:table>
      <text:p text:style-name="P404"/>
      <text:p text:style-name="P411"/>
      <text:p text:style-name="P412"/>
      <table:table table:name="Tableau5" table:style-name="Tableau5">
        <table:table-column table:style-name="Tableau5.A"/>
        <table:table-column table:style-name="Tableau5.B"/>
        <table:table-column table:style-name="Tableau5.C" table:number-columns-repeated="2"/>
        <table:table-header-rows>
          <table:table-row table:style-name="Tableau5.1">
            <table:table-cell table:style-name="Tableau5.A1" table:number-columns-spanned="4" office:value-type="string">
              <text:p text:style-name="P327">Vue d'ensemble du CU</text:p>
            </table:table-cell>
            <table:covered-table-cell/>
            <table:covered-table-cell/>
            <table:covered-table-cell/>
          </table:table-row>
        </table:table-header-rows>
        <table:table-row table:style-name="TableLine2214949967376">
          <table:table-cell table:style-name="Tableau5.A2" office:value-type="string">
            <text:p text:style-name="P394">Type de Cas d'Utilisation</text:p>
          </table:table-cell>
          <table:table-cell table:style-name="Tableau5.B2" office:value-type="string">
            <text:p text:style-name="P392"><draw:control text:anchor-type="as-char" svg:y="-0.43cm" draw:z-index="38" draw:name="Forme 1" draw:style-name="gr2" draw:text-style-name="P713" svg:width="5.934cm" svg:height="0.578cm" draw:control="control4"/></text:p>
          </table:table-cell>
          <table:table-cell table:style-name="Tableau5.C2" table:number-columns-spanned="2" office:value-type="string">
            <text:p text:style-name="P392"><draw:control text:anchor-type="as-char" svg:y="-0.43cm" draw:z-index="39" draw:name="Forme 2" draw:style-name="gr2" draw:text-style-name="P713" svg:width="9.875cm" svg:height="0.578cm" draw:control="control5"/></text:p>
          </table:table-cell>
          <table:covered-table-cell/>
        </table:table-row>
        <table:table-row table:style-name="TableLine2214949976352">
          <table:table-cell table:style-name="Tableau5.A4" table:number-rows-spanned="2" office:value-type="string">
            <text:p text:style-name="P393">Type de </text:p>
            <text:p text:style-name="P393">traitet</text:p>
          </table:table-cell>
          <table:table-cell table:style-name="Tableau5.B3" office:value-type="string">
            <text:p text:style-name="P392"><draw:control text:anchor-type="as-char" svg:y="-0.649cm" draw:z-index="40" draw:name="Contrôle 1" draw:style-name="gr2" draw:text-style-name="P714" svg:width="5.123cm" svg:height="0.433cm" draw:control="control7"/></text:p>
          </table:table-cell>
          <table:table-cell table:style-name="Tableau5.C3" office:value-type="string">
            <text:p text:style-name="P392"><draw:control text:anchor-type="char" draw:z-index="41" draw:name="Forme4" draw:style-name="gr3" draw:text-style-name="P713" svg:width="5.853cm" svg:height="0.578cm" svg:x="0.258cm" svg:y="0.074cm" draw:control="control6"/></text:p>
          </table:table-cell>
          <table:table-cell table:style-name="Tableau5.D3" office:value-type="string">
            <text:p text:style-name="P395"><draw:control text:anchor-type="as-char" svg:y="-0.43cm" draw:z-index="44" draw:name="Forme 6" draw:style-name="gr2" draw:text-style-name="P713" svg:width="5.934cm" svg:height="0.578cm" draw:control="control10"/></text:p>
          </table:table-cell>
        </table:table-row>
        <table:table-row table:style-name="TableLine2214949977440">
          <table:covered-table-cell table:style-name="Tableau5.A4"/>
          <table:table-cell table:style-name="Tableau5.B4" office:value-type="string">
            <text:p text:style-name="P392"><draw:control text:anchor-type="as-char" svg:y="-0.649cm" draw:z-index="42" draw:name="Contrôle 2" draw:style-name="gr2" draw:text-style-name="P714" svg:width="5.123cm" svg:height="0.433cm" draw:control="control8"/></text:p>
          </table:table-cell>
          <table:table-cell table:style-name="Tableau5.C4" table:number-columns-spanned="2" office:value-type="string">
            <text:p text:style-name="P392"><draw:control text:anchor-type="char" draw:z-index="43" draw:name="Forme 3" draw:style-name="gr3" draw:text-style-name="P713" svg:width="5.853cm" svg:height="0.578cm" svg:x="0.258cm" svg:y="0.074cm" draw:control="control9"/></text:p>
          </table:table-cell>
          <table:covered-table-cell/>
        </table:table-row>
        <table:table-row table:style-name="Tableau5.5">
          <table:table-cell table:style-name="Tableau5.A5" table:number-columns-spanned="4" office:value-type="string">
            <text:p text:style-name="P44">Contexte</text:p>
          </table:table-cell>
          <table:covered-table-cell/>
          <table:covered-table-cell/>
          <table:covered-table-cell/>
        </table:table-row>
        <table:table-row table:style-name="Tableau5.6">
          <table:table-cell table:style-name="Tableau5.A6" table:number-columns-spanned="4" office:value-type="string">
            <text:p text:style-name="P303"><text:span text:style-name="Subtle_20_Emphasis"><text:span text:style-name="T184">Une déclaration de succession a été déposée par le notaire sur son LRA (Logiciel de rédaction d’acte), </text:span></text:span><text:span text:style-name="Subtle_20_Emphasis"><text:span text:style-name="T185">E</text:span></text:span><text:span text:style-name="Subtle_20_Emphasis"><text:span text:style-name="T184">-</text:span></text:span><text:span text:style-name="Subtle_20_Emphasis"><text:span text:style-name="T185">E</text:span></text:span><text:span text:style-name="Subtle_20_Emphasis"><text:span text:style-name="T184">nregistrement </text:span></text:span><text:span text:style-name="Subtle_20_Emphasis"><text:span text:style-name="T185">N</text:span></text:span><text:span text:style-name="Subtle_20_Emphasis"><text:span text:style-name="T186">otaires</text:span></text:span><text:span text:style-name="Subtle_20_Emphasis"><text:span text:style-name="T184"> </text:span></text:span><text:span text:style-name="Subtle_20_Emphasis"><text:span text:style-name="T187">a </text:span></text:span><text:span text:style-name="Subtle_20_Emphasis"><text:span text:style-name="T184">contrôl</text:span></text:span><text:span text:style-name="Subtle_20_Emphasis"><text:span text:style-name="T187">é</text:span></text:span><text:span text:style-name="Subtle_20_Emphasis"><text:span text:style-name="T184"> le dépôt et l</text:span></text:span><text:span text:style-name="Subtle_20_Emphasis"><text:span text:style-name="T188">’</text:span></text:span><text:span text:style-name="Subtle_20_Emphasis"><text:span text:style-name="T189">a</text:span></text:span><text:span text:style-name="Subtle_20_Emphasis"><text:span text:style-name="T184"> m</text:span></text:span><text:span text:style-name="Subtle_20_Emphasis"><text:span text:style-name="T187">is</text:span></text:span><text:span text:style-name="Subtle_20_Emphasis"><text:span text:style-name="T184"> à disposition de GESFIE Enregistreme</text:span></text:span><text:span text:style-name="Subtle_20_Emphasis"><text:span text:style-name="T186">nt.</text:span></text:span></text:p>
          </table:table-cell>
          <table:covered-table-cell/>
          <table:covered-table-cell/>
          <table:covered-table-cell/>
        </table:table-row>
        <table:table-row table:style-name="Tableau5.5">
          <table:table-cell table:style-name="Tableau5.A5" table:number-columns-spanned="4" office:value-type="string">
            <text:p text:style-name="P45">Objectifs</text:p>
          </table:table-cell>
          <table:covered-table-cell/>
          <table:covered-table-cell/>
          <table:covered-table-cell/>
        </table:table-row>
        <table:table-row table:style-name="TableLine2214949976080">
          <table:table-cell table:style-name="Tableau5.A8" table:number-columns-spanned="4" office:value-type="string">
            <text:p text:style-name="P310"><text:span text:style-name="T760">Le CU a pour </text:span><text:span text:style-name="T759">finalité de </text:span><text:span text:style-name="T760">présenter </text:span><text:span text:style-name="T746">l’intégration</text:span><text:span text:style-name="T214"> </text:span><text:span text:style-name="T759">des déclarations de successions déposées par les notaires via </text:span><text:span text:style-name="T761">E</text:span><text:span text:style-name="T759">-</text:span><text:span text:style-name="T761">E</text:span><text:span text:style-name="T759">nregistrement notaires et </text:span><text:span text:style-name="T760">la </text:span><text:span text:style-name="T746">création du dossie</text:span><text:span text:style-name="T215">r</text:span><text:span text:style-name="T760"> </text:span><text:span text:style-name="T759">dans GESFIE Enr</text:span><text:span text:style-name="T174">egistrement.</text:span></text:p>
          </table:table-cell>
          <table:covered-table-cell/>
          <table:covered-table-cell/>
          <table:covered-table-cell/>
        </table:table-row>
        <table:table-row table:style-name="Tableau5.9">
          <table:table-cell table:style-name="Tableau5.A5" table:number-columns-spanned="4" office:value-type="string">
            <text:p text:style-name="P419">Présentation macro du flux fonctionnel et technique :</text:p>
            <text:p text:style-name="P435">IHM → API <text:s/>→ services métiers <text:s/>→ BDD </text:p>
            <text:p text:style-name="P435">- Description du rôle et des responsabilités de chaque composant technique impliqué dans la fonctionnalité : (MAS/MAPR, services REST internes , APIM ZA, batchs …..)</text:p>
            <text:p text:style-name="P436">- Contraintes majeures ; sécurité , performance, cohérence métier, dépendances SI, résilience.</text:p>
            <text:p text:style-name="P427">- Répartition de responsabilité entre les couches ( front, service, domaine métier , persistance, flux externes).</text:p>
          </table:table-cell>
          <table:covered-table-cell/>
          <table:covered-table-cell/>
          <table:covered-table-cell/>
        </table:table-row>
        <table:table-row table:style-name="Tableau5.10">
          <table:table-cell table:style-name="Tableau5.A10" table:number-columns-spanned="4" office:value-type="string">
            <text:p text:style-name="P428"/>
            <text:p text:style-name="P304">PRINCIPES GENERAUX DE CONCEPTION</text:p>
            <text:p text:style-name="P304">Spring Batch sera utilisé pour traiter les données avec un appel d'un job principal de traitement.<text:line-break/>Le job sera découpé en différents steps, où chaque step <text:span text:style-name="T758">aura ses actions spécifiques :</text:span></text:p>
            <text:list xml:id="list4031402485" text:style-name="L1">
              <text:list-item>
                <text:p text:style-name="P704">les steps légers, n’accomplissant que peu d’action sur peu de données utiliseront le mode Tasklet de SpringBatch. En ces cas, le Step appelle une seule méthode accomplissant toutes les actions.</text:p>
              </text:list-item>
              <text:list-item>
                <text:p text:style-name="P701"><text:span text:style-name="T106">Les step plus complexes ou manipulant plus de données utiliseront le mode chunk de SpringBatch. Chaque step </text:span><text:span text:style-name="T105">possédera son reader / processor / writer.</text:span></text:p>
                <text:p text:style-name="P702"><text:span text:style-name="T105">Le reader permettra une consultation des données à traiter </text:span><text:span text:style-name="T115">(input)</text:span><text:span text:style-name="T105">, le processsor effectuera les traitement nécessaires pour évaluer et/ou embellir les données </text:span><text:span text:style-name="T115">(transforme un input en output)</text:span><text:span text:style-name="T105">, le writer effectuera la mise à jour des données en base selon l’</text:span><text:span text:style-name="T115">output fourni par le</text:span><text:span text:style-name="T105"> processor. Le mode chunk sera utilisé pour traiter les données par lots. </text:span><text:span text:style-name="T116">Le Reader étant chargé de découper le lot en une suite de traitements unitaires ( </text:span><text:span text:style-name="T105">reader / processor / writer</text:span><text:span text:style-name="T116">) .</text:span></text:p>
                <text:p text:style-name="P703"><text:span text:style-name="T105">L</text:span><text:span text:style-name="T108">e paramétrage de la taille des COMMITS du batch sera fixé à un ce qui est suffisant au vue de la volumétrie </text:span><text:span text:style-name="T114">(800 000 déclaration par an)</text:span><text:span text:style-name="T108">. De toute façon le Step principal d’enregistrement des données demande lui-même plusieurs COMMIT.</text:span></text:p>
              </text:list-item>
            </text:list>
            <text:p text:style-name="P304">PRINCIPES GENERAUX D'ORDONNANCEMENT</text:p>
            <text:p text:style-name="P569"><text:span text:style-name="T105">Le job sera exécuté de manière cyclique par une tache planifiée (périodicité </text:span><text:span text:style-name="T107">définie dans le fichier properties</text:span><text:span text:style-name="T105">). </text:span><text:span text:style-name="T107">Mais </text:span><text:soft-page-break/><text:span text:style-name="T107">toutes les exécutions des job se feront sur la même JVM qui tournera toute la journée. Elle sera redémarrée le soir (heure à définir).</text:span></text:p>
            <text:p text:style-name="P570"><text:span text:style-name="T107">L</text:span><text:span text:style-name="T104">e job est découpé en 4 Step :</text:span></text:p>
            <text:list xml:id="list1711421131" text:style-name="L2">
              <text:list-item>
                <text:p text:style-name="P710"><text:span text:style-name="T104">vérification de l’</text:span><text:span text:style-name="T109">ouverture de la</text:span><text:span text:style-name="T104"> journée</text:span></text:p>
              </text:list-item>
              <text:list-item>
                <text:p text:style-name="P705">Récupération des fichiers des dépôts auprès d’EEN et premières vérifications sans ouvrir les fichiers</text:p>
              </text:list-item>
              <text:list-item>
                <text:p text:style-name="P711"><text:span text:style-name="T104">Dézippage des fichiers, dernières vérification, </text:span><text:span text:style-name="T110">envoi d’acquittement à EEN</text:span><text:span text:style-name="T104"> et enregistrement en base</text:span></text:p>
                <text:p text:style-name="P706">Ce Step effectue des actions conséquentes car on profite du fait que le fichier soit chargé en mémoire pour manipuler les fichiers qu’il contient.</text:p>
              </text:list-item>
              <text:list-item>
                <text:p text:style-name="P707">Mise à jour de Nomenclatures dont un libellé est absent dans GESFIE à partir des données de EEN</text:p>
              </text:list-item>
            </text:list>
            <text:p text:style-name="P571"><text:span text:style-name="T104">Le batch utilise les différents états <text:s/>du Dépôt pour déterminer ses actions lors des steps. Un état supplémentaire a été ajouté au Depot, état &lt;BATCH_ENCOURS&gt; car un Dépôt en cours de traitement en fin de Step </text:span><text:span text:style-name="T113">2</text:span><text:span text:style-name="T104"> n’est pas <text:s/>au statut &lt;EXPLOITABLE&gt; </text:span><text:span text:style-name="T111">mais </text:span><text:span text:style-name="T104">&lt;BATCH_ENCOURS&gt; car tous les contrôles n’auront pas été effectués. </text:span><text:span text:style-name="T113">Les Dépôts au statut </text:span><text:span text:style-name="T104">&lt;BATCH_ENCOURS&gt; </text:span><text:span text:style-name="T113">seront traités lors du Step 3.</text:span></text:p>
            <text:p text:style-name="P573"><text:span text:style-name="T104">Ainsi, les Depôts que l’on souhaite rejouer pourront être remis au statut </text:span><text:span text:style-name="T112">&lt;BATCH_ENCOURS&gt; </text:span><text:span text:style-name="T104">pour être repris en compte lors du prochain batch.</text:span></text:p>
            <text:p text:style-name="P305">Le rejeu en cas d’erreur lors de la réception des données provenant d’EEN n’est pas géré. En effet, tant que l’acquittement n’est pas envoyé à EEN, EEN continuera de nous envoyer les Dépôts.</text:p>
            <text:p text:style-name="P572"><text:span text:style-name="T117">Enfin,</text:span><text:span text:style-name="T104"> un plantage général du batch entre l’acquittement EEN et l’enregistrement en base est géré. Les Dépôts </text:span><text:span text:style-name="T118">qui </text:span><text:span text:style-name="T104">seront au statut </text:span><text:span text:style-name="T112">&lt;BATCH_ENCOURS&gt; </text:span><text:span text:style-name="T104">seront automatiquement repris lors de la prochaine exécution du batch. <text:s/></text:span><text:span text:style-name="T118">Les Dépôts au statut &lt;EXPLOITABLE&gt; feront l’objet du batch de r</text:span><text:span text:style-name="T119">e</text:span><text:span text:style-name="T118">prise.</text:span></text:p>
          </table:table-cell>
          <table:covered-table-cell/>
          <table:covered-table-cell/>
          <table:covered-table-cell/>
        </table:table-row>
        <table:table-row table:style-name="Tableau5.11">
          <table:table-cell table:style-name="Tableau5.A11" table:number-columns-spanned="4" office:value-type="string">
            <text:p text:style-name="P326"><text:span text:style-name="T195">éléments</text:span><text:span text:style-name="T194"> déclencheurs </text:span><text:s/>et résultats</text:p>
          </table:table-cell>
          <table:covered-table-cell/>
          <table:covered-table-cell/>
          <table:covered-table-cell/>
        </table:table-row>
        <table:table-row table:style-name="TableLine2214949971184">
          <table:table-cell table:style-name="Tableau5.A12" table:number-columns-spanned="4" office:value-type="string">
            <text:p text:style-name="P577"><text:span text:style-name="T191">Pré-condition</text:span><text:span text:style-name="T190"> :</text:span><text:span text:style-name="Subtle_20_Emphasis"><text:span text:style-name="T180"> <text:s/></text:span></text:span><text:span text:style-name="Subtle_20_Emphasis"><text:span text:style-name="T181">Appelé par le Scheduler des batch (cf STD générale sur les batchs)</text:span></text:span></text:p>
            <text:p text:style-name="P577"><text:span text:style-name="Subtle_20_Emphasis"><text:span text:style-name="T182">Post-condition</text:span></text:span><text:span text:style-name="Subtle_20_Emphasis"><text:span text:style-name="T183"> :</text:span></text:span></text:p>
          </table:table-cell>
          <table:covered-table-cell/>
          <table:covered-table-cell/>
          <table:covered-table-cell/>
        </table:table-row>
      </table:table>
      <text:p text:style-name="P413"/>
      <text:p text:style-name="P414"/>
      <table:table table:name="Tableau13" table:style-name="Tableau13">
        <table:table-column table:style-name="Tableau13.A"/>
        <table:table-column table:style-name="Tableau13.B"/>
        <table:table-header-rows>
          <table:table-row table:style-name="Tableau13.1">
            <table:table-cell table:style-name="Tableau13.A1" table:number-columns-spanned="2" office:value-type="string">
              <text:p text:style-name="P328">Liste des <text:span text:style-name="T6">profils</text:span></text:p>
            </table:table-cell>
            <table:covered-table-cell/>
          </table:table-row>
        </table:table-header-rows>
        <table:table-row table:style-name="Tableau13.1">
          <table:table-cell table:style-name="Tableau13.A2" office:value-type="string">
            <text:p text:style-name="P329">Nom</text:p>
          </table:table-cell>
          <table:table-cell table:style-name="Tableau13.B2" office:value-type="string">
            <text:p text:style-name="P329">Commentaire</text:p>
          </table:table-cell>
        </table:table-row>
        <table:table-row table:style-name="Tableau13.1">
          <table:table-cell table:style-name="Tableau13.A3" office:value-type="string">
            <text:p text:style-name="Table_20_Contents">Utilisateur applicatif batch gie</text:p>
          </table:table-cell>
          <table:table-cell table:style-name="Tableau13.B3" office:value-type="string">
            <text:p text:style-name="P328"/>
          </table:table-cell>
        </table:table-row>
        <table:table-row table:style-name="Tableau13.1">
          <table:table-cell table:style-name="Tableau13.A3" office:value-type="string">
            <text:p text:style-name="P302"/>
          </table:table-cell>
          <table:table-cell table:style-name="Tableau13.B3" office:value-type="string">
            <text:p text:style-name="P328"/>
          </table:table-cell>
        </table:table-row>
        <table:table-row table:style-name="Tableau13.1">
          <table:table-cell table:style-name="Tableau13.A3" office:value-type="string">
            <text:p text:style-name="P50"/>
          </table:table-cell>
          <table:table-cell table:style-name="Tableau13.B3" office:value-type="string">
            <text:p text:style-name="P328"/>
          </table:table-cell>
        </table:table-row>
      </table:table>
      <text:p text:style-name="P53"/>
      <text:p text:style-name="P405"/>
      <table:table table:name="Tableau18" table:style-name="Tableau18">
        <table:table-column table:style-name="Tableau18.A"/>
        <table:table-header-rows>
          <table:table-row table:style-name="Tableau18.1">
            <table:table-cell table:style-name="Tableau18.A1" office:value-type="string">
              <text:p text:style-name="P331">Description <text:span text:style-name="T218">technique </text:span>détaillée des flots d’action</text:p>
            </table:table-cell>
          </table:table-row>
        </table:table-header-rows>
      </table:table>
      <text:p text:style-name="P52"/>
      <text:p text:style-name="P58">On aurait ici <text:s/><text:span text:style-name="T270">le FP et </text:span>les flot d’erreurs ? Ils s’intègrent <text:s/>bien dans le Write<text:span text:style-name="T269">r</text:span>.</text:p>
      <text:p text:style-name="P59">On met les step<text:span text:style-name="T272">s</text:span> dans le FP.</text:p>
      <text:p text:style-name="P52"/>
      <text:p text:style-name="P52"/>
      <table:table table:name="Tableau26" table:style-name="Tableau26">
        <table:table-column table:style-name="Tableau26.A"/>
        <table:table-column table:style-name="Tableau26.B"/>
        <table:table-column table:style-name="Tableau26.C"/>
        <table:table-column table:style-name="Tableau26.D"/>
        <table:table-header-rows>
          <table:table-row table:style-name="Tableau26.1">
            <table:table-cell table:style-name="Tableau26.A1" table:number-columns-spanned="4" office:value-type="string">
              <text:p text:style-name="P350">Description du flot principal : <text:span text:style-name="T166">Step </text:span><text:span text:style-name="T411">1 </text:span><text:span text:style-name="T201">BatchJournee</text:span><text:span text:style-name="T202">Ouverte</text:span><text:span text:style-name="T203">Step</text:span></text:p>
            </table:table-cell>
            <table:covered-table-cell/>
            <table:covered-table-cell/>
            <table:covered-table-cell/>
          </table:table-row>
        </table:table-header-rows>
        <table:table-row table:style-name="Tableau26.1">
          <table:table-cell table:style-name="Tableau26.A2" office:value-type="string">
            <text:p text:style-name="P65">Etape</text:p>
          </table:table-cell>
          <table:table-cell table:style-name="Tableau26.A2" office:value-type="string">
            <text:p text:style-name="P352">Titre</text:p>
          </table:table-cell>
          <table:table-cell table:style-name="Tableau26.A2" office:value-type="string">
            <text:p text:style-name="P354">Service <text:s/>Applicatif / méthode </text:p>
          </table:table-cell>
          <table:table-cell table:style-name="Tableau26.D2" office:value-type="string">
            <text:p text:style-name="P352">Ecran/RG</text:p>
          </table:table-cell>
        </table:table-row>
        <table:table-row table:style-name="Tableau26.3">
          <table:table-cell table:style-name="Tableau26.A2" office:value-type="string">
            <text:p text:style-name="P35">1</text:p>
          </table:table-cell>
          <table:table-cell table:style-name="Tableau26.A2" office:value-type="string">
            <text:p text:style-name="P359">Récupération de la journée Ouverte</text:p>
          </table:table-cell>
          <table:table-cell table:style-name="Tableau26.A2" office:value-type="string">
            <text:p text:style-name="P457"><text:s/><text:span text:style-name="T153">BatchJournee</text:span><text:span text:style-name="T154">Ouverte</text:span></text:p>
          </table:table-cell>
          <table:table-cell table:style-name="Tableau26.D2" office:value-type="string">
            <text:p text:style-name="P357"/>
          </table:table-cell>
        </table:table-row>
        <table:table-row table:style-name="Tableau26.3">
          <table:table-cell table:style-name="Tableau26.A2" office:value-type="string">
            <text:p text:style-name="P37">2</text:p>
          </table:table-cell>
          <table:table-cell table:style-name="Tableau26.A2" office:value-type="string">
            <text:p text:style-name="P360">Passage au Step suivant <text:span text:style-name="T770">si</text:span> <text:span text:style-name="T207">BatchJournee</text:span><text:span text:style-name="T208">Ouverte </text:span><text:span text:style-name="T206">est vrai</text:span> </text:p>
          </table:table-cell>
          <table:table-cell table:style-name="Tableau26.A2" office:value-type="string">
            <text:p text:style-name="P457"/>
          </table:table-cell>
          <table:table-cell table:style-name="Tableau26.D2" office:value-type="string">
            <text:p text:style-name="P357"/>
          </table:table-cell>
        </table:table-row>
      </table:table>
      <text:p text:style-name="P406"/>
      <text:p text:style-name="P54"/>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table:number-columns-spanned="4" office:value-type="string">
              <text:p text:style-name="P350">Description du flot principal : <text:span text:style-name="T167">Step 2 </text:span><text:span text:style-name="T204">RecupererDepot</text:span><text:span text:style-name="T205">s</text:span><text:span text:style-name="T203">Step</text:span></text:p>
            </table:table-cell>
            <table:covered-table-cell/>
            <table:covered-table-cell/>
            <table:covered-table-cell/>
          </table:table-row>
        </table:table-header-rows>
        <table:table-row table:style-name="Tableau23.1">
          <table:table-cell table:style-name="Tableau23.A2" office:value-type="string">
            <text:p text:style-name="P66">Etape</text:p>
          </table:table-cell>
          <table:table-cell table:style-name="Tableau23.A2" office:value-type="string">
            <text:p text:style-name="P353">Titre</text:p>
          </table:table-cell>
          <table:table-cell table:style-name="Tableau23.A2" office:value-type="string">
            <text:p text:style-name="P355">Service <text:s/>Applicatif / méthode </text:p>
          </table:table-cell>
          <table:table-cell table:style-name="Tableau23.D2" office:value-type="string">
            <text:p text:style-name="P353">Ecran/RG</text:p>
          </table:table-cell>
        </table:table-row>
        <table:table-row table:style-name="Tableau23.3">
          <table:table-cell table:style-name="Tableau23.A2" office:value-type="string">
            <text:p text:style-name="P36">1</text:p>
          </table:table-cell>
          <table:table-cell table:style-name="Tableau23.A2" office:value-type="string">
            <text:p text:style-name="P360">Récupérer <text:span text:style-name="T837">une liste d’</text:span>identifiants <text:span text:style-name="T837">de</text:span> Dépots et en fournir en boucle</text:p>
          </table:table-cell>
          <table:table-cell table:style-name="Tableau23.A2" office:value-type="string">
            <text:p text:style-name="P63"><text:span text:style-name="T488">RecupererDepot</text:span><text:span text:style-name="T666">s</text:span><text:span text:style-name="T488">Reader</text:span></text:p>
          </table:table-cell>
          <table:table-cell table:style-name="Tableau23.D2" office:value-type="string">
            <text:p text:style-name="P363">RG001</text:p>
          </table:table-cell>
        </table:table-row>
        <table:table-row table:style-name="Tableau23.4">
          <table:table-cell table:style-name="Tableau23.A2" office:value-type="string">
            <text:p text:style-name="P36">2</text:p>
          </table:table-cell>
          <table:table-cell table:style-name="Tableau23.A2" office:value-type="string">
            <text:p text:style-name="P360">Récupération du Dépot auprès d’EEN et vérifications</text:p>
          </table:table-cell>
          <table:table-cell table:style-name="Tableau23.A2" office:value-type="string">
            <text:p text:style-name="P63"><text:span text:style-name="T488">RecupererDepot</text:span><text:span text:style-name="T666">s</text:span><text:span text:style-name="T767">Processor</text:span></text:p>
          </table:table-cell>
          <table:table-cell table:style-name="Tableau23.D2" office:value-type="string">
            <text:p text:style-name="P363">RG002, RG003, RG004</text:p>
          </table:table-cell>
        </table:table-row>
        <table:table-row table:style-name="Tableau23.4">
          <table:table-cell table:style-name="Tableau23.A2" office:value-type="string">
            <text:p text:style-name="P36">3</text:p>
          </table:table-cell>
          <table:table-cell table:style-name="Tableau23.A2" office:value-type="string">
            <text:p text:style-name="P360">Enr<text:span text:style-name="T770">egistrement </text:span><text:span text:style-name="T772">en base </text:span><text:span text:style-name="T770">du Dépôt <text:s/>statut &lt;BATCH_ENCOURS&gt;</text:span></text:p>
          </table:table-cell>
          <table:table-cell table:style-name="Tableau23.A2" office:value-type="string">
            <text:p text:style-name="P63"><text:span text:style-name="T488">RecupererDepot</text:span><text:span text:style-name="T666">s</text:span><text:span text:style-name="T767">Writer</text:span></text:p>
          </table:table-cell>
          <table:table-cell table:style-name="Tableau23.D2" office:value-type="string">
            <text:p text:style-name="P358"/>
          </table:table-cell>
        </table:table-row>
      </table:table>
      <text:p text:style-name="P561"/>
      <text:p text:style-name="P54"/>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table:number-columns-spanned="4" office:value-type="string">
              <text:p text:style-name="P350">Description du flot principal : <text:span text:style-name="T167">Step 3 </text:span><text:span text:style-name="T409">Traiter</text:span><text:span text:style-name="T410">ArchiveDepot</text:span><text:span text:style-name="T408">Step</text:span></text:p>
            </table:table-cell>
            <table:covered-table-cell/>
            <table:covered-table-cell/>
            <table:covered-table-cell/>
          </table:table-row>
        </table:table-header-rows>
        <table:table-row table:style-name="Tableau24.1">
          <table:table-cell table:style-name="Tableau24.A2" office:value-type="string">
            <text:p text:style-name="P66">Etape</text:p>
          </table:table-cell>
          <table:table-cell table:style-name="Tableau24.A2" office:value-type="string">
            <text:p text:style-name="P353">Titre</text:p>
          </table:table-cell>
          <table:table-cell table:style-name="Tableau24.A2" office:value-type="string">
            <text:p text:style-name="P355">Service <text:s/>Applicatif / méthode </text:p>
          </table:table-cell>
          <table:table-cell table:style-name="Tableau24.D2" office:value-type="string">
            <text:p text:style-name="P353">Ecran/RG</text:p>
          </table:table-cell>
        </table:table-row>
        <table:table-row table:style-name="Tableau24.3">
          <table:table-cell table:style-name="Tableau24.A2" office:value-type="string">
            <text:p text:style-name="P36">1</text:p>
          </table:table-cell>
          <table:table-cell table:style-name="Tableau24.A2" office:value-type="string">
            <text:p text:style-name="P361">Récupérer la liste des Depôts à traiter et fournir en boucle <text:s/>un objet de Travail du dépôt</text:p>
          </table:table-cell>
          <table:table-cell table:style-name="Tableau24.A2" office:value-type="string">
            <text:p text:style-name="P458"><text:span text:style-name="T492">Traiter</text:span><text:span text:style-name="T491">ArchiveDepot</text:span><text:span text:style-name="T488">Reader</text:span></text:p>
            <text:p text:style-name="P459">→ <text:span text:style-name="T492">Traiter</text:span><text:span text:style-name="T491">ArchiveDepot</text:span><text:span text:style-name="T488">Reader</text:span><text:span text:style-name="T769">(‘Principal’)</text:span></text:p>
          </table:table-cell>
          <table:table-cell table:style-name="Tableau24.D2" office:value-type="string">
            <text:p text:style-name="P363"><text:span text:style-name="T810">RG005, </text:span>RG006</text:p>
          </table:table-cell>
        </table:table-row>
        <table:table-row table:style-name="Tableau24.4">
          <table:table-cell table:style-name="Tableau24.A2" office:value-type="string">
            <text:p text:style-name="P36">2</text:p>
          </table:table-cell>
          <table:table-cell table:style-name="Tableau24.A2" office:value-type="string">
            <text:p text:style-name="P361">Vérifier le Dépôt et constituer un Dossier</text:p>
          </table:table-cell>
          <table:table-cell table:style-name="Tableau24.A2" office:value-type="string">
            <text:p text:style-name="P458"><text:span text:style-name="T492">Traiter</text:span><text:span text:style-name="T491">ArchiveDepot</text:span><text:span text:style-name="T767">Processor</text:span></text:p>
          </table:table-cell>
          <table:table-cell table:style-name="Tableau24.D2" office:value-type="string">
            <text:p text:style-name="P363"><text:span text:style-name="T811">RG007, </text:span>RG008, RG009, RG010, <text:span text:style-name="T812">RG017</text:span></text:p>
          </table:table-cell>
        </table:table-row>
        <table:table-row table:style-name="Tableau24.4">
          <table:table-cell table:style-name="Tableau24.A2" office:value-type="string">
            <text:p text:style-name="P36">3</text:p>
          </table:table-cell>
          <table:table-cell table:style-name="Tableau24.A2" office:value-type="string">
            <text:p text:style-name="P361">Enregistrer un Dossier et envoyer un acquittement <text:s/>à EEN</text:p>
          </table:table-cell>
          <table:table-cell table:style-name="Tableau24.A2" office:value-type="string">
            <text:p text:style-name="P458"><text:span text:style-name="T492">Traiter</text:span><text:span text:style-name="T491">ArchiveDepot</text:span><text:span text:style-name="T767">Writer</text:span></text:p>
          </table:table-cell>
          <table:table-cell table:style-name="Tableau24.D2" office:value-type="string">
            <text:p text:style-name="P363"/>
          </table:table-cell>
        </table:table-row>
      </table:table>
      <text:p text:style-name="P561"/>
      <text:p text:style-name="P54"/>
      <table:table table:name="Tableau30" table:style-name="Tableau30">
        <table:table-column table:style-name="Tableau30.A"/>
        <table:table-column table:style-name="Tableau30.B"/>
        <table:table-column table:style-name="Tableau30.C"/>
        <table:table-column table:style-name="Tableau30.D"/>
        <table:table-header-rows>
          <table:table-row table:style-name="Tableau30.1">
            <table:table-cell table:style-name="Tableau30.A1" table:number-columns-spanned="4" office:value-type="string">
              <text:p text:style-name="P350">Description du flot principal : <text:span text:style-name="T167">Step 4 <text:s/></text:span><text:span text:style-name="T407">MettreAJourNomenclature</text:span><text:span text:style-name="T408">Step</text:span></text:p>
            </table:table-cell>
            <table:covered-table-cell/>
            <table:covered-table-cell/>
            <table:covered-table-cell/>
          </table:table-row>
        </table:table-header-rows>
        <table:table-row table:style-name="Tableau30.1">
          <table:table-cell table:style-name="Tableau30.A2" office:value-type="string">
            <text:p text:style-name="P66">Etape</text:p>
          </table:table-cell>
          <table:table-cell table:style-name="Tableau30.A2" office:value-type="string">
            <text:p text:style-name="P353">Titre</text:p>
          </table:table-cell>
          <table:table-cell table:style-name="Tableau30.A2" office:value-type="string">
            <text:p text:style-name="P355">Service <text:s/>Applicatif / méthode </text:p>
          </table:table-cell>
          <table:table-cell table:style-name="Tableau30.D2" office:value-type="string">
            <text:p text:style-name="P353">Ecran/RG</text:p>
          </table:table-cell>
        </table:table-row>
        <table:table-row table:style-name="Tableau30.3">
          <table:table-cell table:style-name="Tableau30.A2" office:value-type="string">
            <text:p text:style-name="P36">1</text:p>
          </table:table-cell>
          <table:table-cell table:style-name="Tableau30.A2" office:value-type="string">
            <text:p text:style-name="P362">Récupérer <text:s/>la liste de <text:soft-page-break/>Nomenclature à MAJ et en fournir en Boucle</text:p>
          </table:table-cell>
          <table:table-cell table:style-name="Tableau30.A2" office:value-type="string">
            <text:p text:style-name="P460">MettreAJourNomenclatureReader</text:p>
          </table:table-cell>
          <table:table-cell table:style-name="Tableau30.D2" office:value-type="string">
            <text:p text:style-name="P358"/>
          </table:table-cell>
        </table:table-row>
        <table:table-row table:style-name="Tableau30.4">
          <table:table-cell table:style-name="Tableau30.A2" office:value-type="string">
            <text:p text:style-name="P36">2</text:p>
          </table:table-cell>
          <table:table-cell table:style-name="Tableau30.A2" office:value-type="string">
            <text:p text:style-name="P362">Recevoir d’EEN <text:s text:c="2"/>les éléments de cette Nomenclature</text:p>
          </table:table-cell>
          <table:table-cell table:style-name="Tableau30.A2" office:value-type="string">
            <text:p text:style-name="P458"><text:span text:style-name="T665">MettreAJourNomenclature</text:span><text:span text:style-name="T767">Writer</text:span></text:p>
          </table:table-cell>
          <table:table-cell table:style-name="Tableau30.D2" office:value-type="string">
            <text:p text:style-name="P358"/>
          </table:table-cell>
        </table:table-row>
        <table:table-row table:style-name="Tableau30.4">
          <table:table-cell table:style-name="Tableau30.A2" office:value-type="string">
            <text:p text:style-name="P36">3</text:p>
          </table:table-cell>
          <table:table-cell table:style-name="Tableau30.A2" office:value-type="string">
            <text:p text:style-name="P362">Enregistrer en base les nouveaux élément<text:span text:style-name="T820">s</text:span> pour cette Nomenclature</text:p>
          </table:table-cell>
          <table:table-cell table:style-name="Tableau30.A2" office:value-type="string">
            <text:p text:style-name="P458"><text:span text:style-name="T665">MettreAJourNomenclature</text:span><text:span text:style-name="T767">Processor</text:span></text:p>
          </table:table-cell>
          <table:table-cell table:style-name="Tableau30.D2" office:value-type="string">
            <text:p text:style-name="P358"/>
          </table:table-cell>
        </table:table-row>
      </table:table>
      <text:p text:style-name="P561"/>
      <text:p text:style-name="P561"/>
      <text:p text:style-name="P54"/>
      <table:table table:name="Tableau33" table:style-name="Tableau33">
        <table:table-column table:style-name="Tableau33.A"/>
        <table:table-column table:style-name="Tableau33.B"/>
        <table:table-column table:style-name="Tableau33.C"/>
        <table:table-column table:style-name="Tableau33.D"/>
        <table:table-header-rows>
          <table:table-row table:style-name="Tableau33.1">
            <table:table-cell table:style-name="Tableau33.A1" table:number-columns-spanned="4" office:value-type="string">
              <text:p text:style-name="P351">Description du flot <text:span text:style-name="T768">de reprise</text:span>: <text:span text:style-name="T168">Step1</text:span><text:span text:style-name="T165"> </text:span><text:span text:style-name="T409">Traiter</text:span><text:span text:style-name="T410">ArchiveDepot</text:span><text:span text:style-name="T408">Step</text:span></text:p>
            </table:table-cell>
            <table:covered-table-cell/>
            <table:covered-table-cell/>
            <table:covered-table-cell/>
          </table:table-row>
        </table:table-header-rows>
        <table:table-row table:style-name="Tableau33.1">
          <table:table-cell table:style-name="Tableau33.A2" office:value-type="string">
            <text:p text:style-name="P66">Etape</text:p>
          </table:table-cell>
          <table:table-cell table:style-name="Tableau33.A2" office:value-type="string">
            <text:p text:style-name="P353">Titre</text:p>
          </table:table-cell>
          <table:table-cell table:style-name="Tableau33.A2" office:value-type="string">
            <text:p text:style-name="P355">Service <text:s/>Applicatif / méthode </text:p>
          </table:table-cell>
          <table:table-cell table:style-name="Tableau33.D2" office:value-type="string">
            <text:p text:style-name="P353">Ecran/RG</text:p>
          </table:table-cell>
        </table:table-row>
        <table:table-row table:style-name="Tableau33.3">
          <table:table-cell table:style-name="Tableau33.A2" office:value-type="string">
            <text:p text:style-name="P36">1</text:p>
          </table:table-cell>
          <table:table-cell table:style-name="Tableau33.A2" office:value-type="string">
            <text:p text:style-name="Table_20_Contents">Récupérer la liste des Depôts à traiter et fournir en boucle <text:s/>un objet de Travail du dépôt</text:p>
          </table:table-cell>
          <table:table-cell table:style-name="Tableau33.A2" office:value-type="string">
            <text:p text:style-name="P458"><text:span text:style-name="T492">Traiter</text:span><text:span text:style-name="T491">ArchiveDepot</text:span><text:span text:style-name="T488">Reader</text:span></text:p>
            <text:p text:style-name="P459">→ <text:span text:style-name="T492">Traiter</text:span><text:span text:style-name="T491">ArchiveDepot</text:span><text:span text:style-name="T488">Reader</text:span><text:span text:style-name="T769">(‘</text:span><text:span text:style-name="T771">Reprise</text:span><text:span text:style-name="T769">’)</text:span></text:p>
          </table:table-cell>
          <table:table-cell table:style-name="Tableau33.D2" office:value-type="string">
            <text:p text:style-name="Table_20_Contents">RG001</text:p>
          </table:table-cell>
        </table:table-row>
        <table:table-row table:style-name="Tableau33.4">
          <table:table-cell table:style-name="Tableau33.A2" office:value-type="string">
            <text:p text:style-name="P36">2</text:p>
          </table:table-cell>
          <table:table-cell table:style-name="Tableau33.A2" office:value-type="string">
            <text:p text:style-name="Table_20_Contents">Vérifier le Dépôt et constituer un Dossier</text:p>
          </table:table-cell>
          <table:table-cell table:style-name="Tableau33.A2" office:value-type="string">
            <text:p text:style-name="P458"><text:span text:style-name="T492">Traiter</text:span><text:span text:style-name="T491">ArchiveDepot</text:span><text:span text:style-name="T767">Processor</text:span></text:p>
          </table:table-cell>
          <table:table-cell table:style-name="Tableau33.D2" office:value-type="string">
            <text:p text:style-name="Table_20_Contents">RG002, RG003, RG004</text:p>
          </table:table-cell>
        </table:table-row>
        <table:table-row table:style-name="Tableau33.4">
          <table:table-cell table:style-name="Tableau33.A2" office:value-type="string">
            <text:p text:style-name="P36">3</text:p>
          </table:table-cell>
          <table:table-cell table:style-name="Tableau33.A2" office:value-type="string">
            <text:p text:style-name="Table_20_Contents">Enregistrer un Dossier et envoyer un acquittement <text:s/>à EEN</text:p>
          </table:table-cell>
          <table:table-cell table:style-name="Tableau33.A2" office:value-type="string">
            <text:p text:style-name="P458"><text:span text:style-name="T492">Traiter</text:span><text:span text:style-name="T491">ArchiveDepot</text:span><text:span text:style-name="T767">Writer</text:span></text:p>
          </table:table-cell>
          <table:table-cell table:style-name="Tableau33.D2" office:value-type="string">
            <text:p text:style-name="P358"/>
          </table:table-cell>
        </table:table-row>
      </table:table>
      <text:p text:style-name="P561"/>
      <text:p text:style-name="P561"/>
      <table:table table:name="Tableau21" table:style-name="Tableau21">
        <table:table-column table:style-name="Tableau21.A"/>
        <table:table-column table:style-name="Tableau21.B"/>
        <table:table-column table:style-name="Tableau21.C"/>
        <table:table-column table:style-name="Tableau21.D"/>
        <table:table-header-rows>
          <table:table-row table:style-name="Tableau21.1">
            <table:table-cell table:style-name="Tableau21.A1" table:number-columns-spanned="4" office:value-type="string">
              <text:p text:style-name="P351">Description du flot <text:span text:style-name="T768">de reprise</text:span>  : <text:span text:style-name="T167">Step 4 <text:s/></text:span><text:span text:style-name="T407">MettreAJourNomenclature</text:span><text:span text:style-name="T408">Step</text:span></text:p>
            </table:table-cell>
            <table:covered-table-cell/>
            <table:covered-table-cell/>
            <table:covered-table-cell/>
          </table:table-row>
        </table:table-header-rows>
        <table:table-row table:style-name="Tableau21.1">
          <table:table-cell table:style-name="Tableau21.A2" office:value-type="string">
            <text:p text:style-name="P65">Etape</text:p>
          </table:table-cell>
          <table:table-cell table:style-name="Tableau21.A2" office:value-type="string">
            <text:p text:style-name="P352">Titre</text:p>
          </table:table-cell>
          <table:table-cell table:style-name="Tableau21.A2" office:value-type="string">
            <text:p text:style-name="P354">Service <text:s/>Applicatif / méthode</text:p>
          </table:table-cell>
          <table:table-cell table:style-name="Tableau21.D2" office:value-type="string">
            <text:p text:style-name="P352">Ecran/RG</text:p>
          </table:table-cell>
        </table:table-row>
        <table:table-row table:style-name="Tableau21.3">
          <table:table-cell table:style-name="Tableau21.A2" office:value-type="string">
            <text:p text:style-name="P35">1</text:p>
          </table:table-cell>
          <table:table-cell table:style-name="Tableau21.A2" office:value-type="string">
            <text:p text:style-name="Table_20_Contents">Récupérer <text:s/>la liste de Nomenclature à <text:span text:style-name="T836">mettre à jour</text:span> et en fournir en Boucle</text:p>
          </table:table-cell>
          <table:table-cell table:style-name="Tableau21.A2" office:value-type="string">
            <text:p text:style-name="P460">MettreAJourNomenclatureReader</text:p>
          </table:table-cell>
          <table:table-cell table:style-name="Tableau21.D2" office:value-type="string">
            <text:p text:style-name="Table_20_Contents"><text:span text:style-name="T810">RG005, </text:span>RG006, <text:span text:style-name="T813">RG011</text:span></text:p>
          </table:table-cell>
        </table:table-row>
        <table:table-row table:style-name="Tableau21.4">
          <table:table-cell table:style-name="Tableau21.A2" office:value-type="string">
            <text:p text:style-name="P35">2</text:p>
          </table:table-cell>
          <table:table-cell table:style-name="Tableau21.A2" office:value-type="string">
            <text:p text:style-name="Table_20_Contents">Recevoir d’EEN <text:s text:c="2"/>les éléments de cette Nomenclature</text:p>
          </table:table-cell>
          <table:table-cell table:style-name="Tableau21.A2" office:value-type="string">
            <text:p text:style-name="P458"><text:span text:style-name="T665">MettreAJourNomenclature</text:span><text:span text:style-name="T767">Writer</text:span></text:p>
          </table:table-cell>
          <table:table-cell table:style-name="Tableau21.D2" office:value-type="string">
            <text:p text:style-name="Table_20_Contents"><text:span text:style-name="T811">RG007, </text:span>RG008, RG009, RG010, <text:span text:style-name="T812">RG017</text:span></text:p>
          </table:table-cell>
        </table:table-row>
        <table:table-row table:style-name="Tableau21.4">
          <table:table-cell table:style-name="Tableau21.A2" office:value-type="string">
            <text:p text:style-name="P35">3</text:p>
          </table:table-cell>
          <table:table-cell table:style-name="Tableau21.A2" office:value-type="string">
            <text:p text:style-name="Table_20_Contents">Enregistrer en base les nouveaux élément<text:span text:style-name="T820">s</text:span> pour cette Nomenclature</text:p>
          </table:table-cell>
          <table:table-cell table:style-name="Tableau21.A2" office:value-type="string">
            <text:p text:style-name="P458"><text:span text:style-name="T665">MettreAJourNomenclature</text:span><text:span text:style-name="T767">Processor</text:span></text:p>
          </table:table-cell>
          <table:table-cell table:style-name="Tableau21.D2" office:value-type="string">
            <text:p text:style-name="P357"/>
          </table:table-cell>
        </table:table-row>
      </table:table>
      <text:p text:style-name="P406"/>
      <text:p text:style-name="P57"/>
      <text:p text:style-name="P56"/>
      <table:table table:name="Tableau17" table:style-name="Tableau17">
        <table:table-column table:style-name="Tableau17.A"/>
        <table:table-header-rows>
          <table:table-row table:style-name="Tableau17.1">
            <table:table-cell table:style-name="Tableau17.A1" office:value-type="string">
              <text:p text:style-name="P48">Traces </text:p>
            </table:table-cell>
          </table:table-row>
        </table:table-header-rows>
        <table:table-row table:style-name="TableLine2214950000016">
          <table:table-cell table:style-name="Tableau17.A2" office:value-type="string">
            <text:p text:style-name="P32"><draw:control text:anchor-type="as-char" draw:z-index="45" draw:name="Forme 4" draw:style-name="gr1" draw:text-style-name="P712" svg:width="0.398cm" svg:height="0.451cm" draw:control="control11"/>I<text:span text:style-name="T235">TM</text:span></text:p>
            <text:p text:style-name="P15"><draw:control text:anchor-type="as-char" draw:z-index="46" draw:name="Forme 5" draw:style-name="gr1" draw:text-style-name="P712" svg:width="0.398cm" svg:height="0.451cm" draw:control="control12"/><text:span text:style-name="T235">SINAPS</text:span></text:p>
            <text:p text:style-name="P15"><draw:control text:anchor-type="as-char" draw:z-index="47" draw:name="Forme 7" draw:style-name="gr1" draw:text-style-name="P712" svg:width="0.398cm" svg:height="0.451cm" draw:control="control13"/><text:span text:style-name="T235">DYNATRACE</text:span></text:p>
          </table:table-cell>
        </table:table-row>
      </table:table>
      <text:p text:style-name="P55"/>
      <table:table table:name="Tableau8" table:style-name="Tableau8">
        <table:table-column table:style-name="Tableau8.A"/>
        <table:table-header-rows>
          <table:table-row table:style-name="Tableau8.1">
            <table:table-cell table:style-name="Tableau8.A1" office:value-type="string">
              <text:p text:style-name="P332">Diagramme<text:span text:style-name="T217">s</text:span></text:p>
            </table:table-cell>
          </table:table-row>
        </table:table-header-rows>
        <table:table-row table:style-name="Tableau8.1">
          <table:table-cell table:style-name="Tableau8.A2" office:value-type="string">
            <text:p text:style-name="P333">Diagramme <text:span text:style-name="T218">et schéma technique de la solution proposé : </text:span></text:p>
            <text:p text:style-name="P416">Illustrer la solution technique avec des schémas comme:</text:p>
            <text:p text:style-name="P417">Diagramme d'architecture globale (pour situer la fonctionnalité dans le système). </text:p>
            <text:list xml:id="list182973719" text:style-name="L3">
              <text:list-header>
                <text:p text:style-name="P708">Diagrammes UML (classes, séquences, cas d'utilisation, <text:span text:style-name="T224">diagrammes d’activité...</text:span>) pour détailler les interactions entre composants.</text:p>
              </text:list-header>
            </text:list>
          </table:table-cell>
        </table:table-row>
        <table:table-row table:style-name="Tableau8.1">
          <table:table-cell table:style-name="Tableau8.A2" office:value-type="string">
            <text:p text:style-name="P330"><text:span text:style-name="T216">Diagramme de </text:span><text:span text:style-name="T843">séquence du Job</text:span></text:p>
          </table:table-cell>
        </table:table-row>
        <table:table-row table:style-name="Tableau8.4">
          <table:table-cell table:style-name="Tableau8.A4" office:value-type="string">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able:table-cell>
        </table:table-row>
        <table:table-row table:style-name="Tableau8.1">
          <table:table-cell table:style-name="Tableau8.A2" office:value-type="string">
            <text:p text:style-name="P364"><text:span text:style-name="T216">Diagramme d</text:span><text:span text:style-name="T209">u Step 1</text:span></text:p>
          </table:table-cell>
        </table:table-row>
        <table:table-row table:style-name="Tableau8.6">
          <table:table-cell table:style-name="Tableau8.A4" office:value-type="string">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able:table-cell>
        </table:table-row>
        <table:table-row table:style-name="Tableau8.7">
          <table:table-cell table:style-name="Tableau8.A2" office:value-type="string">
            <text:p text:style-name="P67"><text:span text:style-name="T216">Diagramme d</text:span><text:span text:style-name="T844">u Step </text:span><text:span text:style-name="T845">2</text:span></text:p>
          </table:table-cell>
        </table:table-row>
        <table:table-row table:style-name="Tableau8.6">
          <table:table-cell table:style-name="Tableau8.A4" office:value-type="string">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able:table-cell>
        </table:table-row>
        <table:table-row table:style-name="Tableau8.7">
          <table:table-cell table:style-name="Tableau8.A2" office:value-type="string">
            <text:p text:style-name="P68"><text:span text:style-name="T216">Diagramme d</text:span><text:span text:style-name="T844">u Step </text:span><text:span text:style-name="T846">3</text:span></text:p>
          </table:table-cell>
        </table:table-row>
        <text:soft-page-break/>
        <table:table-row table:style-name="Tableau8.6">
          <table:table-cell table:style-name="Tableau8.A4" office:value-type="string">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able:table-cell>
        </table:table-row>
        <table:table-row table:style-name="Tableau8.7">
          <table:table-cell table:style-name="Tableau8.A2" office:value-type="string">
            <text:p text:style-name="P68"><text:span text:style-name="T216">Diagramme d</text:span><text:span text:style-name="T844">u Step </text:span><text:span text:style-name="T846">4</text:span></text:p>
          </table:table-cell>
        </table:table-row>
        <text:soft-page-break/>
        <table:table-row table:style-name="Tableau8.6">
          <table:table-cell table:style-name="Tableau8.A4" office:value-type="string">
            <text:p text:style-name="P78"/>
            <text:p text:style-name="P78"/>
            <text:p text:style-name="P78"/>
            <text:p text:style-name="P78"/>
            <text:p text:style-name="P78"/>
          </table:table-cell>
        </table:table-row>
        <table:table-row table:style-name="Tableau8.6">
          <table:table-cell table:style-name="Tableau8.A4" office:value-type="string">
            <text:p text:style-name="P79"/>
          </table:table-cell>
        </table:table-row>
      </table:table>
      <table:table table:name="Tableau25" table:style-name="Tableau25">
        <table:table-column table:style-name="Tableau25.A"/>
        <table:table-header-rows>
          <table:table-row table:style-name="Tableau25.1">
            <table:table-cell table:style-name="Tableau25.A1" office:value-type="string">
              <text:p text:style-name="P334">Algorithmes <text:s text:c="6"/></text:p>
            </table:table-cell>
          </table:table-row>
        </table:table-header-rows>
        <table:table-row table:style-name="Tableau25.1">
          <table:table-cell table:style-name="Tableau25.A2" office:value-type="string">
            <text:p text:style-name="P121">Détailler les aspects algorithmiques, y compris les pseudo-codes ou les explications des logiques conditionnelles et itératives nécessaires pour la fonctionnalité : </text:p>
            <text:p text:style-name="P121"/>
            <text:p text:style-name="P437">- Algorithmes décrits en pseudo-code, avec détail des Cas normaux, alternatifs et d’exception .</text:p>
            <text:p text:style-name="P437">- Règles de cohérence métiers explicitées ( prérequis, interdépendances, validations),</text:p>
            <text:p text:style-name="P437">- Gestion de concurrences (<text:span text:style-name="T225">o</text:span>ptimiste/ pessi<text:span text:style-name="T225">miste) , idempotence, mécanismes anti doublons.</text:span></text:p>
            <text:p text:style-name="P437">- <text:span text:style-name="T225">Politique de retry, fallback et circuit breaker.</text:span></text:p>
            <text:p text:style-name="P421">- <text:span text:style-name="T225">Logique transactionnelle : zones ACID, compensation, rollback métier.</text:span></text:p>
            <text:p text:style-name="P121"/>
          </table:table-cell>
        </table:table-row>
        <table:table-row table:style-name="Tableau25.1">
          <table:table-cell table:style-name="Tableau25.A3" office:value-type="string">
            <text:p text:style-name="P109"/>
            <text:p text:style-name="P100"/>
          </table:table-cell>
        </table:table-row>
        <table:table-row table:style-name="Tableau25.1">
          <table:table-cell table:style-name="Tableau25.A2" office:value-type="string">
            <text:p text:style-name="P335">Algo 1</text:p>
          </table:table-cell>
        </table:table-row>
        <text:soft-page-break/>
        <table:table-row table:style-name="Tableau25.5">
          <table:table-cell table:style-name="Tableau25.A3" office:value-type="string">
            <text:p text:style-name="P80"/>
            <text:p text:style-name="P80"/>
            <text:p text:style-name="P80"/>
          </table:table-cell>
        </table:table-row>
        <table:table-row table:style-name="Tableau25.1">
          <table:table-cell table:style-name="Tableau25.A2" office:value-type="string">
            <text:p text:style-name="P335"><text:span text:style-name="T198">A</text:span><text:span text:style-name="T196">lgo 2</text:span></text:p>
          </table:table-cell>
        </table:table-row>
        <table:table-row table:style-name="Tableau25.1">
          <table:table-cell table:style-name="Tableau25.A3" office:value-type="string">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cell>
        </table:table-row>
      </table:table>
      <text:p text:style-name="P407"/>
      <text:p text:style-name="P407"/>
      <text:p text:style-name="P407"/>
      <text:p text:style-name="P407"/>
      <text:p text:style-name="P407"/>
      <text:p text:style-name="P449"/>
      <table:table table:name="Tableau19" table:style-name="Tableau19">
        <table:table-column table:style-name="Tableau19.A"/>
        <table:table-header-rows>
          <table:table-row table:style-name="Tableau19.1">
            <table:table-cell table:style-name="Tableau19.A1" office:value-type="string">
              <text:p text:style-name="P345"><text:span text:style-name="Strong_20_Emphasis">Librairies <text:s/></text:span><text:span text:style-name="Strong_20_Emphasis"><text:span text:style-name="T231">utilisé</text:span></text:span><text:span text:style-name="Strong_20_Emphasis"><text:span text:style-name="T232">e</text:span></text:span><text:span text:style-name="Strong_20_Emphasis"><text:span text:style-name="T231">s par le CU <text:s text:c="2"/></text:span></text:span><text:span text:style-name="Strong_20_Emphasis"><text:span text:style-name="T232">( après les algo) </text:span></text:span></text:p>
            </table:table-cell>
          </table:table-row>
        </table:table-header-rows>
        <table:table-row table:style-name="Tableau19.1">
          <table:table-cell table:style-name="Tableau19.A2" office:value-type="string">
            <text:p text:style-name="P339">Librairies et frameworks <text:span text:style-name="T231">utilisés</text:span> <text:span text:style-name="T231">par le CU </text:span></text:p>
          </table:table-cell>
        </table:table-row>
        <table:table-row table:style-name="Tableau19.1">
          <table:table-cell table:style-name="Tableau19.A3" office:value-type="string">
            <text:p text:style-name="P130">Lombok, en particulier <text:span text:style-name="T787">Jax-RS, </text:span><text:span text:style-name="T789">Jaxb, Stax, </text:span><text:span text:style-name="Emphasis"><text:span text:style-name="T434">Jackson </text:span></text:span><text:span text:style-name="T787"><text:s/></text:span><text:span text:style-name="T788">(versions embarquées dans Lombok </text:span><text:span text:style-name="T787">)</text:span></text:p>
            <text:p text:style-name="P139"/>
            <text:p text:style-name="P126"/>
          </table:table-cell>
        </table:table-row>
        <table:table-row table:style-name="Tableau19.1">
          <table:table-cell table:style-name="Tableau19.A2" office:value-type="string">
            <text:p text:style-name="P339">Librairie 1</text:p>
          </table:table-cell>
        </table:table-row>
        <table:table-row table:style-name="Tableau19.1">
          <table:table-cell table:style-name="Tableau19.A3" office:value-type="string">
            <text:p text:style-name="P84"/>
            <text:p text:style-name="P149">aucune librairie supplémentaire</text:p>
            <text:p text:style-name="P84"/>
          </table:table-cell>
        </table:table-row>
      </table:table>
      <text:p text:style-name="P449"/>
      <text:p text:style-name="P407"/>
      <text:p text:style-name="P408"/>
      <table:table table:name="Tableau22" table:style-name="Tableau22">
        <table:table-column table:style-name="Tableau22.A"/>
        <table:table-header-rows>
          <table:table-row table:style-name="Tableau22.1">
            <table:table-cell table:style-name="Tableau22.A1" office:value-type="string">
              <text:p text:style-name="P336"><text:span text:style-name="T219">Structures de données</text:span> <text:s text:c="6"/></text:p>
            </table:table-cell>
          </table:table-row>
        </table:table-header-rows>
        <table:table-row table:style-name="Tableau22.1">
          <table:table-cell table:style-name="Tableau22.A2" office:value-type="string">
            <text:p text:style-name="P121">Décrire la structure des données utilisées ou impactées par la fonctionnalité, comme les entités, les tables de la base de données ou les objets JSON/<text:span text:style-name="T219">XML</text:span> échangés via des API : </text:p>
            <text:p text:style-name="P121"/>
            <text:p text:style-name="P432">- Dictionnaire des données complet ( type, format, contrainte, valeur par défaut, nullable, FK/PK, contraintes <text:soft-page-break/>fonctionnelles ).</text:p>
            <text:p text:style-name="P432">- Cartographie API → DTO → Entités → Table SQL</text:p>
            <text:p text:style-name="P432">- Schéma JSON strict pour chaque payload</text:p>
            <text:p text:style-name="P432">- Classification RGPD <text:span text:style-name="T226">de chaque <text:s/>champ : <text:s/>sensible / confidentiel</text:span></text:p>
            <text:p text:style-name="P432">- <text:span text:style-name="T226">Règles d’historisation, purge, archivage, anonymisation, contrôle d’intégrité,</text:span></text:p>
            <text:p text:style-name="P422">-<text:span text:style-name="T222"> </text:span><text:span text:style-name="T223">Indexation requise.</text:span></text:p>
          </table:table-cell>
        </table:table-row>
        <table:table-row table:style-name="Tableau22.1">
          <table:table-cell table:style-name="Tableau22.A3" office:value-type="string">
            <text:p text:style-name="P188"/>
            <text:p text:style-name="P187"/>
          </table:table-cell>
        </table:table-row>
        <table:table-row table:style-name="Tableau22.1">
          <table:table-cell table:style-name="Tableau22.A2" office:value-type="string">
            <text:p text:style-name="P366">Modèle de structure 1 <text:span text:style-name="T273">Entités Nomenclature</text:span></text:p>
          </table:table-cell>
        </table:table-row>
        <table:table-row table:style-name="Tableau22.1">
          <table:table-cell table:style-name="Tableau22.A3" office:value-type="string">
            <text:p text:style-name="P147"/>
            <text:p text:style-name="P248">Les Nomenclatures regroupent beaucoup d’Entités Métier partageant <text:s/>la même structure de données.</text:p>
            <text:p text:style-name="P248">Pour rendre le code le plus réutilisable, la généricité de Java <text:span text:style-name="T838">sera</text:span> utilisé<text:span text:style-name="T838">e</text:span>.</text:p>
            <text:p text:style-name="P248">Pour ce faire, <text:s/>nous créons une classe abstraite ListeNomenclature décrivant tous les attributs de l’entité Métier.</text:p>
            <text:p text:style-name="P248">Nous créons ensuite une classe concrète héritant de la classe abstraite p<text:span text:style-name="T744">our chacune des</text:span> Entité<text:span text:style-name="T744">s</text:span> Métier de type Nomenclature. <text:span text:style-name="T744">Cette classe concrète dispose de constructeurs et un lien avec la base de données y est configuré (map</text:span><text:span text:style-name="T747">p</text:span><text:span text:style-name="T744">ing)</text:span></text:p>
            <text:p text:style-name="P244"/>
            <text:p text:style-name="P244"/>
            <text:p text:style-name="P558">@MappedSuperclass</text:p>
            <text:p text:style-name="P546"><text:span text:style-name="T500">public</text:span><text:span text:style-name="T131"> </text:span><text:span text:style-name="T500">abstract</text:span><text:span text:style-name="T131"> </text:span><text:span text:style-name="T500">class</text:span><text:span text:style-name="T131"> </text:span><text:span text:style-name="T20">ListeNomenclature</text:span><text:span text:style-name="T131"> </text:span><text:span text:style-name="T500">extends</text:span><text:span text:style-name="T131"> BaseEntity</text:span></text:p>
            <text:p text:style-name="P317">{</text:p>
            <text:p text:style-name="P317"/>
            <text:p text:style-name="P323">Attr<text:span text:style-name="T748">i</text:span>buts :</text:p>
            <text:p text:style-name="P319"><text:span text:style-name="T506">private</text:span><text:span text:style-name="T745"> </text:span>Long <text:span text:style-name="T531">id</text:span>;</text:p>
            <text:p text:style-name="P322"><text:span text:style-name="T506">private</text:span> Long <text:span text:style-name="T559">code</text:span> = <text:span text:style-name="T506">null</text:span>; </text:p>
            <text:p text:style-name="P321"><text:span text:style-name="T506">private</text:span> String <text:span text:style-name="T559">libelle</text:span> = <text:span text:style-name="T506">null</text:span>; <text:s text:c="2"/></text:p>
            <text:p text:style-name="P537"><text:span text:style-name="T512">private</text:span><text:span text:style-name="T125"> </text:span><text:span text:style-name="T142">LocalDateTime</text:span><text:span text:style-name="T125"> </text:span><text:span text:style-name="T557">dateDebut</text:span><text:span text:style-name="T125"> = </text:span><text:span text:style-name="T512">null</text:span><text:span text:style-name="T125">; <text:s/></text:span><text:span text:style-name="T128"><text:s text:c="3"/></text:span></text:p>
            <text:p text:style-name="P145"><text:span text:style-name="T503">private</text:span><text:span text:style-name="T589"> LocalDateTime </text:span><text:span text:style-name="T549">dateFinDebut</text:span><text:span text:style-name="T589"> = </text:span><text:span text:style-name="T503">null</text:span><text:span text:style-name="T589">; <text:s/></text:span><text:span text:style-name="T590"><text:s text:c="3"/></text:span></text:p>
            <text:p text:style-name="P159"/>
            <text:p text:style-name="P159">Méthodes : <text:span text:style-name="T237">getters et setters</text:span></text:p>
            <text:p text:style-name="P144"/>
            <text:p text:style-name="P142"><text:span text:style-name="T503">public</text:span><text:span text:style-name="T589"> </text:span><text:span text:style-name="T503">class</text:span><text:span text:style-name="T589"> </text:span><text:span text:style-name="T267">SituationFamliale</text:span><text:span text:style-name="T589"> </text:span><text:span text:style-name="T503">extends</text:span><text:span text:style-name="T589"> </text:span><text:span text:style-name="T520">ListeNomenclature</text:span></text:p>
            <text:p text:style-name="P318">{</text:p>
            <text:p text:style-name="P147"/>
            <text:p text:style-name="P270">méthodes : <text:s/>les constructeurs </text:p>
            <text:list xml:id="list1615026648" text:style-name="L4">
              <text:list-item>
                <text:p text:style-name="P578"><text:span text:style-name="T83">SituationFamliale</text:span><text:span text:style-name="T131">()</text:span></text:p>
              </text:list-item>
              <text:list-item>
                <text:p text:style-name="P579"><text:span text:style-name="T83">SituationFamliale</text:span><text:span text:style-name="T131">(</text:span><text:span text:style-name="T133">Long</text:span><text:span text:style-name="T131"> </text:span><text:span text:style-name="T527">code</text:span><text:span text:style-name="T131">, String </text:span><text:span text:style-name="T527">libelle</text:span><text:span text:style-name="T131">, </text:span><text:span text:style-name="T139">LocalDateTime</text:span><text:span text:style-name="T131"> </text:span><text:span text:style-name="T527">dateDebut, </text:span><text:span text:style-name="T140">LocalDateTime</text:span><text:span text:style-name="T133"> </text:span><text:span text:style-name="T527">dateFin</text:span><text:span text:style-name="T131">)</text:span></text:p>
              </text:list-item>
            </text:list>
            <text:p text:style-name="P269"/>
          </table:table-cell>
        </table:table-row>
        <table:table-row table:style-name="Tableau22.1">
          <table:table-cell table:style-name="Tableau22.A2" office:value-type="string">
            <text:p text:style-name="P70">Modèle de structure <text:span text:style-name="T274">2 : </text:span><text:s/><text:span text:style-name="T277">C</text:span><text:span text:style-name="T274">lasse paramétrage</text:span></text:p>
          </table:table-cell>
        </table:table-row>
        <table:table-row table:style-name="Tableau22.1">
          <table:table-cell table:style-name="Tableau22.A3" office:value-type="string">
            <text:p text:style-name="P186"/>
            <text:p text:style-name="P567"><text:span text:style-name="T98">Cette classe regroupe</text:span><text:span text:style-name="T100">ra</text:span><text:span text:style-name="T98"> les données de configuration de l’application (application.properties). Elle est annotée </text:span><text:span text:style-name="T565">@</text:span><text:span text:style-name="T566">Component</text:span><text:span text:style-name="T98"> </text:span><text:span text:style-name="T99">c</text:span><text:span text:style-name="T98">e qui permet ensuite à Spring de l’injecter dans les classes qui y feront appel.</text:span></text:p>
            <text:p text:style-name="P157"/>
            <text:p text:style-name="P560">@Component</text:p>
            <text:p text:style-name="P541"><text:span text:style-name="T500">public</text:span><text:span text:style-name="T131"> </text:span><text:span text:style-name="T500">class</text:span><text:span text:style-name="T131"> ParametrageGesfie</text:span><text:span text:style-name="T132">Batch</text:span></text:p>
            <text:p text:style-name="P369">{</text:p>
            <text:p text:style-name="P550"><text:soft-page-break/><text:span text:style-name="T131"><text:s text:c="4"/></text:span><text:span text:style-name="T500">public</text:span><text:span text:style-name="T131"> </text:span><text:span text:style-name="T500">final</text:span><text:span text:style-name="T131"> </text:span><text:span text:style-name="T563">@Nonnull</text:span><text:span text:style-name="T131"> String </text:span><text:span text:style-name="T533">codeAnnuaireAppli</text:span><text:span text:style-name="T131">;</text:span></text:p>
            <text:p text:style-name="P550"><text:span text:style-name="T131"><text:s text:c="4"/></text:span><text:span text:style-name="T500">public</text:span><text:span text:style-name="T131"> </text:span><text:span text:style-name="T500">final</text:span><text:span text:style-name="T131"> </text:span><text:span text:style-name="T563">@Nonnull</text:span><text:span text:style-name="T131"> String </text:span><text:span text:style-name="T533">codeSagesSne</text:span><text:span text:style-name="T131">;</text:span></text:p>
            <text:p text:style-name="P550"><text:span text:style-name="T131"><text:s text:c="4"/></text:span><text:span text:style-name="T500">public</text:span><text:span text:style-name="T131"> </text:span><text:span text:style-name="T500">final</text:span><text:span text:style-name="T131"> </text:span><text:span text:style-name="T563">@Nonnull</text:span><text:span text:style-name="T131"> String </text:span><text:span text:style-name="T534">endpoint</text:span><text:span text:style-name="T535">ApiEEN</text:span><text:span text:style-name="T131">;</text:span></text:p>
            <text:p text:style-name="P550"><text:span text:style-name="T131"><text:s text:c="4"/></text:span><text:span text:style-name="T500">public</text:span><text:span text:style-name="T131"> </text:span><text:span text:style-name="T500">final</text:span><text:span text:style-name="T131"> </text:span><text:span text:style-name="T563">@Nonnull</text:span><text:span text:style-name="T131"> String </text:span><text:span text:style-name="T536">frequenceBatchAcquisition</text:span><text:span text:style-name="T131">;</text:span></text:p>
            <text:p text:style-name="P550"><text:span text:style-name="T131"><text:s text:c="4"/></text:span><text:span text:style-name="T500">public</text:span><text:span text:style-name="T131"> </text:span><text:span text:style-name="T500">final</text:span><text:span text:style-name="T131"> </text:span><text:span text:style-name="T563">@Nonnull</text:span><text:span text:style-name="T131"> String </text:span><text:span text:style-name="T536">frequenceBatchAcquisitionReprise</text:span><text:span text:style-name="T131">;</text:span></text:p>
            <text:p text:style-name="P551"><text:span text:style-name="T500"><text:s text:c="4"/>public</text:span><text:span text:style-name="T131"> </text:span><text:span text:style-name="T500">final</text:span><text:span text:style-name="T131"> </text:span><text:span text:style-name="T563">@Nonnull</text:span><text:span text:style-name="T131"> </text:span><text:span text:style-name="T134">int</text:span><text:span text:style-name="T131"> </text:span><text:span text:style-name="T539">delaiB</text:span><text:span text:style-name="T536">atchAcquisitionReprise</text:span><text:span text:style-name="T131">;</text:span></text:p>
            <text:p text:style-name="P552"><text:span text:style-name="T131"><text:s text:c="4"/></text:span><text:span text:style-name="T500">public</text:span><text:span text:style-name="T131"> </text:span><text:span text:style-name="T500">final</text:span><text:span text:style-name="T131"> </text:span><text:span text:style-name="T563">@Nonnull</text:span><text:span text:style-name="T131"> String </text:span><text:span text:style-name="T537">cheminRepertoire</text:span><text:span text:style-name="T538">PieceJointe</text:span><text:span text:style-name="T131">; //&lt;</text:span><text:span text:style-name="T135">PJ&gt;</text:span></text:p>
            <text:p text:style-name="P553"><text:span text:style-name="T131"><text:s text:c="4"/></text:span><text:span text:style-name="T500">public</text:span><text:span text:style-name="T131"> </text:span><text:span text:style-name="T500">final</text:span><text:span text:style-name="T131"> </text:span><text:span text:style-name="T563">@Nonnull</text:span><text:span text:style-name="T131"> String </text:span><text:span text:style-name="T537">cheminRepertoire</text:span><text:span text:style-name="T540">DepotsATraiter</text:span><text:span text:style-name="T131">; //&lt;</text:span><text:span text:style-name="T135">ENTRANT&gt;</text:span></text:p>
            <text:p text:style-name="P554"><text:span text:style-name="T135"><text:s text:c="4"/></text:span><text:span text:style-name="T501">public</text:span><text:span text:style-name="T135"> </text:span><text:span text:style-name="T501">final</text:span><text:span text:style-name="T135"> </text:span><text:span text:style-name="T564">@Nonnull</text:span><text:span text:style-name="T135"> String </text:span><text:span text:style-name="T537">cheminRepertoire</text:span><text:span text:style-name="T540">Depots</text:span><text:span text:style-name="T541">Rejet</text:span><text:span text:style-name="T135">; //&lt;</text:span><text:span text:style-name="T136">REJET</text:span><text:span text:style-name="T135">&gt;</text:span></text:p>
            <text:p text:style-name="P554"><text:span text:style-name="T135"><text:s text:c="4"/></text:span><text:span text:style-name="T501">public</text:span><text:span text:style-name="T135"> </text:span><text:span text:style-name="T501">final</text:span><text:span text:style-name="T135"> </text:span><text:span text:style-name="T564">@Nonnull</text:span><text:span text:style-name="T135"> String </text:span><text:span text:style-name="T537">cheminRepertoire</text:span><text:span text:style-name="T540">Depots</text:span><text:span text:style-name="T541">Integre</text:span><text:span text:style-name="T135">; //&lt;</text:span><text:span text:style-name="T136">INTEGRE</text:span><text:span text:style-name="T135">&gt;</text:span></text:p>
            <text:p text:style-name="P374">..</text:p>
            <text:p text:style-name="P156"/>
            <text:p text:style-name="P158"><text:span text:style-name="T646">O</text:span>n y stocke pour ce CU, <text:span text:style-name="T647">le code </text:span><text:span text:style-name="T648">A</text:span><text:span text:style-name="T647">ptera de l’application dans l’annuaire, le SAGES7 du </text:span><text:span text:style-name="T649">S</text:span><text:span text:style-name="T647">NE</text:span><text:span text:style-name="T650"> </text:span><text:span text:style-name="T651">et le endpoint de l’API </text:span><text:span text:style-name="T749">EEN</text:span><text:span text:style-name="T651"> en REST. </text:span></text:p>
            <text:p text:style-name="P177">On y stocke aussi la fréquence du présent batch <text:s/>et de sa version reprise (peut-être sous forme d’une chaîne de type crontab). <text:span text:style-name="T821">Ainsi que le délai pour le batch de reprise.</text:span></text:p>
            <text:p text:style-name="P178">On y stocke aussi les répertoires de stockage des fichiers.</text:p>
            <text:p text:style-name="P178"/>
            <text:p text:style-name="P186"/>
          </table:table-cell>
        </table:table-row>
        <table:table-row table:style-name="Tableau22.1">
          <table:table-cell table:style-name="Tableau22.A2" office:value-type="string">
            <text:p text:style-name="P160"><text:span text:style-name="T516">Modèle de structure </text:span><text:span text:style-name="T518">4</text:span><text:span text:style-name="T517"> : </text:span>Classe DepotJaxb</text:p>
          </table:table-cell>
        </table:table-row>
        <table:table-row table:style-name="Tableau22.1">
          <table:table-cell table:style-name="Tableau22.A3" office:value-type="string">
            <text:p text:style-name="P148"><text:span text:style-name="T602">La libraire Jaxb</text:span> fournit l'outil xjc pour générer les classes à partir d'un schéma XML. <text:span text:style-name="T606">Maven sera configuré pour lancer cette génération.</text:span></text:p>
            <text:p text:style-name="P161">La Classe DepotJaxb est la classe principale correspondant <text:span text:style-name="T604">au</text:span> XML <text:span text:style-name="T604">entier</text:span>. <text:span text:style-name="T603">Chaque nœud du XML pouvant donner lieu à la génération d’une nouvelle sous-classe.</text:span></text:p>
          </table:table-cell>
        </table:table-row>
        <table:table-row table:style-name="Tableau22.10">
          <table:table-cell table:style-name="Tableau22.A2" office:value-type="string">
            <text:p text:style-name="P162"><text:span text:style-name="T516">Modèle de structure </text:span><text:span text:style-name="T519">5</text:span><text:span text:style-name="T517"> : </text:span><text:span text:style-name="T519">Enumeration ListeFichiersDepot</text:span></text:p>
          </table:table-cell>
        </table:table-row>
        <table:table-row table:style-name="Tableau22.1">
          <table:table-cell table:style-name="Tableau22.A3" office:value-type="string">
            <text:p text:style-name="P148"/>
            <text:p text:style-name="P164">Cette énumération liste les nom<text:span text:style-name="T663">s</text:span> des fichiers dans l’archive reçue.</text:p>
            <text:p text:style-name="P164"/>
            <text:p text:style-name="P134"><text:span text:style-name="T589"><text:s text:c="4"/></text:span><text:span text:style-name="T499">public</text:span><text:span text:style-name="T589"> </text:span><text:span text:style-name="T499">enum</text:span><text:span text:style-name="T589"> </text:span><text:span text:style-name="T519">ListeFichiersDepot</text:span></text:p>
            <text:p text:style-name="P376"><text:s text:c="4"/>{</text:p>
            <text:p text:style-name="P377">depot.xml,</text:p>
            <text:p text:style-name="P378">depot.json,</text:p>
            <text:p text:style-name="P379">piece_jointe.pdf,</text:p>
            <text:p text:style-name="P380">entree_cafee.json,</text:p>
            <text:p text:style-name="P381"><text:span text:style-name="T681">sortie_cafee.json</text:span><text:span text:style-name="T680"> </text:span></text:p>
            <text:p text:style-name="P325"><text:s text:c="4"/>}</text:p>
            <text:p text:style-name="P148"/>
          </table:table-cell>
        </table:table-row>
        <table:table-row table:style-name="Tableau22.1">
          <table:table-cell table:style-name="Tableau22.A2" office:value-type="string">
            <text:p text:style-name="P163"><text:span text:style-name="T516">Modèle de structure </text:span><text:span text:style-name="T519">5</text:span><text:span text:style-name="T517"> : </text:span><text:span text:style-name="T519">Enumeration </text:span><text:span text:style-name="T520">ListeNomenclatureEnum</text:span></text:p>
          </table:table-cell>
        </table:table-row>
        <table:table-row table:style-name="Tableau22.1">
          <table:table-cell table:style-name="Tableau22.A3" office:value-type="string">
            <text:p text:style-name="P165">Cette énumération permet de retrouver à partir d’une chaîne, <text:span text:style-name="T726">l’implémentation de la classe Nomenclature associée. </text:span></text:p>
            <text:p text:style-name="P165"/>
            <text:p text:style-name="P143"><text:span text:style-name="T503">public</text:span><text:span text:style-name="T589"> </text:span><text:span text:style-name="T503">enum</text:span><text:span text:style-name="T589"> </text:span><text:span text:style-name="T520">ListeNomenclatureEnum</text:span></text:p>
            <text:p text:style-name="P373">{</text:p>
            <text:p text:style-name="P524"><text:span text:style-name="T131"><text:s text:c="4"/></text:span><text:span text:style-name="T542">T</text:span><text:span text:style-name="T544">y</text:span><text:span text:style-name="T542">p</text:span><text:span text:style-name="T544">e</text:span><text:span text:style-name="T543">BienMeuble</text:span><text:span text:style-name="T131">(</text:span><text:span text:style-name="T587">"Type de </text:span><text:span text:style-name="T588">Bien Meuble</text:span><text:span text:style-name="T587">"</text:span><text:span text:style-name="T131">, </text:span><text:span text:style-name="T102">TypedeBienMeuble</text:span><text:span text:style-name="T131">.</text:span><text:span text:style-name="T500">class</text:span><text:span text:style-name="T131">),</text:span></text:p>
            <text:p text:style-name="P375">[..]</text:p>
            <text:p text:style-name="P524"><text:span text:style-name="T131"><text:s text:c="4"/></text:span><text:span text:style-name="T543">SituationFamiliale</text:span><text:span text:style-name="T131">(</text:span><text:span text:style-name="T587">"</text:span><text:span text:style-name="T588">Situation Familiale</text:span><text:span text:style-name="T587">"</text:span><text:span text:style-name="T131">, </text:span><text:span text:style-name="T103">SituationFamliale</text:span><text:span text:style-name="T131">.</text:span><text:span text:style-name="T500">class</text:span><text:span text:style-name="T131">);</text:span></text:p>
            <text:p text:style-name="P565"/>
            <text:p text:style-name="P566"/>
            <text:p text:style-name="P547"><text:span text:style-name="T131"><text:s text:c="4"/></text:span><text:span text:style-name="T500">private</text:span><text:span text:style-name="T131"> </text:span><text:span text:style-name="T500">final</text:span><text:span text:style-name="T131"> String </text:span><text:span text:style-name="T533">libelle</text:span><text:span text:style-name="T131">;</text:span></text:p>
            <text:p text:style-name="P548"><text:span text:style-name="T131"><text:s text:c="4"/></text:span><text:span text:style-name="T500">private</text:span><text:span text:style-name="T131"> </text:span><text:span text:style-name="T500">final</text:span><text:span text:style-name="T131"> Class&lt;? </text:span><text:span text:style-name="T500">extends</text:span><text:span text:style-name="T131"> </text:span><text:span text:style-name="T20">ListeNomenclature</text:span><text:span text:style-name="T131">&gt; </text:span><text:span text:style-name="T533">clazz</text:span><text:span text:style-name="T131">;</text:span></text:p>
            <text:p text:style-name="P373"><text:s text:c="4"/></text:p>
            <text:p text:style-name="P548"><text:soft-page-break/><text:span text:style-name="T131"><text:s text:c="4"/></text:span><text:span text:style-name="T500">private</text:span><text:span text:style-name="T131"> </text:span><text:span text:style-name="T20">ListeNomenclatureEnum</text:span><text:span text:style-name="T131">(String </text:span><text:span text:style-name="T526">libelle</text:span><text:span text:style-name="T131">, Class&lt;? </text:span><text:span text:style-name="T500">extends</text:span><text:span text:style-name="T131"> </text:span><text:span text:style-name="T20">ListeNomenclature</text:span><text:span text:style-name="T131">&gt; </text:span><text:span text:style-name="T528">clazz</text:span><text:span text:style-name="T131">)</text:span></text:p>
            <text:p text:style-name="P373"><text:s text:c="4"/>{</text:p>
            <text:p text:style-name="P547"><text:span text:style-name="T131"><text:s text:c="8"/></text:span><text:span text:style-name="T500">this</text:span><text:span text:style-name="T131">.</text:span><text:span text:style-name="T533">libelle</text:span><text:span text:style-name="T131"> = </text:span><text:span text:style-name="T526">libelle</text:span><text:span text:style-name="T131">;</text:span></text:p>
            <text:p text:style-name="P547"><text:span text:style-name="T131"><text:s text:c="8"/></text:span><text:span text:style-name="T500">this</text:span><text:span text:style-name="T131">.</text:span><text:span text:style-name="T533">clazz</text:span><text:span text:style-name="T131"> = </text:span><text:span text:style-name="T529">clazz</text:span><text:span text:style-name="T131">;</text:span></text:p>
            <text:p text:style-name="P373"><text:s text:c="4"/>}</text:p>
            <text:p text:style-name="P566"/>
            <text:p text:style-name="P548"><text:span text:style-name="T131"><text:s text:c="4"/></text:span><text:span text:style-name="T500">public</text:span><text:span text:style-name="T131"> Class&lt;? </text:span><text:span text:style-name="T500">extends</text:span><text:span text:style-name="T131"> </text:span><text:span text:style-name="T20">ListeNomenclature</text:span><text:span text:style-name="T131">&gt; getImplementationClasse()</text:span></text:p>
            <text:p text:style-name="P373"><text:s text:c="4"/>{</text:p>
            <text:p text:style-name="P547"><text:span text:style-name="T131"><text:s text:c="6"/></text:span><text:span text:style-name="T500">return</text:span><text:span text:style-name="T131"> </text:span><text:span text:style-name="T500">this</text:span><text:span text:style-name="T131">.</text:span><text:span text:style-name="T533">clazz</text:span><text:span text:style-name="T131">;</text:span></text:p>
            <text:p text:style-name="P373"><text:s text:c="4"/>} <text:s text:c="3"/></text:p>
            <text:p text:style-name="P373"><text:s text:c="4"/></text:p>
            <text:p text:style-name="P547"><text:span text:style-name="T131"><text:s text:c="4"/></text:span><text:span text:style-name="T500">public</text:span><text:span text:style-name="T131"> String getLibelle()</text:span></text:p>
            <text:p text:style-name="P373"><text:s text:c="4"/>{</text:p>
            <text:p text:style-name="P547"><text:span text:style-name="T131"><text:s text:c="6"/></text:span><text:span text:style-name="T500">return</text:span><text:span text:style-name="T131"> </text:span><text:span text:style-name="T500">this</text:span><text:span text:style-name="T131">.</text:span><text:span text:style-name="T533">libelle</text:span><text:span text:style-name="T131">;</text:span></text:p>
            <text:p text:style-name="P317"><text:s text:c="4"/>} <text:s text:c="2"/></text:p>
            <text:p text:style-name="P148"/>
          </table:table-cell>
        </table:table-row>
        <table:table-row table:style-name="Tableau22.1">
          <table:table-cell table:style-name="Tableau22.A2" office:value-type="string">
            <text:p text:style-name="P232"><text:span text:style-name="T523">Modèle de structure </text:span><text:span text:style-name="T524">5</text:span><text:span text:style-name="T525"> : </text:span><text:span text:style-name="T462">NomenclatureDto</text:span></text:p>
          </table:table-cell>
        </table:table-row>
        <table:table-row table:style-name="Tableau22.1">
          <table:table-cell table:style-name="Tableau22.A3" office:value-type="string">
            <text:p text:style-name="P249">Ce DTO reprend les attributs des classes Nomenclature </text:p>
            <text:p text:style-name="P166"/>
            <text:p text:style-name="P559"/>
            <text:p text:style-name="P549"><text:span text:style-name="T500">public</text:span><text:span text:style-name="T131"> </text:span><text:span text:style-name="T500">class</text:span><text:span text:style-name="T131"> </text:span><text:span text:style-name="T329">NomenclatureDto</text:span><text:span text:style-name="T131"> </text:span></text:p>
            <text:p text:style-name="P320">{</text:p>
            <text:p text:style-name="P320"><text:span text:style-name="T506">private</text:span> Long <text:span text:style-name="T559">code</text:span> = <text:span text:style-name="T506">null</text:span>; </text:p>
            <text:p text:style-name="P320"><text:span text:style-name="T506">private</text:span> String <text:span text:style-name="T559">libelle</text:span> = <text:span text:style-name="T506">null</text:span>; <text:s text:c="2"/></text:p>
            <text:p text:style-name="P538"><text:span text:style-name="T512">private</text:span><text:span text:style-name="T125"> </text:span><text:span text:style-name="T142">LocalDateTime</text:span><text:span text:style-name="T125"> </text:span><text:span text:style-name="T557">dateDebut</text:span><text:span text:style-name="T125"> = </text:span><text:span text:style-name="T512">null</text:span><text:span text:style-name="T125">; <text:s/></text:span><text:span text:style-name="T128"><text:s text:c="3"/></text:span></text:p>
            <text:p text:style-name="P146"><text:span text:style-name="T503">private</text:span><text:span text:style-name="T589"> LocalDateTime </text:span><text:span text:style-name="T549">dateFinDebut</text:span><text:span text:style-name="T589"> = </text:span><text:span text:style-name="T503">null</text:span><text:span text:style-name="T589">; </text:span></text:p>
            <text:p text:style-name="P320"/>
            <text:p text:style-name="P324">Méthodes :</text:p>
            <text:p text:style-name="P324">constructeur</text:p>
            <text:p text:style-name="P324">getters, setters</text:p>
            <text:p text:style-name="P166"/>
          </table:table-cell>
        </table:table-row>
        <table:table-row table:style-name="Tableau22.1">
          <table:table-cell table:style-name="Tableau22.A3" office:value-type="string">
            <text:p text:style-name="P148"/>
          </table:table-cell>
        </table:table-row>
        <table:table-row table:style-name="Tableau22.1">
          <table:table-cell table:style-name="Tableau22.A3" office:value-type="string">
            <text:p text:style-name="P148"/>
          </table:table-cell>
        </table:table-row>
        <table:table-row table:style-name="Tableau22.1">
          <table:table-cell table:style-name="Tableau22.A3" office:value-type="string">
            <text:p text:style-name="P148"/>
          </table:table-cell>
        </table:table-row>
        <table:table-row table:style-name="Tableau22.1">
          <table:table-cell table:style-name="Tableau22.A3" office:value-type="string">
            <text:p text:style-name="P148"/>
          </table:table-cell>
        </table:table-row>
        <table:table-row table:style-name="Tableau22.1">
          <table:table-cell table:style-name="Tableau22.A3" office:value-type="string">
            <text:p text:style-name="P148"/>
          </table:table-cell>
        </table:table-row>
        <table:table-row table:style-name="Tableau22.1">
          <table:table-cell table:style-name="Tableau22.A3" office:value-type="string">
            <text:p text:style-name="P148"/>
          </table:table-cell>
        </table:table-row>
        <table:table-row table:style-name="Tableau22.1">
          <table:table-cell table:style-name="Tableau22.A3" office:value-type="string">
            <text:p text:style-name="P148"/>
          </table:table-cell>
        </table:table-row>
        <table:table-row table:style-name="Tableau22.1">
          <table:table-cell table:style-name="Tableau22.A3" office:value-type="string">
            <text:p text:style-name="P148"/>
            <text:p text:style-name="P147"/>
            <text:p text:style-name="P147"/>
            <text:p text:style-name="P147"/>
          </table:table-cell>
        </table:table-row>
      </table:table>
      <text:p text:style-name="P408"/>
      <text:p text:style-name="P408"/>
      <text:p text:style-name="P451"/>
      <table:table table:name="Tableau20" table:style-name="Tableau20">
        <table:table-column table:style-name="Tableau20.A"/>
        <table:table-header-rows>
          <table:table-row table:style-name="Tableau20.1">
            <table:table-cell table:style-name="Tableau20.A1" office:value-type="string">
              <text:p text:style-name="P349">Objets métier : </text:p>
            </table:table-cell>
          </table:table-row>
        </table:table-header-rows>
        <table:table-row table:style-name="Tableau20.1">
          <table:table-cell table:style-name="Tableau20.A2" office:value-type="string">
            <text:p text:style-name="P123"/>
            <text:p text:style-name="P431"><text:soft-page-break/>- <text:span text:style-name="T236">propriétés et méthodes</text:span><text:span text:style-name="T210">.</text:span></text:p>
          </table:table-cell>
        </table:table-row>
        <table:table-row table:style-name="Tableau20.1">
          <table:table-cell table:style-name="Tableau20.A3" office:value-type="string">
            <text:p text:style-name="P117"/>
            <text:p text:style-name="P116"/>
            <text:p text:style-name="P103"/>
          </table:table-cell>
        </table:table-row>
        <table:table-row table:style-name="Tableau20.1">
          <table:table-cell table:style-name="Tableau20.A2" office:value-type="string">
            <text:p text:style-name="P367"><text:span text:style-name="T236">Objets métier </text:span>1 : <text:span text:style-name="T276">La classe </text:span><text:span text:style-name="T278">Service des Nomenclature</text:span><text:span text:style-name="T279">s, </text:span><text:span text:style-name="T238">NomenclatureService</text:span></text:p>
          </table:table-cell>
        </table:table-row>
        <table:table-row table:style-name="Tableau20.1">
          <table:table-cell table:style-name="Tableau20.A3" office:value-type="string">
            <text:p text:style-name="P85"/>
            <text:p text:style-name="P98"/>
            <text:p text:style-name="P253">L’interface <text:span text:style-name="T757">Nomenclature</text:span>Service liste les méthodes mises à disposition pour manipuler <text:span text:style-name="T757">les </text:span>Entité<text:span text:style-name="T757">s de type </text:span><text:s/><text:span text:style-name="T757">Nomenclature.</text:span></text:p>
            <text:p text:style-name="P98"/>
            <text:p text:style-name="P253">Méthodes</text:p>
            <text:list xml:id="list785157353" text:style-name="L5">
              <text:list-item>
                <text:p text:style-name="P645">&lt;T extends Nomenclature&gt; T rechercherUneNomenclatureParLibelle(Class&lt;T&gt; ormClass, String libelle)</text:p>
                <text:p text:style-name="P646">méthode qui trouve pour l<text:span text:style-name="T822">a</text:span> nomenclature de type ormClass l’entrée avec le libellé passé en paramètre</text:p>
              </text:list-item>
              <text:list-item>
                <text:p text:style-name="P645">&lt;T extends Nomenclature&gt; Long creerNomenclature(T clazz)</text:p>
                <text:p text:style-name="P647">méthode qui créé une nomenclature en base</text:p>
              </text:list-item>
              <text:list-item>
                <text:p text:style-name="P645">&lt;T extends Nomenclature&gt; void modifierNomenclature(T clazz)</text:p>
                <text:p text:style-name="P647">méthode qui met à jour une nomenclature en base</text:p>
              </text:list-item>
            </text:list>
            <text:list xml:id="list4157363829" text:style-name="L6">
              <text:list-header>
                <text:p text:style-name="P580"/>
              </text:list-header>
            </text:list>
            <text:p text:style-name="P511"/>
            <text:p text:style-name="P511"/>
            <text:p text:style-name="P511"/>
            <text:p text:style-name="P85"/>
          </table:table-cell>
        </table:table-row>
        <table:table-row table:style-name="Tableau20.6">
          <table:table-cell table:style-name="Tableau20.A2" office:value-type="string">
            <text:p text:style-name="P64"><text:span text:style-name="T236">Objets métier </text:span>2 : <text:span text:style-name="T276">L</text:span><text:span text:style-name="T281">a</text:span><text:span text:style-name="T276"> classe </text:span><text:span text:style-name="T278">Service de </text:span><text:span text:style-name="T281">l’</text:span><text:span text:style-name="T278">Entité </text:span><text:span text:style-name="T280">D</text:span><text:span text:style-name="T281">é</text:span><text:span text:style-name="T280">pôt, </text:span><text:span text:style-name="T486">DepotService</text:span></text:p>
          </table:table-cell>
        </table:table-row>
        <table:table-row table:style-name="Tableau20.1">
          <table:table-cell table:style-name="Tableau20.A3" office:value-type="string">
            <text:p text:style-name="P85"/>
            <text:p text:style-name="P250">L’interface DepotService liste les méthodes mises à disposition pour manipuler l’Entité Depot </text:p>
            <text:p text:style-name="P85"/>
            <text:p text:style-name="P167">Méthodes</text:p>
            <text:list xml:id="list2167374163" text:style-name="L7">
              <text:list-item>
                <text:p text:style-name="P658"><text:span text:style-name="T337">Depot </text:span><text:span text:style-name="T332">chercher</text:span><text:span text:style-name="T333">DepotBatchEn</text:span><text:span text:style-name="T334">C</text:span><text:span text:style-name="T333">ours</text:span><text:span text:style-name="T335">(String idTechnique)</text:span></text:p>
                <text:p text:style-name="P663"><text:span text:style-name="T333">c</text:span><text:span text:style-name="T335">ette méthode </text:span><text:span text:style-name="T298">recherche</text:span><text:span text:style-name="T335"> le Dépots au statut &lt;BATCH_ENCOURS&gt; </text:span><text:span text:style-name="T298">avec l’idTechnique demandé.</text:span></text:p>
              </text:list-item>
              <text:list-item>
                <text:p text:style-name="P659"><text:span text:style-name="T335">List&lt;Depot&gt; </text:span><text:span text:style-name="T334">lister</text:span><text:span text:style-name="T333">DepotBatchEn</text:span><text:span text:style-name="T334">C</text:span><text:span text:style-name="T333">ours</text:span></text:p>
                <text:p text:style-name="P663"><text:span text:style-name="T333">c</text:span><text:span text:style-name="T298">ette méthode liste les Dépots au statut &lt;BATCH_ENCOURS&gt;.</text:span></text:p>
              </text:list-item>
              <text:list-item>
                <text:p text:style-name="P667"><text:span text:style-name="T335">List&lt;Depot&gt; </text:span><text:span text:style-name="T334">lister</text:span><text:span text:style-name="T333">DepotBatch</text:span><text:span text:style-name="T340">Exploitable(</text:span><text:span text:style-name="T335">String </text:span><text:span text:style-name="T340">idTechnique, </text:span><text:span text:style-name="T335">String <text:s/></text:span><text:span text:style-name="T340">delai)</text:span></text:p>
                <text:p text:style-name="P664"><text:span text:style-name="T333">cette méthode liste les Dépots au statut &lt;</text:span><text:span text:style-name="T341">EXPLOITABLE</text:span><text:span text:style-name="T333">&gt; </text:span><text:span text:style-name="T341">depuis le délai.</text:span></text:p>
              </text:list-item>
              <text:list-item>
                <text:p text:style-name="P658"><text:span text:style-name="T337">boolean </text:span><text:span text:style-name="T332">chercherDoublon</text:span><text:span text:style-name="T336">Depot</text:span><text:span text:style-name="T335">(String idTechnique)</text:span></text:p>
                <text:p text:style-name="P663"><text:span text:style-name="T335">c</text:span><text:span text:style-name="T298">ette méthode renvoie true si elle trouve un Depot avec l’idTechnique demandé et le statut</text:span><text:span text:style-name="T404"> « Intégré, </text:span><text:span text:style-name="T405">traité ou doublon</text:span><text:span text:style-name="T404"> »</text:span><text:span text:style-name="T406"> </text:span><text:span text:style-name="T335">.</text:span></text:p>
              </text:list-item>
              <text:list-item>
                <text:p text:style-name="P668"><text:span text:style-name="T337">Depot </text:span><text:span text:style-name="T298">creerDepot(Depot depot)</text:span></text:p>
                <text:p text:style-name="P648">méthode qui crée un Depot en base</text:p>
              </text:list-item>
              <text:list-item>
                <text:p text:style-name="P668"><text:span text:style-name="T337">Depot </text:span><text:span text:style-name="T298">modifierDepot(Depot depot)</text:span></text:p>
                <text:p text:style-name="P648">méthode qui met à jour un Depot en base</text:p>
              </text:list-item>
            </text:list>
            <text:p text:style-name="P512"/>
            <text:p text:style-name="P513">La classe Service d’implémentation <text:s/><text:span text:style-name="T150">DepotService</text:span><text:span text:style-name="T12">Impl détaillera ses méthodes. Elle sera paramétré</text:span><text:span text:style-name="T151">e</text:span><text:span text:style-name="T12"> pour recevoir par Injection une instance de la classe DepotDao.</text:span></text:p>
            <text:p text:style-name="P514"><text:span text:style-name="T12">DepotDao est l’interface qui décrit les méthodes de manipulation en base de données de l’entité Depot. Et <text:line-break/>DepotDaoImpl son implémentation. Une méthode de <text:s/></text:span><text:span text:style-name="T150">DepotService</text:span><text:span text:style-name="T12">Impl sera donc amener à appeler une ou plusieurs méthodes de <text:s/></text:span><text:span text:style-name="T150">Depot</text:span><text:span text:style-name="T12">Dao. </text:span><text:span text:style-name="T152">Ce principe est identique pour toutes les classes de Service manipulant des Entité Métiers mappées en base de données.</text:span></text:p>
            <text:p text:style-name="P85"/>
            <text:p text:style-name="P85"/>
            <text:p text:style-name="P85"/>
          </table:table-cell>
        </table:table-row>
        <text:soft-page-break/>
        <table:table-row table:style-name="Tableau20.1">
          <table:table-cell table:style-name="Tableau20.A2" office:value-type="string">
            <text:p text:style-name="P60">Objets métier <text:span text:style-name="T275">3 : </text:span><text:span text:style-name="T276">L</text:span><text:span text:style-name="T281">a</text:span><text:span text:style-name="T276"> classe </text:span><text:span text:style-name="T278">Service de </text:span><text:span text:style-name="T281">l’</text:span><text:span text:style-name="T278">Entité </text:span><text:span text:style-name="T280">Dossier, </text:span><text:span text:style-name="T485">DossierService</text:span></text:p>
          </table:table-cell>
        </table:table-row>
        <table:table-row table:style-name="Tableau20.1">
          <table:table-cell table:style-name="Tableau20.A3" office:value-type="string">
            <text:p text:style-name="P120"/>
            <text:p text:style-name="P251">L’interface DossierService liste les méthodes mises à disposition pour manipuler l’Entité Dossier </text:p>
            <text:p text:style-name="P96"/>
            <text:p text:style-name="P168">Méthodes</text:p>
            <text:list xml:id="list104811826719901" text:continue-numbering="true" text:style-name="L7">
              <text:list-item>
                <text:p text:style-name="P669"><text:span text:style-name="T338">Dossier</text:span><text:span text:style-name="T337"> </text:span><text:span text:style-name="T298">creer</text:span><text:span text:style-name="T338">Dossier</text:span><text:span text:style-name="T298">(</text:span><text:span text:style-name="T338">Dossier</text:span><text:span text:style-name="T298"> </text:span><text:span text:style-name="T338">dossier</text:span><text:span text:style-name="T298">)</text:span></text:p>
                <text:p text:style-name="P665"><text:span text:style-name="T298">méthode qui crée un </text:span><text:span text:style-name="T338">Dossier</text:span><text:span text:style-name="T298"> en base</text:span></text:p>
              </text:list-item>
              <text:list-item>
                <text:p text:style-name="P670"><text:span text:style-name="T338">Dossier</text:span><text:span text:style-name="T337"> </text:span><text:span text:style-name="T298">modifier</text:span><text:span text:style-name="T338">Dossier</text:span><text:span text:style-name="T298">(</text:span><text:span text:style-name="T338">Dossier</text:span><text:span text:style-name="T298"> </text:span><text:span text:style-name="T338">dossier</text:span><text:span text:style-name="T298">)</text:span></text:p>
                <text:p text:style-name="P670"><text:span text:style-name="T337">méthode qui met à jour un </text:span><text:span text:style-name="T338">Dossier</text:span><text:span text:style-name="T337"> en base</text:span></text:p>
              </text:list-item>
              <text:list-item>
                <text:p text:style-name="P670"><text:span text:style-name="T338">Dossier</text:span><text:span text:style-name="T337"> </text:span><text:span text:style-name="T383">trouverDossierDepot</text:span><text:span text:style-name="T337">(</text:span><text:span text:style-name="T383">String idTechnique</text:span><text:span text:style-name="T337">)</text:span></text:p>
                <text:p text:style-name="P672"><text:span text:style-name="T337">m</text:span><text:span text:style-name="T298">éthode qui renvoie le Dossier dont un Depot a pour id technique celui passé en paramètre.</text:span></text:p>
              </text:list-item>
            </text:list>
            <text:p text:style-name="P85"/>
          </table:table-cell>
        </table:table-row>
        <table:table-row table:style-name="Tableau20.1">
          <table:table-cell table:style-name="Tableau20.A2" office:value-type="string">
            <text:p text:style-name="P523"><text:span text:style-name="T236">Objets métier </text:span><text:span text:style-name="T275">4 : </text:span><text:span text:style-name="T485">La classe Service <text:s/>de l’entité Journée, JourneeService</text:span></text:p>
          </table:table-cell>
        </table:table-row>
        <table:table-row table:style-name="Tableau20.1">
          <table:table-cell table:style-name="Tableau20.A3" office:value-type="string">
            <text:p text:style-name="P185"/>
            <text:p text:style-name="P252">L’interface <text:span text:style-name="T756">Journee</text:span>Service liste les méthodes mises à disposition pour manipuler l’Entité <text:span text:style-name="T756">Journee</text:span> </text:p>
            <text:p text:style-name="P97"/>
            <text:p text:style-name="P169">Méthodes</text:p>
            <text:list xml:id="list104810385889441" text:continue-numbering="true" text:style-name="L7">
              <text:list-item>
                <text:p text:style-name="P671"><text:span text:style-name="T338">Dossier</text:span><text:span text:style-name="T337"> </text:span><text:span text:style-name="T298">creer</text:span><text:span text:style-name="T38">Journee</text:span><text:span text:style-name="T298">(</text:span><text:span text:style-name="T38">Journee</text:span><text:span text:style-name="T298"> </text:span><text:span text:style-name="T339">j</text:span><text:span text:style-name="T38">ournee</text:span><text:span text:style-name="T298">)</text:span></text:p>
                <text:p text:style-name="P666"><text:span text:style-name="T298">méthode qui crée un</text:span><text:span text:style-name="T384">e</text:span><text:span text:style-name="T298"> </text:span><text:span text:style-name="T38">Journee</text:span><text:span text:style-name="T298"> en base</text:span></text:p>
              </text:list-item>
              <text:list-item>
                <text:p text:style-name="P671"><text:span text:style-name="T338">Dossier</text:span><text:span text:style-name="T337"> </text:span><text:span text:style-name="T298">modifier</text:span><text:span text:style-name="T38">Journee</text:span><text:span text:style-name="T298">(</text:span><text:span text:style-name="T38">Journee</text:span><text:span text:style-name="T298"> </text:span><text:span text:style-name="T339">j</text:span><text:span text:style-name="T38">ournee</text:span><text:span text:style-name="T298">)</text:span></text:p>
                <text:p text:style-name="P671"><text:span text:style-name="T337">méthode qui met à jour un</text:span><text:span text:style-name="T384">e</text:span><text:span text:style-name="T337"> </text:span><text:span text:style-name="T38">Journee</text:span><text:span text:style-name="T337"> en base</text:span></text:p>
              </text:list-item>
              <text:list-item>
                <text:p text:style-name="P671"><text:span text:style-name="T37">List&lt;Journee&gt; </text:span><text:span text:style-name="T36">trouverJourneeOuverte</text:span><text:span text:style-name="T37">(String sages)</text:span></text:p>
                <text:p text:style-name="P673"><text:span text:style-name="T37">m</text:span><text:span text:style-name="T21">éthode qui envoie la liste des Journee ouvertes pour un sages donné</text:span></text:p>
              </text:list-item>
            </text:list>
            <text:p text:style-name="P85"/>
          </table:table-cell>
        </table:table-row>
        <table:table-row table:style-name="Tableau20.1">
          <table:table-cell table:style-name="Tableau20.A2" office:value-type="string">
            <text:p text:style-name="P61"><text:span text:style-name="T236">Objets métier </text:span><text:span text:style-name="T275">5 : </text:span><text:span text:style-name="T487">La classe </text:span><text:span text:style-name="T490">Service AppelEenService</text:span></text:p>
          </table:table-cell>
        </table:table-row>
        <table:table-row table:style-name="Tableau20.1">
          <table:table-cell table:style-name="Tableau20.A3" office:value-type="string">
            <text:p text:style-name="P85"/>
            <text:p text:style-name="P254">L’interface <text:span text:style-name="T522">AppelEenService</text:span> liste les méthodes mises à disposition pour <text:span text:style-name="T782">appeler les AP</text:span><text:span text:style-name="T790">I</text:span><text:span text:style-name="T782"> EEN :</text:span></text:p>
            <text:p text:style-name="P85"/>
            <text:p text:style-name="P170">Méthodes :</text:p>
            <text:list xml:id="list3523217253" text:style-name="L8">
              <text:list-item>
                <text:p text:style-name="P674"><text:span text:style-name="T345">List&lt;String&gt;</text:span><text:span text:style-name="T328"> </text:span><text:span text:style-name="T326">recupererListeDepotEEN</text:span><text:span text:style-name="T328">()</text:span></text:p>
                <text:p text:style-name="P691"><text:span text:style-name="T328">M</text:span><text:span text:style-name="T298">éthode qui récupère la liste des dépôts </text:span><text:span text:style-name="T387">é</text:span><text:span text:style-name="T298">ligibles auprès de EEN. Si la </text:span><text:span text:style-name="T388">chaîne </text:span><text:span text:style-name="T298">JSON en retour n’est pas une liste de String il faudra créer un Dto correspond</text:span><text:span text:style-name="T389">ant</text:span><text:span text:style-name="T298"> au format reçu.</text:span></text:p>
                <text:p text:style-name="P649"/>
              </text:list-item>
              <text:list-item>
                <text:p text:style-name="P674"><text:span text:style-name="T328">void </text:span><text:span text:style-name="T326">recuperer</text:span><text:span text:style-name="T342">Un</text:span><text:span text:style-name="T326">DepotEEN</text:span><text:span text:style-name="T328">(String idTechnique)</text:span></text:p>
                <text:p text:style-name="P692"><text:span text:style-name="T328">Méthode qui récupère </text:span><text:span text:style-name="T346">le</text:span><text:span text:style-name="T328"> dépôt </text:span><text:span text:style-name="T346">correspondant à l’idTechnique </text:span><text:span text:style-name="T328">auprès de EEN </text:span><text:span text:style-name="T346">et l’enregistre sur le disque</text:span><text:span text:style-name="T328">. </text:span></text:p>
              </text:list-item>
            </text:list>
            <text:p text:style-name="P516"/>
            <text:list xml:id="list104810920473722" text:continue-numbering="true" text:style-name="L8">
              <text:list-item>
                <text:p text:style-name="P674"><text:span text:style-name="T328">void </text:span><text:span text:style-name="T327">acquittement</text:span><text:span text:style-name="T326">DepotEEN</text:span><text:span text:style-name="T328">(String idTechnique)</text:span></text:p>
                <text:p text:style-name="P692"><text:span text:style-name="T328">Méthode qui </text:span><text:span text:style-name="T346">envoie à EEN l’acquittement pour l’idTechnique passé en paramètre</text:span><text:span text:style-name="T328">.</text:span></text:p>
              </text:list-item>
            </text:list>
            <text:p text:style-name="P516"/>
            <text:list xml:id="list104811663754838" text:continue-numbering="true" text:style-name="L8">
              <text:list-item>
                <text:p text:style-name="P674"><text:span text:style-name="T343">List&lt;</text:span><text:span text:style-name="T329">NomenclatureDto&gt; </text:span><text:span text:style-name="T344">demanderListeNomenclature(String nomNomenclature)</text:span></text:p>
                <text:p text:style-name="P693"><text:span text:style-name="T344">M</text:span><text:span text:style-name="T298">éthode qui récupère auprès d’EEN la liste des </text:span><text:span text:style-name="T347">données pour </text:span><text:span text:style-name="T349">la</text:span><text:span text:style-name="T347"> Nomenclature </text:span><text:span text:style-name="T349">passée en paramètre.</text:span></text:p>
              </text:list-item>
            </text:list>
            <text:p text:style-name="P517"/>
            <text:p text:style-name="P575"><text:span text:style-name="T398">I</text:span><text:span text:style-name="T396">mplémentation</text:span></text:p>
            <text:p text:style-name="P517"/>
            <text:p text:style-name="P576"><text:span text:style-name="T347">L</text:span><text:span text:style-name="T298">a classe d’implémentation </text:span><text:span text:style-name="T348">recevra par injection la classe de paramétrage </text:span><text:span text:style-name="T126">ParametrageGesfie</text:span><text:span text:style-name="T127">Batch</text:span><text:span text:style-name="T348">.</text:span></text:p>
            <text:p text:style-name="P262"><text:span text:style-name="T465">C</text:span><text:span text:style-name="T282">ela permettr</text:span><text:span text:style-name="T477">a</text:span><text:span text:style-name="T282"> de récupérer le</text:span><text:span text:style-name="T478">s</text:span><text:span text:style-name="T282"> EndPoint de l’AP</text:span><text:span text:style-name="T477">I</text:span><text:span text:style-name="T282"> EEN ainsi que le chemin d</text:span><text:span text:style-name="T477">u</text:span><text:span text:style-name="T282"> répertoire </text:span><text:span text:style-name="T477">recevant le fichier archive du dépôt.</text:span></text:p>
            <text:p text:style-name="P518"/>
            <text:p text:style-name="P262"><text:span text:style-name="T282">Chaque méthode </text:span><text:span text:style-name="T783">ouvrira une connexion HTTP sur le endpoint de l’API REST </text:span>EEN<text:span text:style-name="T783">.</text:span><text:span text:style-name="T550"> </text:span><text:span text:style-name="T783">Elle créera </text:span><text:span text:style-name="T784">à cet effet </text:span><text:span text:style-name="T783">une instance </text:span><text:span text:style-name="T530">client </text:span><text:span text:style-name="T783">d’objet Client de la librairie JAX-RS.</text:span></text:p>
            <text:p text:style-name="P262"/>
            <text:p text:style-name="P263"><text:soft-page-break/>En cas de Timeout ou d’incohérence du fichier reçu, les méthodes renverront une exception EenException.</text:p>
            <text:p text:style-name="P85"/>
          </table:table-cell>
        </table:table-row>
        <table:table-row table:style-name="Tableau20.1">
          <table:table-cell table:style-name="Tableau20.A2" office:value-type="string">
            <text:p text:style-name="P62"><text:span text:style-name="T236">Objets métier </text:span><text:span text:style-name="T275">5 : </text:span><text:span text:style-name="T487">La classe </text:span><text:span text:style-name="T496">utilitaire </text:span><text:span text:style-name="T289">TraiterArchiveDepot</text:span><text:span text:style-name="T290">Util</text:span></text:p>
          </table:table-cell>
        </table:table-row>
        <table:table-row table:style-name="Tableau20.15">
          <table:table-cell table:style-name="Tableau20.A15" office:value-type="string">
            <text:p text:style-name="P475"/>
            <text:list xml:id="list971095710" text:style-name="L9">
              <text:list-item>
                <text:p text:style-name="P591"><text:span text:style-name="T302">La méthode <text:s/></text:span><text:span text:style-name="T301">dezipperArchiveDepot</text:span></text:p>
              </text:list-item>
            </text:list>
            <text:p text:style-name="P482"/>
            <text:p text:style-name="P476"><text:span text:style-name="T504">public</text:span><text:span text:style-name="T143"> </text:span><text:span text:style-name="T504">static</text:span><text:span text:style-name="T143"> </text:span><text:span text:style-name="T144">DepotArchive dezipperArchiveDepot(String id_technique, String nom_archive) </text:span></text:p>
            <text:p text:style-name="P480"><text:span text:style-name="T573">Cette méthode</text:span> lit l’archive <text:span text:style-name="T573">nom_archive</text:span> dans <text:span text:style-name="T573">le répertoire</text:span> <text:s/>&lt;ENTRANT&gt; et va dézipper l’archive et créer un répertoire id_technique-nom_archive dans <text:s/>&lt;ENTRANT&gt;. <text:span text:style-name="T576">Elle initie une instance </text:span>DepotArchive <text:span text:style-name="T583">avec les attribut id_technique et nom_archive</text:span>.</text:p>
            <text:p text:style-name="P481"/>
            <text:p text:style-name="P480">Pour chaque fichier dans l’archive elle va, <text:span text:style-name="T574">suivant son type</text:span> :</text:p>
            <text:list xml:id="list3812542180" text:style-name="L10">
              <text:list-item>
                <text:p text:style-name="P593"><text:span text:style-name="T301">pdf : </text:span><text:span text:style-name="T303">On ajoute son nom à l’attribut <text:s/></text:span><text:span text:style-name="T301">listePiecesJointes</text:span><text:span text:style-name="T324">Initiale</text:span><text:span text:style-name="T301"> </text:span><text:span text:style-name="T303">de l’instance </text:span><text:span text:style-name="T301">DepotArchive. </text:span><text:span text:style-name="T325">On </text:span><text:span text:style-name="T301">le renomme en id_technique-nom_archive_</text:span><text:span text:style-name="T306">pj</text:span><text:span text:style-name="T301">.pdf et l’enregistre dans <text:s/>&lt;ENTRANT&gt;/id_technique-nom_archive. </text:span><text:span text:style-name="T303">On ajoute son nom à l’attribut <text:s/></text:span><text:span text:style-name="T301">listePiecesJointes </text:span><text:span text:style-name="T303">de l’instance </text:span><text:span text:style-name="T301">DepotArchive.</text:span></text:p>
                <text:p text:style-name="P581"/>
              </text:list-item>
              <text:list-item>
                <text:p text:style-name="P582"><text:span text:style-name="T750">sortie_</text:span><text:span text:style-name="T577">c</text:span>afee.json : appel <text:s/>TraiterArchiveDepotUtil.ExtraireJsonCafee qui renvoie <text:span text:style-name="T750">la valeur de l’attribut </text:span><text:s/>« <text:span text:style-name="T751">droits_montant_total » </text:span><text:span text:style-name="T750">du fichier. </text:span><text:span text:style-name="T578">Et on met à jour l’attribut </text:span><text:span text:style-name="T752">montant</text:span><text:span text:style-name="T578">Cafee de </text:span><text:span text:style-name="T576">de l’instance </text:span>DepotArchive.</text:p>
                <text:p text:style-name="P581"><text:span text:style-name="T576">On ajoute </text:span><text:span text:style-name="T840">le </text:span><text:span text:style-name="T576">nom </text:span><text:span text:style-name="T840">de la pièce jointe </text:span><text:span text:style-name="T576">à l’attribut <text:s/></text:span>listePiecesJointes<text:span text:style-name="T686">Initiale</text:span> <text:span text:style-name="T576">de l’instance </text:span>DepotArchive.</text:p>
                <text:p text:style-name="P581"><text:span text:style-name="T841">On l</text:span>e renomme en id_technique-nom_archive_<text:span text:style-name="T584">cafee</text:span>.json.</text:p>
                <text:p text:style-name="P583"><text:span text:style-name="T576">On ajoute </text:span><text:span text:style-name="T785">ce</text:span><text:span text:style-name="T576"> nom </text:span><text:span text:style-name="T785">modifi</text:span><text:span text:style-name="T791">é à</text:span><text:span text:style-name="T576"> l’attribut <text:s/></text:span>listePiecesJointes <text:span text:style-name="T576">de l’instance </text:span>DepotArchive. </text:p>
                <text:p text:style-name="P584"><text:span text:style-name="T578">On </text:span>enregistre <text:span text:style-name="T578">le fichier </text:span>dans <text:s/>&lt;ENTRANT&gt;/id_technique-nom_archive.</text:p>
                <text:p text:style-name="P584"/>
              </text:list-item>
              <text:list-item>
                <text:p text:style-name="P585">XML : appel de <text:s text:c="2"/>TraiterArchiveDepotUtil.ExtraireXML qui utilise jaxb pour charger un<text:span text:style-name="T575">e</text:span> <text:span text:style-name="T575">instance</text:span> DepotJaxb depuis le XML. On appelle la méthode TraiterArchiveDepotUtil.ExtrairePDFDuXML qui va extraire le PDF <text:span text:style-name="T575">de l’instance</text:span> DepotJaxb et l’enregistrer sous declaration_id_technique-nom_archive.pdf. On <text:span text:style-name="T792">met à NULL</text:span> <text:span text:style-name="T792">l’</text:span>attribut p<text:span text:style-name="T581">iece_jointe</text:span> <text:span text:style-name="T579">de l’i</text:span><text:span text:style-name="T576">nstance </text:span>DepotArchive.<text:span text:style-name="T579"> </text:span><text:s/>pour diminuer sa taille.</text:p>
                <text:p text:style-name="P586">On paramètre Jaxb pour vérifier le XML avec le XSD. <text:span text:style-name="T582">En cas d’</text:span>erreur, <text:s/><text:span text:style-name="T582">l’instance </text:span>DepotJaxb <text:span text:style-name="T582">sera</text:span> null. (FE005).</text:p>
                <text:p text:style-name="P587"><text:span text:style-name="T576">On ajoute son nom à l’attribut <text:s/></text:span>listePiecesJointes<text:span text:style-name="T686">Initiale</text:span> <text:span text:style-name="T576">de l’instance </text:span>DepotArchive.</text:p>
                <text:p text:style-name="P588"><text:span text:style-name="T580">On </text:span><text:span text:style-name="T584">renomme le XML en </text:span>id_technique-nom_archive.<text:span text:style-name="T584">xml et on l’</text:span>enregistre<text:span text:style-name="T580"> </text:span>dans <text:s/>&lt;ENTRANT&gt;/id_technique-nom_archive. <text:s/><text:span text:style-name="T576">On ajoute son nom à l’attribut <text:s/></text:span>listePiecesJointes <text:span text:style-name="T576">de l’instance </text:span>DepotArchive.</text:p>
                <text:p text:style-name="P590">On ajoute l’instance de DepotJaxb à notre <text:span text:style-name="T576">instance </text:span><text:span text:style-name="T570">DepotArchive.</text:span></text:p>
                <text:p text:style-name="P589"/>
              </text:list-item>
            </text:list>
            <text:p text:style-name="P483">La méthode peut renvoyer une IOException en cas d’impossibilité d’écriture sur le disque.</text:p>
            <text:p text:style-name="P461"/>
            <text:p text:style-name="P477"/>
            <text:list xml:id="list2822554232" text:style-name="L11">
              <text:list-item>
                <text:p text:style-name="P592"><text:span text:style-name="T304">La méthode </text:span><text:span text:style-name="T350">String</text:span><text:span text:style-name="T313"> </text:span><text:span text:style-name="T304">e</text:span><text:span text:style-name="T301">xtraireJsonCafee</text:span><text:span text:style-name="T312">(InputStream)</text:span></text:p>
              </text:list-item>
            </text:list>
            <text:p text:style-name="P539"><text:span text:style-name="T308">Cette méthode va utiliser </text:span><text:span text:style-name="T309">l’</text:span><text:span text:style-name="T330">objet</text:span><text:span text:style-name="T309"> </text:span><text:span text:style-name="T307">ObjectMapper </text:span><text:span text:style-name="Emphasis"><text:span text:style-name="T309">de la librairie <text:s/></text:span></text:span><text:span text:style-name="Emphasis"><text:span text:style-name="T307">Jackson </text:span></text:span><text:span text:style-name="Emphasis"><text:span text:style-name="T309">pour </text:span></text:span><text:span text:style-name="Emphasis"><text:span text:style-name="T330">récupérer la valeur de l’attribut « </text:span></text:span><text:span text:style-name="Emphasis"><text:span text:style-name="T331">droits_montant_total » </text:span></text:span><text:span text:style-name="Emphasis"><text:span text:style-name="T330">de la </text:span></text:span><text:span text:style-name="Emphasis"><text:span text:style-name="T309">String JSON . </text:span></text:span><text:span text:style-name="Emphasis"><text:span text:style-name="T320">En cas d’erreur, une exception </text:span></text:span><text:bookmark text:name="bd-jsonmappingexception-can-not-deserialize-instance-of"/><text:span text:style-name="Emphasis"><text:span text:style-name="T397">JsonMappingException </text:span></text:span><text:span text:style-name="Emphasis"><text:span text:style-name="T320">est levée. </text:span></text:span><text:span text:style-name="Source_20_Text"><text:span text:style-name="T313">En </text:span></text:span><text:span text:style-name="Source_20_Text"><text:span text:style-name="T314">ce </text:span></text:span><text:span text:style-name="Source_20_Text"><text:span text:style-name="T313">cas </text:span></text:span><text:span text:style-name="Source_20_Text"><text:span text:style-name="T314">cette erreur est loguée et</text:span></text:span><text:span text:style-name="Source_20_Text"><text:span text:style-name="T321"> </text:span></text:span><text:span text:style-name="Source_20_Text"><text:span text:style-name="T350">la méthode renvoie</text:span></text:span><text:span text:style-name="Source_20_Text"><text:span text:style-name="T314"> null.</text:span></text:span></text:p>
            <text:p text:style-name="P478"/>
            <text:list xml:id="list104810132380579" text:continue-numbering="true" text:style-name="L11">
              <text:list-item>
                <text:p text:style-name="P594"><text:span text:style-name="T301">L</text:span><text:span text:style-name="T298">a méthode <text:s/>e</text:span><text:span text:style-name="T301">xtrairePDFDuXML</text:span><text:span text:style-name="T312">(String)</text:span></text:p>
              </text:list-item>
            </text:list>
            <text:p text:style-name="P484"><text:span text:style-name="T570">C</text:span>ette méthode va générer un fichier PDF à partir de la chaîne encapsulée dans le PDF.</text:p>
            <text:p text:style-name="P484"/>
            <text:list xml:id="list104811590467880" text:continue-numbering="true" text:style-name="L11">
              <text:list-item>
                <text:p text:style-name="P595"><text:span text:style-name="T301">L</text:span><text:span text:style-name="T298">a méthode <text:s/></text:span><text:span text:style-name="T311">DepotJaxb <text:s/></text:span><text:span text:style-name="T305">e</text:span><text:span text:style-name="T301">xtraireXML</text:span><text:span text:style-name="T312">(InputStream)</text:span></text:p>
              </text:list-item>
            </text:list>
            <text:p text:style-name="P527"><text:span text:style-name="T308">Cette méthode va utiliser </text:span><text:span text:style-name="T309">la </text:span><text:span text:style-name="T310">la librair</text:span><text:span text:style-name="T311">i</text:span><text:span text:style-name="T310">e Jaxb. </text:span><text:span text:style-name="T311">Et notamment <text:s/>l’instanciation d’un objet <text:s/>Unmarshaller permettant de générer les différents Objets (classe DepotJaxb) via sa méthode unmarshal() . </text:span><text:span text:style-name="T313">En cas de fichier non valable (par rappord au XSD), Jaxb renvoie une </text:span><text:span text:style-name="Source_20_Text"><text:span text:style-name="T313">JAXBException. En </text:span></text:span><text:span text:style-name="Source_20_Text"><text:span text:style-name="T314">ce </text:span></text:span><text:span text:style-name="Source_20_Text"><text:span text:style-name="T313">cas </text:span></text:span><text:span text:style-name="Source_20_Text"><text:span text:style-name="T314">cette erreur est loguée et</text:span></text:span><text:span text:style-name="Source_20_Text"><text:span text:style-name="T313"> </text:span></text:span><text:span text:style-name="Source_20_Text"><text:span text:style-name="T314">l’</text:span></text:span><text:span text:style-name="Source_20_Text"><text:span text:style-name="T321">objet</text:span></text:span><text:span text:style-name="Source_20_Text"><text:span text:style-name="T314"> </text:span></text:span><text:span text:style-name="Source_20_Text"><text:span text:style-name="T311">DepotJaxb </text:span></text:span><text:span text:style-name="Source_20_Text"><text:span text:style-name="T314">renvoyé est null.</text:span></text:span></text:p>
            <text:p text:style-name="P527"><text:span text:style-name="Source_20_Text"><text:span text:style-name="T314">A noter, le MCD est largement basé sur le XSD. Un <text:s/></text:span></text:span><text:span text:style-name="Source_20_Text"><text:span text:style-name="T311">DepotJaxb </text:span></text:span><text:span text:style-name="Source_20_Text"><text:span text:style-name="T314">dispose donc d’attributs conformes au MCD (RG005) </text:span></text:span><text:span text:style-name="Source_20_Text"><text:span text:style-name="T315">sauf pour les attributs retraités comme les date</text:span></text:span><text:span text:style-name="Source_20_Text"><text:span text:style-name="T316">s </text:span></text:span><text:span text:style-name="Source_20_Text"><text:span text:style-name="T315">de Naissance ou de Décès.</text:span></text:span></text:p>
            <text:p text:style-name="P479"/>
            <text:p text:style-name="P475"/>
          </table:table-cell>
        </table:table-row>
        <text:soft-page-break/>
        <table:table-row table:style-name="Tableau20.1">
          <table:table-cell table:style-name="Tableau20.A2" office:value-type="string">
            <text:p text:style-name="P62"><text:span text:style-name="T236">Objets métier </text:span><text:span text:style-name="T275">5 : </text:span><text:span text:style-name="T487">La classe BatchJournee</text:span><text:span text:style-name="T741">Ouverte</text:span></text:p>
          </table:table-cell>
        </table:table-row>
        <table:table-row table:style-name="Tableau20.1">
          <table:table-cell table:style-name="Tableau20.A3" office:value-type="string">
            <text:p text:style-name="P185"/>
            <text:p text:style-name="P245">Cette classe représente l’unique tâche du premier Step qui manipule peu de données.</text:p>
            <text:p text:style-name="P245">D’où l’utilisation du mode Tasklet de SpringBatch.</text:p>
            <text:p text:style-name="P85"/>
            <text:p text:style-name="P471"><text:span text:style-name="T130"><text:s/></text:span><text:span text:style-name="T503">private</text:span><text:span text:style-name="T130"> </text:span><text:span text:style-name="T503">static</text:span><text:span text:style-name="T130"> </text:span><text:span text:style-name="T503">class</text:span><text:span text:style-name="T130"> </text:span><text:span text:style-name="Source_20_Text"><text:span text:style-name="T193">BatchJourneeOuverte</text:span></text:span></text:p>
            <text:p text:style-name="P545"><text:span text:style-name="T131"><text:s text:c="12"/></text:span><text:span text:style-name="T500">implements</text:span><text:span text:style-name="T131"> </text:span><text:span text:style-name="T138">Tasklet</text:span></text:p>
            <text:p text:style-name="P315"><text:s text:c="4"/>{</text:p>
            <text:p text:style-name="P315"/>
            <text:p text:style-name="P316">méthode : boolean verifierJourneeOuverte()</text:p>
            <text:p text:style-name="P141"/>
            <text:p text:style-name="P246">Cette méthode va récupérer via l’injection de la classe ConfigurationGieBatch la valeur du SAGES du SNE (attribut <text:span text:style-name="T532">codeSagesSne</text:span>).</text:p>
            <text:p text:style-name="P247">Elle appelle la méthode <text:s/><text:span text:style-name="T696">trouverJourneeOuverte</text:span><text:span text:style-name="T742">(</text:span><text:span text:style-name="T532">codeSagesSne</text:span><text:span text:style-name="T742">) de la classe JourneeService </text:span><text:span text:style-name="T743">pour récupérer la liste des journées ouvertes du SNE</text:span><text:span text:style-name="T742">.</text:span></text:p>
            <text:p text:style-name="P540"><text:span text:style-name="T56">Si aucune donnée n’es</text:span><text:span text:style-name="T60">t</text:span><text:span text:style-name="T56"> trouvée ou plus d’une donnée, alors le batch s’arrête.</text:span></text:p>
            <text:p text:style-name="P141"/>
          </table:table-cell>
        </table:table-row>
        <table:table-row table:style-name="Tableau20.1">
          <table:table-cell table:style-name="Tableau20.A2" office:value-type="string">
            <text:p text:style-name="P525"><text:span text:style-name="T236">Objets métier </text:span><text:span text:style-name="T275">9 : </text:span><text:span text:style-name="T488">La classe RecupererDepot</text:span><text:span text:style-name="T666">s</text:span><text:span text:style-name="T488">Reader</text:span></text:p>
          </table:table-cell>
        </table:table-row>
        <table:table-row table:style-name="Tableau20.1">
          <table:table-cell table:style-name="Tableau20.A3" office:value-type="string">
            <text:p text:style-name="P85"/>
            <text:p text:style-name="P490">C<text:span text:style-name="T656">ette classe est un</text:span> Reader qui <text:span text:style-name="T656">récupère la liste des dépôts à télécharger .</text:span></text:p>
            <text:p text:style-name="P490"/>
            <text:p text:style-name="P220"><text:span text:style-name="T652">Cette classe </text:span>dispose d’un méthode <text:span text:style-name="T652">read</text:span>() qui override celle de l’Interface.</text:p>
            <text:p text:style-name="P486"/>
            <text:p text:style-name="P465"><text:span text:style-name="T130"><text:s/></text:span><text:span text:style-name="T503">private</text:span><text:span text:style-name="T130"> </text:span><text:span text:style-name="T503">static</text:span><text:span text:style-name="T130"> </text:span><text:span text:style-name="T503">class</text:span><text:span text:style-name="T130"> </text:span><text:span text:style-name="T146"><text:s text:c="2"/>RecupererUnDepotReader</text:span></text:p>
            <text:p text:style-name="P542"><text:span text:style-name="T131"><text:s text:c="12"/></text:span><text:span text:style-name="T500">implements</text:span><text:span text:style-name="T131"> ItemReader</text:span><text:span text:style-name="T137">&lt;</text:span><text:span text:style-name="T297">String</text:span><text:span text:style-name="T137">&gt;</text:span></text:p>
            <text:p text:style-name="P313"><text:s text:c="4"/>{</text:p>
            <text:p text:style-name="P85"/>
            <text:p text:style-name="P467">Attributs :</text:p>
            <text:p text:style-name="P530"><text:span text:style-name="T510">private</text:span><text:span text:style-name="T120"> </text:span><text:span text:style-name="T510">final</text:span><text:span text:style-name="T120"> </text:span><text:span text:style-name="Source_20_Text"><text:span text:style-name="T508">List</text:span></text:span><text:span text:style-name="Source_20_Text"><text:span text:style-name="T507">&lt;String&gt; </text:span></text:span><text:span text:style-name="T120"><text:s/></text:span><text:span text:style-name="T553">listeD</text:span><text:span text:style-name="T551">epotsA</text:span><text:span text:style-name="T552">Recuperer</text:span><text:span text:style-name="T120">;</text:span></text:p>
            <text:p text:style-name="P496"><text:span text:style-name="T657">List</text:span> contenant <text:span text:style-name="T667">les </text:span>id_technique d<text:span text:style-name="T667">es dépôts</text:span>.</text:p>
            <text:p text:style-name="P487"/>
            <text:p text:style-name="P493">Méthodes :</text:p>
            <text:p text:style-name="P493"/>
            <text:list xml:id="list1554699003" text:style-name="L12">
              <text:list-item>
                <text:p text:style-name="P675"><text:span text:style-name="T394">Le </text:span><text:span text:style-name="T395">Constructeur </text:span></text:p>
              </text:list-item>
            </text:list>
            <text:p text:style-name="P466"><text:span text:style-name="T504">public</text:span><text:span text:style-name="T143"> <text:s text:c="2"/>RecupererUnDepotReader()</text:span></text:p>
            <text:p text:style-name="P472">Le constructeur <text:span text:style-name="T497">sera appelé par la class</text:span><text:span text:style-name="T560">e</text:span><text:span text:style-name="T497"> de Configuration du batch. <text:s/>Il va appeler la méthode recupererListeDepotEEN du service <text:s/>AppelEenService </text:span><text:span text:style-name="T668">et </text:span><text:span text:style-name="T497">va charger la réponse dans l’attri</text:span><text:span text:style-name="T562">but </text:span><text:span text:style-name="T547">listeD</text:span><text:span text:style-name="T545">epotsA</text:span><text:span text:style-name="T546">Recuperer</text:span><text:span text:style-name="T561">. </text:span><text:span text:style-name="T670">Si la List est vide, le batch s’arrête.</text:span></text:p>
            <text:p text:style-name="P467"/>
            <text:list xml:id="list3548625619" text:style-name="L13">
              <text:list-item>
                <text:p text:style-name="P678"><text:span text:style-name="T299">L</text:span><text:span text:style-name="T300">a méthode </text:span><text:span text:style-name="T299">read</text:span><text:span text:style-name="T300">()</text:span></text:p>
              </text:list-item>
            </text:list>
            <text:p text:style-name="P556"/>
            <text:p text:style-name="P532"><text:span text:style-name="T317">La méthode read va </text:span><text:span text:style-name="T318">récupérer</text:span><text:span text:style-name="T317"> le prochain él</text:span><text:span text:style-name="T319">é</text:span><text:span text:style-name="T317">ment de la </text:span><text:span text:style-name="T322">List</text:span><text:span text:style-name="T317"> </text:span><text:span text:style-name="T551">depotsA</text:span><text:span text:style-name="T552">Recuperer</text:span><text:span text:style-name="T551">. </text:span></text:p>
            <text:p text:style-name="P499">Elle renvoie <text:span text:style-name="T660">ensui</text:span><text:span text:style-name="T661">t</text:span><text:span text:style-name="T660">e </text:span>cette String <text:span text:style-name="T658">au </text:span><text:span text:style-name="T659">Processor</text:span>.</text:p>
            <text:p text:style-name="P85"/>
            <text:p text:style-name="P85"/>
          </table:table-cell>
        </table:table-row>
        <table:table-row table:style-name="Tableau20.1">
          <table:table-cell table:style-name="Tableau20.A2" office:value-type="string">
            <text:p text:style-name="P525"><text:span text:style-name="T236">Objets métier </text:span><text:span text:style-name="T275">10 : <text:s/></text:span><text:span text:style-name="T488">La classe RecupererDepot</text:span><text:span text:style-name="T666">s</text:span><text:span text:style-name="T488">Processor </text:span></text:p>
          </table:table-cell>
        </table:table-row>
        <table:table-row table:style-name="Tableau20.1">
          <table:table-cell table:style-name="Tableau20.A3" office:value-type="string">
            <text:p text:style-name="P118"/>
            <text:p text:style-name="P211">Cette classe a pour but de transformer un objet <text:span text:style-name="T662">String</text:span> reçu du Reader en un <text:span text:style-name="T669">objet Depot</text:span> pour le Writer.</text:p>
            <text:p text:style-name="P221">Elle dispose d’un méthode process() qui override celle de l’Interface.</text:p>
            <text:p text:style-name="P211"/>
            <text:p text:style-name="P210"><text:span text:style-name="T504">public </text:span><text:span text:style-name="T505">class</text:span><text:span text:style-name="T590"> </text:span><text:span text:style-name="T593">RecupererDepotProcessor</text:span><text:span text:style-name="T590">() </text:span><text:span text:style-name="T591">implements </text:span><text:span text:style-name="T590">ItemProcessor&lt;</text:span><text:span text:style-name="T595">String</text:span><text:span text:style-name="T590">, </text:span><text:span text:style-name="T596">Depot</text:span><text:span text:style-name="T590">&gt;</text:span></text:p>
            <text:p text:style-name="P88"><text:soft-page-break/></text:p>
            <text:p text:style-name="P531"><text:span text:style-name="T26"><text:s text:c="3"/>Méthodes :</text:span><text:span text:style-name="T131"> </text:span></text:p>
            <text:p text:style-name="P371"/>
            <text:list xml:id="list60229177" text:style-name="L14">
              <text:list-item>
                <text:p text:style-name="P679"><text:span text:style-name="T27">Méthode process</text:span><text:span text:style-name="T28">()</text:span></text:p>
              </text:list-item>
            </text:list>
            <text:p text:style-name="P228"/>
            <text:p text:style-name="P229">Cette méthode reçoit en entrée <text:span text:style-name="T672">du Reader l’id_technique d’EEN </text:span><text:span text:style-name="T793">(idTechnique)</text:span><text:span text:style-name="T796">et effectue les actions suivantes :</text:span></text:p>
            <text:p text:style-name="P233"/>
            <text:list xml:id="list115245292" text:style-name="L15">
              <text:list-item>
                <text:p text:style-name="P596">Récupérer l’archive du dépôt :</text:p>
                <text:p text:style-name="P681"><text:span text:style-name="T58">Elle appell</text:span><text:span text:style-name="T59">e</text:span><text:span text:style-name="T58"> la méthode <text:s/></text:span><text:span text:style-name="T326">recuperer</text:span><text:span text:style-name="T342">Un</text:span><text:span text:style-name="T326">DepotEEN <text:s/>du service <text:s/>AppelEenService</text:span><text:span text:style-name="T360"> et va enregistrer la réponse dans un fichier </text:span><text:span text:style-name="T378">qu’on nommera ici </text:span><text:span text:style-name="T377">nomArchive</text:span><text:span text:style-name="T360"> dans le répertoire &lt;ENTRANT&gt; du batch.</text:span></text:p>
                <text:p text:style-name="P681"><text:span text:style-name="T360">En cas d’erreur d’écriture du fichier </text:span><text:span text:style-name="T361">(IOException), </text:span><text:span text:style-name="T362"><text:s/></text:span><text:span text:style-name="T363">l’erreur est loguée et </text:span><text:span text:style-name="T361">le batch s’arrête.</text:span></text:p>
                <text:p text:style-name="P681"><text:span text:style-name="T362">En cas d’erreur API (EenException), </text:span><text:span text:style-name="T363">l’erreur est loguée et </text:span><text:span text:style-name="T362">un </text:span><text:span text:style-name="T364">objet</text:span><text:span text:style-name="T365"> </text:span><text:span text:style-name="T366">Depot </text:span><text:span text:style-name="T362">NULL </text:span><text:span text:style-name="T367">est renvoyé au W</text:span><text:span text:style-name="T362">riter.</text:span></text:p>
                <text:p text:style-name="P681"><text:span text:style-name="T368">S</text:span><text:span text:style-name="T369">i aucune erreur n’est remonté</text:span><text:span text:style-name="T370">e</text:span><text:span text:style-name="T369">, alors </text:span><text:span text:style-name="T368">un</text:span><text:span text:style-name="T371">e</text:span><text:span text:style-name="T368"> archive est reçue </text:span><text:span text:style-name="T390">et on passe au point 2.</text:span></text:p>
                <text:p text:style-name="P650"/>
              </text:list-item>
              <text:list-item>
                <text:p text:style-name="P694"><text:span text:style-name="T333">I</text:span><text:span text:style-name="T298">nitialiser un objet Depot </text:span></text:p>
                <text:p text:style-name="P682"><text:span text:style-name="T333">La méthode a</text:span><text:span text:style-name="T332">ppelle </text:span><text:span text:style-name="T333">ensuite </text:span><text:span text:style-name="T332">la méthode chercher</text:span><text:span text:style-name="T333">DepotBatchEncours</text:span><text:span text:style-name="T332"> de la classe DepotService </text:span><text:span text:style-name="T333">pour récupérer un éventuel <text:s/></text:span><text:span text:style-name="T351">objet </text:span><text:span text:style-name="T333">D</text:span><text:span text:style-name="T351">e</text:span><text:span text:style-name="T333">p</text:span><text:span text:style-name="T351">o</text:span><text:span text:style-name="T333">t </text:span><text:span text:style-name="T374">(</text:span><text:span text:style-name="T375">depotEnCours </text:span><text:span text:style-name="T374">) </text:span><text:span text:style-name="T333">resté au statut </text:span><text:span text:style-name="T352">&lt;</text:span><text:span text:style-name="T353">BATCH_ENCOURS</text:span><text:span text:style-name="T352">&gt; </text:span><text:span text:style-name="T333">pour cet </text:span><text:span text:style-name="T57">idTechnique</text:span><text:span text:style-name="T333">. </text:span></text:p>
                <text:p text:style-name="P683"><text:span text:style-name="T333">Si un </text:span><text:span text:style-name="T354">objet </text:span><text:span text:style-name="T333">D</text:span><text:span text:style-name="T354">e</text:span><text:span text:style-name="T333">p</text:span><text:span text:style-name="T354">o</text:span><text:span text:style-name="T333">t est trouv</text:span><text:span text:style-name="T382">é</text:span><text:span text:style-name="T355"> </text:span><text:span text:style-name="T333">ses attributs seront écrasé</text:span><text:span text:style-name="T358">s</text:span><text:span text:style-name="T333"> par la suite </text:span><text:span text:style-name="T356">du process </text:span><text:span text:style-name="T357">(pour éviter de créer un doub</text:span><text:span text:style-name="T355">l</text:span><text:span text:style-name="T357">on de Depot au statut </text:span><text:span text:style-name="T352">&lt;</text:span><text:span text:style-name="T353">BATCH_ENCOURS</text:span><text:span text:style-name="T352">&gt;</text:span><text:span text:style-name="T333">. </text:span><text:span text:style-name="T377">On commence déjà à ce stade </text:span><text:span text:style-name="T378">par mettre à jour</text:span><text:span text:style-name="T377"> </text:span><text:span text:style-name="T378">l</text:span><text:span text:style-name="T376">e nom de l’archive </text:span><text:span text:style-name="T379">et la</text:span><text:span text:style-name="T352"> </text:span><text:span text:style-name="T379">date de changement d’état</text:span><text:span text:style-name="T376"> </text:span><text:span text:style-name="T378">dans</text:span><text:span text:style-name="T376"> ce</text:span><text:span text:style-name="T377">t objet</text:span><text:span text:style-name="T376"> Depot.</text:span></text:p>
                <text:p text:style-name="P682"><text:span text:style-name="T359">Sinon u</text:span><text:span text:style-name="T372">n </text:span><text:span text:style-name="T352">objet Depot </text:span><text:span text:style-name="T373">est initialisé </text:span><text:span text:style-name="T374">( </text:span><text:span text:style-name="T375">depotEnCours</text:span><text:span text:style-name="T374">)</text:span><text:span text:style-name="T373"> </text:span><text:span text:style-name="T352">avec la date de création , </text:span><text:span text:style-name="T379">date de changement d’état, </text:span><text:span text:style-name="T352">l’id_technique, </text:span><text:span text:style-name="T353">le nom de l’archive</text:span><text:span text:style-name="T352"> et le statut &lt;</text:span><text:span text:style-name="T353">BATCH_ENCOURS</text:span><text:span text:style-name="T352">&gt;.</text:span></text:p>
                <text:p text:style-name="P651"/>
              </text:list-item>
              <text:list-item>
                <text:p text:style-name="P652">Vérifier le fichier reçu</text:p>
                <text:p text:style-name="P653"><text:span text:style-name="T794">L</text:span><text:span text:style-name="T677">a méthode</text:span><text:span text:style-name="T795"> appelle ensuite </text:span><text:span text:style-name="T673">les méthodes suivantes de cette même classe pour vérifier l’archive reçue :</text:span></text:p>
              </text:list-item>
            </text:list>
            <text:list xml:id="list2801006351" text:style-name="L16">
              <text:list-item>
                <text:list>
                  <text:list-item>
                    <text:p text:style-name="P654">intitialise int erreurArchive = 0</text:p>
                  </text:list-item>
                  <text:list-item>
                    <text:p text:style-name="P655"><text:span text:style-name="T802">int</text:span><text:span text:style-name="T800"> </text:span>verifierFormatArchive<text:span text:style-name="T798">( </text:span><text:span text:style-name="T800">erreurArchive ,</text:span><text:span text:style-name="T797">depotEnCours</text:span><text:span text:style-name="T799">)</text:span></text:p>
                  </text:list-item>
                  <text:list-item>
                    <text:p text:style-name="P655"><text:span text:style-name="T802">int</text:span><text:span text:style-name="T800"> </text:span>verifierDemandeArchive<text:span text:style-name="T799">( </text:span><text:span text:style-name="T800">erreurArchive,</text:span><text:span text:style-name="T799"> </text:span><text:span text:style-name="T797">depotEnCours</text:span><text:span text:style-name="T799">)</text:span></text:p>
                  </text:list-item>
                  <text:list-item>
                    <text:p text:style-name="P655"><text:span text:style-name="T802">int</text:span><text:span text:style-name="T800"> </text:span>verifierDoublonArchive<text:span text:style-name="T799">( </text:span><text:span text:style-name="T800">erreurArchive ,</text:span><text:span text:style-name="T797">depotEnCours</text:span><text:span text:style-name="T799">)</text:span></text:p>
                  </text:list-item>
                </text:list>
              </text:list-item>
            </text:list>
            <text:p text:style-name="P520"><text:span text:style-name="T801">Si </text:span><text:span text:style-name="T800">erreurArchive <text:s/>&gt; </text:span><text:span text:style-name="T801">0, </text:span>l’archive est déplacé vers le répertoire &lt;REJET&gt;.</text:p>
            <text:p text:style-name="P505"><text:span text:style-name="T683">L’objet</text:span><text:span text:style-name="T675"> </text:span><text:span text:style-name="T674">Depot </text:span>est renvoyé au Writer.</text:p>
            <text:p text:style-name="P150"/>
            <text:list xml:id="list104810419952636" text:continue-list="list60229177" text:style-name="L14">
              <text:list-item>
                <text:p text:style-name="P637"><text:span text:style-name="T239">Méthode </text:span><text:span text:style-name="T415">int</text:span><text:span text:style-name="T414"> </text:span><text:span text:style-name="T240">ve</text:span><text:span text:style-name="T413">rifierFormatArchive</text:span><text:span text:style-name="T416">(</text:span><text:span text:style-name="T437">erreurArchive , </text:span><text:span text:style-name="T436">Depot depotEnCours</text:span><text:span text:style-name="T416">)</text:span></text:p>
              </text:list-item>
            </text:list>
            <text:p text:style-name="P151"><text:span text:style-name="T413">C</text:span><text:span text:style-name="T412">ette méthode vérifie le nom de l’archive </text:span><text:span text:style-name="T420">(RG002)</text:span><text:span text:style-name="T412">. </text:span></text:p>
            <text:p text:style-name="P171"><text:span text:style-name="T412">Elle vérifie aussi la taille </text:span><text:span text:style-name="T435">de l’archive</text:span><text:span text:style-name="T558"> </text:span><text:span text:style-name="T679">(</text:span><text:span text:style-name="T479">RG003</text:span><text:span text:style-name="T480">)</text:span><text:span text:style-name="T479">.</text:span></text:p>
            <text:p text:style-name="P153"><text:span text:style-name="T417">En cas d’erreur : </text:span><text:span text:style-name="T437">erreurArchive</text:span><text:span text:style-name="T438">++</text:span><text:span text:style-name="T437"> </text:span><text:span text:style-name="T438">et <text:s/>le </text:span><text:span text:style-name="T417">statut </text:span><text:span text:style-name="T438">du </text:span><text:span text:style-name="T436">depotEnCours <text:s/></text:span><text:span text:style-name="T438">est mis à jour à </text:span><text:span text:style-name="T417"><text:s/>&lt;NON EXPLOITABLE&gt;. </text:span></text:p>
            <text:p text:style-name="P153"><text:span text:style-name="T417">L</text:span><text:span text:style-name="T439">a méthode renvoie <text:s/></text:span><text:span text:style-name="T437">erreurArchive.</text:span></text:p>
            <text:p text:style-name="P519"/>
            <text:list xml:id="list104810342616576" text:continue-numbering="true" text:style-name="L14">
              <text:list-item>
                <text:p text:style-name="P656"><text:span text:style-name="T147">Méthode </text:span><text:span text:style-name="T675">int</text:span><text:span text:style-name="T674"> </text:span><text:span text:style-name="T676">verifierDemandeArchive</text:span><text:span text:style-name="T678">(</text:span><text:span text:style-name="T800">erreurArchive , </text:span><text:span text:style-name="T797">Depot depotEnCours</text:span><text:span text:style-name="T678">)</text:span></text:p>
              </text:list-item>
            </text:list>
            <text:p text:style-name="P152"><text:span text:style-name="T413">C</text:span><text:span text:style-name="T412">ette méthode vérifie </text:span><text:span text:style-name="T417">dans </text:span><text:span text:style-name="T412">le nom de l’archive </text:span><text:span text:style-name="T417">que l’on retrouve bien l’id_technique demandé </text:span><text:span text:style-name="T419">(RG004)</text:span><text:span text:style-name="T412">. </text:span></text:p>
            <text:p text:style-name="P152"><text:span text:style-name="T417">En cas d’erreur : </text:span><text:span text:style-name="T437">erreurArchive</text:span><text:span text:style-name="T438">++</text:span><text:span text:style-name="T437"> </text:span><text:span text:style-name="T438">et <text:s/>le </text:span><text:span text:style-name="T417">statut </text:span><text:span text:style-name="T438">du </text:span><text:span text:style-name="T436">depotEnCours <text:s/></text:span><text:span text:style-name="T438">est mis à jour à </text:span><text:span text:style-name="T417"><text:s/>&lt;NON EXPLOITABLE&gt;. </text:span></text:p>
            <text:p text:style-name="P172"><text:span text:style-name="T417">La méthode renvoie <text:s/></text:span><text:span text:style-name="T437">erreurArchive.</text:span></text:p>
            <text:p text:style-name="P501"/>
            <text:list xml:id="list104810737191526" text:continue-numbering="true" text:style-name="L14">
              <text:list-item>
                <text:p text:style-name="P656"><text:span text:style-name="T147">Méthode </text:span><text:span text:style-name="T675">int</text:span><text:span text:style-name="T674"> </text:span><text:span text:style-name="T676">verifierDoublonArchive</text:span><text:span text:style-name="T678">(</text:span><text:span text:style-name="T800">erreurArchive , </text:span><text:span text:style-name="T797">Depot depotEnCours</text:span><text:span text:style-name="T678">)</text:span></text:p>
              </text:list-item>
            </text:list>
            <text:p text:style-name="P154"><text:span text:style-name="T413">C</text:span><text:span text:style-name="T412">ette méthode vérifie </text:span><text:span text:style-name="T418">si il n’existe pas de doublon </text:span><text:span text:style-name="T421">dans la table Depot pour l’id_technique avec un </text:span><text:span text:style-name="T637">statut « Intégré, </text:span><text:span text:style-name="T638">traité ou doublon</text:span><text:span text:style-name="T637"> »</text:span><text:span text:style-name="T639"> </text:span><text:span text:style-name="T412">. </text:span><text:span text:style-name="T422">Elle appelle la méthode chercherDoublon</text:span><text:span text:style-name="T425">Depot</text:span><text:span text:style-name="T431">(idTechnique)</text:span><text:span text:style-name="T422"> de la classe DepotService </text:span><text:span text:style-name="T423">qui renvoie true si un doublon est trouvé </text:span><text:span text:style-name="T422">. </text:span></text:p>
            <text:p text:style-name="P154"><text:span text:style-name="T417">En cas d’erreur : </text:span><text:span text:style-name="T437">erreurArchive</text:span><text:span text:style-name="T438">++</text:span><text:span text:style-name="T437"> </text:span><text:span text:style-name="T438">et <text:s/>le </text:span><text:span text:style-name="T417">statut </text:span><text:span text:style-name="T438">du </text:span><text:span text:style-name="T436">depotEnCours <text:s/></text:span><text:span text:style-name="T438">est mis à jour à </text:span><text:span text:style-name="T417"><text:s/>&lt;NON EXPLOITABLE&gt;. </text:span></text:p>
            <text:p text:style-name="P172"><text:span text:style-name="T417">L</text:span><text:span text:style-name="T412">a méthode renvoie <text:s/></text:span><text:span text:style-name="T437">erreurArchive.</text:span></text:p>
            <text:p text:style-name="P521"/>
            <text:p text:style-name="P118"/>
          </table:table-cell>
        </table:table-row>
        <table:table-row table:style-name="Tableau20.1">
          <table:table-cell table:style-name="Tableau20.A2" office:value-type="string">
            <text:p text:style-name="P525"><text:span text:style-name="T236">Objets métier </text:span>1<text:span text:style-name="T275">1 : </text:span><text:span text:style-name="T488">La classe RecupererDepot</text:span><text:span text:style-name="T666">s</text:span><text:span text:style-name="T489">Writer </text:span></text:p>
          </table:table-cell>
        </table:table-row>
        <text:soft-page-break/>
        <table:table-row table:style-name="Tableau20.1">
          <table:table-cell table:style-name="Tableau20.A3" office:value-type="string">
            <text:p text:style-name="P85"/>
            <text:p text:style-name="P212">Cette classe a pour but <text:span text:style-name="T684">d’enregistrer en base </text:span><text:span text:style-name="T685">un Depot.</text:span></text:p>
            <text:p text:style-name="P533"><text:span text:style-name="T29">Elle utilise </text:span><text:span text:style-name="T30">l’</text:span><text:span text:style-name="T29">ItemWriter JpaItemWriter apporté par SpringBatch pour persister les entités en base de données avec JPA.</text:span></text:p>
            <text:p text:style-name="P234">En cas d’erreur, le batch s’arrête.</text:p>
            <text:p text:style-name="P508"/>
            <text:p text:style-name="P85"/>
          </table:table-cell>
        </table:table-row>
        <table:table-row table:style-name="Tableau20.1">
          <table:table-cell table:style-name="Tableau20.A2" office:value-type="string">
            <text:p text:style-name="P454">Objets métier 16 : <text:span text:style-name="T488">La classe </text:span><text:span text:style-name="T492">Traiter</text:span><text:span text:style-name="T491">ArchiveDepot</text:span><text:span text:style-name="T488">Reader </text:span></text:p>
          </table:table-cell>
        </table:table-row>
        <table:table-row table:style-name="Tableau20.1">
          <table:table-cell table:style-name="Tableau20.A3" office:value-type="string">
            <text:p text:style-name="P132"/>
            <text:p text:style-name="P200">C’est un<text:span text:style-name="T498">e</text:span> Classe de type ItemReader utilisé en tant que Reader du Step Step<text:span text:style-name="T285">Traiter</text:span><text:span text:style-name="T286">ArchiveDepot.</text:span></text:p>
            <text:p text:style-name="P201"><text:span text:style-name="T286">C</text:span><text:span text:style-name="T282">e Reader est assez complexe </text:span><text:span text:style-name="T295">pour un Reader </text:span><text:span text:style-name="T282">car il doit lir</text:span><text:span text:style-name="T287">e</text:span><text:span text:style-name="T282"> et dézipper l’archive tout en chargeant un objet </text:span><text:span text:style-name="T284">DepotArchive. </text:span><text:span text:style-name="T288">Il doit aussi enregistrer les pièces jointes sur disque et enregistrer leur nom (en les renommant pour éviter les plantages à cause de nom farfelus) dans ce même objet <text:s/></text:span><text:span text:style-name="T284">DepotArchive.</text:span></text:p>
            <text:p text:style-name="P202"><text:span text:style-name="T284">L</text:span><text:span text:style-name="T282">a méthode qui dézippe </text:span><text:span text:style-name="T291">accède aux données constituant l’archive au fur et à mesure de sa lecture. </text:span><text:span text:style-name="T481">On a donc les fichiers au fur et à mesure. On les traite donc à ce stade. </text:span><text:span text:style-name="T291">Cela permet aussi d’interpréter le XML sans nécessairement avoir besoin de charger toutes les données </text:span><text:span text:style-name="T292">en </text:span><text:span text:style-name="T291">mémoire, suivant la librairie XML utilisée. </text:span><text:span text:style-name="T293">Les XML contiennent un PDF encapsulé. Cela peut éventuellement prendre de la place en mémoire. </text:span><text:span text:style-name="T294">Jaxb charge tout le XML en mémoire mais pas la librairie Stax. </text:span><text:span text:style-name="T296">Si les XML sont trop volumineux, il est alors possible de d’abord les filtrer avec Stax pour extraire la chaîne représentant le PDF pour l’enregistrer pour ensuite envoyer le vers Jaxb le flux <text:s/>du XML sans le PDF. Seule la solution sans passer par Stax est décrite ici </text:span><text:span text:style-name="T466">(le xml reçu ne faisait que 865 Ko) </text:span><text:span text:style-name="T296">. </text:span><text:span text:style-name="T467">C’est donc aussi ce Reader qui interprète les JSON et XML de l’archive.</text:span></text:p>
            <text:p text:style-name="P489"/>
            <text:p text:style-name="P218"><text:span text:style-name="T652">Cette classe </text:span>dispose d’un méthode <text:span text:style-name="T652">read</text:span>() qui override celle de l’Interface.</text:p>
            <text:p text:style-name="P485"/>
            <text:p text:style-name="P463"><text:span text:style-name="T130"><text:s/></text:span><text:span text:style-name="T503">private</text:span><text:span text:style-name="T130"> </text:span><text:span text:style-name="T503">static</text:span><text:span text:style-name="T130"> </text:span><text:span text:style-name="T503">class</text:span><text:span text:style-name="T130"> <text:s/></text:span><text:span text:style-name="T513">Traiter</text:span><text:span text:style-name="T514">ArchiveDepot</text:span><text:span text:style-name="T515">Reader</text:span></text:p>
            <text:p text:style-name="P543"><text:span text:style-name="T141"><text:s text:c="12"/></text:span><text:span text:style-name="T502">implements</text:span><text:span text:style-name="T141"> ItemReader&lt;</text:span><text:span text:style-name="Source_20_Text"><text:span text:style-name="T323">DepotArchive</text:span></text:span><text:span text:style-name="T141">&gt;</text:span></text:p>
            <text:p text:style-name="P312"><text:s text:c="4"/>{</text:p>
            <text:p text:style-name="P312"/>
            <text:p text:style-name="P462">Attributs :</text:p>
            <text:p text:style-name="P526"><text:span text:style-name="T511">private</text:span><text:span text:style-name="T121"> </text:span><text:span text:style-name="T511">final</text:span><text:span text:style-name="T121"> </text:span><text:span text:style-name="Source_20_Text"><text:span text:style-name="T509">Map&lt;String,String&gt; </text:span></text:span><text:span text:style-name="T121"><text:s/></text:span><text:span text:style-name="T555">archivesA</text:span><text:span text:style-name="T556">Traiter</text:span><text:span text:style-name="T121">;</text:span></text:p>
            <text:p text:style-name="P497">Map issue du contexte et contenant l’id_technique du dépôt <text:span text:style-name="T655">et </text:span>le nom de l’archive.</text:p>
            <text:p text:style-name="P485"/>
            <text:p text:style-name="P492">Méthodes :</text:p>
            <text:p text:style-name="P492"/>
            <text:list xml:id="list104811165287051" text:continue-list="list1554699003" text:style-name="L12">
              <text:list-item>
                <text:p text:style-name="P676"><text:span text:style-name="T394">Le </text:span><text:span text:style-name="T395">Constructeur </text:span></text:p>
              </text:list-item>
            </text:list>
            <text:p text:style-name="P464"><text:span text:style-name="T504">public</text:span><text:span text:style-name="T143"> </text:span><text:span text:style-name="T513">Traiter</text:span><text:span text:style-name="T514">ArchiveDepot</text:span><text:span text:style-name="T515">Reader</text:span><text:span text:style-name="T143">(</text:span><text:span text:style-name="T145">String mode</text:span><text:span text:style-name="T143">)</text:span></text:p>
            <text:p text:style-name="P473">Le constructeur <text:span text:style-name="T497">sera appelé par la class</text:span><text:span text:style-name="T560">e</text:span><text:span text:style-name="T497"> de Configuration du batch, </text:span><text:span text:style-name="T763">avec pour mode la valeur ‘</text:span><text:span text:style-name="T764">principa</text:span><text:span text:style-name="T763">l’.</text:span><text:span text:style-name="T497"> </text:span><text:span text:style-name="T763">En ce cas, i</text:span><text:span text:style-name="T689">l va appeler la méthode </text:span><text:span text:style-name="T688">lister</text:span><text:span text:style-name="T687">DepotBatchEn</text:span><text:span text:style-name="T688">C</text:span><text:span text:style-name="T687">ours </text:span><text:span text:style-name="T689">de la classe DepotService pour récupérer un</text:span><text:span text:style-name="T692">e</text:span><text:span text:style-name="T689"> Map&lt;</text:span><text:span text:style-name="T690">String String&gt;,</text:span><text:span text:style-name="T689"> des </text:span><text:span text:style-name="T690">Dépot</text:span><text:span text:style-name="T692">s</text:span><text:span text:style-name="T690"> au statut &lt;</text:span><text:span text:style-name="T682">BATCH_ENCOURS</text:span><text:span text:style-name="T690">&gt; avec pour clé l’id_technique et valeur le nom de l’archive. </text:span><text:span text:style-name="T691">Cette Map est chargée </text:span><text:span text:style-name="T562">dans l’attribut </text:span><text:span text:style-name="T545">depotsATraiter</text:span><text:span text:style-name="T561">.</text:span></text:p>
            <text:p text:style-name="P509">Si la liste est vide, le batch s’arrête.</text:p>
            <text:p text:style-name="P462"/>
            <text:list xml:id="list3296945969" text:style-name="L17">
              <text:list-item>
                <text:p text:style-name="P684"><text:span text:style-name="T299">L</text:span><text:span text:style-name="T300">a méthode </text:span><text:span text:style-name="T299">read</text:span><text:span text:style-name="T300">()</text:span></text:p>
              </text:list-item>
            </text:list>
            <text:p text:style-name="P555"/>
            <text:p text:style-name="P529"><text:span text:style-name="T317">La méthode read va </text:span><text:span text:style-name="T318">récupérer</text:span><text:span text:style-name="T317"> le prochain él</text:span><text:span text:style-name="T319">é</text:span><text:span text:style-name="T317">ment de la Map </text:span><text:span text:style-name="T551">depotsATraiter.</text:span><text:span text:style-name="T301"> </text:span><text:span text:style-name="T380">Cet élément contient un i</text:span><text:span text:style-name="T381">d</text:span><text:span text:style-name="T380">_technique (idTechnique) et un nom d’archive (nomArchive)</text:span><text:span text:style-name="T301">.</text:span></text:p>
            <text:p text:style-name="P495">Elle le traite aussi pour renv<text:span text:style-name="T567">oyer une instance de </text:span><text:span text:style-name="T569">DepotArchive </text:span><text:span text:style-name="T568">en appelant la méthode </text:span><text:span text:style-name="T570">d</text:span><text:span text:style-name="T571">e</text:span><text:span text:style-name="T570">zipperArchiveDepot</text:span><text:span text:style-name="T803">(idTechnique, nomArchive) </text:span><text:span text:style-name="T570"><text:s/>de la classe TraiterArchiveDepot</text:span><text:span text:style-name="T572">Util</text:span><text:span text:style-name="T570"> <text:s/>. </text:span><text:span text:style-name="T585">Si cette dernière renvoie une IOException </text:span><text:span text:style-name="T586">(impossibilité d’écrire </text:span><text:span text:style-name="T839">ou lire</text:span><text:span text:style-name="T586"> sur disque)</text:span><text:span text:style-name="T585">, l’erreur est loguée et alors le batch s’arrête.</text:span></text:p>
            <text:p text:style-name="P485"/>
            <text:p text:style-name="P132"/>
          </table:table-cell>
        </table:table-row>
        <table:table-row table:style-name="Tableau20.1">
          <table:table-cell table:style-name="Tableau20.A2" office:value-type="string">
            <text:p text:style-name="P454">Objets métier 17 : <text:span text:style-name="T488">La classe </text:span><text:span text:style-name="T492">Traiter</text:span><text:span text:style-name="T491">ArchiveDepot</text:span><text:span text:style-name="T488">Processor </text:span></text:p>
          </table:table-cell>
        </table:table-row>
        <table:table-row table:style-name="Tableau20.1">
          <table:table-cell table:style-name="Tableau20.A3" office:value-type="string">
            <text:p text:style-name="P85"/>
            <text:p text:style-name="P208">Cette classe a pour but de transformer un objet DepotArchive reçu du Reader en un objet Dossier pour le Writer.</text:p>
            <text:p text:style-name="P217">Elle dispose d’un méthode process() qui override celle de l’Interface.</text:p>
            <text:p text:style-name="P208"/>
            <text:p text:style-name="P206"><text:span text:style-name="T504">public </text:span><text:span text:style-name="T505">class</text:span><text:span text:style-name="T590"> TraiterArchiveDepotProcessor() </text:span><text:span text:style-name="T591">implements </text:span><text:span text:style-name="T590">ItemProcessor&lt;DepotArchive, Dossier&gt;</text:span></text:p>
            <text:p text:style-name="P85"/>
            <text:p text:style-name="P528"><text:span text:style-name="T26"><text:s text:c="3"/>Méthodes :</text:span><text:span text:style-name="T131"> </text:span></text:p>
            <text:p text:style-name="P370"/>
            <text:p text:style-name="P227">Méthode process<text:span text:style-name="T664">()</text:span></text:p>
            <text:p text:style-name="P85"/>
            <text:p text:style-name="P203">Cette méthode récupère l’objet DepotArchive du Reader et effectue différents contrôles en appelant les sous-méthodes de cette classe.</text:p>
            <text:p text:style-name="P203"/>
            <text:p text:style-name="P240">Init var erreurDepot = 0 ;</text:p>
            <text:p text:style-name="P203"/>
            <text:list xml:id="list1229240882" text:style-name="L18">
              <text:list-item>
                <text:p text:style-name="P597">Chargement d’un objet Depot</text:p>
                <text:p text:style-name="P598"><text:span text:style-name="T642">O</text:span>n récupère un l’Objet <text:s/>Depot <text:span text:style-name="T774">(depotEnCours) </text:span><text:span text:style-name="T642">en base correspondant à l’id_technique </text:span><text:span text:style-name="T806">de l’objet depotArchive reçu</text:span><text:span text:style-name="T642"> </text:span><text:span text:style-name="T697">et au statut </text:span><text:span text:style-name="T452">&lt;</text:span><text:span text:style-name="T453">BATCH_ENCOURS</text:span><text:span text:style-name="T452">&gt; </text:span><text:span text:style-name="T454">en appelant la méthode </text:span><text:span text:style-name="T455">chercher</text:span><text:span text:style-name="T456">DepotBatchEncours</text:span><text:span text:style-name="T455"> de la classe DepotService</text:span><text:span text:style-name="T642">. </text:span></text:p>
                <text:p text:style-name="P601">La méthode doit renvoyer un <text:s/><text:span text:style-name="T774">depotEnCours </text:span>car il a bien été obtenu par le Reader. Si <text:span text:style-name="Emphasis"><text:span text:style-name="T442">aucun Depot n’est renvoyé</text:span></text:span>, on logue <text:span text:style-name="T819">l’erreur </text:span>et la méthode s’arrête...</text:p>
                <text:p text:style-name="P601"><text:span text:style-name="T807">Récupération de la journée </text:span><text:span text:style-name="T702">ouverte </text:span><text:span text:style-name="T807">en base </text:span><text:span text:style-name="T703">via un appel de la méthode <text:s/></text:span><text:span text:style-name="T696">trouverJourneeOuverte </text:span><text:span text:style-name="T703">de la classe JourneeService.</text:span></text:p>
                <text:p text:style-name="P597"/>
              </text:list-item>
              <text:list-item>
                <text:p text:style-name="P695"><text:span text:style-name="T22">V</text:span><text:span text:style-name="T21">érification des liste des fichiers du dépôt</text:span></text:p>
              </text:list-item>
            </text:list>
            <text:p text:style-name="P204"><text:span text:style-name="T157">le batch appelle le méthode </text:span><text:span text:style-name="T155">VerifierListePJ</text:span><text:span text:style-name="T158">( </text:span><text:span text:style-name="Source_20_Text"><text:span text:style-name="T460">DepotArchive.</text:span></text:span><text:span text:style-name="Source_20_Text"><text:span text:style-name="T457">listePiecesJointes</text:span></text:span><text:span text:style-name="Source_20_Text"><text:span text:style-name="T458">Initiale</text:span></text:span><text:span text:style-name="Source_20_Text"><text:span text:style-name="T459">)</text:span></text:span></text:p>
            <text:p text:style-name="P204"><text:span text:style-name="Source_20_Text"><text:span text:style-name="T459">Si elle renvoie </text:span></text:span><text:span text:style-name="Source_20_Text"><text:span text:style-name="T461">false</text:span></text:span><text:span text:style-name="Source_20_Text"><text:span text:style-name="T459"> alors</text:span></text:span></text:p>
            <text:p text:style-name="P241">erreurDepot<text:span text:style-name="T701">++</text:span></text:p>
            <text:p text:style-name="P261">On logue l’erreur.</text:p>
            <text:p text:style-name="P515"/>
            <text:list xml:id="list104810087782495" text:continue-numbering="true" text:style-name="L18">
              <text:list-item>
                <text:p text:style-name="P602">Vérification que le Dépôt reçu correspond à celui demandé</text:p>
              </text:list-item>
            </text:list>
            <text:p text:style-name="P205"><text:s/><text:span text:style-name="T643">Le batch </text:span><text:span text:style-name="T634">compare </text:span><text:span text:style-name="T643">l’</text:span><text:span text:style-name="T634">id_</text:span><text:span text:style-name="T643">t</text:span><text:span text:style-name="T634">echnique du XML </text:span><text:span text:style-name="T643">(</text:span><text:span text:style-name="T605">DepotArchive.</text:span><text:span text:style-name="T643">DepotJaxb) </text:span><text:span text:style-name="T634">et celui </text:span><text:span text:style-name="T635">utilisé pour récupérer le dé</text:span><text:span text:style-name="T634">pôt EEN </text:span><text:span text:style-name="T635">(</text:span><text:span text:style-name="T605">DepotArchive.</text:span><text:span text:style-name="T808">id</text:span><text:span text:style-name="T809">T</text:span><text:span text:style-name="T808">echnique</text:span><text:span text:style-name="T635">)</text:span><text:span text:style-name="T634">. </text:span><text:span text:style-name="T636">RG004</text:span></text:p>
            <text:p text:style-name="P239">Si ils sont différents :</text:p>
            <text:p text:style-name="P241">erreurDepot<text:span text:style-name="T701">++</text:span></text:p>
            <text:p text:style-name="P261">On logue l’erreur.</text:p>
            <text:p text:style-name="P261"/>
            <text:list xml:id="list104811164224724" text:continue-numbering="true" text:style-name="L18">
              <text:list-item>
                <text:p text:style-name="P696"><text:span text:style-name="T21">Vérification du XML </text:span><text:span text:style-name="T25">RG</text:span><text:span text:style-name="T23">06</text:span></text:p>
              </text:list-item>
            </text:list>
            <text:p text:style-name="P242"><text:span text:style-name="T704">Si </text:span>DepotJaxb Est null </text:p>
            <text:p text:style-name="P241">erreurDepot<text:span text:style-name="T701">++</text:span></text:p>
            <text:p text:style-name="P261">On logue l’erreur.</text:p>
            <text:p text:style-name="P504"/>
            <text:list xml:id="list104811003034582" text:continue-numbering="true" text:style-name="L18">
              <text:list-item>
                <text:p text:style-name="P599">Vérification d<text:span text:style-name="T698">u type dépôt :</text:span></text:p>
                <text:p text:style-name="P603">Si il existe un attribut type_depot à l’objet DepotJaxb et qu’il vaut <text:span text:style-name="T607">« </text:span><text:span text:style-name="T608">paiement compl</text:span><text:span text:style-name="T708">émentaire » alors le batch ne doit pas traiter ce Dépot. <text:s/></text:span></text:p>
                <text:p text:style-name="P600"><text:span text:style-name="Emphasis"><text:span text:style-name="T246">Le batch initie un objet de la table de travail des batch pour provoquer le batch du </text:span></text:span><text:span text:style-name="Emphasis"><text:span text:style-name="T264">GIE-DOS-CU002</text:span></text:span><text:span text:style-name="Emphasis"><text:span text:style-name="T246">. L’id_depot est renseigné dans c</text:span></text:span><text:span text:style-name="Emphasis"><text:span text:style-name="T242">et objet. </text:span></text:span><text:span text:style-name="Emphasis"><text:span text:style-name="T243">Et l’objet est enregistré </text:span></text:span><text:span text:style-name="Emphasis"><text:span text:style-name="T244">en base</text:span></text:span><text:span text:style-name="Emphasis"><text:span text:style-name="T243">. </text:span></text:span><text:span text:style-name="Emphasis"><text:span text:style-name="T246">Un Dossier </text:span></text:span><text:span text:style-name="Emphasis"><text:span text:style-name="T251">NULL</text:span></text:span><text:span text:style-name="Emphasis"><text:span text:style-name="T246"> est initié </text:span></text:span><text:span text:style-name="Emphasis"><text:span text:style-name="T252">et envoyé au Writer</text:span></text:span><text:span text:style-name="Emphasis"><text:span text:style-name="T246"> et l</text:span></text:span><text:span text:style-name="Emphasis"><text:span text:style-name="T249">a</text:span></text:span><text:span text:style-name="Emphasis"><text:span text:style-name="T246"> </text:span></text:span><text:span text:style-name="Emphasis"><text:span text:style-name="T249">méthode</text:span></text:span><text:span text:style-name="Emphasis"><text:span text:style-name="T246"> s’arrête ici.</text:span></text:span></text:p>
                <text:p text:style-name="P600"><text:span text:style-name="Emphasis"><text:span text:style-name="T246">Sinon on passe à l’étape </text:span></text:span><text:span text:style-name="Emphasis"><text:span text:style-name="T248">6</text:span></text:span></text:p>
                <text:p text:style-name="P600"><text:span text:style-name="Emphasis"><text:span text:style-name="T247"/></text:span></text:p>
              </text:list-item>
              <text:list-item>
                <text:p text:style-name="P604">Constitution du Depot en erreur</text:p>
              </text:list-item>
            </text:list>
            <text:p text:style-name="P243">Si <text:span text:style-name="T700">erreurDepot &gt; </text:span>0</text:p>
            <text:p text:style-name="P259"><text:span text:style-name="T645">En ce cas, le statut de </text:span><text:span text:style-name="T644">l’objet Depot </text:span><text:span text:style-name="T705">(de l’étape 1, </text:span><text:span text:style-name="T774">depotEnCours</text:span><text:span text:style-name="T705">) </text:span><text:span text:style-name="T644">est mis à &lt;NON EXPLOITABLE&gt;</text:span></text:p>
            <text:p text:style-name="P238"><text:soft-page-break/>Et l’archive est déplacée dans le répertoire &lt;<text:span text:style-name="T699">REJET</text:span>&gt;</text:p>
            <text:p text:style-name="P275">La méthode renvoie un Dossier vide avec ce Depot à l’intérieur. </text:p>
            <text:p text:style-name="P278">Sinon on passe au point 7.</text:p>
            <text:p text:style-name="P502"/>
            <text:p text:style-name="P243"/>
            <text:list xml:id="list104810460320827" text:continue-numbering="true" text:style-name="L18">
              <text:list-item>
                <text:p text:style-name="P605">Vérification et constitution du Dossier</text:p>
              </text:list-item>
            </text:list>
            <text:p text:style-name="P574"><text:span text:style-name="T34">Le batch appelle </text:span><text:span text:style-name="T31">VerifierEtConstituerDossier</text:span><text:span text:style-name="T40">(d</text:span><text:span text:style-name="T66">epotArchive , </text:span><text:span text:style-name="T41">depotEnCours</text:span><text:span text:style-name="T40">)</text:span><text:span text:style-name="T31">. <text:s/></text:span><text:span text:style-name="T21">Cette méthode </text:span><text:span text:style-name="T35">renvoie</text:span><text:span text:style-name="T21"> un objet Dossier </text:span><text:span text:style-name="T24">(et ses sous objets) pour préparer son enregistrement en base.</text:span></text:p>
            <text:p text:style-name="P564"><text:span text:style-name="T24">L</text:span><text:span text:style-name="T21">e Dossier est envoyé au Writer.</text:span></text:p>
            <text:p text:style-name="P91"/>
            <text:p text:style-name="P99"/>
            <text:list xml:id="list4118624675" text:style-name="L19">
              <text:list-item>
                <text:p text:style-name="P660"><text:span text:style-name="T32">M</text:span><text:span text:style-name="T33">éthode</text:span><text:span text:style-name="T101"> </text:span><text:span text:style-name="T129">boolean <text:s/></text:span><text:span text:style-name="T31">VerifierListePJ</text:span><text:span text:style-name="T33">(List&lt;String&gt; listeFichier)</text:span></text:p>
                <text:p text:style-name="P627"><text:span text:style-name="T707">Cette méthode vérifier le nommage, le format des fichiers <text:s/>et le contenu du dépôt (Ref RG002). </text:span><text:span text:style-name="T706">Elle compare </text:span><text:span text:style-name="T707">listeFichier </text:span><text:span text:style-name="T706">avec l’enum ListeFichiersDepot. Si tous les fichiers ne sont pas présent elle renvoie false.</text:span></text:p>
                <text:p text:style-name="P627"/>
              </text:list-item>
              <text:list-item>
                <text:p text:style-name="P661"><text:span text:style-name="T65">Méthode </text:span><text:span text:style-name="T67">Dossier </text:span><text:span text:style-name="T66">VerifierEtConstituerDossier</text:span><text:span text:style-name="T67">( </text:span><text:span text:style-name="T66">DepotArchive </text:span><text:span text:style-name="T81">depotArchive</text:span><text:span text:style-name="T66">, </text:span><text:span text:style-name="T68">Depot </text:span><text:span text:style-name="T80">depotEnCours</text:span><text:span text:style-name="T67">)</text:span></text:p>
              </text:list-item>
            </text:list>
            <text:p text:style-name="P296">Cette méthode essaye de constituer un objet Dossier <text:span text:style-name="T709">(et ses sous objets) pour préparer son enregistrement en base.</text:span></text:p>
            <text:p text:style-name="P280">A partir de l’objet DepotJaxb , elle initie un dossier avec toutes ses entités et conformément au fichier de Mapping:</text:p>
            <text:list xml:id="list4108580041" text:style-name="L20">
              <text:list-item>
                <text:list>
                  <text:list-item>
                    <text:p text:style-name="P628">Dossier <text:span text:style-name="T754">(statut &lt;PRIS EN COMPTE&gt;)</text:span></text:p>
                  </text:list-item>
                  <text:list-item>
                    <text:p text:style-name="P630">DossierSuccession</text:p>
                  </text:list-item>
                  <text:list-item>
                    <text:p text:style-name="P628">Journée <text:span text:style-name="T778">(trouvée à l’étape 1)</text:span></text:p>
                  </text:list-item>
                  <text:list-item>
                    <text:p text:style-name="P629"><text:span text:style-name="T775">depotEnCours</text:span> <text:span text:style-name="T712">mis à jour au statut &lt;</text:span><text:span text:style-name="T754">INTEGRE</text:span><text:span text:style-name="T712">&gt;</text:span></text:p>
                  </text:list-item>
                  <text:list-item>
                    <text:p text:style-name="P631">HistoriqueDossier</text:p>
                  </text:list-item>
                  <text:list-item>
                    <text:p text:style-name="P632">Pièces jointes ( à partir de <text:span text:style-name="T829">depotArchive. </text:span><text:span text:style-name="T289">listePiecesJointes</text:span><text:span text:style-name="T282">)</text:span></text:p>
                  </text:list-item>
                  <text:list-item>
                    <text:p text:style-name="P633">Qualite</text:p>
                  </text:list-item>
                  <text:list-item>
                    <text:p text:style-name="P633">PersonnePysique</text:p>
                  </text:list-item>
                  <text:list-item>
                    <text:p text:style-name="P633">PersonneMorale</text:p>
                  </text:list-item>
                  <text:list-item>
                    <text:p text:style-name="P630">Defunt</text:p>
                  </text:list-item>
                  <text:list-item>
                    <text:p text:style-name="P630">..</text:p>
                  </text:list-item>
                </text:list>
              </text:list-item>
            </text:list>
            <text:p text:style-name="P283"/>
            <text:p text:style-name="P297"/>
            <text:p text:style-name="P568"><text:span text:style-name="T74">L’attribut <text:s/></text:span><text:span text:style-name="T401">ECART_LIQUID </text:span><text:span text:style-name="T402">du Dossier doit être calculé en comparant </text:span><text:span text:style-name="T403">le montant calculé par Cafee ( </text:span><text:span text:style-name="T82">DepotArchive.</text:span><text:span text:style-name="T391">montant</text:span><text:span text:style-name="T392">Cafee</text:span><text:span text:style-name="T393">) avec le montant déposé. Peut-être Dossier MT_DROITS ?</text:span></text:p>
            <text:p text:style-name="P522"/>
            <text:p text:style-name="P298"><text:span text:style-name="T776">C</text:span><text:span text:style-name="T711">onformément au MCD , </text:span><text:span text:style-name="T776">l</text:span>es champs dateNaissance de PersonnePysique et dateDeces de Defunt sont retraité<text:span text:style-name="T711">s</text:span> pour être stockés sous forme de <text:s/>3 int et non d’un champ date car EEN peut renvoyer de telles date avec 0 comme jour ou mois. </text:p>
            <text:p text:style-name="P280"/>
            <text:p text:style-name="P273"><text:span text:style-name="T826">Po</text:span>ur chaque PersonnePysique ou PersonneMorale, le batch appelle la méthode retrouverPersonne de leur classe Service <text:span text:style-name="T779">( </text:span>PersonnePysique<text:span text:style-name="T779">Service ou </text:span>Personne<text:span text:style-name="T779">MoraleService)</text:span> pour retrouver la personne en base. <text:span text:style-name="T713">Si aucune n’est trouv</text:span><text:span text:style-name="T714">é</text:span><text:span text:style-name="T713">e, une Personne est initialisée.</text:span></text:p>
            <text:p text:style-name="P274">De même pour les objets Adresse.</text:p>
            <text:p text:style-name="P280"/>
            <text:p text:style-name="P281">Quand les objets PersonnePhysique sont constitués, une Map&lt;String, <text:s/>PersonnePhysique&gt; est créée <text:span text:style-name="T710">(mapPersPhy) </text:span>avec <text:span text:style-name="T710">comme clé l’attribut identifiantPersonne. </text:span><text:span text:style-name="T720">De même pour les personnes morales, </text:span><text:span text:style-name="T710">mapPers</text:span><text:span text:style-name="T720">Morale .</text:span></text:p>
            <text:p text:style-name="P282">Quand les objets <text:span text:style-name="T831">Adresse</text:span> sont constitués, un <text:span text:style-name="T831">Set</text:span>&lt;<text:span text:style-name="T831">Adresse</text:span>&gt; est créée <text:span text:style-name="T710">(</text:span><text:span text:style-name="T831">setAdresse</text:span><text:span text:style-name="T710">) </text:span></text:p>
            <text:p text:style-name="P292"/>
            <text:p text:style-name="P292">On commence par constituer les personnes <text:span text:style-name="T721">ayant une Qualité (bénéfic</text:span><text:span text:style-name="T722">i</text:span><text:span text:style-name="T721">a</text:span><text:span text:style-name="T722">ir</text:span><text:span text:style-name="T721">e). </text:span><text:span text:style-name="T725">Elles</text:span><text:span text:style-name="T722"> disposent d’une Personne complète.</text:span></text:p>
            <text:p text:style-name="P293">A chaque fois qu’une Personne est à constituer, on vérifie d’abord qu’elle n’existe pas déjà dans la Map <text:s/><text:span text:style-name="T710">mapPersPhy </text:span>ou <text:span text:style-name="T710">mapPers</text:span><text:span text:style-name="T720">Morale </text:span>pour éviter de la recréer. <text:span text:style-name="T832">Si on la trouve, on prend celle de la Map.</text:span></text:p>
            <text:p text:style-name="P295"><text:span text:style-name="T777">De même pour l</text:span>es Adresses, <text:span text:style-name="T831">on vérifie qu’elle n’existe pas dans <text:s/>setAdresse pour éviter de la recréer.</text:span></text:p>
            <text:p text:style-name="P293"/>
            <text:p text:style-name="P195">Cas particulier à préciser :</text:p>
            <text:p text:style-name="P294"><text:soft-page-break/>Le batch commence par charger les Personnes complètes. Il est possible de charger ensuite les personnes incomplètes qui nécessitent un lien vers une personne complète <text:span text:style-name="T780">dans le fichier XML</text:span>. <text:span text:style-name="T723">C’est peut-être le cas des donations antérieures. </text:span>Si cette nécessite existe la batch p<text:span text:style-name="T723">ourrait</text:span> renvoyer une erreur si la Personne complète n’est pas trouvée. <text:span text:style-name="T723">En ce cas, le </text:span><text:span text:style-name="T645">statut de </text:span><text:span text:style-name="T644">l’objet Depot </text:span><text:span text:style-name="T712">passé en paramètre</text:span><text:span text:style-name="T705"> </text:span><text:span text:style-name="T723">serait</text:span><text:span text:style-name="T644"> mis à &lt;NON EXPLOITABLE&gt;. </text:span><text:span text:style-name="T724">Et l’archive </text:span><text:span text:style-name="T723">serait</text:span><text:span text:style-name="T724"> déplacée dans le répertoire &lt;</text:span><text:span text:style-name="T699">REJET</text:span><text:span text:style-name="T724">&gt;.</text:span></text:p>
            <text:p text:style-name="P276">La méthode renv<text:span text:style-name="T723">errait</text:span> un Dossier vide avec ce Depot à l’intérieur. </text:p>
            <text:p text:style-name="P284"/>
            <text:p text:style-name="P199">Vérification de Nomclature</text:p>
            <text:p text:style-name="P284"/>
            <text:p text:style-name="P271">erreurNomenclature = 0</text:p>
            <text:p text:style-name="P279">erreurPays = false</text:p>
            <text:p text:style-name="P271"/>
            <text:p text:style-name="P189">Cas du Pays</text:p>
            <text:p text:style-name="P285"><text:span text:style-name="T828">La méthode recherche </text:span>le code Pays <text:span text:style-name="T828">mentionné dans le XML dans </text:span><text:span text:style-name="T830">la table Pays. Si aucune occurrence</text:span><text:span text:style-name="T828"> </text:span>n’est retrouvé <text:span text:style-name="T830">alors :</text:span></text:p>
            <text:p text:style-name="P198">erreurPays = true</text:p>
            <text:p text:style-name="P290">Sinon </text:p>
            <text:p text:style-name="P286"><text:span text:style-name="T155">l’entité renvoyé</text:span><text:span text:style-name="T163">e</text:span><text:span text:style-name="T155"> est utilisée pour charger l’Objet qui la demande.</text:span></text:p>
            <text:p text:style-name="P191"/>
            <text:p text:style-name="P197">Cas des Nomenclatures</text:p>
            <text:p text:style-name="P299">Enfin pour chaque entité de type Nomenclature :</text:p>
            <text:p text:style-name="P300">le batch appelle la méthode rechercherUneNomenclatureParLibelle<text:span text:style-name="T589"> </text:span>de la classe NomenclatureService. </text:p>
            <text:p text:style-name="P287">Si aucune entité n’est renvoyé alors :</text:p>
            <text:p text:style-name="P190">Une Map&lt;String&gt; <text:s/>est initiée si elle n’existe pas dans le <text:span text:style-name="T715">JobExecution</text:span>Context <text:span text:style-name="T715">avec la clé « MapNomenclature »</text:span>. <text:span text:style-name="T715">On lui ajoute le nom de la classe Nomenclature en erreur </text:span><text:span text:style-name="T717">si </text:span><text:span text:style-name="T718">e</text:span><text:span text:style-name="T717">lle ne figure pas déjà dans la Map</text:span><text:span text:style-name="T715">. La Map est enregistré</text:span><text:span text:style-name="T719">e</text:span><text:span text:style-name="T715"> dans le <text:s/>JobExecution</text:span>Context <text:span text:style-name="T715">avec la clé « MapNomenclature »</text:span>.</text:p>
            <text:p text:style-name="P179"><text:span text:style-name="T607">erreurNomenclature</text:span><text:span text:style-name="T627">++</text:span></text:p>
            <text:p text:style-name="P288">Sinon :</text:p>
            <text:p text:style-name="P289"><text:span text:style-name="T155">l’entité renvoyé</text:span><text:span text:style-name="T163">e</text:span><text:span text:style-name="T155"> est utilisée pour charger l’Objet qui la demande.</text:span></text:p>
            <text:p text:style-name="P272"/>
            <text:p text:style-name="P301">Si <text:span text:style-name="T164">erreurPays </text:span><text:span text:style-name="T155">= true :</text:span></text:p>
            <text:p text:style-name="P196"><text:span text:style-name="T723">En ce cas, le </text:span><text:span text:style-name="T645">statut de </text:span><text:span text:style-name="T644">l’objet Depot </text:span><text:span text:style-name="T712">passé en paramètre</text:span><text:span text:style-name="T705"> </text:span><text:span text:style-name="T723">sera </text:span><text:span text:style-name="T644">mis à &lt;NON EXPLOITABLE&gt;. </text:span><text:span text:style-name="T724">Et l’archive </text:span><text:span text:style-name="T723">sera</text:span><text:span text:style-name="T724"> déplacée dans le répertoire &lt;</text:span><text:span text:style-name="T699">REJET</text:span><text:span text:style-name="T724">&gt;.</text:span></text:p>
            <text:p text:style-name="P193"><text:span text:style-name="T712">La méthode renvoie un </text:span><text:span text:style-name="T781">objet </text:span><text:span text:style-name="T712">Dossier vide avec ce</text:span><text:span text:style-name="T781">t objet</text:span><text:span text:style-name="T712"> Depot à l’intérieur. </text:span></text:p>
            <text:p text:style-name="P272"><text:span text:style-name="T842">Sinon</text:span><text:span text:style-name="T825">, s</text:span>i erreurNomenclature &gt; 0</text:p>
            <text:p text:style-name="P192">L<text:span text:style-name="T645">e statut de </text:span><text:span text:style-name="T644">l’objet Depot </text:span><text:span text:style-name="T712">passé en paramètre</text:span><text:span text:style-name="T705"> </text:span><text:span text:style-name="T644">est mis à &lt;</text:span><text:span text:style-name="T716">BATCH_ENCOURS</text:span><text:span text:style-name="T644">&gt; </text:span><text:span text:style-name="T716">pour être </text:span><text:span text:style-name="T824">retraité </text:span><text:span text:style-name="T753">par le prochain batc</text:span><text:span text:style-name="T804">h</text:span><text:span text:style-name="T753"> (et donc </text:span><text:span text:style-name="T716"><text:s/>après le Step suivant de mise à jour des Nomenclatures</text:span><text:span text:style-name="T753">)</text:span><text:span text:style-name="T716">.</text:span></text:p>
            <text:p text:style-name="P192"><text:span text:style-name="T712">La méthode renvoie un </text:span><text:span text:style-name="T781">objet </text:span><text:span text:style-name="T712">Dossier vide avec ce</text:span><text:span text:style-name="T781">t objet</text:span><text:span text:style-name="T712"> Depot à l’intérieur. </text:span></text:p>
            <text:p text:style-name="P277"/>
            <text:p text:style-name="P291">Si<text:span text:style-name="T827">non, si</text:span> aucune erreur ne s’est produite :</text:p>
            <text:p text:style-name="P194">le Dossier complet <text:span text:style-name="T755">est </text:span><text:span text:style-name="T762">r</text:span><text:span text:style-name="T755">envoyé.</text:span></text:p>
            <text:p text:style-name="P268"/>
            <text:p text:style-name="P311"/>
            <text:p text:style-name="P141"/>
          </table:table-cell>
        </table:table-row>
        <table:table-row table:style-name="Tableau20.1">
          <table:table-cell table:style-name="Tableau20.A2" office:value-type="string">
            <text:p text:style-name="P454">Objets métier 18 : <text:s/><text:span text:style-name="T488">La classe </text:span><text:span text:style-name="T492">Traiter</text:span><text:span text:style-name="T491">ArchiveDepot</text:span><text:span text:style-name="T489">Writer </text:span></text:p>
          </table:table-cell>
        </table:table-row>
        <table:table-row table:style-name="Tableau20.1">
          <table:table-cell table:style-name="Tableau20.A3" office:value-type="string">
            <text:p text:style-name="P85"/>
            <text:p text:style-name="P209">Cette classe a pour but de <text:span text:style-name="T653">persister en base de données </text:span>un objet Dossier <text:span text:style-name="T653">issue du Processor</text:span>.</text:p>
            <text:p text:style-name="P219">Elle dispose d’un<text:span text:style-name="T654">e</text:span> méthode <text:span text:style-name="T653">write</text:span>() qui override celle de l’Interface.</text:p>
            <text:p text:style-name="P85"/>
            <text:p text:style-name="P207"><text:span text:style-name="T504">public </text:span><text:span text:style-name="T505">class</text:span><text:span text:style-name="T590"> TraiterArchiveDepot</text:span><text:span text:style-name="T592">Writer</text:span><text:span text:style-name="T590">() </text:span><text:span text:style-name="T591">implements </text:span><text:span text:style-name="T590">Item</text:span><text:span text:style-name="T592">Writer</text:span><text:span text:style-name="T590">&lt;Dossier&gt;</text:span></text:p>
            <text:p text:style-name="P132"/>
            <text:p text:style-name="P135">Méthodes : </text:p>
            <text:p text:style-name="P225"/>
            <text:p text:style-name="P225"><text:soft-page-break/>méthode write<text:span text:style-name="T694">()</text:span></text:p>
            <text:p text:style-name="P264">Cette méthode accède au Dossier renvoyé par le Processor. </text:p>
            <text:p text:style-name="P260">Un objet Dossier est composé de nombreux autres objets (Depot, DossierSuccession, Qualite, Personnes…). Le mapping des Entités en base de données utilisera le mode CASCADE qui permet d’enregistrer un Objet avec tous ses sous-objet en une seule méthode sans devoir enregistrer individuellement chaque sous Objet avant. </text:p>
            <text:p text:style-name="P237"/>
            <text:p text:style-name="P265">Et effectue les actions suivantes :</text:p>
            <text:p text:style-name="P235"/>
            <text:list xml:id="list2343900492" text:style-name="L21">
              <text:list-item>
                <text:p text:style-name="P606"><text:span text:style-name="T610">S</text:span><text:span text:style-name="T607">i le Dossier est </text:span><text:span text:style-name="T626">NULL</text:span><text:span text:style-name="T607">, </text:span><text:span text:style-name="T633">la méthode</text:span><text:span text:style-name="T607"> s’arrête (cas d’une mise à jour de Dossier)</text:span></text:p>
                <text:p text:style-name="P607"><text:span text:style-name="T607">sinon e</text:span><text:span text:style-name="T628">lle envoie l’acquittement à EEN </text:span><text:span text:style-name="T629">en </text:span><text:span text:style-name="T482">appel</text:span><text:span text:style-name="T483">ant</text:span><text:span text:style-name="T482"> la méthode </text:span><text:span text:style-name="T483">acquittement</text:span><text:span text:style-name="T482">DepotEEN du service AppelEenService <text:s/></text:span><text:span text:style-name="T484">avec pour paramètre </text:span><text:span text:style-name="T630"><text:s/>l’id techn</text:span><text:span text:style-name="T631">i</text:span><text:span text:style-name="T630">que correspondant à celui dans le Depot du Dossier (idTechnique) </text:span><text:span text:style-name="T632">fourni par le Processor</text:span><text:span text:style-name="T630">.</text:span></text:p>
                <text:p text:style-name="P634"/>
              </text:list-item>
              <text:list-item>
                <text:p text:style-name="P608"><text:span text:style-name="T610">S</text:span><text:span text:style-name="T609">i l’</text:span><text:span text:style-name="T625">objet</text:span><text:span text:style-name="T609"> Depot du Dossier </text:span><text:span text:style-name="T624">envoyé par le Processor </text:span><text:span text:style-name="T609"><text:s/>est de statut </text:span><text:span text:style-name="T611">&lt;</text:span><text:span text:style-name="T612">NON EXPLOITAB</text:span><text:span text:style-name="T613">L</text:span><text:span text:style-name="T612">E</text:span><text:span text:style-name="T611">&gt; </text:span><text:span text:style-name="T615">ou </text:span><text:span text:style-name="T616">&lt;</text:span><text:span text:style-name="T617">BATCH_ENCOURS</text:span><text:span text:style-name="T616">&gt;</text:span><text:span text:style-name="T611"> </text:span><text:span text:style-name="T623">(attente d’une mise à jour de Nomenclature) </text:span><text:span text:style-name="T609">alors :</text:span></text:p>
                <text:p text:style-name="P609"><text:span text:style-name="T609">La méthode enregistre l</text:span><text:span text:style-name="T614">’objet Depot </text:span><text:span text:style-name="T624">reçu à l’intérieur du Dossier </text:span><text:span text:style-name="T615">et s’arrête là.</text:span></text:p>
                <text:p text:style-name="P609"><text:span text:style-name="T615">En cas d’erreur le batch s’arrête. </text:span><text:span text:style-name="T618">C’est un problème majeur avec la base de donnée.</text:span></text:p>
                <text:p text:style-name="P635"/>
              </text:list-item>
            </text:list>
            <text:list xml:id="list2891984543" text:style-name="L22">
              <text:list-header>
                <text:p text:style-name="P685"><text:span text:style-name="T75">S</text:span><text:span text:style-name="T76">inon </text:span><text:span text:style-name="T77">elle</text:span><text:span text:style-name="T76"> continu</text:span><text:span text:style-name="T78">e</text:span><text:span text:style-name="T76"> </text:span><text:span text:style-name="T79">les actions suivantes</text:span><text:span text:style-name="T76"> :</text:span></text:p>
              </text:list-header>
            </text:list>
            <text:list xml:id="list104810201327077" text:continue-list="list2343900492" text:style-name="L21">
              <text:list-header>
                <text:p text:style-name="P657"/>
              </text:list-header>
            </text:list>
            <text:list xml:id="list3405925651" text:style-name="L23">
              <text:list-item>
                <text:p text:style-name="P686"><text:span text:style-name="T43">Elle vérifie </text:span><text:span text:style-name="T44">qu’</text:span><text:span text:style-name="T43">il n’existe pas déjà un objet Dossier </text:span><text:span text:style-name="T61">pour l’id technque correspondant à celui dans le Depot du Dossier (idTechnique) </text:span><text:span text:style-name="T62">fourni par le Processor</text:span><text:span text:style-name="T61">.</text:span></text:p>
                <text:p text:style-name="P662"><text:span text:style-name="T385">Elle appelle la méthode </text:span><text:span text:style-name="T383">trouverDossierDepot</text:span><text:span text:style-name="T386">( </text:span><text:span text:style-name="T61">idTechnique</text:span><text:span text:style-name="T62">) de la classe DossierService. </text:span></text:p>
                <text:p text:style-name="P697"><text:span text:style-name="T84"><text:s/></text:span><text:span text:style-name="T85">Si </text:span><text:span text:style-name="T86">un Dossier est</text:span><text:span text:style-name="T85"> trouv</text:span><text:span text:style-name="T86">é</text:span><text:span text:style-name="T85"> :</text:span></text:p>
              </text:list-item>
            </text:list>
            <text:list xml:id="list968124566" text:style-name="L24">
              <text:list-item>
                <text:list>
                  <text:list-item>
                    <text:p text:style-name="P698"><text:span text:style-name="T86">si il est </text:span><text:span text:style-name="T87">au statut <text:s/></text:span><text:span text:style-name="T88">&lt;CREE&gt; </text:span><text:span text:style-name="T95">suite à un LOCK par exemple</text:span><text:span text:style-name="T88">, </text:span><text:span text:style-name="T86">alors on le garde</text:span><text:span text:style-name="T89"> pour </text:span><text:span text:style-name="T91">l’</text:span><text:span text:style-name="T89">étape 4. </text:span><text:span text:style-name="T92">On met à jour </text:span><text:span text:style-name="T96">s</text:span><text:span text:style-name="T92">a Journee et son Depot par </text:span><text:span text:style-name="T94">l’</text:span><text:span text:style-name="T93">objet Depot </text:span><text:span text:style-name="T94">du Dossier reçu mais avec un</text:span><text:span text:style-name="T93"> statut &lt;EXPLOITABLE&gt;</text:span></text:p>
                  </text:list-item>
                  <text:list-item>
                    <text:p text:style-name="P699"><text:span text:style-name="T86">si il a un a</text:span><text:span text:style-name="T90">utre statut, </text:span><text:span text:style-name="T86">c’est que le Dossier a déjà été intégré. </text:span><text:span text:style-name="T89"><text:s/>On logue un</text:span><text:span text:style-name="T86">e</text:span><text:span text:style-name="T89"> </text:span><text:span text:style-name="T86">ERREUR </text:span><text:span text:style-name="T97">et la méthode s’arrête.</text:span></text:p>
                  </text:list-item>
                </text:list>
              </text:list-item>
            </text:list>
            <text:list xml:id="list104810868661646" text:continue-list="list3405925651" text:style-name="L23">
              <text:list-header>
                <text:p text:style-name="P636"/>
              </text:list-header>
              <text:list-item>
                <text:p text:style-name="P687"><text:span text:style-name="T42">S</text:span><text:span text:style-name="T45">i </text:span><text:span text:style-name="T54">à l’étape 2, aucun Dossier n’ été trouvée , alors e</text:span><text:span text:style-name="T42">lle crée </text:span><text:span text:style-name="T46">ensuite </text:span><text:span text:style-name="T42">un nouveau <text:s/>Dossier </text:span><text:span text:style-name="T47">minimal</text:span><text:span text:style-name="T42"> avec seulement certains champs </text:span></text:p>
              </text:list-item>
            </text:list>
            <text:list xml:id="list1109378981" text:style-name="L25">
              <text:list-item>
                <text:list>
                  <text:list-item>
                    <text:p text:style-name="P610">date création</text:p>
                  </text:list-item>
                  <text:list-item>
                    <text:p text:style-name="P612">date de changement d’état</text:p>
                  </text:list-item>
                  <text:list-item>
                    <text:p text:style-name="P613">numéro de dossier : utilisation d’une séquence en base de données (RG007)</text:p>
                  </text:list-item>
                  <text:list-item>
                    <text:p text:style-name="P688"><text:span text:style-name="T46">libelle confor</text:span><text:span text:style-name="T51">méme</text:span><text:span text:style-name="T52">nt à </text:span><text:span text:style-name="T51">la RG0</text:span><text:span text:style-name="T53">8</text:span></text:p>
                  </text:list-item>
                </text:list>
              </text:list-item>
            </text:list>
            <text:list xml:id="list104810591105208" text:continue-list="list104810868661646" text:style-name="L23">
              <text:list-item>
                <text:list>
                  <text:list-header>
                    <text:p text:style-name="P614"><text:span text:style-name="T640">Nature du document (« SU »)_N</text:span><text:span text:style-name="T641">OM défunt</text:span><text:span text:style-name="T640">_</text:span><text:span text:style-name="T641">PRENOM</text:span><text:span text:style-name="T640"> défunt_ date décès </text:span><text:span text:style-name="T641">(format JJMMAAAA)</text:span><text:span text:style-name="T640">.</text:span></text:p>
                  </text:list-header>
                </text:list>
              </text:list-item>
            </text:list>
            <text:list xml:id="list3856729208" text:style-name="L26">
              <text:list-item>
                <text:list>
                  <text:list-item>
                    <text:p text:style-name="P611">statut &lt;CREE&gt;</text:p>
                  </text:list-item>
                  <text:list-item>
                    <text:p text:style-name="P615">un objet Journee correspondant à la journée ouverte</text:p>
                  </text:list-item>
                  <text:list-item>
                    <text:p text:style-name="P616"><text:span text:style-name="T805">l’</text:span>objet Depot <text:span text:style-name="T805">du Dossier reçu mais avec un</text:span> statut &lt;EXPLOITABLE&gt;</text:p>
                  </text:list-item>
                </text:list>
              </text:list-item>
            </text:list>
            <text:list xml:id="list104809995050676" text:continue-list="list104810591105208" text:style-name="L23">
              <text:list-item>
                <text:list>
                  <text:list-header>
                    <text:p text:style-name="P617">La méthode <text:span text:style-name="T823">enregistre le Dossier et </text:span>provoque le COMMIT de la transaction pour enregistrer le Dossier avec son Dépôt.</text:p>
                    <text:p text:style-name="P618"><text:span text:style-name="T773">En cas d’erreur le batch s’arrête. </text:span><text:span text:style-name="T695">C’est un problème majeur avec la base de donnée et une mise à jour du Dossier à l’état &lt;Erreur Création&gt; est peu probable.</text:span></text:p>
                    <text:p text:style-name="P618"/>
                  </text:list-header>
                </text:list>
              </text:list-item>
              <text:list-item>
                <text:p text:style-name="P687"><text:span text:style-name="T48">Ensuite, <text:s/>e</text:span><text:span text:style-name="T39">lle </text:span><text:span text:style-name="T49">met à jour</text:span><text:span text:style-name="T50"> </text:span><text:span text:style-name="T63">en base </text:span><text:span text:style-name="T39">le Dossier </text:span><text:span text:style-name="T48">minimal </text:span><text:span text:style-name="T55">(obtenu à l’étape 2 ou l’étape 3)</text:span><text:span text:style-name="T49"> </text:span><text:span text:style-name="T48">à partir du dossier </text:span><text:span text:style-name="T39">complet reçu du Processor. </text:span></text:p>
                <text:p text:style-name="P617">La méthode provoque le COMMIT de la transaction pour enregistrer le Dossier.</text:p>
                <text:p text:style-name="P619">Si une erreur de Lock de la base est renvoyée ( <text:span text:style-name="Emphasis"><text:span text:style-name="T426">ObjectOptimisticLockingFailureException </text:span></text:span><text:span text:style-name="Emphasis"><text:span text:style-name="T412">) , l’enregistrement échoue et pourra être traité plus tard. </text:span></text:span><text:span text:style-name="Emphasis"><text:span text:style-name="T427">Pour cela, la méthode met à jour l’</text:span></text:span><text:span text:style-name="Emphasis"><text:span text:style-name="T433">objet</text:span></text:span><text:span text:style-name="Emphasis"><text:span text:style-name="T427"> Depot </text:span></text:span><text:span text:style-name="Emphasis"><text:span text:style-name="T440">du Dossier</text:span></text:span><text:span text:style-name="Emphasis"><text:span text:style-name="T427"> au statut &lt;</text:span></text:span><text:span text:style-name="Emphasis"><text:span text:style-name="T424">BATCH_ENCOURS&gt; </text:span></text:span><text:span text:style-name="Emphasis"><text:span text:style-name="T440">et une nouvell</text:span></text:span><text:span text:style-name="Emphasis"><text:span text:style-name="T441">e</text:span></text:span><text:span text:style-name="Emphasis"><text:span text:style-name="T440"> date de changement d’état </text:span></text:span><text:span text:style-name="Emphasis"><text:span text:style-name="T433">et enregistre </text:span></text:span><text:span text:style-name="Emphasis"><text:span text:style-name="T443">cet objet Depot </text:span></text:span><text:span text:style-name="Emphasis"><text:span text:style-name="T433">en base </text:span></text:span><text:span text:style-name="Emphasis"><text:span text:style-name="T427">pour être </text:span></text:span><text:span text:style-name="Emphasis"><text:span text:style-name="T429">retraité</text:span></text:span><text:span text:style-name="Emphasis"><text:span text:style-name="T427"> lors du prochain batch. </text:span></text:span></text:p>
                <text:p text:style-name="P620"><text:span text:style-name="Emphasis"><text:span text:style-name="T432">Si une autre erreur se produit , cela signifie que l</text:span></text:span><text:span text:style-name="Emphasis"><text:span text:style-name="T428">a base a un problème majeur. Le Depot sera retraité dans un délai plus long par le batch de Reprise. </text:span></text:span><text:span text:style-name="Emphasis"><text:span text:style-name="T430">Le Depot reste alors au statut </text:span></text:span><text:span text:style-name="Emphasis"><text:span text:style-name="T241">&lt;EXPLOITABLE&gt;</text:span></text:span></text:p>
              </text:list-item>
            </text:list>
            <text:list xml:id="list104810392201332" text:continue-list="list104810201327077" text:style-name="L21">
              <text:list-item>
                <text:list>
                  <text:list-header>
                    <text:p text:style-name="P621"><text:span text:style-name="Emphasis"><text:span text:style-name="T241"/></text:span></text:p>
                  </text:list-header>
                </text:list>
                <text:p text:style-name="P622"><text:soft-page-break/><text:span text:style-name="Emphasis"><text:span text:style-name="T245">Si aucune erreur n’est rencontrée :</text:span></text:span></text:p>
                <text:p text:style-name="P623"><text:span text:style-name="Emphasis"><text:span text:style-name="T253">L’</text:span></text:span><text:span text:style-name="Emphasis"><text:span text:style-name="T255">archive </text:span></text:span><text:span text:style-name="Emphasis"><text:span text:style-name="T256">est déplacé dans le </text:span></text:span><text:span text:style-name="Emphasis"><text:span text:style-name="T257">répertoire &lt;INTEGRE&gt;. </text:span></text:span><text:span text:style-name="Emphasis"><text:span text:style-name="T258">Les pièces jointes sont déplacées dans le répertoire</text:span></text:span><text:span text:style-name="Emphasis"><text:span text:style-name="T255"> &lt;PJ&gt;. </text:span></text:span><text:span text:style-name="Emphasis"><text:span text:style-name="T259">En cas d’erreur à ce stade (IOException) , une erreur est logué</text:span></text:span><text:span text:style-name="Emphasis"><text:span text:style-name="T260">e</text:span></text:span><text:span text:style-name="Emphasis"><text:span text:style-name="T259">. Si les <text:s/></text:span></text:span><text:span text:style-name="Emphasis"><text:span text:style-name="T258">pièces jointes </text:span></text:span><text:span text:style-name="Emphasis"><text:span text:style-name="T259">ne sont pas déplacées, une action de l’exploitant sera nécessaire car l’IHM ne pourra les retrouver . </text:span></text:span><text:span text:style-name="Emphasis"><text:span text:style-name="T260">Le message d’erreur le mentionnera.</text:span></text:span></text:p>
                <text:p text:style-name="P623"><text:span text:style-name="Emphasis"><text:span text:style-name="T259">Si aucune erreur </text:span></text:span><text:span text:style-name="Emphasis"><text:span text:style-name="T261">ne s’est produite lors du traitement des fichiers sur disque</text:span></text:span><text:span text:style-name="Emphasis"><text:span text:style-name="T259">,</text:span></text:span><text:span text:style-name="Emphasis"><text:span text:style-name="T255"> </text:span></text:span><text:span text:style-name="Emphasis"><text:span text:style-name="T258">le </text:span></text:span><text:span text:style-name="Emphasis"><text:span text:style-name="T255">répertoire de travail </text:span></text:span><text:span text:style-name="Emphasis"><text:span text:style-name="T258">créé </text:span></text:span><text:span text:style-name="Emphasis"><text:span text:style-name="T250">pour dézipper </text:span></text:span><text:span text:style-name="Emphasis"><text:span text:style-name="T258">est </text:span></text:span><text:span text:style-name="Emphasis"><text:span text:style-name="T259">aussi </text:span></text:span><text:span text:style-name="Emphasis"><text:span text:style-name="T258">supprimé</text:span></text:span></text:p>
                <text:p text:style-name="P622"><text:span text:style-name="Emphasis"><text:span text:style-name="T261">La méthode</text:span></text:span><text:span text:style-name="Emphasis"><text:span text:style-name="T242"> initie un objet de la table de travail des batch pour provoquer le batch du <text:s/>CU04. </text:span></text:span><text:span text:style-name="Emphasis"><text:span text:style-name="T253">La méthode appelle la méthode programmerTraitementDepots avec l’</text:span></text:span><text:span text:style-name="Emphasis"><text:span text:style-name="T242">id_depot </text:span></text:span><text:span text:style-name="Emphasis"><text:span text:style-name="T253">du Depot comme paramètre </text:span></text:span><text:span text:style-name="Emphasis"><text:span text:style-name="T254">(cd STD CU04).</text:span></text:span></text:p>
              </text:list-item>
            </text:list>
            <text:p text:style-name="P155"/>
            <text:p text:style-name="P85"/>
          </table:table-cell>
        </table:table-row>
        <table:table-row table:style-name="Tableau20.1">
          <table:table-cell table:style-name="Tableau20.A2" office:value-type="string">
            <text:p text:style-name="P456">Objets métier 19 : <text:span text:style-name="T488">La classe </text:span><text:span text:style-name="T665">MettreAJourNomenclatureReader</text:span><text:span text:style-name="T489"> </text:span></text:p>
          </table:table-cell>
        </table:table-row>
        <table:table-row table:style-name="Tableau20.1">
          <table:table-cell table:style-name="Tableau20.A3" office:value-type="string">
            <text:p text:style-name="P85"/>
            <text:p text:style-name="P491">C<text:span text:style-name="T656">ette classe est un</text:span> Reader qui <text:span text:style-name="T656">récupère la liste des </text:span><text:span text:style-name="T727">Nomenclature à <text:s/>mettre à jour</text:span><text:span text:style-name="T656">.</text:span></text:p>
            <text:p text:style-name="P491"/>
            <text:p text:style-name="P222"><text:span text:style-name="T652">Cette classe </text:span>dispose d’un méthode <text:span text:style-name="T652">read</text:span>() qui override celle de l’Interface.</text:p>
            <text:p text:style-name="P488"/>
            <text:p text:style-name="P468"><text:span text:style-name="T130"><text:s/></text:span><text:span text:style-name="T503">private</text:span><text:span text:style-name="T130"> </text:span><text:span text:style-name="T503">static</text:span><text:span text:style-name="T130"> </text:span><text:span text:style-name="T503">class</text:span><text:span text:style-name="T130"> </text:span><text:span text:style-name="T146"><text:s text:c="2"/></text:span><text:span text:style-name="T521">MettreAJourNomenclatureReader</text:span></text:p>
            <text:p text:style-name="P544"><text:span text:style-name="T131"><text:s text:c="12"/></text:span><text:span text:style-name="T500">implements</text:span><text:span text:style-name="T131"> ItemReader</text:span><text:span text:style-name="T137">&lt;</text:span><text:span text:style-name="T297">String</text:span><text:span text:style-name="T137">&gt;</text:span></text:p>
            <text:p text:style-name="P314"><text:s text:c="4"/>{</text:p>
            <text:p text:style-name="P92"/>
            <text:p text:style-name="P469">Attributs :</text:p>
            <text:p text:style-name="P534"><text:span text:style-name="T510">private</text:span><text:span text:style-name="T120"> </text:span><text:span text:style-name="T510">final</text:span><text:span text:style-name="T120"> </text:span><text:span text:style-name="Source_20_Text"><text:span text:style-name="T508">List</text:span></text:span><text:span text:style-name="Source_20_Text"><text:span text:style-name="T507">&lt;String&gt; </text:span></text:span><text:span text:style-name="T120"><text:s/></text:span><text:span text:style-name="T553">liste</text:span><text:span text:style-name="T554">Nomenclature</text:span><text:span text:style-name="T120">;</text:span></text:p>
            <text:p text:style-name="P498"><text:span text:style-name="T657">List</text:span> contenant <text:span text:style-name="T667">les </text:span><text:span text:style-name="T728">libellés des nomenclature (tels qu’attendus par EEN)</text:span>.</text:p>
            <text:p text:style-name="P488"/>
            <text:p text:style-name="P494">Méthodes :</text:p>
            <text:p text:style-name="P494"/>
            <text:list xml:id="list104811954295025" text:continue-list="list104811165287051" text:style-name="L12">
              <text:list-item>
                <text:p text:style-name="P677"><text:span text:style-name="T394">Le </text:span><text:span text:style-name="T395">Constructeur </text:span></text:p>
              </text:list-item>
            </text:list>
            <text:p text:style-name="P470"><text:span text:style-name="T504">public</text:span><text:span text:style-name="T143"> <text:s text:c="2"/></text:span><text:span text:style-name="T521">MettreAJourNomenclatureReader</text:span><text:span text:style-name="T143">()</text:span></text:p>
            <text:p text:style-name="P474">Le constructeur <text:span text:style-name="T497">sera appelé par la class</text:span><text:span text:style-name="T560">e</text:span><text:span text:style-name="T497"> de Configuration du batch. <text:s/>Il va </text:span><text:span text:style-name="T729">regarder dans le JobContext si il existe une Map pour la clé </text:span><text:span text:style-name="T148">« MapNomenclature » </text:span><text:span text:style-name="T668">et </text:span><text:span text:style-name="T497">va charger la réponse dans l’attri</text:span><text:span text:style-name="T562">but </text:span><text:span text:style-name="T547">liste</text:span><text:span text:style-name="T548">Nomenclature</text:span><text:span text:style-name="T561">. </text:span><text:span text:style-name="T670">Si la List est vide </text:span><text:span text:style-name="T730">(ou que le Map n’est pas trouvée)</text:span><text:span text:style-name="T670">, le batch s’arrête.</text:span></text:p>
            <text:p text:style-name="P469"/>
            <text:list xml:id="list2396588511" text:style-name="L27">
              <text:list-item>
                <text:p text:style-name="P689"><text:span text:style-name="T299">L</text:span><text:span text:style-name="T300">a méthode </text:span><text:span text:style-name="T299">read</text:span><text:span text:style-name="T300">()</text:span></text:p>
              </text:list-item>
            </text:list>
            <text:p text:style-name="P557"/>
            <text:p text:style-name="P536"><text:span text:style-name="T317">La méthode read va </text:span><text:span text:style-name="T318">récupérer</text:span><text:span text:style-name="T317"> le prochain él</text:span><text:span text:style-name="T319">é</text:span><text:span text:style-name="T317">ment de la </text:span><text:span text:style-name="T322">List</text:span><text:span text:style-name="T317"> </text:span><text:span text:style-name="T553">liste</text:span><text:span text:style-name="T554">Nomenclature</text:span><text:span text:style-name="T551">. </text:span></text:p>
            <text:p text:style-name="P500">Elle renvoie <text:span text:style-name="T660">ensui</text:span><text:span text:style-name="T661">t</text:span><text:span text:style-name="T660">e </text:span>cette String <text:span text:style-name="T658">au </text:span><text:span text:style-name="T659">Processor</text:span>.</text:p>
            <text:p text:style-name="P85"/>
          </table:table-cell>
        </table:table-row>
        <table:table-row table:style-name="Tableau20.1">
          <table:table-cell table:style-name="Tableau20.A2" office:value-type="string">
            <text:p text:style-name="P456">Objets métier <text:span text:style-name="T493">20</text:span> : <text:span text:style-name="T488">La classe </text:span><text:span text:style-name="T665">MettreAJourNomenclatureProcessor</text:span><text:span text:style-name="T489"> </text:span></text:p>
          </table:table-cell>
        </table:table-row>
        <table:table-row table:style-name="Tableau20.1">
          <table:table-cell table:style-name="Tableau20.A3" office:value-type="string">
            <text:p text:style-name="P119"/>
            <text:p text:style-name="P214">Cette classe a pour but de transformer un objet <text:span text:style-name="T662">String</text:span> reçu du Reader en un <text:span text:style-name="T669">objet </text:span><text:span text:style-name="T671">Map &lt;Int,</text:span><text:span text:style-name="T669"> Depot&gt;</text:span> pour le Writer.</text:p>
            <text:p text:style-name="P223">Elle dispose d’un méthode process() qui override celle de l’Interface.</text:p>
            <text:p text:style-name="P214"/>
            <text:p text:style-name="P213"><text:span text:style-name="T504">public </text:span><text:span text:style-name="T505">class</text:span><text:span text:style-name="T590"> </text:span><text:span text:style-name="T593">Recuperer</text:span><text:span text:style-name="T594">Un</text:span><text:span text:style-name="T593">DepotProcessor</text:span><text:span text:style-name="T590">() </text:span><text:span text:style-name="T591">implements </text:span><text:span text:style-name="T590">ItemProcessor&lt;</text:span><text:span text:style-name="T595">String</text:span><text:span text:style-name="T590">, </text:span><text:span text:style-name="T597">Map&lt;String, </text:span><text:span text:style-name="T599">List&lt;</text:span><text:span text:style-name="T597">NomenclatureDto</text:span><text:span text:style-name="T590">&gt;&gt;&gt;</text:span></text:p>
            <text:p text:style-name="P93"/>
            <text:p text:style-name="P535"><text:span text:style-name="T26"><text:s text:c="3"/>Méthodes :</text:span><text:span text:style-name="T131"> </text:span></text:p>
            <text:p text:style-name="P372"/>
            <text:list xml:id="list104811313305510" text:continue-list="list104810737191526" text:style-name="L14">
              <text:list-item>
                <text:p text:style-name="P680"><text:span text:style-name="T27">Méthode process</text:span><text:span text:style-name="T28">()</text:span></text:p>
              </text:list-item>
            </text:list>
            <text:p text:style-name="P230">Cette méthode reçoit en entrée <text:span text:style-name="T672">du Reader </text:span><text:span text:style-name="T731">la chaîne correspondant <text:s/>au nom de la Nomenclature à mettre à jour </text:span><text:span text:style-name="T734">(nomNomenclature)</text:span><text:span text:style-name="T731">.</text:span></text:p>
            <text:p text:style-name="P231"><text:soft-page-break/>Elle appel<text:span text:style-name="T732">le</text:span> la méthode <text:s/><text:span text:style-name="T451">demanderListeNomenclature</text:span><text:span text:style-name="T464">( </text:span><text:span text:style-name="T734">nomNomenclature</text:span><text:span text:style-name="T735">)</text:span><text:span text:style-name="T450"> <text:s/>du service <text:s/>AppelEenService</text:span><text:span text:style-name="T282"> </text:span><text:span text:style-name="T462">et va en</text:span><text:span text:style-name="T463">r</text:span><text:span text:style-name="T462">egistre</text:span><text:span text:style-name="T463">r</text:span><text:span text:style-name="T462"> l</text:span><text:span text:style-name="T463">a</text:span><text:span text:style-name="T462"> réponse dans un objet </text:span><text:span text:style-name="T463">listNomenclature de type List&lt;</text:span><text:span text:style-name="T462">NomenclatureDto&gt;</text:span><text:span text:style-name="T282">. </text:span><text:span text:style-name="T463">En cas d’erreur la NomenclatureDto est vide.</text:span></text:p>
            <text:p text:style-name="P503"/>
            <text:p text:style-name="P506"><text:span text:style-name="T683">L’objet</text:span><text:span text:style-name="T675"> </text:span><text:span text:style-name="T733">Map&lt;</text:span><text:span text:style-name="T213"> </text:span><text:span text:style-name="T149">nomNomenclature</text:span><text:span text:style-name="T733"> , listNomenclature</text:span><text:span text:style-name="T740">Dto</text:span><text:span text:style-name="T733">&gt;</text:span><text:span text:style-name="T674"> </text:span>est renvoyé au Writer.</text:p>
            <text:p text:style-name="P507"/>
            <text:p text:style-name="P510"/>
            <text:p text:style-name="P510"/>
          </table:table-cell>
        </table:table-row>
        <table:table-row table:style-name="Tableau20.1">
          <table:table-cell table:style-name="Tableau20.A2" office:value-type="string">
            <text:p text:style-name="P456">Objets métier <text:span text:style-name="T493">21</text:span> : <text:span text:style-name="T488">La classe </text:span><text:span text:style-name="T665">MettreAJourNomenclature</text:span><text:span text:style-name="T489">Writer </text:span></text:p>
          </table:table-cell>
        </table:table-row>
        <table:table-row table:style-name="Tableau20.1">
          <table:table-cell table:style-name="Tableau20.A3" office:value-type="string">
            <text:p text:style-name="P85"/>
            <text:p text:style-name="P94"/>
            <text:p text:style-name="P216">Cette classe a pour but de <text:span text:style-name="T653">persister en base de données </text:span>un objet Dossier <text:span text:style-name="T653">issue du Processor</text:span>.</text:p>
            <text:p text:style-name="P224">Elle dispose d’un<text:span text:style-name="T654">e</text:span> méthode <text:span text:style-name="T653">write</text:span>() qui override celle de l’Interface.</text:p>
            <text:p text:style-name="P94"/>
            <text:p text:style-name="P215"><text:span text:style-name="T504">public </text:span><text:span text:style-name="T505">class</text:span><text:span text:style-name="T590"> TraiterArchiveDepot</text:span><text:span text:style-name="T592">Writer</text:span><text:span text:style-name="T590">() </text:span><text:span text:style-name="T591">implements </text:span><text:span text:style-name="T590">Item</text:span><text:span text:style-name="T592">Writer</text:span><text:span text:style-name="T590">&lt;</text:span><text:span text:style-name="T597">Map&lt;String, </text:span><text:span text:style-name="T598">List&lt;</text:span><text:span text:style-name="T597">NomenclatureDto&gt;</text:span><text:span text:style-name="T590">&gt;&gt;</text:span></text:p>
            <text:p text:style-name="P133"/>
            <text:p text:style-name="P136">Méthodes : </text:p>
            <text:p text:style-name="P226"/>
            <text:p text:style-name="P226">méthode write<text:span text:style-name="T694">()</text:span></text:p>
            <text:p text:style-name="P236"><text:span text:style-name="T693">Cette méthode accède </text:span><text:span text:style-name="T736">à la Map&lt;</text:span><text:span text:style-name="T738">libelle, </text:span><text:span text:style-name="T740">listN</text:span><text:span text:style-name="T738">omenclatureDto&gt;</text:span><text:span text:style-name="T736"> </text:span><text:span text:style-name="T693">renvoyé</text:span><text:span text:style-name="T736">e</text:span><text:span text:style-name="T693"> par le Processor. <text:s/></text:span><text:span text:style-name="T736">Elle utilise l’énumération ListeNomenclatureEnum p</text:span><text:span text:style-name="T737">our récupérer la classe d’implémentation de la Nomenclature </text:span><text:span text:style-name="T738">(classNomenclature.class) à partir de son libellé </text:span><text:span text:style-name="T739">(</text:span><text:span text:style-name="T738">libelle</text:span><text:span text:style-name="T739">)</text:span><text:span text:style-name="T737">. </text:span></text:p>
            <text:list xml:id="list104810137688433" text:continue-list="list104810392201332" text:style-name="L21">
              <text:list-header>
                <text:p text:style-name="P626"><text:span text:style-name="T607">La mét</text:span><text:span text:style-name="T620">h</text:span><text:span text:style-name="T607">ode boucle s</text:span><text:span text:style-name="T620">u</text:span><text:span text:style-name="T607">r </text:span><text:span text:style-name="T620">les éléments de la <text:s/></text:span><text:span text:style-name="T621">listN</text:span><text:span text:style-name="T619">omenclatureDto. </text:span><text:span text:style-name="T622">Pour chaque élément nomenclatureDto :</text:span></text:p>
              </text:list-header>
              <text:list-item>
                <text:p text:style-name="P690"><text:span text:style-name="T70">Elle appelle </text:span><text:span text:style-name="T71">la méthode </text:span><text:span text:style-name="T70"><text:s/></text:span><text:span text:style-name="T123">rechercherUneNomenclatureParLibelle</text:span><text:span text:style-name="T124">(</text:span><text:span text:style-name="T71">classNomenclature.class, </text:span><text:span text:style-name="T72">nomenclatureDto.</text:span><text:span text:style-name="T73">getLibelle)</text:span><text:span text:style-name="T123"> </text:span><text:span text:style-name="T69">de la classe NomenclatureService. </text:span></text:p>
              </text:list-item>
              <text:list-item>
                <text:p text:style-name="P700"><text:span text:style-name="T69">S</text:span><text:span text:style-name="T64">i la méthode ne renvoie pas de données, il faut créer une entrée en base pour cette nomenclature.</text:span></text:p>
                <text:p text:style-name="P700"><text:span text:style-name="T64">La méthode instancie un nouvel objet <text:s/></text:span><text:span text:style-name="T122">ma</text:span><text:span text:style-name="T71">Nomenclature </text:span><text:span text:style-name="T64">de type <text:s/></text:span><text:span text:style-name="T71">classNomenclature.class </text:span><text:span text:style-name="T64">et y recopie les données du DTO </text:span><text:span text:style-name="T72">nomenclatureDto. </text:span></text:p>
                <text:p text:style-name="P700"><text:span text:style-name="T64">La création en base est effectuée de en appelant </text:span><text:span text:style-name="T71">la méthode <text:s/>creerNomenclature(maNomenclature) de la classe NomenclatureService. <text:s/></text:span></text:p>
                <text:p text:style-name="P624"><text:span text:style-name="Emphasis"><text:span text:style-name="T446">En cas d’erreur d’enregistrement, <text:s/></text:span></text:span><text:span text:style-name="Emphasis"><text:span text:style-name="T444">cela signifie que l</text:span></text:span><text:span text:style-name="Emphasis"><text:span text:style-name="T445">a base a un problème majeur. </text:span></text:span><text:span text:style-name="Emphasis"><text:span text:style-name="T446">On logue </text:span></text:span><text:span text:style-name="Emphasis"><text:span text:style-name="T447">simplement</text:span></text:span><text:span text:style-name="Emphasis"><text:span text:style-name="T446"> l’erreur.</text:span></text:span></text:p>
              </text:list-item>
              <text:list-item>
                <text:p text:style-name="P624"><text:span text:style-name="Emphasis"><text:span text:style-name="T446">Le méthode passe à l’élément suivant de la liste <text:s/></text:span></text:span><text:span text:style-name="Emphasis"><text:span text:style-name="T265">listN</text:span></text:span><text:span text:style-name="Emphasis"><text:span text:style-name="T266">omenclatureDto.</text:span></text:span></text:p>
                <text:p text:style-name="P625"><text:span text:style-name="Emphasis"><text:span text:style-name="T243"/></text:span></text:p>
              </text:list-item>
            </text:list>
            <text:p text:style-name="P85"/>
            <text:p text:style-name="P85"/>
          </table:table-cell>
        </table:table-row>
        <table:table-row table:style-name="Tableau20.1">
          <table:table-cell table:style-name="Tableau20.A2" office:value-type="string">
            <text:p text:style-name="P455">Objets métier <text:span text:style-name="T493">23</text:span> :<text:span text:style-name="T495">B</text:span><text:span text:style-name="T494">atch de Reprise </text:span></text:p>
          </table:table-cell>
        </table:table-row>
        <table:table-row table:style-name="Tableau20.1">
          <table:table-cell table:style-name="Tableau20.A3" office:value-type="string">
            <text:p text:style-name="P137"/>
            <text:p text:style-name="P255">Ce batch a pour but <text:s/><text:span text:style-name="T763">de retraiter les dépôts resté au statut &lt;EXPLOITABLE&gt; depuis un certain temps (variable définie dans le fichier properties).</text:span></text:p>
            <text:p text:style-name="P256">Ce cas de figure se produit si l’enregistrement du Dossier complet a échoué mais sans lock de la base. Un problème majeur est survenu dans la base et le délai fixé doit donc être assez important, comme une heure. Un tel délai a aussi l’avantage de ne pas perturber le mode nominal du batch qui dispose de Dépôt au statut &lt;EXPLOITABLE&gt; pendant quelques secondes (entre la création du Dossier minimal et la création du Dossier complet).</text:p>
            <text:p text:style-name="P257">Cet état peut aussi se produire si un plantage général du batch a lieu entre l’envoi de l’acquittement à EEN et l’enregistrement du Dossier minimal.</text:p>
            <text:p text:style-name="P256"/>
            <text:p text:style-name="P257">Ce batch peut donc reprendre les Step 3 et et Step 4 du batch Principal.</text:p>
            <text:p text:style-name="P257"/>
            <text:p text:style-name="P257">La différence sera donc au niveau de la configuration qui ne comportera que 2 steps.</text:p>
            <text:p text:style-name="P257">Une autre différence dans la configuration sera l’appel au constructeur du Reader du Step 3 <text:soft-page-break/>(<text:span text:style-name="T469">Traiter</text:span><text:span text:style-name="T470">ArchiveDepot</text:span><text:span text:style-name="T471">Reader </text:span><text:span text:style-name="T468">)</text:span>. Au lieu d’avoir le mode « Principal » en paramètre, ce sera le mode « Reprise ». </text:p>
            <text:p text:style-name="P258">En mode Reprise, le constructeur appel<text:span text:style-name="T765">l</text:span>era un<text:span text:style-name="T765">e</text:span> autre méthode. <text:s/><text:span text:style-name="T766">En ce cas, il va récupérer le delai via la classe de Configuration </text:span><text:span text:style-name="T600">ParametrageGesfie</text:span><text:span text:style-name="T601">Batch</text:span><text:span text:style-name="T766">. Puis</text:span><text:span text:style-name="T472">, i</text:span><text:span text:style-name="T473">l va appeler la méthode </text:span><text:span text:style-name="T474">lister</text:span><text:span text:style-name="T456">DepotBatch</text:span><text:span text:style-name="T476">Exploitable(idTechnique, delai)</text:span><text:span text:style-name="T456"> </text:span><text:span text:style-name="T473">de la classe DepotService pour récupérer un</text:span><text:span text:style-name="T475">e</text:span><text:span text:style-name="T473"> Map&lt;</text:span><text:span text:style-name="T452">String String&gt;,</text:span><text:span text:style-name="T473"> des </text:span><text:span text:style-name="T452">Dépot</text:span><text:span text:style-name="T475">s</text:span><text:span text:style-name="T452"> au statut &lt;</text:span><text:span text:style-name="T476">EXPLOITABLE</text:span><text:span text:style-name="T452">&gt; </text:span><text:span text:style-name="T476">depuis le délai indiqué, </text:span><text:span text:style-name="T452">avec pour clé l’id_technique et valeur le nom de l’archive</text:span></text:p>
            <text:p text:style-name="P138"/>
          </table:table-cell>
        </table:table-row>
        <table:table-row table:style-name="Tableau20.1">
          <table:table-cell table:style-name="Tableau20.A2" office:value-type="string">
            <text:p text:style-name="P453">Objets métier <text:span text:style-name="T493">24</text:span> :</text:p>
          </table:table-cell>
        </table:table-row>
        <table:table-row table:style-name="Tableau20.1">
          <table:table-cell table:style-name="Tableau20.A3" office:value-type="string">
            <text:p text:style-name="P85"/>
          </table:table-cell>
        </table:table-row>
      </table:table>
      <text:p text:style-name="P450"/>
      <text:p text:style-name="P450"/>
      <text:p text:style-name="P450"/>
      <text:p text:style-name="P563"/>
      <table:table table:name="Tableau34" table:style-name="Tableau34">
        <table:table-column table:style-name="Tableau34.A"/>
        <table:table-header-rows>
          <table:table-row table:style-name="Tableau34.1">
            <table:table-cell table:style-name="Tableau34.A1" office:value-type="string">
              <text:p text:style-name="P368">Formats d'échange de données</text:p>
            </table:table-cell>
          </table:table-row>
        </table:table-header-rows>
        <table:table-row table:style-name="Tableau34.1">
          <table:table-cell table:style-name="Tableau34.A2" office:value-type="string">
            <text:p text:style-name="P125"/>
            <text:p text:style-name="P418">[Ex: JSON, XML – schémas si nécessaire]</text:p>
            <text:p text:style-name="P426">[Utiliser des diagrammes de classes UML pour illustrer les relations.]</text:p>
          </table:table-cell>
        </table:table-row>
        <table:table-row table:style-name="Tableau34.1">
          <table:table-cell table:style-name="Tableau34.A3" office:value-type="string">
            <text:p text:style-name="P129"/>
            <text:p text:style-name="P110"/>
            <text:p text:style-name="P105"/>
          </table:table-cell>
        </table:table-row>
        <table:table-row table:style-name="Tableau34.1">
          <table:table-cell table:style-name="Tableau34.A2" office:value-type="string">
            <text:p text:style-name="P365">Modèle de structure 1</text:p>
          </table:table-cell>
        </table:table-row>
        <table:table-row table:style-name="Tableau34.1">
          <table:table-cell table:style-name="Tableau34.A3" office:value-type="string">
            <text:p text:style-name="P90"/>
            <text:p text:style-name="P90"/>
            <text:p text:style-name="P90"/>
            <text:p text:style-name="P90"/>
            <text:p text:style-name="P90"/>
            <text:p text:style-name="P90"/>
            <text:p text:style-name="P90"/>
            <text:p text:style-name="P90"/>
            <text:p text:style-name="P90"/>
            <text:p text:style-name="P90"/>
            <text:p text:style-name="P90"/>
          </table:table-cell>
        </table:table-row>
        <table:table-row table:style-name="Tableau34.1">
          <table:table-cell table:style-name="Tableau34.A2" office:value-type="string">
            <text:p text:style-name="P69">Modèle de structure 2</text:p>
          </table:table-cell>
        </table:table-row>
        <table:table-row table:style-name="Tableau34.1">
          <table:table-cell table:style-name="Tableau34.A3" office:value-type="string">
            <text:p text:style-name="P90"/>
            <text:p text:style-name="P90"/>
            <text:p text:style-name="P90"/>
            <text:p text:style-name="P90"/>
            <text:p text:style-name="P90"/>
            <text:p text:style-name="P90"/>
            <text:p text:style-name="P90"/>
            <text:p text:style-name="P90"/>
            <text:p text:style-name="P90"/>
            <text:p text:style-name="P90"/>
            <text:p text:style-name="P90"/>
          </table:table-cell>
        </table:table-row>
      </table:table>
      <text:p text:style-name="P562"/>
      <table:table table:name="Tableau28" table:style-name="Tableau28">
        <table:table-column table:style-name="Tableau28.A"/>
        <table:table-header-rows>
          <table:table-row table:style-name="Tableau28.1">
            <table:table-cell table:style-name="Tableau28.A1" office:value-type="string">
              <text:p text:style-name="P342">Interfaces</text:p>
            </table:table-cell>
          </table:table-row>
        </table:table-header-rows>
        <table:table-row table:style-name="Tableau28.1">
          <table:table-cell table:style-name="Tableau28.A2" office:value-type="string">
            <text:p text:style-name="P122">Documenter les interfaces (internes ou externes) impliquées, en précisant leurs signatures, contrats (contrats d’interface, API REST avec ses endpoints, etc.) et le rôle de chacun dans la fonctionnalité : </text:p>
            <text:p text:style-name="P122"/>
            <text:p text:style-name="P430">- Description complète des endpoints REST : URI, méthode, paramètres, headers, authentification, schémas JSON.</text:p>
            <text:p text:style-name="P430">- Gestion des versions API </text:p>
            <text:p text:style-name="P430">- Monitoring obligatoire : latence, taux d'erreur, log détaillé, corrélation des requêtes.</text:p>
            <text:p text:style-name="P430">- Règles d’erreurs normalisées : mapping API → erreurs globales SI.</text:p>
            <text:p text:style-name="P430">- Exemples complets d’appels API pour tests rapides.</text:p>
            <text:p text:style-name="P122"/>
          </table:table-cell>
        </table:table-row>
        <table:table-row table:style-name="Tableau28.1">
          <table:table-cell table:style-name="Tableau28.A3" office:value-type="string">
            <text:p text:style-name="P107"/>
            <text:p text:style-name="P107"/>
            <text:p text:style-name="P107"/>
            <text:p text:style-name="P107"/>
            <text:p text:style-name="P107"/>
          </table:table-cell>
        </table:table-row>
        <table:table-row table:style-name="Tableau28.1">
          <table:table-cell table:style-name="Tableau28.A2" office:value-type="string">
            <text:p text:style-name="P337">Interface 1</text:p>
          </table:table-cell>
        </table:table-row>
        <table:table-row table:style-name="Tableau28.1">
          <table:table-cell table:style-name="Tableau28.A3" office:value-type="string">
            <text:p text:style-name="P81"/>
            <text:p text:style-name="P81"/>
            <text:p text:style-name="P81"/>
            <text:p text:style-name="P81"/>
            <text:p text:style-name="P81"/>
            <text:p text:style-name="P81"/>
            <text:p text:style-name="P81"/>
          </table:table-cell>
        </table:table-row>
        <table:table-row table:style-name="Tableau28.1">
          <table:table-cell table:style-name="Tableau28.A2" office:value-type="string">
            <text:p text:style-name="P71">Interface 2</text:p>
          </table:table-cell>
        </table:table-row>
        <table:table-row table:style-name="Tableau28.1">
          <table:table-cell table:style-name="Tableau28.A3" office:value-type="string">
            <text:p text:style-name="P81"/>
            <text:p text:style-name="P81"/>
            <text:p text:style-name="P81"/>
            <text:p text:style-name="P81"/>
            <text:p text:style-name="P81"/>
            <text:p text:style-name="P81"/>
            <text:p text:style-name="P81"/>
            <text:p text:style-name="P81"/>
            <text:p text:style-name="P81"/>
          </table:table-cell>
        </table:table-row>
      </table:table>
      <text:p text:style-name="P408"/>
      <table:table table:name="Tableau29" table:style-name="Tableau29">
        <table:table-column table:style-name="Tableau29.A"/>
        <table:table-header-rows>
          <table:table-row table:style-name="Tableau29.1">
            <table:table-cell table:style-name="Tableau29.A1" office:value-type="string">
              <text:p text:style-name="P342">API <text:s/><text:span text:style-name="T268">internes ( A renseigner si nécessaire) </text:span><text:s/></text:p>
            </table:table-cell>
          </table:table-row>
        </table:table-header-rows>
        <table:table-row table:style-name="Tableau29.1">
          <table:table-cell table:style-name="Tableau29.A2" office:value-type="string">
            <text:p text:style-name="P122">Si la fonctionnalité utilise des API externes, préciser lesquelles et leur rôle dans la chaîne de traitement, en incluant les conditions d'utilisation ou les schémas d'authentification propres à ces API :</text:p>
            <text:p text:style-name="P122"/>
            <text:p text:style-name="P433">- Description des contraintes externes : quotas, timeouts, authentification </text:p>
            <text:p text:style-name="P433">- Gestion des indisponibilités externes : retry, fallback ,</text:p>
            <text:p text:style-name="P433">- Gestion des écarts de schéma ou comportements inattendus.</text:p>
            <text:p text:style-name="P433">- Tableau de correspondance erreurs externes → erreurs internes.</text:p>
            <text:p text:style-name="P423">- Stratégies anti-latence (cache, multi-appel parallèle contrôlé).</text:p>
            <text:p text:style-name="P423"/>
            <text:p text:style-name="P423">- <text:span text:style-name="T233">swagger</text:span></text:p>
            <text:p text:style-name="P122"/>
          </table:table-cell>
        </table:table-row>
        <table:table-row table:style-name="Tableau29.1">
          <table:table-cell table:style-name="Tableau29.A3" office:value-type="string">
            <text:p text:style-name="P127"/>
            <text:p text:style-name="P101"/>
            <text:p text:style-name="P101"/>
            <text:p text:style-name="P115">NEANT</text:p>
            <text:p text:style-name="P101"/>
            <text:p text:style-name="P101"/>
            <text:p text:style-name="P101"/>
            <text:p text:style-name="P101"/>
          </table:table-cell>
        </table:table-row>
        <table:table-row table:style-name="Tableau29.1">
          <table:table-cell table:style-name="Tableau29.A2" office:value-type="string">
            <text:p text:style-name="P337">API 1</text:p>
          </table:table-cell>
        </table:table-row>
        <table:table-row table:style-name="Tableau29.1">
          <table:table-cell table:style-name="Tableau29.A3" office:value-type="string">
            <text:p text:style-name="P81"/>
            <text:p text:style-name="P81"/>
            <text:p text:style-name="P81"/>
            <text:p text:style-name="P81"/>
            <text:p text:style-name="P81"/>
            <text:p text:style-name="P81"/>
          </table:table-cell>
        </table:table-row>
        <table:table-row table:style-name="Tableau29.1">
          <table:table-cell table:style-name="Tableau29.A2" office:value-type="string">
            <text:p text:style-name="P71">API 2</text:p>
          </table:table-cell>
        </table:table-row>
        <table:table-row table:style-name="Tableau29.1">
          <table:table-cell table:style-name="Tableau29.A3" office:value-type="string">
            <text:p text:style-name="P81"/>
            <text:p text:style-name="P81"/>
            <text:p text:style-name="P81"/>
            <text:p text:style-name="P81"/>
            <text:p text:style-name="P81"/>
            <text:p text:style-name="P81"/>
            <text:p text:style-name="P81"/>
          </table:table-cell>
        </table:table-row>
      </table:table>
      <text:p text:style-name="P408"/>
      <table:table table:name="Tableau14" table:style-name="Tableau14">
        <table:table-column table:style-name="Tableau14.A"/>
        <table:table-header-rows>
          <table:table-row table:style-name="Tableau14.1">
            <table:table-cell table:style-name="Tableau14.A1" office:value-type="string">
              <text:p text:style-name="P346">API <text:s/>externes <text:s text:c="2"/><text:span text:style-name="T268">(A renseigner si nécessaire) </text:span><text:s/></text:p>
            </table:table-cell>
          </table:table-row>
        </table:table-header-rows>
        <table:table-row table:style-name="Tableau14.1">
          <table:table-cell table:style-name="Tableau14.A2" office:value-type="string">
            <text:p text:style-name="P124">Si la fonctionnalité utilise des API externes, préciser lesquelles et leur rôle dans la chaîne de traitement, en incluant les conditions d'utilisation ou les schémas d'authentification propres à ces API :</text:p>
            <text:p text:style-name="P124"/>
            <text:p text:style-name="P434">- Description des contraintes externes : quotas, timeouts, authentification </text:p>
            <text:p text:style-name="P434">- Gestion des indisponibilités externes : retry, fallback ,</text:p>
            <text:p text:style-name="P434">- Gestion des écarts de schéma ou comportements inattendus.</text:p>
            <text:p text:style-name="P434">- Tableau de correspondance erreurs externes → erreurs internes.</text:p>
            <text:p text:style-name="P424">- Stratégies anti-latence (cache, multi-appel parallèle contrôlé).</text:p>
            <text:p text:style-name="P424"/>
            <text:p text:style-name="P424">- <text:span text:style-name="T233">swagger</text:span></text:p>
            <text:p text:style-name="P124"/>
          </table:table-cell>
        </table:table-row>
        <table:table-row table:style-name="Tableau14.1">
          <table:table-cell table:style-name="Tableau14.A3" office:value-type="string">
            <text:p text:style-name="P111"/>
            <text:p text:style-name="P104"/>
          </table:table-cell>
        </table:table-row>
        <table:table-row table:style-name="Tableau14.1">
          <table:table-cell table:style-name="Tableau14.A2" office:value-type="string">
            <text:p text:style-name="P340">API 1</text:p>
          </table:table-cell>
        </table:table-row>
        <table:table-row table:style-name="Tableau14.1">
          <table:table-cell table:style-name="Tableau14.A3" office:value-type="string">
            <text:p text:style-name="P86"/>
            <text:p text:style-name="P86"/>
            <text:p text:style-name="P86"/>
            <text:p text:style-name="P86"/>
            <text:p text:style-name="P86"/>
            <text:p text:style-name="P86"/>
          </table:table-cell>
        </table:table-row>
        <table:table-row table:style-name="Tableau14.1">
          <table:table-cell table:style-name="Tableau14.A2" office:value-type="string">
            <text:p text:style-name="P72">API 2</text:p>
          </table:table-cell>
        </table:table-row>
        <table:table-row table:style-name="Tableau14.1">
          <table:table-cell table:style-name="Tableau14.A3" office:value-type="string">
            <text:p text:style-name="P86"/>
            <text:p text:style-name="P86"/>
            <text:p text:style-name="P86"/>
            <text:p text:style-name="P86"/>
            <text:p text:style-name="P86"/>
            <text:p text:style-name="P86"/>
            <text:p text:style-name="P86"/>
          </table:table-cell>
        </table:table-row>
      </table:table>
      <text:p text:style-name="P452"/>
      <table:table table:name="Tableau31" table:style-name="Tableau31">
        <table:table-column table:style-name="Tableau31.A"/>
        <table:table-header-rows>
          <table:table-row table:style-name="Tableau31.1">
            <table:table-cell table:style-name="Tableau31.A1" office:value-type="string">
              <text:p text:style-name="P343"><text:span text:style-name="Strong_20_Emphasis"><text:span text:style-name="T220">Gestion des erreurs spécifiques <text:s/></text:span></text:span><text:span text:style-name="Strong_20_Emphasis"><text:span text:style-name="T234">et traitement des exception </text:span></text:span><text:s/><text:span text:style-name="T233">au CU <text:s text:c="4"/></text:span></text:p>
            </table:table-cell>
          </table:table-row>
        </table:table-header-rows>
        <table:table-row table:style-name="Tableau31.1">
          <table:table-cell table:style-name="Tableau31.A2" office:value-type="string">
            <text:p text:style-name="P122">Énumérez les erreurs spécifiques à cette fonctionnalité, éventuellement en complément de la stratégie globale :</text:p>
            <text:p text:style-name="P438">- Catégorisation complète : métier, technique, réseau, cohérence, retard, API externe.</text:p>
            <text:p text:style-name="P438">- Tableau structuré : code, message utilisateur, message technique, criticité,</text:p>
            <text:p text:style-name="P425">- Règles de supervision : logs, alertes, notifications automatiques.</text:p>
            <text:p text:style-name="P425"/>
            <text:p text:style-name="P425">- Décrivez la gestion des exceptions personnalisées (Alerte,info, global, spécifique , Skip Logic et retry logic pour les batchs)</text:p>
            <text:p text:style-name="P122"/>
          </table:table-cell>
        </table:table-row>
        <table:table-row table:style-name="Tableau31.1">
          <table:table-cell table:style-name="Tableau31.A3" office:value-type="string">
            <text:p text:style-name="P128"><text:s/></text:p>
            <text:p text:style-name="P102"/>
          </table:table-cell>
        </table:table-row>
        <table:table-row table:style-name="Tableau31.1">
          <table:table-cell table:style-name="Tableau31.A2" office:value-type="string">
            <text:p text:style-name="P341"><text:span text:style-name="T220">Erreur</text:span> 1 <text:s/><text:span text:style-name="T399">IOException</text:span></text:p>
          </table:table-cell>
        </table:table-row>
        <table:table-row table:style-name="Tableau31.1">
          <table:table-cell table:style-name="Tableau31.A3" office:value-type="string">
            <text:p text:style-name="P82"/>
            <text:p text:style-name="P173">Erreur de lecture ou écriture sur disque.</text:p>
            <text:p text:style-name="P173"/>
            <text:p text:style-name="P181">On logue une erreur en mentionnant :</text:p>
            <text:list xml:id="list4016303988" text:style-name="L28">
              <text:list-item>
                <text:p text:style-name="P638">nom du batch et heure</text:p>
              </text:list-item>
              <text:list-item>
                <text:p text:style-name="P638">nom du fichier</text:p>
              </text:list-item>
              <text:list-item>
                <text:p text:style-name="P638">répertoire de lecture (et/ou) écriture</text:p>
              </text:list-item>
              <text:list-item>
                <text:p text:style-name="P638">message spécifique : « <text:span text:style-name="T814">Erreur de lecture/écriture sur disque</text:span> »</text:p>
              </text:list-item>
            </text:list>
            <text:p text:style-name="P82"/>
          </table:table-cell>
        </table:table-row>
        <table:table-row table:style-name="Tableau31.1">
          <table:table-cell table:style-name="Tableau31.A2" office:value-type="string">
            <text:p text:style-name="P356"><text:span text:style-name="T200">Erreur</text:span><text:span text:style-name="T199"> 2 </text:span><text:span text:style-name="Emphasis"><text:span text:style-name="T400">JsonMappingException</text:span></text:span></text:p>
          </table:table-cell>
        </table:table-row>
        <table:table-row table:style-name="Tableau31.1">
          <table:table-cell table:style-name="Tableau31.A3" office:value-type="string">
            <text:p text:style-name="P174">Erreur d’<text:span text:style-name="T814">intégration d’un fichier JSON.</text:span></text:p>
            <text:p text:style-name="P174"/>
            <text:p text:style-name="P182">On logue une erreur en mentionnant :</text:p>
            <text:list xml:id="list104810389088840" text:continue-numbering="true" text:style-name="L28">
              <text:list-item>
                <text:p text:style-name="P639">nom du batch et heure</text:p>
              </text:list-item>
              <text:list-item>
                <text:p text:style-name="P639">nom du fichier</text:p>
              </text:list-item>
              <text:list-item>
                <text:p text:style-name="P639">message spécifique : « <text:span text:style-name="T814">Erreur </text:span><text:span text:style-name="T815">intégration JSON</text:span> »</text:p>
              </text:list-item>
            </text:list>
            <text:p text:style-name="P82"/>
          </table:table-cell>
        </table:table-row>
        <table:table-row table:style-name="Tableau31.1">
          <table:table-cell table:style-name="Tableau31.A2" office:value-type="string">
            <text:p text:style-name="P87"><text:span text:style-name="Source_20_Text"><text:span text:style-name="T192">Erreur</text:span></text:span><text:span text:style-name="Emphasis"><text:span text:style-name="T283"> </text:span></text:span><text:span text:style-name="Emphasis"><text:span text:style-name="T448">3</text:span></text:span><text:span text:style-name="Emphasis"><text:span text:style-name="T283"> JAXBException</text:span></text:span></text:p>
          </table:table-cell>
        </table:table-row>
        <table:table-row table:style-name="Tableau31.1">
          <table:table-cell table:style-name="Tableau31.A3" office:value-type="string">
            <text:p text:style-name="P175">Erreur d’<text:span text:style-name="T814">intégration d’un fichier </text:span><text:span text:style-name="T815">XML</text:span><text:span text:style-name="T814">.</text:span></text:p>
            <text:p text:style-name="P175"/>
            <text:p text:style-name="P183">On logue une erreur en mentionnant :</text:p>
            <text:list xml:id="list104810420912415" text:continue-numbering="true" text:style-name="L28">
              <text:list-item>
                <text:p text:style-name="P640">nom du batch et heure</text:p>
              </text:list-item>
              <text:list-item>
                <text:p text:style-name="P641">nom du fichier</text:p>
              </text:list-item>
              <text:list-item>
                <text:p text:style-name="P641">message spécifique : « <text:span text:style-name="T814">Erreur </text:span><text:span text:style-name="T815">intégration XML </text:span> »</text:p>
              </text:list-item>
            </text:list>
          </table:table-cell>
        </table:table-row>
        <table:table-row table:style-name="Tableau31.1">
          <table:table-cell table:style-name="Tableau31.A2" office:value-type="string">
            <text:p text:style-name="P89"><text:span text:style-name="Emphasis"><text:span text:style-name="T448"><text:s/>Erreur 4</text:span></text:span><text:span text:style-name="Emphasis"><text:span text:style-name="T283"> ObjectOptimisticLockingFailureException</text:span></text:span></text:p>
          </table:table-cell>
        </table:table-row>
        <table:table-row table:style-name="Tableau31.1">
          <table:table-cell table:style-name="Tableau31.A3" office:value-type="string">
            <text:p text:style-name="P176">Erreur <text:s/><text:span text:style-name="T816">de verrou en base de données</text:span></text:p>
            <text:p text:style-name="P176"/>
            <text:p text:style-name="P184">On logue une erreur en mentionnant :</text:p>
            <text:list xml:id="list104811686262196" text:continue-numbering="true" text:style-name="L28">
              <text:list-item>
                <text:p text:style-name="P641">nom du batch et heure</text:p>
              </text:list-item>
              <text:list-item>
                <text:p text:style-name="P641">nom du fichier</text:p>
              </text:list-item>
              <text:list-item>
                <text:p text:style-name="P642"><text:span text:style-name="Emphasis"><text:span text:style-name="T155">message spécifique : « </text:span></text:span><text:span text:style-name="Emphasis"><text:span text:style-name="T159">Erreur </text:span></text:span><text:span text:style-name="Emphasis"><text:span text:style-name="T161">verrou Base de données</text:span></text:span><text:span text:style-name="Emphasis"><text:span text:style-name="T160"> </text:span></text:span><text:span text:style-name="Emphasis"><text:span text:style-name="T155"> » </text:span></text:span><text:span text:style-name="Emphasis"><text:span text:style-name="T162">+ reprise du message de l’exception</text:span></text:span></text:p>
              </text:list-item>
              <text:list-item>
                <text:p text:style-name="P642"><text:span text:style-name="Emphasis"><text:span text:style-name="T162"/></text:span></text:p>
              </text:list-item>
            </text:list>
          </table:table-cell>
        </table:table-row>
        <table:table-row table:style-name="Tableau31.1">
          <table:table-cell table:style-name="Tableau31.A2" office:value-type="string">
            <text:p text:style-name="P95"><text:span text:style-name="Emphasis"><text:span text:style-name="T448">Erreur </text:span></text:span><text:span text:style-name="Emphasis"><text:span text:style-name="T449">5</text:span></text:span><text:span text:style-name="Emphasis"><text:span text:style-name="T448"> </text:span></text:span><text:span text:style-name="Emphasis"><text:span text:style-name="T283">EenException</text:span></text:span></text:p>
          </table:table-cell>
        </table:table-row>
        <table:table-row table:style-name="Tableau31.1">
          <table:table-cell table:style-name="Tableau31.A3" office:value-type="string">
            <text:p text:style-name="P176">Erreur <text:span text:style-name="T817">lors d’un appel à l’API EEN.</text:span></text:p>
            <text:p text:style-name="P176"/>
            <text:p text:style-name="P184"><text:soft-page-break/>On logue une erreur en mentionnant :</text:p>
            <text:list xml:id="list104810693626276" text:continue-numbering="true" text:style-name="L28">
              <text:list-item>
                <text:p text:style-name="P641"><text:span text:style-name="T818">valeur</text:span> <text:span text:style-name="T817">du endpoint</text:span></text:p>
              </text:list-item>
              <text:list-item>
                <text:p text:style-name="P644">paramètre envoyé</text:p>
              </text:list-item>
              <text:list-item>
                <text:p text:style-name="P643">message spécifique : « <text:span text:style-name="T814">Erreur </text:span><text:span text:style-name="T817">appel API EEN</text:span> »</text:p>
              </text:list-item>
            </text:list>
          </table:table-cell>
        </table:table-row>
      </table:table>
      <text:p text:style-name="P409"/>
      <table:table table:name="Tableau32" table:style-name="Tableau32">
        <table:table-column table:style-name="Tableau32.A"/>
        <table:table-header-rows>
          <table:table-row table:style-name="Tableau32.1">
            <table:table-cell table:style-name="Tableau32.A1" office:value-type="string">
              <text:p text:style-name="P343"><text:span text:style-name="Strong_20_Emphasis"><text:span text:style-name="T220">Considération </text:span></text:span><text:span text:style-name="T220">de performances <text:s/></text:span></text:p>
            </table:table-cell>
          </table:table-row>
        </table:table-header-rows>
        <table:table-row table:style-name="Tableau32.1">
          <table:table-cell table:style-name="Tableau32.A2" office:value-type="string">
            <text:p text:style-name="P106">Décrivez ici toutes les considérations relatives à la performance pour cette fonctionnalité : </text:p>
            <text:p text:style-name="P112">-Durée moyenne d’exécution d’API.</text:p>
            <text:p text:style-name="P112">- <text:span text:style-name="T229">QPS</text:span></text:p>
            <text:p text:style-name="P113">- <text:span text:style-name="T229">P95 Latency</text:span></text:p>
            <text:p text:style-name="P114">- temps du traitement par lot</text:p>
            <text:p text:style-name="P131"><text:span text:style-name="T230">- Batch throughput </text:span><text:s text:c="3"/></text:p>
          </table:table-cell>
        </table:table-row>
        <table:table-row table:style-name="Tableau32.1">
          <table:table-cell table:style-name="Tableau32.A3" office:value-type="string">
            <text:p text:style-name="P266"/>
            <text:p text:style-name="P267">Au vue de la volumétrie, le cas du parallélisme de n’a pas été évoqué.</text:p>
            <text:p text:style-name="P267">SpringBatch propose plusieurs possibilités dont le multi threading, <text:span text:style-name="T833">via notamment l’ajout d’un TaskExecutor au chunk. </text:span></text:p>
            <text:p text:style-name="P266"><text:span text:style-name="T833">Cependant, l</text:span><text:span text:style-name="T271">e multi Threading </text:span><text:span text:style-name="T833">apport ces contraintes </text:span><text:span text:style-name="T834">comme par exemple :</text:span></text:p>
            <text:list xml:id="list449571343" text:style-name="L29">
              <text:list-item>
                <text:p text:style-name="P709"><text:span text:style-name="T833">Il faut utiliser des implémentations thread safe des interfaces comme <text:s/></text:span><text:span text:style-name="Emphasis"><text:span text:style-name="T262">ConcurrentMap </text:span></text:span><text:span text:style-name="Emphasis"><text:span text:style-name="T263">pour les Map,</text:span></text:span></text:p>
              </text:list-item>
              <text:list-item>
                <text:p text:style-name="P709"><text:span text:style-name="T833">il comporte ici un </text:span>risque de <text:span text:style-name="T833">créer des </text:span>doublons d’Adresses et <text:span text:style-name="T833">de </text:span>Personnes. <text:span text:style-name="T833">En effet chaque thread </text:span><text:span text:style-name="T835">dispose de son COMMIT </text:span><text:span text:style-name="T836">et </text:span><text:span text:style-name="T835">on n’a pas l’assurance que la même Personne aura déjà créé dans le thread 1 quand le thread 2 la recherchera.</text:span></text:p>
              </text:list-item>
            </text:list>
            <text:p text:style-name="P180"/>
            <text:p text:style-name="P102"/>
          </table:table-cell>
        </table:table-row>
        <table:table-row table:style-name="Tableau32.1">
          <table:table-cell table:style-name="Tableau32.A2" office:value-type="string">
            <text:p text:style-name="P338"><text:span text:style-name="T228">I</text:span><text:span text:style-name="T220">ndicateur</text:span> 1</text:p>
          </table:table-cell>
        </table:table-row>
        <table:table-row table:style-name="Tableau32.1">
          <table:table-cell table:style-name="Tableau32.A3" office:value-type="string">
            <text:p text:style-name="P82"/>
            <text:p text:style-name="P82"/>
            <text:p text:style-name="P82"/>
          </table:table-cell>
        </table:table-row>
        <table:table-row table:style-name="Tableau32.1">
          <table:table-cell table:style-name="Tableau32.A2" office:value-type="string">
            <text:p text:style-name="P338"><text:span text:style-name="T197">Indicateur</text:span><text:span text:style-name="T196"> 2</text:span></text:p>
          </table:table-cell>
        </table:table-row>
        <table:table-row table:style-name="Tableau32.1">
          <table:table-cell table:style-name="Tableau32.A3" office:value-type="string">
            <text:p text:style-name="P82"/>
            <text:p text:style-name="P82"/>
            <text:p text:style-name="P82"/>
            <text:p text:style-name="P82"/>
          </table:table-cell>
        </table:table-row>
      </table:table>
      <text:p text:style-name="P409"/>
      <text:p text:style-name="P410"/>
      <table:table table:name="Tableau16" table:style-name="Tableau16">
        <table:table-column table:style-name="Tableau16.A"/>
        <table:table-header-rows>
          <table:table-row table:style-name="Tableau16.1">
            <table:table-cell table:style-name="Tableau16.A1" office:value-type="string">
              <text:p text:style-name="P344"><text:span text:style-name="Strong_20_Emphasis"><text:span text:style-name="T220">Aspe</text:span></text:span><text:span text:style-name="Strong_20_Emphasis"><text:span text:style-name="T221">cts de sécurité et normes </text:span></text:span><text:span text:style-name="T220"><text:s text:c="2"/></text:span></text:p>
            </table:table-cell>
          </table:table-row>
        </table:table-header-rows>
        <table:table-row table:style-name="Tableau16.1">
          <table:table-cell table:style-name="Tableau16.A2" office:value-type="string">
            <text:p text:style-name="P140">Décrivez ici toutes les considérations relatives <text:span text:style-name="T221">à la sécurité et normes (APIM,Gateway, STFU, API KEY,OWSAP...)</text:span></text:p>
          </table:table-cell>
        </table:table-row>
        <table:table-row table:style-name="Tableau16.1">
          <table:table-cell table:style-name="Tableau16.A3" office:value-type="string">
            <text:p text:style-name="P108"/>
          </table:table-cell>
        </table:table-row>
        <table:table-row table:style-name="Tableau16.1">
          <table:table-cell table:style-name="Tableau16.A2" office:value-type="string">
            <text:p text:style-name="P347">Elément 1</text:p>
          </table:table-cell>
        </table:table-row>
        <table:table-row table:style-name="Tableau16.1">
          <table:table-cell table:style-name="Tableau16.A3" office:value-type="string">
            <text:p text:style-name="P83"/>
            <text:p text:style-name="P83"/>
          </table:table-cell>
        </table:table-row>
        <table:table-row table:style-name="Tableau16.1">
          <table:table-cell table:style-name="Tableau16.A2" office:value-type="string">
            <text:p text:style-name="P73">Elément 2</text:p>
          </table:table-cell>
        </table:table-row>
        <table:table-row table:style-name="Tableau16.1">
          <table:table-cell table:style-name="Tableau16.A3" office:value-type="string">
            <text:p text:style-name="P83"/>
            <text:p text:style-name="P83"/>
          </table:table-cell>
        </table:table-row>
      </table:table>
      <text:p text:style-name="P439"/>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348">Glossaire</text:p>
          </table:table-cell>
          <table:covered-table-cell/>
        </table:table-row>
        <table:table-row table:style-name="TableLine2215672874016">
          <table:table-cell table:style-name="Tableau15.A2" office:value-type="string">
            <text:p text:style-name="P415"><text:span text:style-name="T212">Terme</text:span> </text:p>
          </table:table-cell>
          <table:table-cell table:style-name="Tableau15.B2" office:value-type="string">
            <text:p text:style-name="P397">Définition : </text:p>
          </table:table-cell>
        </table:table-row>
        <table:table-row table:style-name="TableLine2214648085632">
          <table:table-cell table:style-name="Tableau15.A10" office:value-type="string">
            <text:p text:style-name="P398">ACID</text:p>
          </table:table-cell>
          <table:table-cell table:style-name="Tableau15.B3" office:value-type="string">
            <text:p text:style-name="P446">Propriétés garantissant atomicité, cohérence, isolation, durabilité</text:p>
          </table:table-cell>
        </table:table-row>
        <table:table-row table:style-name="TableLine2214648095696">
          <table:table-cell table:style-name="Tableau15.A10" office:value-type="string">
            <text:p text:style-name="P440">DTO</text:p>
          </table:table-cell>
          <table:table-cell table:style-name="Tableau15.B4" office:value-type="string">
            <text:p text:style-name="P447">Objet de transfert entre couches ou via API.</text:p>
          </table:table-cell>
        </table:table-row>
        <table:table-row table:style-name="TableLine2214648092432">
          <table:table-cell table:style-name="Tableau15.A10" office:value-type="string">
            <text:p text:style-name="P440">Fallback</text:p>
          </table:table-cell>
          <table:table-cell table:style-name="Tableau15.B5" office:value-type="string">
            <text:p text:style-name="P447">Mécanisme de repli en cas d'échec.</text:p>
          </table:table-cell>
        </table:table-row>
        <table:table-row table:style-name="TableLine2214648083184">
          <table:table-cell table:style-name="Tableau15.A10" office:value-type="string">
            <text:p text:style-name="P440">MA<text:span text:style-name="T227">PR</text:span>/MA<text:span text:style-name="T227">S</text:span></text:p>
          </table:table-cell>
          <table:table-cell table:style-name="Tableau15.B6" office:value-type="string">
            <text:p text:style-name="P447">Modules applicatifs DGFIP (IHM, services REST).</text:p>
          </table:table-cell>
        </table:table-row>
        <table:table-row table:style-name="TableLine2214648089440">
          <table:table-cell table:style-name="Tableau15.A10" office:value-type="string">
            <text:p text:style-name="P440">Payload</text:p>
          </table:table-cell>
          <table:table-cell table:style-name="Tableau15.B7" office:value-type="string">
            <text:p text:style-name="P447">Contenu d’une requête ou réponse API.</text:p>
          </table:table-cell>
        </table:table-row>
        <table:table-row table:style-name="TableLine2214648088080">
          <table:table-cell table:style-name="Tableau15.A10" office:value-type="string">
            <text:p text:style-name="P440">Retry</text:p>
          </table:table-cell>
          <table:table-cell table:style-name="Tableau15.B8" office:value-type="string">
            <text:p text:style-name="P447">Relance automatique d’une action après échec.</text:p>
          </table:table-cell>
        </table:table-row>
        <table:table-row table:style-name="TableLine2214648085904">
          <table:table-cell table:style-name="Tableau15.A10" office:value-type="string">
            <text:p text:style-name="P440">RGPD</text:p>
          </table:table-cell>
          <table:table-cell table:style-name="Tableau15.B9" office:value-type="string">
            <text:p text:style-name="P447">Règlement européen sur la protection des données.</text:p>
          </table:table-cell>
        </table:table-row>
        <table:table-row table:style-name="TableLine2214648094064">
          <table:table-cell table:style-name="Tableau15.A10" office:value-type="string">
            <text:p text:style-name="P420">APIM ZA</text:p>
          </table:table-cell>
          <table:table-cell table:style-name="Tableau15.B10" office:value-type="string">
            <text:p text:style-name="P429">API Management Zone Agent (DGFIP).</text:p>
          </table:table-cell>
        </table:table-row>
        <table:table-row table:style-name="TableLine2214648090256">
          <table:table-cell table:style-name="Tableau15.A11" office:value-type="string">
            <text:p text:style-name="P440">Idempotence</text:p>
          </table:table-cell>
          <table:table-cell table:style-name="Tableau15.B11" office:value-type="string">
            <text:p text:style-name="P447">Possibilité de rejouer une action sans modifier le résultat final.</text:p>
          </table:table-cell>
        </table:table-row>
        <table:table-row table:style-name="Tableau15.12">
          <table:table-cell table:style-name="Tableau15.A13" office:value-type="string">
            <text:p text:style-name="P442">LOCK</text:p>
          </table:table-cell>
          <table:table-cell table:style-name="Tableau15.B13" office:value-type="string">
            <text:p text:style-name="P443">C’est un verrou sur une table émis par un process empêchant tout autre process de modifier la table </text:p>
          </table:table-cell>
        </table:table-row>
        <table:table-row table:style-name="Tableau15.12">
          <table:table-cell table:style-name="Tableau15.A13" office:value-type="string">
            <text:p text:style-name="P441">EEN</text:p>
          </table:table-cell>
          <table:table-cell table:style-name="Tableau15.B13" office:value-type="string">
            <text:p text:style-name="P444">E- Enregistrement Notaire</text:p>
          </table:table-cell>
        </table:table-row>
        <table:table-row table:style-name="Tableau15.12">
          <table:table-cell table:style-name="Tableau15.A14" office:value-type="string">
            <text:p text:style-name="P306">COMMIT</text:p>
          </table:table-cell>
          <table:table-cell table:style-name="Tableau15.B14" office:value-type="string">
            <text:p text:style-name="P445">Cette instruction est utilisée pour sauvegarder de façon permanente tous les changements effectués pendant la transaction en cours</text:p>
          </table:table-cell>
        </table:table-row>
        <table:table-row table:style-name="Tableau15.12">
          <table:table-cell table:style-name="Tableau15.A17" office:value-type="string">
            <text:p text:style-name="P398">Reader</text:p>
          </table:table-cell>
          <table:table-cell table:style-name="Tableau15.B17" office:value-type="string">
            <text:p text:style-name="P447">Composant responsable de la lecture des données depuis une source (base de données, fichier CSV, API, etc.). </text:p>
          </table:table-cell>
        </table:table-row>
        <table:table-row table:style-name="Tableau15.12">
          <table:table-cell table:style-name="Tableau15.A17" office:value-type="string">
            <text:p text:style-name="P440">Processor</text:p>
          </table:table-cell>
          <table:table-cell table:style-name="Tableau15.B17" office:value-type="string">
            <text:p text:style-name="P447">Composant responsable de la transformation des données. Il reçoit un élément du reader, applique la logique métier (calculs, validations, modifications), et retourne l'élément transformé.</text:p>
          </table:table-cell>
        </table:table-row>
        <table:table-row table:style-name="Tableau15.12">
          <table:table-cell table:style-name="Tableau15.A17" office:value-type="string">
            <text:p text:style-name="P440">Writer</text:p>
          </table:table-cell>
          <table:table-cell table:style-name="Tableau15.B17" office:value-type="string">
            <text:p text:style-name="P447">Composant responsable de la persistance des données vers une destination (base de données, fichier, API, etc.). Il reçoit les éléments par lot (chunk) et les écrit en une seule <text:soft-page-break/>opération.</text:p>
          </table:table-cell>
        </table:table-row>
        <table:table-row table:style-name="Tableau15.12">
          <table:table-cell table:style-name="Tableau15.A18" office:value-type="string">
            <text:p text:style-name="P440">Chunk</text:p>
          </table:table-cell>
          <table:table-cell table:style-name="Tableau15.B18" office:value-type="string">
            <text:p text:style-name="P447">Unité de traitement regroupant N éléments. Le reader lit N éléments un par un, le processor les transforme un par un, puis le writer les écrit tous ensemble. Une transaction englobe chaque chunk : commit si succès, rollback si échec.</text:p>
          </table:table-cell>
        </table:table-row>
      </table:table>
      <text:p text:style-name="P4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Thin" style:font-family-generic="modern" style:font-pitch="variable"/>
    <style:font-face style:name="Arial Gras" svg:font-family="'Arial Gras'" style:font-family-generic="roman" style:font-pitch="variable"/>
    <style:font-face style:name="Arial Narrow" svg:font-family="'Arial Narrow'" style:font-family-generic="swiss" style:font-pitch="variable"/>
    <style:font-face style:name="Arial1" svg:font-family="Arial" style:font-adornments="Normal" style:font-family-generic="swiss"/>
    <style:font-face style:name="Arial11" svg:font-family="Arial1" style:font-family-generic="system" style:font-pitch="variable"/>
    <style:font-face style:name="Arial2" svg:font-family="Arial" style:font-family-generic="swiss"/>
    <style:font-face style:name="Arial3" svg:font-family="Arial" style:font-family-generic="swiss" style:font-pitch="variable"/>
    <style:font-face style:name="Arial4" svg:font-family="Arial" style:font-adornments="Normal" style:font-family-generic="swiss" style:font-pitch="variable"/>
    <style:font-face style:name="Arial5" svg:font-family="Arial" style:font-family-generic="roman" style:font-pitch="variable"/>
    <style:font-face style:name="Arial6" svg:font-family="Arial" style:font-family-generic="system" style:font-pitch="variable"/>
    <style:font-face style:name="Book Antiqua" svg:font-family="'Book Antiqua'" style:font-family-generic="roman" style:font-pitch="variable"/>
    <style:font-face style:name="CG Times (W1)" svg:font-family="'CG Times (W1)'" style:font-family-generic="roman" style:font-pitch="variable"/>
    <style:font-face style:name="Courier New" svg:font-family="'Courier New'" style:font-family-generic="roman" style:font-pitch="variable"/>
    <style:font-face style:name="Courier New1" svg:font-family="'Courier New'" style:font-adornments="Normal" style:font-family-generic="modern" style:font-pitch="fixed"/>
    <style:font-face style:name="Courier New2" svg:font-family="'Courier New'" style:font-family-generic="modern" style:font-pitch="fixed"/>
    <style:font-face style:name="Courier New3" svg:font-family="'Courier New'" style:font-family-generic="system" style:font-pitch="variable"/>
    <style:font-face style:name="Liberation Mono" svg:font-family="'Liberation Mono', 'Courier New'" style:font-family-generic="roman" style:font-pitch="variable"/>
    <style:font-face style:name="Liberation Mono1" svg:font-family="'Liberation Mono'" style:font-family-generic="modern" style:font-pitch="fixed"/>
    <style:font-face style:name="Liberation Sans" svg:font-family="'Liberation Sans'" style:font-adornments="Thin" style:font-family-generic="modern" style:font-pitch="variable"/>
    <style:font-face style:name="Liberation Sans1" svg:font-family="'Liberation Sans'" style:font-family-generic="swiss" style:font-pitch="variable"/>
    <style:font-face style:name="Liberation Sans2" svg:font-family="'Liberation Sans', Arial" style:font-family-generic="roman" style:font-pitch="variable"/>
    <style:font-face style:name="Liberation Sans3" svg:font-family="'Liberation Sans'" style:font-family-generic="roman" style:font-pitch="variable"/>
    <style:font-face style:name="Liberation Sans4" svg:font-family="'Liberation Sans'" style:font-family-generic="system" style:font-pitch="variable"/>
    <style:font-face style:name="Liberation Sans5"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style:font-family-generic="swiss" style:font-pitch="variable"/>
    <style:font-face style:name="Liberation Serif3" svg:font-family="'Liberation Serif'" style:font-family-generic="system" style:font-pitch="variable"/>
    <style:font-face style:name="Lucida Sans" svg:font-family="'Lucida Sans'" style:font-family-generic="roman" style:font-pitch="variable"/>
    <style:font-face style:name="Lucida Sans Unicode" svg:font-family="'Lucida Sans Unicode'" style:font-family-generic="system" style:font-pitch="variable"/>
    <style:font-face style:name="Lucida Sans Unicode1" svg:font-family="'Lucida Sans Unicode'" style:font-family-generic="swiss" style:font-pitch="variable"/>
    <style:font-face style:name="Mangal" svg:font-family="Mangal" style:font-family-generic="roman" style:font-pitch="variable"/>
    <style:font-face style:name="Marianne" svg:font-family="Marianne" style:font-family-generic="modern" style:font-pitch="variable"/>
    <style:font-face style:name="Marianne Light" svg:font-family="'Marianne Light'" style:font-pitch="variable"/>
    <style:font-face style:name="Marianne Light1" svg:font-family="'Marianne Light'" style:font-family-generic="roman" style:font-pitch="variable"/>
    <style:font-face style:name="Marianne Thin" svg:font-family="'Marianne Thin'" style:font-family-generic="modern" style:font-pitch="variable"/>
    <style:font-face style:name="Marianne Thin1" svg:font-family="'Marianne Thin'" style:font-adornments="Thin" style:font-family-generic="modern" style:font-pitch="variable"/>
    <style:font-face style:name="Marianne Thin2" svg:font-family="'Marianne Thin'" style:font-adornments="Italique gras" style:font-family-generic="modern" style:font-pitch="variable"/>
    <style:font-face style:name="Marianne Thin3" svg:font-family="'Marianne Thin'" style:font-adornments="Gras" style:font-family-generic="modern" style:font-pitch="variable"/>
    <style:font-face style:name="Marianne Thin4" svg:font-family="'Marianne Thin'" style:font-family-generic="system" style:font-pitch="variable"/>
    <style:font-face style:name="Marianne1" svg:font-family="Marianne" style:font-adornments="Normal" style:font-pitch="variable"/>
    <style:font-face style:name="Marianne2" svg:font-family="Marianne" style:font-family-generic="system" style:font-pitch="variable"/>
    <style:font-face style:name="Microsoft YaHei" svg:font-family="'Microsoft YaHei'" style:font-family-generic="system" style:font-pitch="variable"/>
    <style:font-face style:name="Monospace" svg:font-family="Monospace" style:font-adornments="Thin" style:font-family-generic="modern" style:font-pitch="variable"/>
    <style:font-face style:name="Monospace1" svg:font-family="Monospace" style:font-family-generic="swiss"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 Mono CJK SC" svg:font-family="'Noto Sans Mono CJK SC'" style:font-family-generic="modern" style:font-pitch="fixed"/>
    <style:font-face style:name="OpenSymbol" svg:font-family="OpenSymbol, 'Arial Unicode MS'" style:font-family-generic="roman" style:font-pitch="variable"/>
    <style:font-face style:name="OpenSymbol1" svg:font-family="OpenSymbol" style:font-charset="x-symbol"/>
    <style:font-face style:name="OpenSymbol2" svg:font-family="OpenSymbol" style:font-family-generic="system" style:font-pitch="variable"/>
    <style:font-face style:name="StarSymbol" svg:font-family="StarSymbol, 'Arial Unicode MS'" style:font-family-generic="roman" style:font-pitch="variable"/>
    <style:font-face style:name="Symbol" svg:font-family="Symbol" style:font-family-generic="roman" style:font-pitch="variable"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adornments="Normal" style:font-family-generic="swiss" style:font-pitch="variable"/>
    <style:font-face style:name="Wingdings" svg:font-family="Wingdings" style:font-family-generic="roman" style:font-pitch="variable"/>
    <style:font-face style:name="Wingdings1" svg:font-family="Wingdings" style:font-family-generic="system" style:font-pitch="variable" style:font-charset="x-symbol"/>
    <style:font-face style:name="Wingdings2"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6"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6"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Marianne Thin1" fo:font-family="'Marianne Thin'" style:font-style-name="Thin" style:font-family-generic="modern" style:font-pitch="variable" fo:font-size="11pt" officeooo:rsid="001e779c" style:font-size-asian="8.80000019073486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6"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3" fo:font-family="Arial" style:font-family-generic="swiss" style:font-pitch="variable" fo:font-size="11pt" style:font-size-asian="9.60000038146973pt" style:font-size-complex="11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use-window-font-color="true" loext:opacity="0%" style:text-outline="false" style:text-line-through-style="none" style:text-line-through-type="none" style:font-name="Arial3" fo:font-family="Arial" style:font-family-generic="swiss" style:font-pitch="variable" fo:font-size="11pt" fo:language="fr" fo:country="FR" fo:font-style="normal" fo:text-shadow="none" style:text-underline-style="none" fo:font-weight="normal" officeooo:rsid="0475e440" fo:background-color="transparent" style:font-name-asian="Times New Roman" style:font-family-asian="'Times New Roman'" style:font-family-generic-asian="roman" style:font-pitch-asian="variable" style:font-size-asian="11pt" style:font-style-asian="normal" style:font-weight-asian="normal" style:font-name-complex="Arial3" style:font-family-complex="Arial" style:font-family-generic-complex="swiss" style:font-pitch-complex="variable" style:font-size-complex="11pt" style:language-complex="ar" style:country-complex="SA"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niveau_20_1" style:display-name="Titre niveau 1" style:family="paragraph" style:parent-style-name="Standard" style:next-style-name="Standard" style:default-outline-level="2" style:list-style-name="Numbering_20_123" style:master-page-name="">
      <style:paragraph-properties fo:margin-left="0.499cm" fo:margin-right="0cm" fo:margin-top="0.199cm" fo:margin-bottom="0.199cm" style:contextual-spacing="false" fo:text-indent="0cm" style:auto-text-indent="false" style:page-number="auto" fo:padding="0.4cm" fo:border="none"/>
      <style:text-properties fo:font-variant="small-caps" fo:color="#000000" loext:opacity="100%" fo:font-size="13pt" style:text-underline-style="solid" style:text-underline-width="auto" style:text-underline-color="font-color" fo:font-weight="bold" style:text-overline-style="none" style:text-overline-color="font-color"/>
    </style:style>
    <style:style style:name="Titre_20_niveau_20_2" style:display-name="Titre niveau 2" style:family="paragraph" style:parent-style-name="Titre_20_niveau_20_1" style:next-style-name="Standard" style:default-outline-level="3" style:list-style-name="Numbering_20_123" style:master-page-name="">
      <style:paragraph-properties fo:margin-left="1.499cm" fo:margin-right="0cm" fo:margin-top="0.199cm" fo:margin-bottom="0.199cm" style:contextual-spacing="false" fo:text-indent="0cm" style:auto-text-indent="false" style:page-number="auto" fo:padding="0cm" fo:border="none">
        <style:tab-stops/>
      </style:paragraph-properties>
      <style:text-properties fo:font-variant="normal" fo:text-transform="none" fo:color="#000000" loext:opacity="100%" fo:font-size="12pt" style:text-underline-style="solid" style:text-underline-width="auto" style:text-und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99cm" style:contextual-spacing="false" fo:text-indent="0cm" style:auto-text-indent="false" style:page-number="auto">
        <style:tab-stops>
          <style:tab-stop style:position="19.00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101cm" fo:margin-bottom="0.199cm" style:contextual-spacing="false" fo:text-indent="0cm" style:auto-text-indent="false">
        <style:tab-stops>
          <style:tab-stop style:position="18.501cm" style:type="right" style:leader-style="dotted" style:leader-text="."/>
        </style:tab-stops>
      </style:paragraph-properties>
      <style:text-properties fo:font-style="normal" fo:font-weight="250"/>
    </style:style>
    <style:style style:name="Heading_20_1" style:display-name="Heading 1" style:family="paragraph" style:parent-style-name="Heading" style:next-style-name="Text_20_body" style:default-outline-level="1" style:class="text">
      <style:paragraph-properties fo:margin-left="0.556cm" fo:margin-right="0cm" fo:margin-top="0.423cm" fo:margin-bottom="0.212cm" style:contextual-spacing="false" fo:text-indent="0cm" style:auto-text-indent="false"/>
      <style:text-properties style:font-name="Arial3" fo:font-family="Arial" style:font-family-generic="swiss" style:font-pitch="variable" fo:font-size="16pt" style:text-underline-style="solid" style:text-underline-width="auto" style:text-underline-color="font-color" fo:font-weight="bold" style:font-size-asian="16pt" style:font-weight-asian="bold" style:font-size-complex="16pt" style:font-weight-complex="bold"/>
    </style:style>
    <style:style style:name="Heading_20_4" style:display-name="Heading 4" style:family="paragraph" style:parent-style-name="Heading_20_3" style:next-style-name="Text_20_body" style:default-outline-level="4" style:class="text">
      <style:paragraph-properties fo:margin-left="3.5cm" fo:margin-right="0cm" fo:margin-top="0.212cm" fo:margin-bottom="0.212cm" style:contextual-spacing="false" fo:text-indent="0cm" style:auto-text-indent="false"/>
      <style:text-properties fo:color="#000000" loext:opacity="100%" style:font-name="Marianne Thin2" fo:font-family="'Marianne Thin'" style:font-style-name="Italique gras" style:font-family-generic="modern" style:font-pitch="variable" fo:font-size="90%" fo:font-style="normal" style:text-underline-style="solid" style:text-underline-width="auto" style:text-underline-color="font-color" fo:font-weight="bold" style:font-size-asian="95%" style:font-style-asian="italic" style:font-weight-asian="bold" style:font-size-complex="95%" style:font-style-complex="italic" style:font-weight-complex="bold"/>
    </style:style>
    <style:style style:name="Tableau_20_Titre" style:display-name="Tableau Titre" style:family="paragraph" style:parent-style-name="Standard" style:master-page-name="">
      <loext:graphic-properties draw:fill="none" draw:fill-color="#99ccff"/>
      <style:paragraph-properties fo:margin-top="0.199cm" fo:margin-bottom="0.199cm" style:contextual-spacing="false" fo:text-align="center" style:justify-single-word="false" style:page-number="auto" fo:background-color="transparent" fo:keep-with-next="always" style:vertical-align="auto">
        <style:tab-stops/>
      </style:paragraph-properties>
      <style:text-properties fo:font-size="10pt" fo:font-weight="bold" style:font-size-asian="10pt" style:font-weight-asian="bold" style:font-size-complex="10pt" style:font-weight-complex="bold"/>
    </style:style>
    <style:style style:name="Tableau_20_cellule" style:display-name="Tableau cellule" style:family="paragraph" style:parent-style-name="Tableau_20_Titre">
      <style:paragraph-properties fo:margin-top="0.101cm" fo:margin-bottom="0.101cm" style:contextual-spacing="false" fo:text-align="start" style:justify-single-word="false" fo:keep-with-next="auto"/>
      <style:text-properties fo:font-size="10pt" fo:font-weight="normal" style:font-size-asian="10pt" style:font-weight-asian="normal" style:font-size-complex="10pt" style:font-weight-complex="normal"/>
    </style:style>
    <style:style style:name="Standard_20__28_user_29_" style:display-name="Standard (user)"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3" fo:font-family="'Liberation Sans'" style:font-family-generic="roman" style:font-pitch="variable" fo:font-size="18pt" style:font-name-asian="Tahoma1" style:font-family-asian="Tahoma"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3"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3"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3"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3"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3"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3"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3"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3"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3"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3"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3"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556cm" fo:margin-bottom="0.159cm" style:contextual-spacing="false" style:line-height-at-least="0.353cm" fo:text-align="start" style:justify-single-word="false"/>
      <style:text-properties fo:color="#b58527"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font-name-asian="Tahoma1" style:font-family-asian="Tahoma" style:font-family-generic-asian="system" style:font-pitch-asian="variable" style:font-size-asian="18pt" style:font-style-asian="normal" style:font-weight-asian="bold" style:font-name-complex="Liberation Sans4"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132cm" style:contextual-spacing="false" style:line-height-at-least="0.353cm" fo:text-align="start" style:justify-single-word="false"/>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132cm" style:contextual-spacing="false" style:line-height-at-least="0.353cm" fo:text-align="start" style:justify-single-word="false"/>
      <style:text-properties fo:color="#003856"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71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font-size-asian="15pt" style:font-style-asian="normal" style:font-weight-asian="normal" style:text-emphasize="none"/>
    </style:style>
    <style:style style:name="Standard_7e_LT_7e_Titel" style:display-name="Standard~LT~Titel" style:family="paragraph" style:default-outline-level="">
      <style:paragraph-properties fo:margin-top="0cm" fo:margin-bottom="0cm" style:contextual-spacing="false" fo:line-height="95%"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font-name="Mangal" fo:font-family="Mangal" style:font-family-generic="roman" style:font-pitch="variable" fo:font-size="22pt" fo:font-style="normal" fo:text-shadow="none" style:text-underline-style="none" fo:font-weight="bold" style:font-name-asian="Tahoma1" style:font-family-asian="Tahoma" style:font-family-generic-asian="system" style:font-pitch-asian="variable" style:font-size-asian="22pt" style:font-style-asian="normal" style:font-weight-asian="bold" style:font-name-complex="Liberation Sans4"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top="0.339cm" fo:margin-bottom="0.097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9026"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font-name-asian="Tahoma1" style:font-family-asian="Tahoma" style:font-family-generic-asian="system" style:font-pitch-asian="variable" style:font-size-asian="11pt" style:font-style-asian="normal" style:font-weight-asian="bold" style:font-name-complex="Liberation Sans4"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5" fo:font-family="Arial"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5"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554cm" fo:margin-bottom="0.157cm" style:contextual-spacing="false" style:line-height-at-least="0.353cm" fo:text-align="start" style:justify-single-word="false">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4"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744cm" fo:margin-right="0cm" fo:margin-top="0.132cm" fo:margin-bottom="0.132cm" style:contextual-spacing="false" style:line-height-at-least="0.353cm" fo:text-align="start" style:justify-single-word="false" fo:text-indent="0cm" style:auto-text-indent="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3" style:display-name="Plan 3" style:family="paragraph" style:parent-style-name="Plan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4" style:display-name="Plan 4" style:family="paragraph" style:parent-style-name="Plan_20_3" style:default-outline-level="">
      <style:paragraph-properties fo:margin-left="2.247cm" fo:margin-right="0cm" fo:margin-top="0.132cm" fo:margin-bottom="0.132cm" style:contextual-spacing="false" style:line-height-at-least="0.353cm" fo:text-align="start" style:justify-single-word="false" fo:text-indent="0cm" style:auto-text-indent="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5" style:display-name="Plan 5" style:family="paragraph" style:parent-style-name="Plan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6" style:display-name="Plan 6" style:family="paragraph" style:parent-style-name="Plan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7" style:display-name="Plan 7" style:family="paragraph" style:parent-style-name="Plan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8" style:display-name="Plan 8" style:family="paragraph" style:parent-style-name="Plan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Plan_20_9" style:display-name="Plan 9" style:family="paragraph" style:parent-style-name="Plan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Bullet_20_Symbols" style:display-name="Bullet Symbols" style:family="paragraph" style:default-outline-level="">
      <style:text-properties style:font-name="StarSymbol" fo:font-family="StarSymbol, 'Arial Unicode MS'" style:font-family-generic="roman" style:font-pitch="variable" fo:font-size="9pt" style:font-name-asian="Tahoma1" style:font-family-asian="Tahoma" style:font-family-generic-asian="system" style:font-pitch-asian="variable" style:font-size-asian="9pt" style:font-name-complex="Liberation Sans4"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Répertoire" style:family="paragraph" style:default-outline-level="">
      <style:paragraph-properties fo:margin-top="0.249cm" fo:margin-bottom="0cm" style:contextual-spacing="false"/>
      <style:text-properties style:font-name="Arial5" fo:font-family="Arial" style:font-family-generic="roman" style:font-pitch="variable" fo:font-size="11pt" style:font-name-asian="Tahoma1" style:font-family-asian="Tahoma" style:font-family-generic-asian="system" style:font-pitch-asian="variable" style:font-size-asian="11pt" style:font-name-complex="Liberation Sans4" style:font-family-complex="'Liberation Sans'" style:font-family-generic-complex="system" style:font-pitch-complex="variable" style:font-size-complex="12pt"/>
    </style:style>
    <style:style style:name="Saut_20_d_27_index" style:display-name="Saut d'index"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istLabel_20_1" style:display-name="ListLabel 1"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Header_20_Char" style:display-name="Header Char" style:family="paragraph" style:default-outline-level="">
      <style:text-properties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Heading_20_4_20_Char" style:display-name="Heading 4 Char" style:family="paragraph" style:default-outline-level="">
      <style:text-properties fo:color="#e36c0a" loext:opacity="100%" style:font-name="Arial5" fo:font-family="Arial" style:font-family-generic="roman" style:font-pitch="variable" fo:font-size="12pt" fo:font-style="italic" fo:font-weight="bold" style:font-name-asian="Tahoma1" style:font-family-asian="Tahoma" style:font-family-generic-asian="system" style:font-pitch-asian="variable" style:font-size-asian="12pt" style:font-style-asian="italic" style:font-weight-asian="bold" style:font-name-complex="Liberation Sans4" style:font-family-complex="'Liberation Sans'" style:font-family-generic-complex="system" style:font-pitch-complex="variable" style:font-size-complex="12pt"/>
    </style:style>
    <style:style style:name="Heading_20_3_20_Char" style:display-name="Heading 3 Char" style:family="paragraph" style:default-outline-level="">
      <style:text-properties fo:color="#000080" loext:opacity="100%" style:font-name="Arial5" fo:font-family="Arial"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4" style:font-family-complex="'Liberation Sans'" style:font-family-generic-complex="system" style:font-pitch-complex="variable" style:font-size-complex="12pt"/>
    </style:style>
    <style:style style:name="NOMSEQ" style:family="paragraph" style:default-outline-level="">
      <style:text-properties fo:color="#0000ff" loext:opacity="100%" style:font-name="Times New Roman" fo:font-family="'Times New Roman'" style:font-family-generic="roman" style:font-pitch="variable" fo:font-size="11pt" style:font-name-asian="Tahoma1" style:font-family-asian="Tahoma" style:font-family-generic-asian="system" style:font-pitch-asian="variable" style:font-size-asian="11pt" style:font-name-complex="Liberation Sans4" style:font-family-complex="'Liberation Sans'" style:font-family-generic-complex="system" style:font-pitch-complex="variable" style:font-size-complex="12pt"/>
    </style:style>
    <style:style style:name="Balloon_20_Text_20_Char" style:display-name="Balloon Text Char" style:family="paragraph"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Liberation Sans4" style:font-family-complex="'Liberation Sans'" style:font-family-generic-complex="system" style:font-pitch-complex="variable" style:font-size-complex="12pt"/>
    </style:style>
    <style:style style:name="FollowedHyperlink"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Lien_20_Internet" style:display-name="Lien Internet" style:family="paragraph" style:default-outline-level="">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Highlighted_20_Variable" style:display-name="Highlighted Variable" style:family="paragraph" style:default-outline-level="">
      <style:text-properties fo:color="#0000ff"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page_20_number" style:display-name="page number"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Footnote_20_Characters" style:display-name="Footnote Characters" style:family="paragraph" style:default-outline-level="">
      <style:text-properties style:font-name="Times New Roman" fo:font-family="'Times New Roman'" style:font-family-generic="roman" style:font-pitch="variable" fo:font-size="8pt" style:font-name-asian="Tahoma1" style:font-family-asian="Tahoma" style:font-family-generic-asian="system" style:font-pitch-asian="variable" style:font-size-asian="8pt" style:font-name-complex="Liberation Sans4" style:font-family-complex="'Liberation Sans'" style:font-family-generic-complex="system" style:font-pitch-complex="variable" style:font-size-complex="12pt"/>
    </style:style>
    <style:style style:name="Body_20_Text_20_Char" style:display-name="Body Text Char" style:family="paragraph" style:default-outline-level="">
      <style:text-properties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_5f_REM" style:display-name="TIT_REM" style:family="paragraph" style:default-outline-level="">
      <style:text-properties style:font-name="Times New Roman" fo:font-family="'Times New Roman'" style:font-family-generic="roman" style:font-pitch="variable" fo:font-size="11pt" fo:font-style="italic" fo:font-weight="bold" style:font-name-asian="Tahoma1" style:font-family-asian="Tahoma" style:font-family-generic-asian="system" style:font-pitch-asian="variable" style:font-size-asian="11pt" style:font-style-asian="italic" style:font-weight-asian="bold" style:font-name-complex="Liberation Sans4" style:font-family-complex="'Liberation Sans'" style:font-family-generic-complex="system" style:font-pitch-complex="variable" style:font-size-complex="12pt"/>
    </style:style>
    <style:style style:name="Paragraphe_20_1" style:display-name="Paragraphe 1" style:family="paragraph" style:default-outline-level="">
      <style:paragraph-properties fo:margin-left="6.766cm" fo:margin-right="0cm" fo:margin-top="0.28cm" fo:margin-bottom="0cm" style:contextual-spacing="false" fo:text-align="start" style:justify-single-word="false" fo:text-indent="0cm" style:auto-text-indent="false">
        <style:tab-stops>
          <style:tab-stop style:position="13.49cm"/>
        </style:tab-stops>
      </style:paragraph-properties>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RORA" style:family="paragraph" style:default-outline-level="">
      <style:paragraph-properties fo:margin-left="6.766cm" fo:margin-right="0cm" fo:margin-top="0.28cm" fo:margin-bottom="0cm" style:contextual-spacing="false" fo:text-align="start" style:justify-single-word="false" fo:text-indent="0cm" style:auto-text-indent="false"/>
      <style:text-properties fo:color="#ff0000" loext:opacity="10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QORA" style:family="paragraph" style:default-outline-level="">
      <style:paragraph-properties fo:margin-left="6.766cm" fo:margin-right="0cm" fo:margin-top="0.28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able_20_Text" style:display-name="Table Text" style:family="paragraph" style:default-outline-level="">
      <style:paragraph-properties fo:text-align="start" style:justify-single-word="false"/>
      <style:text-properties style:use-window-font-color="true" loext:opacity="0%" style:font-name="Book Antiqua" fo:font-family="'Book Antiqua'" style:font-family-generic="roman" style:font-pitch="variable" fo:font-size="8pt" style:font-name-asian="Tahoma1" style:font-family-asian="Tahoma" style:font-family-generic-asian="system" style:font-pitch-asian="variable" style:font-size-asian="8pt" style:font-name-complex="Liberation Sans4" style:font-family-complex="'Liberation Sans'" style:font-family-generic-complex="system" style:font-pitch-complex="variable" style:font-size-complex="12pt"/>
    </style:style>
    <style:style style:name="Balloon_20_Text" style:display-name="Balloon Text" style:family="paragraph" style:default-outline-level="">
      <style:paragraph-properties fo:text-align="start" style:justify-single-word="false"/>
      <style:text-properties style:use-window-font-color="true" loext:opacity="0%" style:font-name="Tahoma" fo:font-family="Tahoma" style:font-family-generic="roman" style:font-pitch="variable" fo:font-size="8pt" style:font-name-asian="Tahoma1" style:font-family-asian="Tahoma" style:font-family-generic-asian="system" style:font-pitch-asian="variable" style:font-size-asian="8pt" style:font-name-complex="Liberation Sans4" style:font-family-complex="'Liberation Sans'" style:font-family-generic-complex="system" style:font-pitch-complex="variable" style:font-size-complex="12pt"/>
    </style:style>
    <style:style style:name="RWEB" style:family="paragraph" style:default-outline-level="">
      <style:paragraph-properties fo:margin-left="6.766cm" fo:margin-right="0cm" fo:margin-top="0.28cm" fo:margin-bottom="0cm" style:contextual-spacing="false" fo:text-align="start" style:justify-single-word="false" fo:text-indent="0cm" style:auto-text-indent="false"/>
      <style:text-properties fo:color="#0000ff" loext:opacity="10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Visible" style:family="paragraph" style:default-outline-level="">
      <style:paragraph-properties fo:margin-left="0cm" fo:margin-right="9.698cm" fo:margin-top="0.746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4" style:font-family-complex="'Liberation Sans'" style:font-family-generic-complex="system" style:font-pitch-complex="variable" style:font-size-complex="12pt"/>
    </style:style>
    <style:style style:name="NoteInvisible" style:family="paragraph" style:default-outline-level="">
      <style:paragraph-properties fo:margin-left="0cm" fo:margin-right="9.698cm" fo:margin-top="0.746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4" style:font-family-complex="'Liberation Sans'" style:font-family-generic-complex="system" style:font-pitch-complex="variable" style:font-size-complex="12pt"/>
    </style:style>
    <style:style style:name="Titre_20_signataireH" style:display-name="Titre signataireH" style:family="paragraph" style:default-outline-level="">
      <style:paragraph-properties fo:margin-left="7.84cm" fo:margin-right="2.24cm" fo:margin-top="0.746cm" fo:margin-bottom="0.374cm" style:contextual-spacing="false" fo:text-align="center" style:justify-single-word="false" fo:text-indent="0cm" style:auto-text-indent="false"/>
      <style:text-properties style:use-window-font-color="true" loext:opacity="0%" style:font-name="Mangal" fo:font-family="Mangal" style:font-family-generic="roman" style:font-pitch="variable" fo:font-size="18pt" fo:font-weight="bold" style:font-name-asian="Tahoma1" style:font-family-asian="Tahoma" style:font-family-generic-asian="system" style:font-pitch-asian="variable" style:font-size-asian="18pt" style:font-weight-asian="bold" style:font-name-complex="Liberation Sans4" style:font-family-complex="'Liberation Sans'" style:font-family-generic-complex="system" style:font-pitch-complex="variable" style:font-size-complex="12pt"/>
    </style:style>
    <style:style style:name="Livrable" style:family="paragraph" style:default-outline-level="">
      <style:paragraph-properties fo:margin-left="6.175cm" fo:margin-right="0cm" fo:margin-top="0.746cm" fo:margin-bottom="0cm" style:contextual-spacing="false" fo:text-align="start" style:justify-single-word="false" fo:text-indent="0cm" style:auto-text-indent="false"/>
      <style:text-properties style:use-window-font-color="true" loext:opacity="0%" style:font-name="Book Antiqua" fo:font-family="'Book Antiqua'"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4" style:font-family-complex="'Liberation Sans'" style:font-family-generic-complex="system" style:font-pitch-complex="variable" style:font-size-complex="12pt"/>
    </style:style>
    <style:style style:name="Suite_20_gestes_20_PTI_2f_PTE" style:display-name="Suite gestes PTI/PTE" style:family="paragraph" style:default-outline-level="">
      <style:paragraph-properties fo:margin-top="0.374cm" fo:margin-bottom="0cm" style:contextual-spacing="false" fo:text-align="start" style:justify-single-word="false"/>
      <style:text-properties style:use-window-font-color="true" loext:opacity="0%" style:font-name="Arial5" fo:font-family="Arial" style:font-family-generic="roman" style:font-pitch="variable" fo:font-size="12pt" fo:font-style="italic" style:font-name-asian="Tahoma1" style:font-family-asian="Tahoma" style:font-family-generic-asian="system" style:font-pitch-asian="variable" style:font-size-asian="12pt" style:font-style-asian="italic" style:font-name-complex="Liberation Sans4" style:font-family-complex="'Liberation Sans'" style:font-family-generic-complex="system" style:font-pitch-complex="variable" style:font-size-complex="12pt"/>
    </style:style>
    <style:style style:name="NormalPTI" style:family="paragraph" style:default-outline-level="">
      <style:paragraph-properties fo:margin-top="0cm" fo:margin-bottom="0.374cm" style:contextual-spacing="false" fo:text-align="start" style:justify-single-word="false"/>
      <style:text-properties style:use-window-font-color="true" loext:opacity="0%" style:font-name="Arial5" fo:font-family="Arial"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mportant" style:family="paragraph" style:default-outline-level="">
      <style:paragraph-properties fo:margin-top="0.374cm" fo:margin-bottom="0.746cm" style:contextual-spacing="false" fo:text-align="start" style:justify-single-word="false"/>
      <style:text-properties style:use-window-font-color="true" loext:opacity="0%" style:font-name="Arial Gras" fo:font-family="'Arial Gras'"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4" style:font-family-complex="'Liberation Sans'" style:font-family-generic-complex="system" style:font-pitch-complex="variable" style:font-size-complex="12pt"/>
    </style:style>
    <style:style style:name="Partie" style:family="paragraph" style:default-outline-level="">
      <style:paragraph-properties fo:text-align="center" style:justify-single-word="false"/>
      <style:text-properties style:use-window-font-color="true" loext:opacity="0%" style:font-name="Book Antiqua" fo:font-family="'Book Antiqua'" style:font-family-generic="roman" style:font-pitch="variable" fo:font-size="18pt" fo:font-weight="bold" style:letter-kerning="true" style:font-name-asian="Tahoma1" style:font-family-asian="Tahoma" style:font-family-generic-asian="system" style:font-pitch-asian="variable" style:font-size-asian="18pt" style:font-weight-asian="bold" style:font-name-complex="Liberation Sans4" style:font-family-complex="'Liberation Sans'" style:font-family-generic-complex="system" style:font-pitch-complex="variable" style:font-size-complex="12pt"/>
    </style:style>
    <style:style style:name="algoA" style:family="paragraph" style:default-outline-level="">
      <style:paragraph-properties fo:text-align="start" style:justify-single-word="false">
        <style:tab-stops>
          <style:tab-stop style:position="0.884cm"/>
          <style:tab-stop style:position="1.764cm"/>
          <style:tab-stop style:position="2.648cm"/>
          <style:tab-stop style:position="3.528cm"/>
          <style:tab-stop style:position="4.411cm"/>
          <style:tab-stop style:position="5.292cm"/>
          <style:tab-stop style:position="6.175cm"/>
          <style:tab-stop style:position="7.057cm"/>
          <style:tab-stop style:position="7.939cm"/>
          <style:tab-stop style:position="8.823cm"/>
          <style:tab-stop style:position="9.705cm"/>
          <style:tab-stop style:position="10.589cm"/>
          <style:tab-stop style:position="11.469cm"/>
          <style:tab-stop style:position="12.353cm"/>
          <style:tab-stop style:position="13.233cm"/>
          <style:tab-stop style:position="14.113cm"/>
          <style:tab-stop style:position="14.997cm"/>
          <style:tab-stop style:position="15.877cm"/>
          <style:tab-stop style:position="16.76cm"/>
          <style:tab-stop style:position="17.641cm"/>
          <style:tab-stop style:position="18.524cm"/>
          <style:tab-stop style:position="19.405cm"/>
          <style:tab-stop style:position="20.288cm"/>
          <style:tab-stop style:position="21.172cm"/>
          <style:tab-stop style:position="22.052cm"/>
          <style:tab-stop style:position="22.936cm"/>
          <style:tab-stop style:position="23.818cm"/>
          <style:tab-stop style:position="24.702cm"/>
          <style:tab-stop style:position="25.582cm"/>
          <style:tab-stop style:position="26.462cm"/>
          <style:tab-stop style:position="27.346cm"/>
        </style:tab-stops>
      </style:paragraph-properties>
      <style:text-properties style:use-window-font-color="true" loext:opacity="0%" style:font-name="Courier New" fo:font-family="'Courier New'" style:font-family-generic="roman" style:font-pitch="variable" fo:font-size="9pt" style:font-name-asian="Tahoma1" style:font-family-asian="Tahoma" style:font-family-generic-asian="system" style:font-pitch-asian="variable" style:font-size-asian="9pt" style:font-name-complex="Liberation Sans4" style:font-family-complex="'Liberation Sans'" style:font-family-generic-complex="system" style:font-pitch-complex="variable" style:font-size-complex="12pt"/>
    </style:style>
    <style:style style:name="Etape_20_de_20_la_20_PTI_20_-_20_Gestes" style:display-name="Etape de la PTI - Gestes" style:family="paragraph" style:default-outline-level="">
      <style:paragraph-properties fo:margin-top="0cm" fo:margin-bottom="0.374cm" style:contextual-spacing="false" fo:text-align="start" style:justify-single-word="false"/>
      <style:text-properties style:use-window-font-color="true" loext:opacity="0%" style:font-name="Arial5" fo:font-family="Arial"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Console_20_a_20_éditer" style:display-name="Console a éditer" style:family="paragraph" style:default-outline-level="">
      <style:paragraph-properties fo:margin-top="0cm" fo:margin-bottom="0cm" style:contextual-spacing="false" fo:text-align="start" style:justify-single-word="false"/>
      <style:text-properties fo:color="#4f81bd" loext:opacity="10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Console" style:family="paragraph" style:default-outline-level="">
      <style:paragraph-properties fo:margin-top="0cm" fo:margin-bottom="0cm" style:contextual-spacing="false" fo:text-align="start" style:justify-single-word="false"/>
      <style:text-properties style:use-window-font-color="true" loext:opacity="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Commandes_20_SQL" style:display-name="Commandes SQL" style:family="paragraph" style:default-outline-level="">
      <style:paragraph-properties fo:margin-top="0cm" fo:margin-bottom="0cm" style:contextual-spacing="false" fo:text-align="start" style:justify-single-word="false"/>
      <style:text-properties style:use-window-font-color="true" loext:opacity="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Commande_20_système" style:display-name="Commande système" style:family="paragraph" style:default-outline-level="">
      <style:paragraph-properties fo:margin-top="0cm" fo:margin-bottom="0cm" style:contextual-spacing="false" fo:text-align="start" style:justify-single-word="false"/>
      <style:text-properties style:use-window-font-color="true" loext:opacity="0%"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enu" style:family="paragraph" style:default-outline-level="">
      <style:paragraph-properties fo:margin-left="6.724cm" fo:margin-right="0cm" fo:margin-top="1.494cm" fo:margin-bottom="0cm" style:contextual-spacing="false" fo:text-align="start" style:justify-single-word="false" fo:text-indent="0cm" style:auto-text-indent="false">
        <style:tab-stops>
          <style:tab-stop style:position="13.448cm"/>
          <style:tab-stop style:position="14.487cm"/>
        </style:tab-stops>
      </style:paragraph-properties>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dex_20_1" style:display-name="index 1" style:family="paragraph" style:default-outline-level="">
      <style:paragraph-properties fo:margin-top="0.374cm" fo:margin-bottom="0cm" style:contextual-spacing="false" fo:text-align="start" style:justify-single-word="false"/>
      <style:text-properties style:use-window-font-color="true" loext:opacity="0%" style:font-name="CG Times (W1)" fo:font-family="'CG Times (W1)'" style:font-family-generic="roman" style:font-pitch="variable" fo:font-size="12pt" fo:font-weight="bold" style:font-name-asian="Tahoma1" style:font-family-asian="Tahoma" style:font-family-generic-asian="system" style:font-pitch-asian="variable" style:font-size-asian="12pt" style:font-weight-asian="bold" style:font-name-complex="Liberation Sans4" style:font-family-complex="'Liberation Sans'" style:font-family-generic-complex="system" style:font-pitch-complex="variable" style:font-size-complex="12pt"/>
    </style:style>
    <style:style style:name="index_20_2" style:display-name="index 2" style:family="paragraph" style:default-outline-level="">
      <style:paragraph-properties fo:margin-left="0.884cm" fo:margin-right="0cm" fo:text-align="start" style:justify-single-word="false" fo:text-indent="0cm" style:auto-text-indent="false">
        <style:tab-stops>
          <style:tab-stop style:position="1.767cm"/>
        </style:tab-stops>
      </style:paragraph-properties>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dex_20_3" style:display-name="index 3" style:family="paragraph" style:default-outline-level="">
      <style:paragraph-properties fo:margin-left="1.76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dex_20_4" style:display-name="index 4" style:family="paragraph" style:default-outline-level="">
      <style:paragraph-properties fo:margin-left="2.642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dex_20_5" style:display-name="index 5" style:family="paragraph" style:default-outline-level="">
      <style:paragraph-properties fo:margin-left="3.522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dex_20_6" style:display-name="index 6" style:family="paragraph" style:default-outline-level="">
      <style:paragraph-properties fo:margin-left="4.403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index_20_7" style:display-name="index 7" style:family="paragraph" style:default-outline-level="">
      <style:paragraph-properties fo:margin-left="5.283cm" fo:margin-right="0cm" fo:text-align="start" style:justify-single-word="false" fo:text-indent="0cm" style:auto-text-indent="false"/>
      <style:text-properties style:use-window-font-color="true" loext:opacity="0%" style:font-name="Book Antiqua" fo:font-family="'Book Antiqua'"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text-align="start" style:justify-single-word="false"/>
      <style:text-properties fo:color="#000000" loext:opacity="100%"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grille" style:family="paragraph" style:parent-style-name="Objet_20_sans_20_remplissag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false" style:font-size-asian="18pt" style:font-style-asian="normal" style:font-weight-asian="normal" style:text-emphasize="none"/>
    </style:style>
    <style:style style:name="Ligne_20_traitillée" style:display-name="Ligne traitillée" style:family="paragraph" style:parent-style-name="grill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false" style:font-size-asian="18pt" style:font-style-asian="normal" style:font-weight-asian="normal" style:text-emphasize="none"/>
    </style:style>
    <style:style style:name="Ligne_20_épaisse" style:display-name="Ligne épaisse" style:family="paragraph" style:parent-style-name="Objet_20_sans_20_remplissag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évaluation" style:display-name="Ligne évaluation" style:family="paragraph" style:parent-style-name="Objet_20_sans_20_remplissage"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53255" loext:opacity="100%" style:text-outline="false" style:text-line-through-style="none" style:text-line-through-type="none" style:font-name="Mangal" fo:font-family="Mang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odelePresentation_5f_SI-1A_7e_LT_7e_Gliederung_20_1" style:display-name="ModelePresentation_SI-1A~LT~Gliederung 1" style:family="paragraph" style:default-outline-level="">
      <style:paragraph-properties fo:margin-top="0.554cm" fo:margin-bottom="0.157cm" style:contextual-spacing="false" style:line-height-at-least="0.353cm" fo:text-align="start" style:justify-single-word="false">
        <style:tab-stops>
          <style:tab-stop style:position="1.799cm"/>
          <style:tab-stop style:position="4.339cm"/>
          <style:tab-stop style:position="6.879cm"/>
          <style:tab-stop style:position="9.419cm"/>
          <style:tab-stop style:position="11.959cm"/>
          <style:tab-stop style:position="14.499cm"/>
          <style:tab-stop style:position="17.039cm"/>
          <style:tab-stop style:position="19.579cm"/>
          <style:tab-stop style:position="22.119cm"/>
          <style:tab-stop style:position="24.659cm"/>
          <style:tab-stop style:position="27.199cm"/>
        </style:tab-stops>
      </style:paragraph-properties>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4" style:font-family-complex="'Liberation Sans'" style:font-family-generic-complex="system" style:font-pitch-complex="variable" style:font-size-complex="12pt" style:text-emphasize="none"/>
    </style:style>
    <style:style style:name="ModelePresentation_5f_SI-1A_7e_LT_7e_Gliederung_20_2" style:display-name="ModelePresentation_SI-1A~LT~Gliederung 2" style:family="paragraph" style:parent-style-name="ModelePresentation_5f_SI-1A_7e_LT_7e_Gliederung_20_1" style:default-outline-level="">
      <style:paragraph-properties fo:margin-left="0.744cm" fo:margin-right="0cm" fo:margin-top="0.132cm" fo:margin-bottom="0.132cm" style:contextual-spacing="false" style:line-height-at-least="0.353cm" fo:text-align="start" style:justify-single-word="false" fo:text-indent="0cm" style:auto-text-indent="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3" style:display-name="ModelePresentation_SI-1A~LT~Gliederung 3" style:family="paragraph" style:parent-style-name="ModelePresentation_5f_SI-1A_7e_LT_7e_Gliederung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4" style:display-name="ModelePresentation_SI-1A~LT~Gliederung 4" style:family="paragraph" style:parent-style-name="ModelePresentation_5f_SI-1A_7e_LT_7e_Gliederung_20_3" style:default-outline-level="">
      <style:paragraph-properties fo:margin-left="2.247cm" fo:margin-right="0cm" fo:margin-top="0.132cm" fo:margin-bottom="0.132cm" style:contextual-spacing="false" style:line-height-at-least="0.353cm" fo:text-align="start" style:justify-single-word="false" fo:text-indent="0cm" style:auto-text-indent="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5" style:display-name="ModelePresentation_SI-1A~LT~Gliederung 5" style:family="paragraph" style:parent-style-name="ModelePresentation_5f_SI-1A_7e_LT_7e_Gliederung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6" style:display-name="ModelePresentation_SI-1A~LT~Gliederung 6" style:family="paragraph" style:parent-style-name="ModelePresentation_5f_SI-1A_7e_LT_7e_Gliederung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7" style:display-name="ModelePresentation_SI-1A~LT~Gliederung 7" style:family="paragraph" style:parent-style-name="ModelePresentation_5f_SI-1A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8" style:display-name="ModelePresentation_SI-1A~LT~Gliederung 8" style:family="paragraph" style:parent-style-name="ModelePresentation_5f_SI-1A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Gliederung_20_9" style:display-name="ModelePresentation_SI-1A~LT~Gliederung 9" style:family="paragraph" style:parent-style-name="ModelePresentation_5f_SI-1A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odelePresentation_5f_SI-1A_7e_LT_7e_Titel" style:display-name="ModelePresentation_SI-1A~LT~Titel" style:family="paragraph" style:default-outline-level="">
      <style:paragraph-properties fo:margin-top="0cm" fo:margin-bottom="0cm" style:contextual-spacing="false" fo:line-height="95%"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855" loext:opacity="100%" style:text-outline="false" style:text-line-through-style="none" style:text-line-through-type="none" style:font-name="Mangal" fo:font-family="Mangal" style:font-family-generic="roman" style:font-pitch="variable" fo:font-size="22pt" fo:font-style="normal" fo:text-shadow="none" style:text-underline-style="none" fo:font-weight="normal" style:letter-kerning="true" style:font-name-asian="Tahoma1" style:font-family-asian="Tahoma" style:font-family-generic-asian="system" style:font-pitch-asian="variable" style:font-size-asian="22pt" style:font-style-asian="normal" style:font-weight-asian="normal" style:font-name-complex="Liberation Sans4" style:font-family-complex="'Liberation Sans'" style:font-family-generic-complex="system" style:font-pitch-complex="variable" style:font-size-complex="12pt" style:text-emphasize="none"/>
    </style:style>
    <style:style style:name="ModelePresentation_5f_SI-1A_7e_LT_7e_Untertitel" style:display-name="ModelePresentation_SI-1A~LT~Untertitel" style:family="paragraph" style:default-outline-level="">
      <style:paragraph-properties fo:margin-top="0.339cm" fo:margin-bottom="0.097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9026"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letter-kerning="true" style:font-name-asian="Tahoma1" style:font-family-asian="Tahoma" style:font-family-generic-asian="system" style:font-pitch-asian="variable" style:font-size-asian="11pt" style:font-style-asian="normal" style:font-weight-asian="bold" style:font-name-complex="Liberation Sans4" style:font-family-complex="'Liberation Sans'" style:font-family-generic-complex="system" style:font-pitch-complex="variable" style:font-size-complex="12pt" style:text-emphasize="none"/>
    </style:style>
    <style:style style:name="ModelePresentation_5f_SI-1A_7e_LT_7e_Notizen" style:display-name="ModelePresentation_SI-1A~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ModelePresentation_5f_SI-1A_7e_LT_7e_Hintergrundobjekte" style:display-name="ModelePresentation_SI-1A~LT~Hintergrundobjekte"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ModelePresentation_5f_SI-1A_7e_LT_7e_Hintergrund" style:display-name="ModelePresentation_SI-1A~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Sommaire_7e_LT_7e_Gliederung_20_1" style:display-name="Sommaire~LT~Gliederung 1" style:family="paragraph" style:default-outline-level="">
      <style:paragraph-properties fo:margin-top="0.556cm" fo:margin-bottom="0.159cm" style:contextual-spacing="false" style:line-height-at-least="0.353cm" fo:text-align="start" style:justify-single-word="false"/>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4" style:font-family-complex="'Liberation Sans'" style:font-family-generic-complex="system" style:font-pitch-complex="variable" style:font-size-complex="12pt" style:text-emphasize="none"/>
    </style:style>
    <style:style style:name="Sommaire_7e_LT_7e_Gliederung_20_2" style:display-name="Sommaire~LT~Gliederung 2" style:family="paragraph" style:parent-style-name="Sommaire_7e_LT_7e_Gliederung_20_1" style:default-outline-level="">
      <style:paragraph-properties fo:margin-top="0.132cm" fo:margin-bottom="0.132cm" style:contextual-spacing="false" style:line-height-at-least="0.353cm" fo:text-align="start" style:justify-single-word="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3" style:display-name="Sommaire~LT~Gliederung 3" style:family="paragraph" style:parent-style-name="Sommaire_7e_LT_7e_Gliederung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4" style:display-name="Sommaire~LT~Gliederung 4" style:family="paragraph" style:parent-style-name="Sommaire_7e_LT_7e_Gliederung_20_3" style:default-outline-level="">
      <style:paragraph-properties fo:margin-top="0.132cm" fo:margin-bottom="0.132cm" style:contextual-spacing="false" style:line-height-at-least="0.353cm" fo:text-align="start" style:justify-single-word="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5" style:display-name="Sommaire~LT~Gliederung 5" style:family="paragraph" style:parent-style-name="Sommaire_7e_LT_7e_Gliederung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6" style:display-name="Sommaire~LT~Gliederung 6" style:family="paragraph" style:parent-style-name="Sommaire_7e_LT_7e_Gliederung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7" style:display-name="Sommaire~LT~Gliederung 7" style:family="paragraph" style:parent-style-name="Sommaire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8" style:display-name="Sommaire~LT~Gliederung 8" style:family="paragraph" style:parent-style-name="Sommaire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Gliederung_20_9" style:display-name="Sommaire~LT~Gliederung 9" style:family="paragraph" style:parent-style-name="Sommaire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7e_LT_7e_Titel" style:display-name="Sommaire~LT~Titel" style:family="paragraph" style:default-outline-level="">
      <style:paragraph-properties fo:margin-top="0cm" fo:margin-bottom="0cm" style:contextual-spacing="false" fo:line-height="95%" fo:text-align="start" style:justify-single-word="false"/>
      <style:text-properties fo:color="#c49026" loext:opacity="100%" style:text-outline="false" style:text-line-through-style="none" style:text-line-through-type="none" style:font-name="Mangal" fo:font-family="Mangal"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Liberation Sans4" style:font-family-complex="'Liberation Sans'" style:font-family-generic-complex="system" style:font-pitch-complex="variable" style:font-size-complex="12pt" style:text-emphasize="none"/>
    </style:style>
    <style:style style:name="Sommaire_7e_LT_7e_Untertitel" style:display-name="Sommaire~LT~Untertitel" style:family="paragraph" style:default-outline-level="">
      <style:paragraph-properties fo:margin-top="0.339cm" fo:margin-bottom="0.097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855"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letter-kerning="true" style:font-name-asian="Tahoma1" style:font-family-asian="Tahoma" style:font-family-generic-asian="system" style:font-pitch-asian="variable" style:font-size-asian="11pt" style:font-style-asian="normal" style:font-weight-asian="bold" style:font-name-complex="Liberation Sans4" style:font-family-complex="'Liberation Sans'" style:font-family-generic-complex="system" style:font-pitch-complex="variable" style:font-size-complex="12pt" style:text-emphasize="none"/>
    </style:style>
    <style:style style:name="Sommaire_7e_LT_7e_Notizen" style:display-name="Sommaire~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Sommaire_7e_LT_7e_Hintergrundobjekte" style:display-name="Sommaire~LT~Hintergrundobjekte"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Sommaire_7e_LT_7e_Hintergrund" style:display-name="Sommaire~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Sommaire_5f__7e_LT_7e_Gliederung_20_1" style:display-name="Sommaire_~LT~Gliederung 1" style:family="paragraph" style:default-outline-level="">
      <style:paragraph-properties fo:margin-top="0.556cm" fo:margin-bottom="0.159cm" style:contextual-spacing="false" style:line-height-at-least="0.353cm" fo:text-align="start" style:justify-single-word="false"/>
      <style:text-properties fo:color="#c49026" loext:opacity="100%" style:text-outline="false" style:text-line-through-style="none" style:text-line-through-type="none" style:font-name="Mangal" fo:font-family="Mangal" style:font-family-generic="roman" style:font-pitch="variable" fo:font-size="18pt" fo:font-style="normal" fo:text-shadow="none" style:text-underline-style="none" fo:font-weight="bold" style:letter-kerning="true" style:font-name-asian="Tahoma1" style:font-family-asian="Tahoma" style:font-family-generic-asian="system" style:font-pitch-asian="variable" style:font-size-asian="18pt" style:font-style-asian="normal" style:font-weight-asian="bold" style:font-name-complex="Liberation Sans4" style:font-family-complex="'Liberation Sans'" style:font-family-generic-complex="system" style:font-pitch-complex="variable" style:font-size-complex="12pt" style:text-emphasize="none"/>
    </style:style>
    <style:style style:name="Sommaire_5f__7e_LT_7e_Gliederung_20_2" style:display-name="Sommaire_~LT~Gliederung 2" style:family="paragraph" style:parent-style-name="Sommaire_5f__7e_LT_7e_Gliederung_20_1" style:default-outline-level="">
      <style:paragraph-properties fo:margin-top="0.132cm" fo:margin-bottom="0.132cm" style:contextual-spacing="false" style:line-height-at-least="0.353cm" fo:text-align="start" style:justify-single-word="false">
        <style:tab-stops>
          <style:tab-stop style:position="0cm"/>
          <style:tab-stop style:position="1.794cm"/>
          <style:tab-stop style:position="4.334cm"/>
          <style:tab-stop style:position="6.874cm"/>
          <style:tab-stop style:position="9.414cm"/>
          <style:tab-stop style:position="11.954cm"/>
          <style:tab-stop style:position="14.494cm"/>
          <style:tab-stop style:position="17.034cm"/>
          <style:tab-stop style:position="19.574cm"/>
          <style:tab-stop style:position="22.114cm"/>
          <style:tab-stop style:position="24.654cm"/>
          <style:tab-stop style:position="27.194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3" style:display-name="Sommaire_~LT~Gliederung 3" style:family="paragraph" style:parent-style-name="Sommaire_5f__7e_LT_7e_Gliederung_20_2" style:default-outline-level="">
      <style:paragraph-properties fo:margin-top="0.132cm" fo:margin-bottom="0.132cm" style:contextual-spacing="false" style:line-height-at-least="0.353cm" fo:text-align="start" style:justify-single-word="fals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4" style:display-name="Sommaire_~LT~Gliederung 4" style:family="paragraph" style:parent-style-name="Sommaire_5f__7e_LT_7e_Gliederung_20_3" style:default-outline-level="">
      <style:paragraph-properties fo:margin-top="0.132cm" fo:margin-bottom="0.132cm" style:contextual-spacing="false" style:line-height-at-least="0.353cm" fo:text-align="start" style:justify-single-word="false">
        <style:tab-stops>
          <style:tab-stop style:position="0cm"/>
          <style:tab-stop style:position="0.291cm"/>
          <style:tab-stop style:position="2.831cm"/>
          <style:tab-stop style:position="5.371cm"/>
          <style:tab-stop style:position="7.911cm"/>
          <style:tab-stop style:position="10.451cm"/>
          <style:tab-stop style:position="12.991cm"/>
          <style:tab-stop style:position="15.531cm"/>
          <style:tab-stop style:position="18.071cm"/>
          <style:tab-stop style:position="20.611cm"/>
          <style:tab-stop style:position="23.151cm"/>
          <style:tab-stop style:position="25.691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5" style:display-name="Sommaire_~LT~Gliederung 5" style:family="paragraph" style:parent-style-name="Sommaire_5f__7e_LT_7e_Gliederung_20_4"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6" style:display-name="Sommaire_~LT~Gliederung 6" style:family="paragraph" style:parent-style-name="Sommaire_5f__7e_LT_7e_Gliederung_20_5"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7" style:display-name="Sommaire_~LT~Gliederung 7" style:family="paragraph" style:parent-style-name="Sommaire_5f__7e_LT_7e_Gliederung_20_6"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8" style:display-name="Sommaire_~LT~Gliederung 8" style:family="paragraph" style:parent-style-name="Sommaire_5f__7e_LT_7e_Gliederung_20_7"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Gliederung_20_9" style:display-name="Sommaire_~LT~Gliederung 9" style:family="paragraph" style:parent-style-name="Sommaire_5f__7e_LT_7e_Gliederung_20_8" style:default-outline-level="">
      <style:paragraph-properties fo:margin-top="0.132cm" fo:margin-bottom="0.132cm" style:contextual-spacing="false" style:line-height-at-least="0.353cm" fo:text-align="start" style:justify-single-word="false">
        <style:tab-stops>
          <style:tab-stop style:position="1.429cm"/>
          <style:tab-stop style:position="3.969cm"/>
          <style:tab-stop style:position="6.509cm"/>
          <style:tab-stop style:position="9.049cm"/>
          <style:tab-stop style:position="11.589cm"/>
          <style:tab-stop style:position="14.129cm"/>
          <style:tab-stop style:position="16.669cm"/>
          <style:tab-stop style:position="19.209cm"/>
          <style:tab-stop style:position="21.749cm"/>
          <style:tab-stop style:position="24.289cm"/>
        </style:tab-stops>
      </style:paragraph-properties>
      <style:text-properties fo:color="#003855" loext:opacity="100%" style:text-outline="false" style:text-line-through-style="none" style:text-line-through-type="none" style:font-name="Mangal" fo:font-family="Mangal"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ommaire_5f__7e_LT_7e_Titel" style:display-name="Sommaire_~LT~Titel" style:family="paragraph" style:default-outline-level="">
      <style:paragraph-properties fo:margin-top="0cm" fo:margin-bottom="0cm" style:contextual-spacing="false" fo:line-height="95%" fo:text-align="start" style:justify-single-word="false"/>
      <style:text-properties fo:color="#c49026" loext:opacity="100%" style:text-outline="false" style:text-line-through-style="none" style:text-line-through-type="none" style:font-name="Mangal" fo:font-family="Mangal" style:font-family-generic="roman" style:font-pitch="variable" fo:font-size="24pt" fo:font-style="normal" fo:text-shadow="none" style:text-underline-style="none" fo:font-weight="bold" style:letter-kerning="true" style:font-name-asian="Tahoma1" style:font-family-asian="Tahoma" style:font-family-generic-asian="system" style:font-pitch-asian="variable" style:font-size-asian="24pt" style:font-style-asian="normal" style:font-weight-asian="bold" style:font-name-complex="Liberation Sans4" style:font-family-complex="'Liberation Sans'" style:font-family-generic-complex="system" style:font-pitch-complex="variable" style:font-size-complex="12pt" style:text-emphasize="none"/>
    </style:style>
    <style:style style:name="Sommaire_5f__7e_LT_7e_Untertitel" style:display-name="Sommaire_~LT~Untertitel" style:family="paragraph" style:default-outline-level="">
      <style:paragraph-properties fo:margin-top="0.339cm" fo:margin-bottom="0.097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855" loext:opacity="100%" style:text-outline="false" style:text-line-through-style="none" style:text-line-through-type="none" style:font-name="Mangal" fo:font-family="Mangal" style:font-family-generic="roman" style:font-pitch="variable" fo:font-size="11pt" fo:font-style="normal" fo:text-shadow="none" style:text-underline-style="none" fo:font-weight="bold" style:letter-kerning="true" style:font-name-asian="Tahoma1" style:font-family-asian="Tahoma" style:font-family-generic-asian="system" style:font-pitch-asian="variable" style:font-size-asian="11pt" style:font-style-asian="normal" style:font-weight-asian="bold" style:font-name-complex="Liberation Sans4" style:font-family-complex="'Liberation Sans'" style:font-family-generic-complex="system" style:font-pitch-complex="variable" style:font-size-complex="12pt" style:text-emphasize="none"/>
    </style:style>
    <style:style style:name="Sommaire_5f__7e_LT_7e_Notizen" style:display-name="Sommaire_~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Mangal" fo:font-family="Mang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4" style:font-family-complex="'Liberation Sans'" style:font-family-generic-complex="system" style:font-pitch-complex="variable" style:font-size-complex="12pt" style:text-emphasize="none"/>
    </style:style>
    <style:style style:name="Sommaire_5f__7e_LT_7e_Hintergrundobjekte" style:display-name="Sommaire_~LT~Hintergrundobjekte"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Sommaire_5f__7e_LT_7e_Hintergrund" style:display-name="Sommaire_~LT~Hintergrund" style:family="paragraph" style:default-outline-level="">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re_20_niveau_20_3" style:display-name="Titre niveau 3" style:family="paragraph" style:parent-style-name="Titre_20_niveau_20_2" style:next-style-name="Standard" style:default-outline-level="3">
      <style:paragraph-properties fo:margin-left="3cm" fo:margin-right="0cm" fo:text-indent="-0.7cm" style:auto-text-indent="false">
        <style:tab-stops/>
      </style:paragraph-properties>
      <style:text-properties officeooo:rsid="0062afa7"/>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1.482cm" fo:margin-right="0cm" fo:margin-top="0.353cm" fo:margin-bottom="0.212cm" style:contextual-spacing="false" fo:text-align="justify" style:justify-single-word="false" fo:orphans="2" fo:widows="2" fo:text-indent="0cm" style:auto-text-indent="false" style:page-number="auto" fo:background-color="transparent" fo:keep-with-next="always" text:number-lines="true" text:line-number="2">
        <style:tab-stops/>
      </style:paragraph-properties>
      <style:text-properties style:font-name="Arial3" fo:font-family="Arial" style:font-family-generic="swiss" style:font-pitch="variable" fo:font-size="14pt" style:text-underline-style="solid" style:text-underline-width="auto" style:text-underline-color="font-color"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0.998cm" fo:margin-right="0cm" fo:margin-top="0.055cm" fo:margin-bottom="0.055cm" style:contextual-spacing="false" fo:text-indent="0cm" style:auto-text-indent="false">
        <style:tab-stops>
          <style:tab-stop style:position="19.0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2.408cm" fo:margin-right="0cm" fo:margin-top="0.247cm" fo:margin-bottom="0.212cm" style:contextual-spacing="false" fo:text-indent="0cm" style:auto-text-indent="false"/>
      <style:text-properties style:font-name="Marianne Thin3" fo:font-family="'Marianne Thin'" style:font-style-name="Gras" style:font-family-generic="modern" style:font-pitch="variable" fo:font-size="90%" style:text-underline-style="solid" style:text-underline-width="auto" style:text-underline-color="font-color" fo:font-weight="bold" style:font-size-asian="101%" style:font-weight-asian="bold" style:font-size-complex="101%" style:font-weight-complex="bold" style:text-overline-style="none" style:text-overline-color="font-color"/>
    </style:style>
    <style:style style:name="Titre_20_niveau_20_0" style:display-name="Titre niveau 0" style:family="paragraph" style:parent-style-name="Titre_20_niveau_20_1" style:default-outline-level="1" style:list-style-name="">
      <style:paragraph-properties fo:padding="0.4cm" fo:border-left="none" fo:border-right="none" fo:border-top="none" fo:border-bottom="0.06pt solid #2a6099"/>
      <style:text-properties fo:color="#2a6099" loext:opacity="100%" style:text-underline-style="none" officeooo:rsid="008f72a8"/>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Code" style:family="paragraph" style:parent-style-name="Text_20_body">
      <loext:graphic-properties draw:fill="solid" draw:fill-color="#eeeeee" draw:opacity="100%"/>
      <style:paragraph-properties fo:margin-top="0cm" fo:margin-bottom="0cm" style:contextual-spacing="true" fo:text-align="start" style:justify-single-word="false" fo:background-color="#eeeeee" fo:padding-left="0.4cm" fo:padding-right="0.4cm" fo:padding-top="0.199cm" fo:padding-bottom="0.199cm" fo:border="0.06pt solid #b2b2b2" style:shadow="none">
        <style:tab-stops>
          <style:tab-stop style:position="1cm"/>
          <style:tab-stop style:position="2cm"/>
          <style:tab-stop style:position="3cm"/>
          <style:tab-stop style:position="4.001cm"/>
          <style:tab-stop style:position="5.001cm"/>
          <style:tab-stop style:position="6.001cm"/>
        </style:tab-stops>
      </style:paragraph-properties>
      <style:text-properties fo:color="#666666" loext:opacity="100%" style:font-name="Courier New1" fo:font-family="'Courier New'" style:font-style-name="Normal" style:font-family-generic="modern" style:font-pitch="fixed" fo:font-style="italic" fo:font-weight="normal"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5f_1" style:display-name="Standard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3" style:display-name="Standard_3"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8" style:display-name="Standard_8"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10" style:display-name="Standard_10"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2" style:display-name="Standard_2"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4" style:display-name="Standard_4"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5" style:display-name="Standard_5"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6" style:display-name="Standard_6"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7" style:display-name="Standard_7"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Standard_5f_9" style:display-name="Standard_9"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Page_20_d_27_accueil_7e_LT_7e_Gliederung_20_1" style:display-name="Page d'accueil~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Page_20_d_27_accueil_7e_LT_7e_Gliederung_20_2" style:display-name="Page d'accueil~LT~Gliederung 2" style:family="paragraph" style:parent-style-name="Page_20_d_27_accueil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ge_20_d_27_accueil_7e_LT_7e_Gliederung_20_3" style:display-name="Page d'accueil~LT~Gliederung 3" style:family="paragraph" style:parent-style-name="Page_20_d_27_accueil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ge_20_d_27_accueil_7e_LT_7e_Gliederung_20_4" style:display-name="Page d'accueil~LT~Gliederung 4" style:family="paragraph" style:parent-style-name="Page_20_d_27_accueil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5" style:display-name="Page d'accueil~LT~Gliederung 5" style:family="paragraph" style:parent-style-name="Page_20_d_27_accueil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6" style:display-name="Page d'accueil~LT~Gliederung 6" style:family="paragraph" style:parent-style-name="Page_20_d_27_accueil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7" style:display-name="Page d'accueil~LT~Gliederung 7" style:family="paragraph" style:parent-style-name="Page_20_d_27_accueil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8" style:display-name="Page d'accueil~LT~Gliederung 8" style:family="paragraph" style:parent-style-name="Page_20_d_27_accueil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Gliederung_20_9" style:display-name="Page d'accueil~LT~Gliederung 9" style:family="paragraph" style:parent-style-name="Page_20_d_27_accueil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ge_20_d_27_accueil_7e_LT_7e_Titel" style:display-name="Page d'accueil~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Page_20_d_27_accueil_7e_LT_7e_Untertitel" style:display-name="Page d'accueil~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Page_20_d_27_accueil_7e_LT_7e_Notizen" style:display-name="Page d'accueil~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Page_20_d_27_accueil_7e_LT_7e_Hintergrundobjekte" style:display-name="Page d'accueil~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Page_20_d_27_accueil_7e_LT_7e_Hintergrund" style:display-name="Page d'accueil~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re_20_1_7e_LT_7e_Gliederung_20_1" style:display-name="Titre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7e_LT_7e_Gliederung_20_2" style:display-name="Titre 1~LT~Gliederung 2" style:family="paragraph" style:parent-style-name="Titre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_20_1_7e_LT_7e_Gliederung_20_3" style:display-name="Titre 1~LT~Gliederung 3" style:family="paragraph" style:parent-style-name="Titre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1_7e_LT_7e_Gliederung_20_4" style:display-name="Titre 1~LT~Gliederung 4" style:family="paragraph" style:parent-style-name="Titre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5" style:display-name="Titre 1~LT~Gliederung 5" style:family="paragraph" style:parent-style-name="Titre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6" style:display-name="Titre 1~LT~Gliederung 6" style:family="paragraph" style:parent-style-name="Titre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7" style:display-name="Titre 1~LT~Gliederung 7" style:family="paragraph" style:parent-style-name="Titre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8" style:display-name="Titre 1~LT~Gliederung 8" style:family="paragraph" style:parent-style-name="Titre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Gliederung_20_9" style:display-name="Titre 1~LT~Gliederung 9" style:family="paragraph" style:parent-style-name="Titre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7e_LT_7e_Titel" style:display-name="Titre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7e_LT_7e_Untertitel" style:display-name="Titre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7e_LT_7e_Notizen" style:display-name="Titre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7e_LT_7e_Hintergrundobjekte" style:display-name="Titre 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re_20_1_7e_LT_7e_Hintergrund" style:display-name="Titre 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re_20_1_5f__7e_LT_7e_Gliederung_20_1" style:display-name="Titre 1_~LT~Gliederung 1" style:family="paragraph" style:default-outline-level="">
      <style:paragraph-properties fo:margin-top="0.45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5f__7e_LT_7e_Gliederung_20_2" style:display-name="Titre 1_~LT~Gliederung 2" style:family="paragraph" style:parent-style-name="Titre_20_1_5f__7e_LT_7e_Gliederung_20_1" style:default-outline-level="">
      <style:paragraph-properties fo:margin-top="0.36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_20_1_5f__7e_LT_7e_Gliederung_20_3" style:display-name="Titre 1_~LT~Gliederung 3" style:family="paragraph" style:parent-style-name="Titre_20_1_5f__7e_LT_7e_Gliederung_20_2" style:default-outline-level="">
      <style:paragraph-properties fo:margin-top="0.27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1_5f__7e_LT_7e_Gliederung_20_4" style:display-name="Titre 1_~LT~Gliederung 4" style:family="paragraph" style:parent-style-name="Titre_20_1_5f__7e_LT_7e_Gliederung_20_3" style:default-outline-level="">
      <style:paragraph-properties fo:margin-top="0.18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5" style:display-name="Titre 1_~LT~Gliederung 5" style:family="paragraph" style:parent-style-name="Titre_20_1_5f__7e_LT_7e_Gliederung_20_4"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6" style:display-name="Titre 1_~LT~Gliederung 6" style:family="paragraph" style:parent-style-name="Titre_20_1_5f__7e_LT_7e_Gliederung_20_5"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7" style:display-name="Titre 1_~LT~Gliederung 7" style:family="paragraph" style:parent-style-name="Titre_20_1_5f__7e_LT_7e_Gliederung_20_6"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8" style:display-name="Titre 1_~LT~Gliederung 8" style:family="paragraph" style:parent-style-name="Titre_20_1_5f__7e_LT_7e_Gliederung_20_7"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Gliederung_20_9" style:display-name="Titre 1_~LT~Gliederung 9" style:family="paragraph" style:parent-style-name="Titre_20_1_5f__7e_LT_7e_Gliederung_20_8" style:default-outline-level="">
      <style:paragraph-properties fo:margin-top="0.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7e_LT_7e_Titel" style:display-name="Titre 1_~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5f__7e_LT_7e_Untertitel" style:display-name="Titre 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5f__7e_LT_7e_Notizen" style:display-name="Titre 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4" style:font-family-complex="'Liberation Sans'" style:font-family-generic-complex="system" style:font-pitch-complex="variable" style:font-size-complex="12pt" style:text-emphasize="none"/>
    </style:style>
    <style:style style:name="Titre_20_1_5f__7e_LT_7e_Hintergrundobjekte" style:display-name="Titre 1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Titre_20_1_5f__7e_LT_7e_Hintergrund" style:display-name="Titre 1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3"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101cm" fo:margin-bottom="0.101cm" style:contextual-spacing="false" fo:text-align="justify" style:justify-single-word="false"/>
      <style:text-properties style:font-name="Marianne Thin1" fo:font-family="'Marianne Thin'" style:font-style-name="Thin" style:font-family-generic="modern" style:font-pitch="variable" fo:font-size="10pt" style:font-name-asian="Marianne Thin4" style:font-family-asian="'Marianne Thin'" style:font-family-generic-asian="system" style:font-pitch-asian="variable" style:font-size-asian="10pt" style:font-name-complex="Marianne Thin4" style:font-family-complex="'Marianne Thin'" style:font-family-generic-complex="system" style:font-pitch-complex="variable"/>
    </style:style>
    <style:style style:name="msonormal" style:family="paragraph" style:parent-style-name="Standard" style:default-outline-level="">
      <style:paragraph-properties fo:margin-top="0.176cm" fo:margin-bottom="0.176cm" style:contextual-spacing="false"/>
    </style:style>
    <style:style style:name="auto-cursor-target" style:family="paragraph" style:parent-style-name="Standard" style:default-outline-level="">
      <style:paragraph-properties fo:margin-top="0.176cm" fo:margin-bottom="0.176cm" style:contextual-spacing="false"/>
    </style:style>
    <style:style style:name="Normal_20__28_Web_29_" style:display-name="Normal (Web)" style:family="paragraph" style:parent-style-name="Standard" style:default-outline-level="">
      <style:paragraph-properties fo:margin-top="0.176cm" fo:margin-bottom="0.176cm" style:contextual-spacing="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 style:family="paragraph" style:parent-style-name="Standard" style:list-style-name="" style:class="extra">
      <style:paragraph-properties fo:margin-left="0cm" fo:margin-right="0cm" fo:margin-top="0cm" fo:margin-bottom="0cm" style:contextual-spacing="false" fo:text-indent="0cm" style:auto-text-indent="false" fo:keep-with-next="always"/>
      <style:text-properties style:font-name="Verdana" fo:font-family="Verdana" style:font-style-name="Normal" style:font-family-generic="swiss" style:font-pitch="variable" fo:font-size="10pt" style:font-size-asian="11pt" style:font-name-complex="Arial Narrow" style:font-family-complex="'Arial Narrow'" style:font-family-generic-complex="swiss" style:font-pitch-complex="variable" style:font-size-complex="11pt"/>
    </style:style>
    <style:style style:name="MOD_5f_corps" style:display-name="MOD_corps" style:family="paragraph" style:parent-style-name="Standard">
      <style:paragraph-properties fo:margin-top="0.423cm" fo:margin-bottom="0cm" style:contextual-spacing="false" fo:text-align="justify" style:justify-single-word="false"/>
      <style:text-properties fo:font-size="12pt" style:font-size-asian="12pt"/>
    </style:style>
    <style:style style:name="MOD_5f_corpstab" style:display-name="MOD_corpstab" style:family="paragraph" style:parent-style-name="MOD_5f_corps">
      <style:paragraph-properties fo:margin-top="0cm" fo:margin-bottom="0cm" style:contextual-spacing="false" fo:text-align="start" style:justify-single-word="false"/>
      <style:text-properties style:font-name="Arial3" fo:font-family="Arial" style:font-family-generic="swiss" style:font-pitch="variable" style:font-name-complex="Arial3" style:font-family-complex="Arial" style:font-family-generic-complex="swiss" style:font-pitch-complex="variable"/>
    </style:style>
    <style:style style:name="Style_20_de_20_dessin_20_par_20_défaut" style:display-name="Style de dessin par défaut"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11" style:font-family-complex="Arial1" style:font-family-generic-complex="system" style:font-pitch-complex="variable" style:font-size-complex="12pt" style:text-emphasize="none"/>
    </style:style>
    <style:style style:name="Titre3" style:family="paragraph" style:parent-style-name="Standard">
      <style:paragraph-properties fo:margin-top="0cm" fo:margin-bottom="0cm" style:contextual-spacing="false"/>
      <style:text-properties fo:font-size="11pt" fo:font-style="italic"/>
    </style:style>
    <style:style style:name="Frame_20_contents" style:display-name="Frame contents" style:family="paragraph" style:parent-style-name="Standard" style:class="extra"/>
    <style:style style:name="Drawing" style:family="paragraph" style:parent-style-name="Caption" style:class="extra"/>
    <style:style style:name="Courant" style:family="paragraph" style:parent-style-name="Standard">
      <style:paragraph-properties fo:margin-left="1.037cm" fo:margin-right="0cm" fo:text-indent="0cm" style:auto-text-indent="false" style:text-autospace="ideograph-alpha" style:punctuation-wrap="hanging" style:vertical-align="auto"/>
      <style:text-properties style:font-name="Arial4" fo:font-family="Arial" style:font-style-name="Normal" style:font-family-generic="swiss" style:font-pitch="variable" fo:font-size="10pt" style:font-size-asian="10pt" style:font-name-complex="Lucida Sans Unicode1" style:font-family-complex="'Lucida Sans Unicode'" style:font-family-generic-complex="swiss" style:font-pitch-complex="variable" style:font-size-complex="10pt"/>
    </style:style>
    <style:style style:name="heading_20_7" style:display-name="heading 7" style:family="paragraph" style:parent-style-name="Standard" style:next-style-name="Standard">
      <style:paragraph-properties fo:text-align="center" style:justify-single-word="false" fo:hyphenation-ladder-count="no-limit" fo:keep-with-next="always">
        <style:tab-stops>
          <style:tab-stop style:position="0cm"/>
        </style:tab-stops>
      </style:paragraph-properties>
      <style:text-properties style:use-window-font-color="true" loext:opacity="0%" fo:language="fr" fo:country="FR" fo:font-style="italic" fo:font-weight="bold" style:letter-kerning="true" style:font-name-asian="Lucida Sans Unicode" style:font-family-asian="'Lucida Sans Unicode'" style:font-family-generic-asian="system" style:font-pitch-asian="variable" style:language-asian="zxx" style:country-asian="none" style:font-style-asian="italic" style:font-weight-asian="bold" style:font-style-complex="italic" style:font-weight-complex="bold" fo:hyphenate="false" fo:hyphenation-remain-char-count="2" fo:hyphenation-push-char-count="2" loext:hyphenation-no-caps="false"/>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Titre_5f_1" style:display-name="Titre_1" style:family="paragraph" style:parent-style-name="Heading_20_1" style:default-outline-level="1" style:list-style-name="Numbering_20_123" style:master-page-name="">
      <style:paragraph-properties style:page-number="auto">
        <style:tab-stops/>
      </style:paragraph-properties>
      <style:text-properties style:font-name="Arial3" fo:font-family="Arial" style:font-family-generic="swiss" style:font-pitch="variable" fo:font-size="16pt" fo:font-weight="bold" style:font-size-asian="16pt" style:font-weight-asian="bold" style:font-size-complex="16pt" style:font-weight-complex="bold"/>
    </style:style>
    <style:style style:name="Titre_20_perso_20_2" style:display-name="Titre perso 2" style:family="paragraph" style:parent-style-name="Heading_20_2" style:default-outline-level="2" style:list-style-name="Numbering_20_123">
      <style:paragraph-properties text:number-lines="true" text:line-number="0"/>
      <style:text-properties style:font-name="Arial3" fo:font-family="Arial" style:font-family-generic="swiss" style:font-pitch="variable" fo:font-size="14pt" style:text-underline-style="solid" style:text-underline-width="auto" style:text-underline-color="font-color" fo:font-weight="bold" style:font-size-asian="14pt" style:font-weight-asian="bold" style:font-size-complex="14pt" style:font-weight-complex="bold"/>
    </style:style>
    <style:style style:name="Titre_5f_2" style:display-name="Titre_2" style:family="paragraph" style:parent-style-name="Titre_5f_1" style:next-style-name="Text_20_body" style:default-outline-level="2">
      <style:text-properties fo:font-size="14pt" style:font-size-asian="14pt" style:font-size-complex="14pt"/>
    </style:style>
    <style:style style:name="Titre_5f_3" style:display-name="Titre_3" style:family="paragraph" style:parent-style-name="Titre_5f_2" style:default-outline-level="3">
      <style:text-properties fo:font-size="12pt" style:font-size-asian="12pt" style:font-size-complex="12pt"/>
    </style:style>
    <style:style style:name="Niveau_20_1" style:display-name="Niveau 1" style:family="paragraph" style:parent-style-name="Text_20_body" style:default-outline-level="1" style:list-style-name="Numbering_20_ABC">
      <style:paragraph-properties text:number-lines="true" text:line-number="1"/>
      <style:text-properties style:font-name="Arial3" fo:font-family="Arial" style:font-family-generic="swiss" style:font-pitch="variable" officeooo:rsid="05f82f42" fo:background-color="transparent"/>
    </style:style>
    <style:style style:name="Niveau_20_2" style:display-name="Niveau 2" style:family="paragraph" style:parent-style-name="Text_20_body" style:default-outline-level="2" style:list-style-name="Numbering_20_ABC">
      <style:text-properties style:text-line-through-style="none" style:text-line-through-type="none" style:font-name="Arial3" fo:font-family="Arial" style:font-family-generic="swiss" style:font-pitch="variable" fo:font-size="14pt" style:text-underline-style="solid" style:text-underline-width="auto" style:text-underline-color="font-color" fo:font-weight="bold" officeooo:rsid="05f82f42" fo:background-color="transparent" style:font-size-asian="14pt" style:font-weight-asian="bold" style:font-size-complex="14pt" style:font-weight-complex="bold"/>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Numérotation_20_de_20_lignes" style:display-name="Numérotation de lignes"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Character_5f_20_5f_style" style:display-name="Character_20_style"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Accentuation" style:family="paragraph" style:default-outline-level="">
      <style:text-properties style:font-name="Times New Roman" fo:font-family="'Times New Roman'" style:font-family-generic="roman" style:font-pitch="variable" fo:font-size="12pt" fo:font-style="italic" style:font-name-asian="Tahoma1" style:font-family-asian="Tahoma" style:font-family-generic-asian="system" style:font-pitch-asian="variable" style:font-size-asian="12pt" style:font-style-asian="italic" style:font-name-complex="Marianne2" style:font-family-complex="Marianne" style:font-family-generic-complex="system" style:font-pitch-complex="variable" style:font-size-complex="12pt"/>
    </style:style>
    <style:style style:name="Numéro_20_de_20_page" style:display-name="Numéro de page" style:family="paragraph" style:default-outline-level="">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en_20_Internet_20_visité" style:display-name="Lien Internet visité" style:family="paragraph" style:default-outline-level="">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Caractères_20_de_20_note_20_de_20_fin" style:display-name="Caractères de note de fin" style:family="paragraph" style:default-outline-level="">
      <style:text-properties style:text-position="super 58%"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text-position="super 58%" style:font-name="Arial5" fo:font-family="Arial" style:font-family-generic="roman" style:font-pitch="variable" fo:font-size="12pt" fo:font-weight="bold" style:font-name-asian="Tahoma1" style:font-family-asian="Tahoma" style:font-family-generic-asian="system" style:font-pitch-asian="variable" style:font-size-asian="12pt" style:font-weight-asian="bold" style:font-name-complex="Marianne2" style:font-family-complex="Marianne" style:font-family-generic-complex="system" style:font-pitch-complex="variable" style:font-size-complex="12pt"/>
    </style:style>
    <style:style style:name="Titre_20_seconde_20_page" style:display-name="Titre seconde page" style:family="paragraph" style:default-outline-level="">
      <style:paragraph-properties fo:margin-left="1.764cm" fo:margin-right="0cm" fo:margin-top="0.178cm" fo:margin-bottom="0.178cm" style:contextual-spacing="false" fo:text-align="center" style:justify-single-word="false" fo:text-indent="0cm" style:auto-text-indent="false" style:writing-mode="lr-tb"/>
      <style:text-properties fo:color="#3333cc" loext:opacity="100%"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Marianne2" style:font-family-complex="Marianne" style:font-family-generic-complex="system" style:font-pitch-complex="variable" style:font-size-complex="12pt"/>
    </style:style>
    <style:style style:name="Titre_20_première_20_page" style:display-name="Titre première page" style:family="paragraph" style:default-outline-level="">
      <style:paragraph-properties fo:margin-left="1.764cm" fo:margin-right="0cm" fo:margin-top="0.351cm" fo:margin-bottom="0.351cm" style:contextual-spacing="false" fo:text-align="center" style:justify-single-word="false" fo:text-indent="0cm" style:auto-text-indent="false" style:writing-mode="lr-tb"/>
      <style:text-properties fo:color="#3333cc" loext:opacity="100%" style:font-name="Times New Roman" fo:font-family="'Times New Roman'" style:font-family-generic="roman" style:font-pitch="variable" fo:font-size="26pt" fo:font-weight="bold" style:font-name-asian="Tahoma1" style:font-family-asian="Tahoma" style:font-family-generic-asian="system" style:font-pitch-asian="variable" style:font-size-asian="26pt" style:font-weight-asian="bold" style:font-name-complex="Marianne2" style:font-family-complex="Marianne" style:font-family-generic-complex="system" style:font-pitch-complex="variable" style:font-size-complex="12pt"/>
    </style:style>
    <style:style style:name="Titre_20_entête" style:display-name="Titre entête" style:family="paragraph" style:default-outline-level="">
      <style:paragraph-properties fo:margin-top="0.351cm" fo:margin-bottom="0.351cm" style:contextual-spacing="false" fo:text-align="center" style:justify-single-word="false" style:writing-mode="lr-tb"/>
      <style:text-properties fo:color="#3333cc" loext:opacity="100%" style:font-name="Times New Roman" fo:font-family="'Times New Roman'" style:font-family-generic="roman" style:font-pitch="variable" fo:font-size="12pt" fo:font-weight="bold" style:font-name-asian="Tahoma1" style:font-family-asian="Tahoma" style:font-family-generic-asian="system" style:font-pitch-asian="variable" style:font-size-asian="12pt" style:font-weight-asian="bold" style:font-name-complex="Marianne2" style:font-family-complex="Marianne" style:font-family-generic-complex="system" style:font-pitch-complex="variable" style:font-size-complex="12pt"/>
    </style:style>
    <style:style style:name="Tableau_20_centré" style:display-name="Tableau centré" style:family="paragraph" style:default-outline-level="">
      <style:paragraph-properties fo:margin-top="0.623cm" fo:margin-bottom="0.187cm" style:contextual-spacing="false" style:line-height-at-least="1.099cm" fo:text-align="center" style:justify-single-word="false" style:writing-mode="lr-tb"/>
      <style:text-properties style:use-window-font-color="true" loext:opacity="0%" style:font-name="Times New Roman" fo:font-family="'Times New Roman'" style:font-family-generic="roman" style:font-pitch="variable" fo:font-size="10pt" style:font-name-asian="Tahoma1" style:font-family-asian="Tahoma" style:font-family-generic-asian="system" style:font-pitch-asian="variable" style:font-size-asian="10pt" style:font-name-complex="Marianne2" style:font-family-complex="Marianne" style:font-family-generic-complex="system" style:font-pitch-complex="variable" style:font-size-complex="12pt"/>
    </style:style>
    <style:style style:name="Titre_20_table_20_des_20_matières" style:display-name="Titre table des matières" style:family="paragraph" style:default-outline-level="">
      <style:paragraph-properties fo:margin-top="0cm" fo:margin-bottom="0.706cm" style:contextual-spacing="false" fo:text-align="start" style:justify-single-word="false" style:writing-mode="lr-tb"/>
      <style:text-properties fo:color="#3333cc" loext:opacity="100%" style:font-name="Times New Roman" fo:font-family="'Times New Roman'" style:font-family-generic="roman" style:font-pitch="variable" fo:font-size="20pt" fo:font-weight="bold" style:font-name-asian="Tahoma1" style:font-family-asian="Tahoma" style:font-family-generic-asian="system" style:font-pitch-asian="variable" style:font-size-asian="20pt" style:font-weight-asian="bold" style:font-name-complex="Marianne2" style:font-family-complex="Marianne" style:font-family-generic-complex="system" style:font-pitch-complex="variable" style:font-size-complex="12pt"/>
    </style:style>
    <style:style style:name="Point_20_important" style:display-name="Point important" style:family="paragraph" style:default-outline-level="">
      <style:paragraph-properties fo:margin-left="1.764cm" fo:margin-right="0cm" fo:margin-top="0.351cm" fo:margin-bottom="0.351cm" style:contextual-spacing="false" fo:text-align="start" style:justify-single-word="false" fo:text-indent="0cm" style:auto-text-indent="false" style:writing-mode="lr-tb"/>
      <style:text-properties style:use-window-font-color="true" loext:opacity="0%" style:font-name="Times New Roman" fo:font-family="'Times New Roman'" style:font-family-generic="roman" style:font-pitch="variable" fo:font-size="11pt" fo:font-weight="bold" style:font-name-asian="Tahoma1" style:font-family-asian="Tahoma" style:font-family-generic-asian="system" style:font-pitch-asian="variable" style:font-size-asian="11pt" style:font-weight-asian="bold" style:font-name-complex="Marianne2" style:font-family-complex="Marianne" style:font-family-generic-complex="system" style:font-pitch-complex="variable" style:font-size-complex="12pt"/>
    </style:style>
    <style:style style:name="RTF_5f_Num_20_32_20_9" style:display-name="RTF_Num 32 9"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8" style:display-name="RTF_Num 32 8"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7" style:display-name="RTF_Num 32 7"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6" style:display-name="RTF_Num 32 6"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5" style:display-name="RTF_Num 32 5"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4" style:display-name="RTF_Num 32 4"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3" style:display-name="RTF_Num 32 3"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2" style:display-name="RTF_Num 32 2"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RTF_5f_Num_20_32_20_1" style:display-name="RTF_Num 32 1"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Subtle_20_Emphasis" style:display-name="Subtle Emphasis" style:family="paragraph" style:default-outline-level="">
      <style:text-properties fo:color="#404040" loext:opacity="100%" style:font-name="Liberation Serif" fo:font-family="'Liberation Serif'" style:font-family-generic="roman" style:font-pitch="variable" fo:font-size="12pt" fo:font-style="italic" style:font-name-asian="Tahoma1" style:font-family-asian="Tahoma" style:font-family-generic-asian="system" style:font-pitch-asian="variable" style:font-size-asian="12pt" style:font-style-asian="italic" style:font-name-complex="Marianne2" style:font-family-complex="Marianne"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Tahoma1" style:font-family-asian="Tahoma" style:font-family-generic-asian="system" style:font-pitch-asian="variable" style:font-size-asian="12pt" style:font-weight-asian="bold" style:font-name-complex="Marianne2" style:font-family-complex="Marianne" style:font-family-generic-complex="system" style:font-pitch-complex="variable" style:font-size-complex="12pt"/>
    </style:style>
    <style:style style:name="ListLabel_20_1802" style:display-name="ListLabel 1802"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801" style:display-name="ListLabel 1801"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800" style:display-name="ListLabel 1800" style:family="paragraph" style:default-outline-level="">
      <style:text-properties style:font-name="Symbol1" fo:font-family="Symbol"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9" style:display-name="ListLabel 1799"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8" style:display-name="ListLabel 179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7" style:display-name="ListLabel 1797" style:family="paragraph" style:default-outline-level="">
      <style:text-properties style:font-name="Symbol1" fo:font-family="Symbol"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6" style:display-name="ListLabel 1796"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5" style:display-name="ListLabel 179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4" style:display-name="ListLabel 1794" style:family="paragraph" style:default-outline-level="">
      <style:text-properties style:font-name="Marianne Light1" fo:font-family="'Marianne Light'"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3" style:display-name="ListLabel 1793"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2" style:display-name="ListLabel 179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1" style:display-name="ListLabel 1791" style:family="paragraph" style:default-outline-level="">
      <style:text-properties style:font-name="Symbol1" fo:font-family="Symbol"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90" style:display-name="ListLabel 1790"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89" style:display-name="ListLabel 1789"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88" style:display-name="ListLabel 1788" style:family="paragraph" style:default-outline-level="">
      <style:text-properties style:font-name="Symbol1" fo:font-family="Symbol"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87" style:display-name="ListLabel 1787" style:family="paragraph" style:default-outline-level="">
      <style:text-properties style:font-name="Wingdings" fo:font-family="Wingding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86" style:display-name="ListLabel 1786"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85" style:display-name="ListLabel 1785" style:family="paragraph" style:default-outline-level="">
      <style:text-properties style:font-name="Marianne Light1" fo:font-family="'Marianne Light'"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status-macro"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Titre_20_1_20_Car" style:display-name="Titre 1 Car" style:family="paragraph" style:default-outline-level="">
      <style:text-properties style:font-name="Liberation Serif" fo:font-family="'Liberation Serif'" style:font-family-generic="roman" style:font-pitch="variable" fo:font-size="24pt" fo:font-weight="bold" style:letter-kerning="true" style:font-name-asian="Tahoma1" style:font-family-asian="Tahoma" style:font-family-generic-asian="system" style:font-pitch-asian="variable" style:font-size-asian="24pt" style:font-weight-asian="bold" style:font-name-complex="Marianne2" style:font-family-complex="Marianne" style:font-family-generic-complex="system" style:font-pitch-complex="variable" style:font-size-complex="12pt"/>
    </style:style>
    <style:style style:name="ListLabel_20_18" style:display-name="ListLabel 18"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7" style:display-name="ListLabel 17"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6" style:display-name="ListLabel 16"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5" style:display-name="ListLabel 15"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4" style:display-name="ListLabel 14"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3" style:display-name="ListLabel 13"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2" style:display-name="ListLabel 12"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1" style:display-name="ListLabel 11"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10" style:display-name="ListLabel 10"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9" style:display-name="ListLabel 9"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8" style:display-name="ListLabel 8"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7" style:display-name="ListLabel 7"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6" style:display-name="ListLabel 6"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5" style:display-name="ListLabel 5"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4" style:display-name="ListLabel 4"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3" style:display-name="ListLabel 3"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ListLabel_20_2" style:display-name="ListLabel 2" style:family="paragraph" style:default-outline-level="">
      <style:text-properties style:font-name="OpenSymbol" fo:font-family="OpenSymbol, 'Arial Unicode MS'"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Accentuation_20_légère" style:display-name="Accentuation légère" style:family="paragraph" style:default-outline-level="">
      <style:text-properties fo:color="#404040" loext:opacity="100%" style:font-name="Liberation Serif" fo:font-family="'Liberation Serif'" style:font-family-generic="roman" style:font-pitch="variable" fo:font-size="12pt" fo:font-style="italic" style:font-name-asian="Tahoma1" style:font-family-asian="Tahoma" style:font-family-generic-asian="system" style:font-pitch-asian="variable" style:font-size-asian="12pt" style:font-style-asian="italic" style:font-name-complex="Marianne2" style:font-family-complex="Marianne" style:font-family-generic-complex="system" style:font-pitch-complex="variable" style:font-size-complex="12pt"/>
    </style:style>
    <style:style style:name="Police_20_par_20_défaut" style:display-name="Police par défaut" style:family="paragraph" style:default-outline-level="">
      <style:text-properties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Texte_20_source" style:display-name="Texte source" style:family="paragraph" style:default-outline-level="">
      <style:text-properties style:font-name="Liberation Mono" fo:font-family="'Liberation Mono', 'Courier New'" style:font-family-generic="roman" style:font-pitch="variable" fo:font-size="10pt" style:font-name-asian="Tahoma1" style:font-family-asian="Tahoma" style:font-family-generic-asian="system" style:font-pitch-asian="variable" style:font-size-asian="10pt" style:font-name-complex="Marianne2" style:font-family-complex="Marianne" style:font-family-generic-complex="system" style:font-pitch-complex="variable" style:font-size-complex="12pt"/>
    </style:style>
    <style:style style:name="WW_5f_CharLFO13LVL8" style:display-name="WW_CharLFO13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WW_5f_CharLFO13LVL5" style:display-name="WW_CharLFO13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WW_5f_CharLFO13LVL2" style:display-name="WW_CharLFO13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Document_20_Map" style:display-name="Document Map" style:family="paragraph" style:default-outline-level="">
      <style:paragraph-properties fo:text-align="start" style:justify-single-word="false" style:writing-mode="lr-tb"/>
      <style:text-properties style:use-window-font-color="true" loext:opacity="0%" style:font-name="Liberation Serif1" fo:font-family="'Liberation Serif', 'Times New Roman'" style:font-family-generic="roman" style:font-pitch="variable" fo:font-size="12pt" style:letter-kerning="true"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Visited_20_Internet_20_Link" style:display-name="Visited Internet Link" style:family="paragraph" style:default-outline-level="">
      <style:paragraph-properties style:writing-mode="lr-tb"/>
      <style:text-properties fo:color="#800080" loext:opacity="100%" style:font-name="Times New Roman" fo:font-family="'Times New Roman'" style:font-family-generic="roman" style:font-pitch="variable" fo:font-size="12pt" style:text-underline-style="solid" style:text-underline-width="auto" style:text-underline-color="font-color" style:letter-kerning="true"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Niveau_20_1_7e_LT_7e_Gliederung_20_1" style:display-name="Niveau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Marianne2" style:font-family-complex="Marianne" style:font-family-generic-complex="system" style:font-pitch-complex="variable" style:font-size-complex="12pt" style:text-emphasize="none"/>
    </style:style>
    <style:style style:name="Niveau_20_1_7e_LT_7e_Gliederung_20_2" style:display-name="Niveau 1~LT~Gliederung 2" style:family="paragraph" style:parent-style-name="Niveau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Niveau_20_1_7e_LT_7e_Gliederung_20_3" style:display-name="Niveau 1~LT~Gliederung 3" style:family="paragraph" style:parent-style-name="Niveau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iveau_20_1_7e_LT_7e_Gliederung_20_4" style:display-name="Niveau 1~LT~Gliederung 4" style:family="paragraph" style:parent-style-name="Niveau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5" style:display-name="Niveau 1~LT~Gliederung 5" style:family="paragraph" style:parent-style-name="Niveau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6" style:display-name="Niveau 1~LT~Gliederung 6" style:family="paragraph" style:parent-style-name="Niveau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7" style:display-name="Niveau 1~LT~Gliederung 7" style:family="paragraph" style:parent-style-name="Niveau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8" style:display-name="Niveau 1~LT~Gliederung 8" style:family="paragraph" style:parent-style-name="Niveau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Gliederung_20_9" style:display-name="Niveau 1~LT~Gliederung 9" style:family="paragraph" style:parent-style-name="Niveau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7e_LT_7e_Titel" style:display-name="Niveau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Marianne2" style:font-family-complex="Marianne" style:font-family-generic-complex="system" style:font-pitch-complex="variable" style:font-size-complex="12pt" style:text-emphasize="none"/>
    </style:style>
    <style:style style:name="Niveau_20_1_7e_LT_7e_Untertitel" style:display-name="Niveau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Marianne2" style:font-family-complex="Marianne" style:font-family-generic-complex="system" style:font-pitch-complex="variable" style:font-size-complex="12pt" style:text-emphasize="none"/>
    </style:style>
    <style:style style:name="Niveau_20_1_7e_LT_7e_Notizen" style:display-name="Niveau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Marianne2" style:font-family-complex="Marianne" style:font-family-generic-complex="system" style:font-pitch-complex="variable" style:font-size-complex="12pt" style:text-emphasize="none"/>
    </style:style>
    <style:style style:name="Niveau_20_1_7e_LT_7e_Hintergrundobjekte" style:display-name="Niveau 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Niveau_20_1_7e_LT_7e_Hintergrund" style:display-name="Niveau 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Marianne2" style:font-family-complex="Marianne" style:font-family-generic-complex="system" style:font-pitch-complex="variable" style:font-size-complex="12pt"/>
    </style:style>
    <style:style style:name="Style_20_de_20_dessin_20_par_20_défaut_5f_1" style:display-name="Style de dessin par défaut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2" style:display-name="Style de dessin par défaut_2"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Titre_20_1_5f__5f__7e_LT_7e_Gliederung_20_1_5f_1" style:display-name="Titre 1__~LT~Gliederung 1_1" style:family="paragraph" style:default-outline-level="">
      <style:paragraph-properties fo:margin-top="0.797cm" fo:margin-bottom="0cm" style:contextual-spacing="false" style:writing-mode="lr-tb"/>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WW_5f_CharLFO6LVL8" style:display-name="WW_CharLFO6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6LVL5" style:display-name="WW_CharLFO6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6LVL2" style:display-name="WW_CharLFO6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2LVL8" style:display-name="WW_CharLFO2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2LVL5" style:display-name="WW_CharLFO2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2LVL2" style:display-name="WW_CharLFO2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5LVL8" style:display-name="WW_CharLFO5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5LVL5" style:display-name="WW_CharLFO5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5LVL2" style:display-name="WW_CharLFO5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4LVL8" style:display-name="WW_CharLFO4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4LVL5" style:display-name="WW_CharLFO4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4LVL2" style:display-name="WW_CharLFO4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17LVL8" style:display-name="WW_CharLFO17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17LVL5" style:display-name="WW_CharLFO17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17LVL2" style:display-name="WW_CharLFO17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3LVL8" style:display-name="WW_CharLFO3LVL8"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3LVL5" style:display-name="WW_CharLFO3LVL5"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WW_5f_CharLFO3LVL2" style:display-name="WW_CharLFO3LVL2" style:family="paragraph" style:default-outline-level="">
      <style:text-properties style:font-name="Courier New" fo:font-family="'Courier New'"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cartouche_20_coordonnées_20_service_20__28_tableau_29_" style:display-name="cartouche coordonnées service (tableau)" style:family="paragraph" style:default-outline-level="">
      <style:paragraph-properties fo:margin-top="0cm" fo:margin-bottom="0cm" style:contextual-spacing="false" fo:text-align="start" style:justify-single-word="false"/>
      <style:text-properties style:font-name="Liberation Serif" fo:font-family="'Liberation Serif'" style:font-family-generic="roman" style:font-pitch="variable" fo:font-size="8pt" style:font-name-asian="Tahoma1" style:font-family-asian="Tahoma" style:font-family-generic-asian="system" style:font-pitch-asian="variable" style:font-size-asian="8pt" style:font-name-complex="Liberation Sans5" style:font-family-complex="'Liberation Sans', Arial" style:font-family-generic-complex="system" style:font-pitch-complex="variable" style:font-size-complex="12pt"/>
    </style:style>
    <style:style style:name="Nom_20_direction" style:display-name="Nom direction" style:family="paragraph" style:default-outline-level="">
      <style:paragraph-properties fo:margin-top="0.97cm" fo:margin-bottom="0cm" style:contextual-spacing="false" fo:text-align="end" style:justify-single-word="false" style:writing-mode="lr-tb"/>
      <style:text-properties style:font-name="Liberation Serif" fo:font-family="'Liberation Serif'" style:font-family-generic="roman" style:font-pitch="variable" fo:font-size="14pt" fo:font-weight="bold" style:font-name-asian="Tahoma1" style:font-family-asian="Tahoma" style:font-family-generic-asian="system" style:font-pitch-asian="variable" style:font-size-asian="14pt" style:font-weight-asian="bold" style:font-name-complex="Liberation Sans5" style:font-family-complex="'Liberation Sans', Arial" style:font-family-generic-complex="system" style:font-pitch-complex="variable" style:font-size-complex="12pt"/>
    </style:style>
    <style:style style:name="Standard_5f_14_5f_1" style:display-name="Standard_14_1"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andard_5f_14" style:display-name="Standard_14"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andard_5f_13" style:display-name="Standard_13"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andard_5f_12" style:display-name="Standard_12"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andard_5f_11" style:display-name="Standard_11" style:family="paragraph" style:default-outline-level="">
      <style:paragraph-properties fo:margin-top="0cm" fo:margin-bottom="0cm" style:contextual-spacing="false" style:line-height-at-least="1.099cm" style:writing-mode="lr-tb"/>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3" style:display-name="Style de dessin par défaut_3" style:family="paragraph"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Objet_20_sans_20_remplissage_20_et_20_sans_20_ligne_5f_1" style:display-name="Objet sans remplissage et sans ligne_1" style:family="paragraph" style:parent-style-name="Style_20_de_20_dessin_20_par_20_défaut_5f_3" style:default-outline-level="">
      <style:paragraph-properties fo:margin-top="0cm" fo:margin-bottom="0cm" style:contextual-spacing="false" style:line-height-at-least="0.353cm" fo:text-align="end"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yle_20_de_20_dessin_20_par_20_défaut_5f_4" style:display-name="Style de dessin par défaut_4"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5" style:display-name="Style de dessin par défaut_5"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Niveau_20_1_5f__7e_LT_7e_Titel_5f_1" style:display-name="Niveau 1_~LT~Titel_1"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andard_5f_41" style:display-name="Standard_4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andard_5f_1_5f_1" style:display-name="Standard_1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Objet_20_sans_20_remplissage_20_et_20_sans_20_ligne_5f_2_5f_3" style:display-name="Objet sans remplissage et sans ligne_2_3" style:family="paragraph" style:default-outline-level="">
      <style:paragraph-properties fo:margin-top="0cm" fo:margin-bottom="0cm" style:contextual-spacing="false" style:line-height-at-least="10.642cm" fo:text-align="start" style:justify-single-word="false">
        <style:tab-stops>
          <style:tab-stop style:position="0cm"/>
          <style:tab-stop style:position="13.938cm"/>
          <style:tab-stop style:position="27.88cm"/>
          <style:tab-stop style:position="41.818cm"/>
          <style:tab-stop style:position="55.758cm"/>
        </style:tab-stops>
      </style:paragraph-properties>
      <style:text-properties fo:color="#453255" loext:opacity="1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6" style:display-name="Style de dessin par défaut_6"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Objet_20_sans_20_remplissage_5f_3" style:display-name="Objet sans remplissage_3" style:family="paragraph" style:parent-style-name="Style_20_de_20_dessin_20_par_20_défaut_5f_6"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9_5f_1" style:display-name="Standard_9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7" style:display-name="Style de dessin par défaut_7" style:family="paragraph"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8" style:display-name="Style de dessin par défaut_8"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9" style:display-name="Style de dessin par défaut_9"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2_5f_1" style:display-name="Style de dessin par défaut_2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Objet_20_sans_20_remplissage_5f_3_5f_1" style:display-name="Objet sans remplissage_3_1" style:family="paragraph" style:parent-style-name="Style_20_de_20_dessin_20_par_20_défaut_5f_2_5f_1"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yle_20_de_20_dessin_20_par_20_défaut_5f_10" style:display-name="Style de dessin par défaut_10"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1_5f_1_5f_1" style:display-name="Style de dessin par défaut_1_1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Objet_20_sans_20_remplissage_20_et_20_sans_20_ligne_5f_1_5f_1" style:display-name="Objet sans remplissage et sans ligne_1_1" style:family="paragraph" style:default-outline-level="">
      <style:paragraph-properties fo:margin-top="1.164cm" fo:margin-bottom="0cm" style:contextual-spacing="false" style:line-height-at-least="13.836cm" fo:text-align="start" style:justify-single-word="false"/>
      <style:text-properties fo:color="#000000" loext:opacity="100%" style:font-name="Liberation Sans2" fo:font-family="'Liberation Sans', Arial"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Style_20_de_20_dessin_20_par_20_défaut_5f_11" style:display-name="Style de dessin par défaut_1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5" fo:font-family="Ari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1_5f_1" style:display-name="Style de dessin par défaut_1_1"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Style_20_de_20_dessin_20_par_20_défaut_5f_12" style:display-name="Style de dessin par défaut_12"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Blank_20_Slide_7e_LT_7e_Gliederung_20_1" style:display-name="Blank Slide~LT~Gliederung 1" style:family="paragraph" style:default-outline-level="">
      <style:paragraph-properties fo:margin-top="0.55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letter-spacing="normal"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3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22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letter-spacing="normal"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32.5pt" fo:font-style="normal" fo:text-shadow="none" style:text-underline-style="none" fo:font-weight="normal" style:letter-kerning="true" style:font-name-asian="Tahoma1" style:font-family-asian="Tahoma" style:font-family-generic-asian="system" style:font-pitch-asian="variable" style:font-size-asian="32.5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Titre_20_1_5f__5f__7e_LT_7e_Gliederung_20_1" style:display-name="Titre 1__~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Titre_20_1_5f__5f__7e_LT_7e_Gliederung_20_2" style:display-name="Titre 1__~LT~Gliederung 2" style:family="paragraph" style:parent-style-name="Titre_20_1_5f__5f__7e_LT_7e_Gliederung_20_1" style:default-outline-level="">
      <style:paragraph-properties fo:margin-top="0.3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_20_1_5f__5f__7e_LT_7e_Gliederung_20_3" style:display-name="Titre 1__~LT~Gliederung 3" style:family="paragraph" style:parent-style-name="Titre_20_1_5f_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_20_1_5f__5f__7e_LT_7e_Gliederung_20_4" style:display-name="Titre 1__~LT~Gliederung 4" style:family="paragraph" style:parent-style-name="Titre_20_1_5f__5f__7e_LT_7e_Gliederung_20_3" style:default-outline-level="">
      <style:paragraph-properties fo:margin-top="0.198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5" style:display-name="Titre 1__~LT~Gliederung 5" style:family="paragraph" style:parent-style-name="Titre_20_1_5f__5f__7e_LT_7e_Gliederung_20_4"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6" style:display-name="Titre 1__~LT~Gliederung 6" style:family="paragraph" style:parent-style-name="Titre_20_1_5f__5f__7e_LT_7e_Gliederung_20_5"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7" style:display-name="Titre 1__~LT~Gliederung 7" style:family="paragraph" style:parent-style-name="Titre_20_1_5f__5f__7e_LT_7e_Gliederung_20_6"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8" style:display-name="Titre 1__~LT~Gliederung 8" style:family="paragraph" style:parent-style-name="Titre_20_1_5f__5f__7e_LT_7e_Gliederung_20_7"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Gliederung_20_9" style:display-name="Titre 1__~LT~Gliederung 9" style:family="paragraph" style:parent-style-name="Titre_20_1_5f__5f__7e_LT_7e_Gliederung_20_8" style:default-outline-level="">
      <style:paragraph-properties fo:margin-top="0.099cm" fo:margin-bottom="0cm"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_20_1_5f__5f__7e_LT_7e_Titel" style:display-name="Titre 1__~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Titre_20_1_5f__5f__7e_LT_7e_Untertitel" style:display-name="Titre 1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Titre_20_1_5f__5f__7e_LT_7e_Notizen" style:display-name="Titre 1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Titre_20_1_5f__5f__7e_LT_7e_Hintergrundobjekte" style:display-name="Titre 1_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Titre_20_1_5f__5f__7e_LT_7e_Hintergrund" style:display-name="Titre 1_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Niveau_20_1_5f__7e_LT_7e_Gliederung_20_1" style:display-name="Niveau 1_~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Niveau_20_1_5f__7e_LT_7e_Gliederung_20_2" style:display-name="Niveau 1_~LT~Gliederung 2" style:family="paragraph" style:parent-style-name="Niveau_20_1_5f_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Niveau_20_1_5f__7e_LT_7e_Gliederung_20_3" style:display-name="Niveau 1_~LT~Gliederung 3" style:family="paragraph" style:parent-style-name="Niveau_20_1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iveau_20_1_5f__7e_LT_7e_Gliederung_20_4" style:display-name="Niveau 1_~LT~Gliederung 4" style:family="paragraph" style:parent-style-name="Niveau_20_1_5f_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5" style:display-name="Niveau 1_~LT~Gliederung 5" style:family="paragraph" style:parent-style-name="Niveau_20_1_5f_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6" style:display-name="Niveau 1_~LT~Gliederung 6" style:family="paragraph" style:parent-style-name="Niveau_20_1_5f_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7" style:display-name="Niveau 1_~LT~Gliederung 7" style:family="paragraph" style:parent-style-name="Niveau_20_1_5f_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8" style:display-name="Niveau 1_~LT~Gliederung 8" style:family="paragraph" style:parent-style-name="Niveau_20_1_5f_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Gliederung_20_9" style:display-name="Niveau 1_~LT~Gliederung 9" style:family="paragraph" style:parent-style-name="Niveau_20_1_5f_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5"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iveau_20_1_5f__7e_LT_7e_Titel" style:display-name="Niveau 1_~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5" fo:font-family="Ari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Niveau_20_1_5f__7e_LT_7e_Untertitel" style:display-name="Niveau 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5"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Niveau_20_1_5f__7e_LT_7e_Notizen" style:display-name="Niveau 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5"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Niveau_20_1_5f__7e_LT_7e_Hintergrundobjekte" style:display-name="Niveau 1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Niveau_20_1_5f__7e_LT_7e_Hintergrund" style:display-name="Niveau 1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_31__5f_Title_20_Only_5f__5f__5f__7e_LT_7e_Gliederung_20_1" style:display-name="1_Title Only___~LT~Gliederung 1" style:family="paragraph" style:default-outline-level="">
      <style:paragraph-properties fo:margin-top="0.54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_31__5f_Title_20_Only_5f__5f__5f__7e_LT_7e_Gliederung_20_2" style:display-name="1_Title Only___~LT~Gliederung 2" style:family="paragraph" style:parent-style-name="_31__5f_Title_20_Only_5f__5f__5f__7e_LT_7e_Gliederung_20_1" style:default-outline-level="">
      <style:paragraph-properties fo:margin-top="0.43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Only_5f__5f__5f__7e_LT_7e_Gliederung_20_3" style:display-name="1_Title Only___~LT~Gliederung 3" style:family="paragraph" style:parent-style-name="_31__5f_Title_20_Only_5f__5f__5f__7e_LT_7e_Gliederung_20_2" style:default-outline-level="">
      <style:paragraph-properties fo:margin-top="0.33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Only_5f__5f__5f__7e_LT_7e_Gliederung_20_4" style:display-name="1_Title Only___~LT~Gliederung 4" style:family="paragraph" style:parent-style-name="_31__5f_Title_20_Only_5f__5f__5f__7e_LT_7e_Gliederung_20_3" style:default-outline-level="">
      <style:paragraph-properties fo:margin-top="0.22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Only_5f__5f__5f__7e_LT_7e_Gliederung_20_5" style:display-name="1_Title Only___~LT~Gliederung 5" style:family="paragraph" style:parent-style-name="_31__5f_Title_20_Only_5f__5f__5f__7e_LT_7e_Gliederung_20_4"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6" style:display-name="1_Title Only___~LT~Gliederung 6" style:family="paragraph" style:parent-style-name="_31__5f_Title_20_Only_5f__5f__5f__7e_LT_7e_Gliederung_20_5"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7" style:display-name="1_Title Only___~LT~Gliederung 7" style:family="paragraph" style:parent-style-name="_31__5f_Title_20_Only_5f__5f__5f__7e_LT_7e_Gliederung_20_6"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8" style:display-name="1_Title Only___~LT~Gliederung 8" style:family="paragraph" style:parent-style-name="_31__5f_Title_20_Only_5f__5f__5f__7e_LT_7e_Gliederung_20_7"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Gliederung_20_9" style:display-name="1_Title Only___~LT~Gliederung 9" style:family="paragraph" style:parent-style-name="_31__5f_Title_20_Only_5f__5f__5f__7e_LT_7e_Gliederung_20_8" style:default-outline-level="">
      <style:paragraph-properties fo:margin-top="0.109cm" fo:margin-bottom="0cm" style:contextual-spacing="false"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Only_5f__5f__5f__7e_LT_7e_Titel" style:display-name="1_Title Only___~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ucida Sans" fo:font-family="'Lucida Sans'" style:font-family-generic="roman" style:font-pitch="variable" fo:font-size="18pt" fo:letter-spacing="normal"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_31__5f_Title_20_Only_5f__5f__5f__7e_LT_7e_Untertitel" style:display-name="1_Title Only__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_31__5f_Title_20_Only_5f__5f__5f__7e_LT_7e_Notizen" style:display-name="1_Title Only__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name-asian="Tahoma1" style:font-family-asian="Tahoma" style:font-family-generic-asian="system" style:font-pitch-asian="variable" style:font-size-asian="28pt" style:font-style-asian="normal" style:font-weight-asian="normal" style:font-name-complex="Liberation Sans5" style:font-family-complex="'Liberation Sans', Arial" style:font-family-generic-complex="system" style:font-pitch-complex="variable" style:font-size-complex="12pt" style:text-emphasize="none"/>
    </style:style>
    <style:style style:name="_31__5f_Title_20_Only_5f__5f__5f__7e_LT_7e_Hintergrundobjekte" style:display-name="1_Title Only___~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_31__5f_Title_20_Only_5f__5f__5f__7e_LT_7e_Hintergrund" style:display-name="1_Title Only___~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Liberation Sans5" style:font-family-complex="'Liberation Sans', Arial"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Saisi_20_par_20_la_20_MOE" style:display-name="Saisi par la MOE" style:family="paragraph" style:parent-style-name="Table_20_Contents">
      <style:text-properties fo:color="#191970" loext:opacity="100%" style:font-name="Marianne1" fo:font-family="Marianne" style:font-style-name="Normal" style:font-pitch="variable" fo:font-size="11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3" fo:font-family="Arial" style:font-family-generic="swiss" style:font-pitch="variable" fo:font-size="11pt" fo:font-weight="bold" style:font-size-asian="9.60000038146973pt" style:font-weight-asian="bold" style:font-size-complex="11pt" style:font-weight-complex="bold"/>
    </style:style>
    <style:style style:name="Bullet_20_Symbols" style:display-name="Bullet Symbols" style:family="text">
      <style:text-properties style:font-name="OpenSymbol1" fo:font-family="OpenSymbol" style:font-charset="x-symbol" fo:font-size="10pt" style:font-name-asian="OpenSymbol1" style:font-family-asian="OpenSymbol" style:font-charset-asian="x-symbol" style:font-size-asian="8.75pt" style:font-name-complex="OpenSymbol1"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_20__28_user_29_" style:display-name="Bullet Symbols (user)" style:family="text"/>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2" fo:font-family="'Courier New'" style:font-family-generic="modern" style:font-pitch="fixed" style:font-name-complex="Courier New2"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Source_20_Text" style:display-name="Source Text" style:family="text">
      <style:text-properties style:font-name="Liberation Mono1" fo:font-family="'Liberation Mono'" style:font-family-generic="modern" style:font-pitch="fixed" fo:font-size="10pt" fo:background-color="#dddddd" style:font-name-asian="NSimSun1" style:font-family-asian="NSimSun" style:font-family-generic-asian="modern" style:font-pitch-asian="fixed" style:font-size-asian="10.5pt" style:font-name-complex="Liberation Mono1" style:font-family-complex="'Liberation Mono'" style:font-family-generic-complex="modern" style:font-pitch-complex="fixed"/>
    </style:style>
    <style:style style:name="Police_20_par_20_défaut" style:display-name="Police par défaut" style:family="text"/>
    <style:style style:name="Accentuation_20_légère" style:display-name="Accentuation légère" style:family="text" style:parent-style-name="Police_20_par_20_défaut">
      <style:text-properties fo:color="#404040" loext:opacity="100%" fo:font-style="italic" style:font-style-asian="italic" style:font-style-complex="italic"/>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Titre_20_1_20_Car" style:display-name="Titre 1 Car" style:family="text" style:parent-style-name="Default_20_Paragraph_20_Font">
      <style:text-properties fo:font-size="24pt" fo:font-weight="bold" style:letter-kerning="true" style:font-size-asian="24pt" style:font-weight-asian="bold" style:font-size-complex="24pt" style:font-weight-complex="bold"/>
    </style:style>
    <style:style style:name="status-macro" style:family="text" style:parent-style-name="Default_20_Paragraph_20_Font"/>
    <style:style style:name="ListLabel_20_1785" style:display-name="ListLabel 1785" style:family="text">
      <style:text-properties style:font-name="Marianne Light1" fo:font-family="'Marianne Light'" style:font-family-generic="roman" style:font-pitch="variable" style:font-name-complex="Wingdings2" style:font-family-complex="Wingdings" style:font-family-generic-complex="system" style:font-pitch-complex="variable"/>
    </style:style>
    <style:style style:name="ListLabel_20_1786" style:display-name="ListLabel 1786" style:family="text">
      <style:text-properties style:font-name-complex="Courier New3" style:font-family-complex="'Courier New'" style:font-family-generic-complex="system" style:font-pitch-complex="variable"/>
    </style:style>
    <style:style style:name="ListLabel_20_1787" style:display-name="ListLabel 1787" style:family="text">
      <style:text-properties style:font-name-complex="Wingdings2" style:font-family-complex="Wingdings" style:font-family-generic-complex="system" style:font-pitch-complex="variable"/>
    </style:style>
    <style:style style:name="ListLabel_20_1788" style:display-name="ListLabel 1788" style:family="text">
      <style:text-properties style:font-name-complex="Symbol2" style:font-family-complex="Symbol" style:font-family-generic-complex="system" style:font-pitch-complex="variable"/>
    </style:style>
    <style:style style:name="ListLabel_20_1789" style:display-name="ListLabel 1789" style:family="text">
      <style:text-properties style:font-name-complex="Courier New3" style:font-family-complex="'Courier New'" style:font-family-generic-complex="system" style:font-pitch-complex="variable"/>
    </style:style>
    <style:style style:name="ListLabel_20_1790" style:display-name="ListLabel 1790" style:family="text">
      <style:text-properties style:font-name-complex="Wingdings2" style:font-family-complex="Wingdings" style:font-family-generic-complex="system" style:font-pitch-complex="variable"/>
    </style:style>
    <style:style style:name="ListLabel_20_1791" style:display-name="ListLabel 1791" style:family="text">
      <style:text-properties style:font-name-complex="Symbol2" style:font-family-complex="Symbol" style:font-family-generic-complex="system" style:font-pitch-complex="variable"/>
    </style:style>
    <style:style style:name="ListLabel_20_1792" style:display-name="ListLabel 1792" style:family="text">
      <style:text-properties style:font-name-complex="Courier New3" style:font-family-complex="'Courier New'" style:font-family-generic-complex="system" style:font-pitch-complex="variable"/>
    </style:style>
    <style:style style:name="ListLabel_20_1793" style:display-name="ListLabel 1793" style:family="text">
      <style:text-properties style:font-name-complex="Wingdings2" style:font-family-complex="Wingdings" style:font-family-generic-complex="system" style:font-pitch-complex="variable"/>
    </style:style>
    <style:style style:name="ListLabel_20_1794" style:display-name="ListLabel 1794" style:family="text">
      <style:text-properties style:font-name="Marianne Light1" fo:font-family="'Marianne Light'" style:font-family-generic="roman" style:font-pitch="variable" style:font-name-complex="Wingdings2" style:font-family-complex="Wingdings" style:font-family-generic-complex="system" style:font-pitch-complex="variable"/>
    </style:style>
    <style:style style:name="ListLabel_20_1795" style:display-name="ListLabel 1795" style:family="text">
      <style:text-properties style:font-name-complex="Courier New3" style:font-family-complex="'Courier New'" style:font-family-generic-complex="system" style:font-pitch-complex="variable"/>
    </style:style>
    <style:style style:name="ListLabel_20_1796" style:display-name="ListLabel 1796" style:family="text">
      <style:text-properties style:font-name-complex="Wingdings2" style:font-family-complex="Wingdings" style:font-family-generic-complex="system" style:font-pitch-complex="variable"/>
    </style:style>
    <style:style style:name="ListLabel_20_1797" style:display-name="ListLabel 1797" style:family="text">
      <style:text-properties style:font-name-complex="Symbol2" style:font-family-complex="Symbol" style:font-family-generic-complex="system" style:font-pitch-complex="variable"/>
    </style:style>
    <style:style style:name="ListLabel_20_1798" style:display-name="ListLabel 1798" style:family="text">
      <style:text-properties style:font-name-complex="Courier New3" style:font-family-complex="'Courier New'" style:font-family-generic-complex="system" style:font-pitch-complex="variable"/>
    </style:style>
    <style:style style:name="ListLabel_20_1799" style:display-name="ListLabel 1799" style:family="text">
      <style:text-properties style:font-name-complex="Wingdings2" style:font-family-complex="Wingdings" style:font-family-generic-complex="system" style:font-pitch-complex="variable"/>
    </style:style>
    <style:style style:name="ListLabel_20_1800" style:display-name="ListLabel 1800" style:family="text">
      <style:text-properties style:font-name-complex="Symbol2" style:font-family-complex="Symbol" style:font-family-generic-complex="system" style:font-pitch-complex="variable"/>
    </style:style>
    <style:style style:name="ListLabel_20_1801" style:display-name="ListLabel 1801" style:family="text">
      <style:text-properties style:font-name-complex="Courier New3" style:font-family-complex="'Courier New'" style:font-family-generic-complex="system" style:font-pitch-complex="variable"/>
    </style:style>
    <style:style style:name="ListLabel_20_1802" style:display-name="ListLabel 1802" style:family="text">
      <style:text-properties style:font-name-complex="Wingdings2" style:font-family-complex="Wingdings" style:font-family-generic-complex="system" style:font-pitch-complex="variable"/>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RTF_5f_Num_20_32_20_1" style:display-name="RTF_Num 32 1" style:family="text"/>
    <style:style style:name="RTF_5f_Num_20_32_20_2" style:display-name="RTF_Num 32 2" style:family="text"/>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635cm" fo:text-indent="1.005cm" fo:margin-left="0.63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cm" fo:margin-left="1.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99cm" fo:margin-left="2.499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margin-left="3.5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499cm" fo:margin-left="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406cm" fo:text-indent="-0.7cm" fo:margin-left="6.03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105cm" fo:text-indent="-0.7cm" fo:margin-left="6.7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805cm" fo:text-indent="-0.7cm" fo:margin-left="7.4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05cm" fo:text-indent="-0.7cm" fo:margin-left="8.1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06cm" fo:text-indent="-0.7cm" fo:margin-left="8.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06cm" fo:text-indent="-0.7cm" fo:margin-left="9.536cm"/>
        </style:list-level-properties>
      </text:list-level-style-number>
    </text:list-style>
    <text:list-style style:name="Numbering_20_ABC" style:display-name="Numbering ABC">
      <text:list-level-style-number text:level="1" text:style-name="Numbering_20_Symbols" loext:num-list-format="%1%." style:num-suffix="."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2%.%3%." style:num-suffix="." style:num-format="1" text:display-levels="2">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3%.%4%." style:num-suffix="." style:num-format="1" text:display-levels="2">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4%.%5%." style:num-suffix="." style:num-format="1" text:display-levels="2">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2.54cm"/>
        </style:list-level-properties>
        <style:text-properties style:font-name="OpenSymbol1"/>
      </text:list-level-style-bullet>
      <text:list-level-style-bullet text:level="2" text:style-name="WW_5f_CharLFO13LVL2" loext:num-list-format="%2%" text:bullet-char="o">
        <style:list-level-properties text:list-level-position-and-space-mode="label-alignment">
          <style:list-level-label-alignment text:label-followed-by="listtab" text:list-tab-stop-position="1.27cm" fo:text-indent="-0.635cm" fo:margin-left="3.81cm"/>
        </style:list-level-properties>
        <style:text-properties style:font-name="Courier New2"/>
      </text:list-level-style-bullet>
      <text:list-level-style-bullet text:level="3" text:style-name="WW_5f_CharLFO13LVL3" loext:num-list-format="%3%" text:bullet-char="">
        <style:list-level-properties text:list-level-position-and-space-mode="label-alignment">
          <style:list-level-label-alignment text:label-followed-by="listtab" text:list-tab-stop-position="1.27cm" fo:text-indent="-0.635cm" fo:margin-left="5.08cm"/>
        </style:list-level-properties>
        <style:text-properties style:font-name="Wingdings1"/>
      </text:list-level-style-bullet>
      <text:list-level-style-bullet text:level="4" text:style-name="WW_5f_CharLFO13LVL4" loext:num-list-format="%4%" text:bullet-char="">
        <style:list-level-properties text:list-level-position-and-space-mode="label-alignment">
          <style:list-level-label-alignment text:label-followed-by="listtab" text:list-tab-stop-position="1.27cm" fo:text-indent="-0.635cm" fo:margin-left="6.35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text:list-tab-stop-position="1.27cm" fo:text-indent="-0.635cm" fo:margin-left="7.62cm"/>
        </style:list-level-properties>
        <style:text-properties style:font-name="Courier New2"/>
      </text:list-level-style-bullet>
      <text:list-level-style-bullet text:level="6" text:style-name="WW_5f_CharLFO13LVL6" loext:num-list-format="%6%" text:bullet-char="">
        <style:list-level-properties text:list-level-position-and-space-mode="label-alignment">
          <style:list-level-label-alignment text:label-followed-by="listtab" text:list-tab-stop-position="1.27cm" fo:text-indent="-0.635cm" fo:margin-left="8.89cm"/>
        </style:list-level-properties>
        <style:text-properties style:font-name="Wingdings1"/>
      </text:list-level-style-bullet>
      <text:list-level-style-bullet text:level="7" text:style-name="WW_5f_CharLFO13LVL7" loext:num-list-format="%7%" text:bullet-char="">
        <style:list-level-properties text:list-level-position-and-space-mode="label-alignment">
          <style:list-level-label-alignment text:label-followed-by="listtab" text:list-tab-stop-position="1.27cm" fo:text-indent="-0.635cm" fo:margin-left="10.16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text:list-tab-stop-position="1.27cm" fo:text-indent="-0.635cm" fo:margin-left="11.43cm"/>
        </style:list-level-properties>
        <style:text-properties style:font-name="Courier New2"/>
      </text:list-level-style-bullet>
      <text:list-level-style-bullet text:level="9" text:style-name="WW_5f_CharLFO13LVL9" loext:num-list-format="%9%"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Num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655cm"/>
        </style:list-level-properties>
        <style:text-properties style:font-name="OpenSymbol1"/>
      </text:list-level-style-bullet>
      <text:list-level-style-bullet text:level="2" text:style-name="ListLabel_20_1786" loext:num-list-format="%2%o" style:num-suffix="o" text:bullet-char="o">
        <style:list-level-properties text:list-level-position-and-space-mode="label-alignment">
          <style:list-level-label-alignment text:label-followed-by="listtab" text:list-tab-stop-position="1.905cm" fo:text-indent="-0.635cm" fo:margin-left="2.925cm"/>
        </style:list-level-properties>
        <style:text-properties style:font-name="Courier New1"/>
      </text:list-level-style-bullet>
      <text:list-level-style-bullet text:level="3" text:style-name="ListLabel_20_1787" loext:num-list-format="%3%§" style:num-suffix="§" text:bullet-char="§">
        <style:list-level-properties text:list-level-position-and-space-mode="label-alignment">
          <style:list-level-label-alignment text:label-followed-by="listtab" text:list-tab-stop-position="1.905cm" fo:text-indent="-0.635cm" fo:margin-left="4.195cm"/>
        </style:list-level-properties>
        <style:text-properties fo:font-family="Wingdings" style:font-style-name="Normal" style:font-pitch="variable" style:font-charset="x-symbol"/>
      </text:list-level-style-bullet>
      <text:list-level-style-bullet text:level="4" text:style-name="ListLabel_20_1788" loext:num-list-format="%4%·" style:num-suffix="·" text:bullet-char="·">
        <style:list-level-properties text:list-level-position-and-space-mode="label-alignment">
          <style:list-level-label-alignment text:label-followed-by="listtab" text:list-tab-stop-position="1.905cm" fo:text-indent="-0.635cm" fo:margin-left="5.465cm"/>
        </style:list-level-properties>
        <style:text-properties fo:font-family="Symbol" style:font-style-name="Normal" style:font-family-generic="roman" style:font-pitch="variable" style:font-charset="x-symbol"/>
      </text:list-level-style-bullet>
      <text:list-level-style-bullet text:level="5" text:style-name="ListLabel_20_1789" loext:num-list-format="%5%o" style:num-suffix="o" text:bullet-char="o">
        <style:list-level-properties text:list-level-position-and-space-mode="label-alignment">
          <style:list-level-label-alignment text:label-followed-by="listtab" text:list-tab-stop-position="1.905cm" fo:text-indent="-0.635cm" fo:margin-left="6.735cm"/>
        </style:list-level-properties>
        <style:text-properties style:font-name="Courier New1"/>
      </text:list-level-style-bullet>
      <text:list-level-style-bullet text:level="6" text:style-name="ListLabel_20_1790" loext:num-list-format="%6%§" style:num-suffix="§" text:bullet-char="§">
        <style:list-level-properties text:list-level-position-and-space-mode="label-alignment">
          <style:list-level-label-alignment text:label-followed-by="listtab" text:list-tab-stop-position="1.905cm" fo:text-indent="-0.635cm" fo:margin-left="8.005cm"/>
        </style:list-level-properties>
        <style:text-properties fo:font-family="Wingdings" style:font-style-name="Normal" style:font-pitch="variable" style:font-charset="x-symbol"/>
      </text:list-level-style-bullet>
      <text:list-level-style-bullet text:level="7" text:style-name="ListLabel_20_1791" loext:num-list-format="%7%·" style:num-suffix="·" text:bullet-char="·">
        <style:list-level-properties text:list-level-position-and-space-mode="label-alignment">
          <style:list-level-label-alignment text:label-followed-by="listtab" text:list-tab-stop-position="1.905cm" fo:text-indent="-0.635cm" fo:margin-left="9.275cm"/>
        </style:list-level-properties>
        <style:text-properties fo:font-family="Symbol" style:font-style-name="Normal" style:font-family-generic="roman" style:font-pitch="variable" style:font-charset="x-symbol"/>
      </text:list-level-style-bullet>
      <text:list-level-style-bullet text:level="8" text:style-name="ListLabel_20_1792" loext:num-list-format="%8%o" style:num-suffix="o" text:bullet-char="o">
        <style:list-level-properties text:list-level-position-and-space-mode="label-alignment">
          <style:list-level-label-alignment text:label-followed-by="listtab" text:list-tab-stop-position="1.905cm" fo:text-indent="-0.635cm" fo:margin-left="10.545cm"/>
        </style:list-level-properties>
        <style:text-properties style:font-name="Courier New1"/>
      </text:list-level-style-bullet>
      <text:list-level-style-bullet text:level="9" text:style-name="ListLabel_20_1793" loext:num-list-format="%9%§" style:num-suffix="§" text:bullet-char="§">
        <style:list-level-properties text:list-level-position-and-space-mode="label-alignment">
          <style:list-level-label-alignment text:label-followed-by="listtab" text:list-tab-stop-position="1.905cm" fo:text-indent="-0.635cm" fo:margin-left="11.81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Num6">
      <text:list-level-style-bullet text:level="1" text:style-name="ListLabel_20_1794" loext:num-list-format="%1%§" style:num-suffix="§" text:bullet-char="§">
        <style:list-level-properties text:list-level-position-and-space-mode="label-alignment">
          <style:list-level-label-alignment text:label-followed-by="listtab" fo:text-indent="-0.635cm" fo:margin-left="-0.25cm"/>
        </style:list-level-properties>
        <style:text-properties fo:font-family="Wingdings" style:font-style-name="Normal" style:font-pitch="variable" style:font-charset="x-symbol"/>
      </text:list-level-style-bullet>
      <text:list-level-style-bullet text:level="2" text:style-name="ListLabel_20_1795" loext:num-list-format="%2%o" style:num-suffix="o" text:bullet-char="o">
        <style:list-level-properties text:list-level-position-and-space-mode="label-alignment">
          <style:list-level-label-alignment text:label-followed-by="listtab" fo:text-indent="-0.635cm" fo:margin-left="1.02cm"/>
        </style:list-level-properties>
        <style:text-properties style:font-name="Courier New1"/>
      </text:list-level-style-bullet>
      <text:list-level-style-bullet text:level="3" text:style-name="ListLabel_20_1796" loext:num-list-format="%3%§" style:num-suffix="§" text:bullet-char="§">
        <style:list-level-properties text:list-level-position-and-space-mode="label-alignment">
          <style:list-level-label-alignment text:label-followed-by="listtab" fo:text-indent="-0.635cm" fo:margin-left="2.29cm"/>
        </style:list-level-properties>
        <style:text-properties fo:font-family="Wingdings" style:font-style-name="Normal" style:font-pitch="variable" style:font-charset="x-symbol"/>
      </text:list-level-style-bullet>
      <text:list-level-style-bullet text:level="4" text:style-name="ListLabel_20_1797" loext:num-list-format="%4%·" style:num-suffix="·" text:bullet-char="·">
        <style:list-level-properties text:list-level-position-and-space-mode="label-alignment">
          <style:list-level-label-alignment text:label-followed-by="listtab" fo:text-indent="-0.635cm" fo:margin-left="3.56cm"/>
        </style:list-level-properties>
        <style:text-properties fo:font-family="Symbol" style:font-style-name="Normal" style:font-family-generic="roman" style:font-pitch="variable" style:font-charset="x-symbol"/>
      </text:list-level-style-bullet>
      <text:list-level-style-bullet text:level="5" text:style-name="ListLabel_20_1798" loext:num-list-format="%5%o" style:num-suffix="o" text:bullet-char="o">
        <style:list-level-properties text:list-level-position-and-space-mode="label-alignment">
          <style:list-level-label-alignment text:label-followed-by="listtab" fo:text-indent="-0.635cm" fo:margin-left="4.83cm"/>
        </style:list-level-properties>
        <style:text-properties style:font-name="Courier New1"/>
      </text:list-level-style-bullet>
      <text:list-level-style-bullet text:level="6" text:style-name="ListLabel_20_1799" loext:num-list-format="%6%§" style:num-suffix="§" text:bullet-char="§">
        <style:list-level-properties text:list-level-position-and-space-mode="label-alignment">
          <style:list-level-label-alignment text:label-followed-by="listtab" fo:text-indent="-0.635cm" fo:margin-left="6.1cm"/>
        </style:list-level-properties>
        <style:text-properties fo:font-family="Wingdings" style:font-style-name="Normal" style:font-pitch="variable" style:font-charset="x-symbol"/>
      </text:list-level-style-bullet>
      <text:list-level-style-bullet text:level="7" text:style-name="ListLabel_20_1800" loext:num-list-format="%7%·" style:num-suffix="·" text:bullet-char="·">
        <style:list-level-properties text:list-level-position-and-space-mode="label-alignment">
          <style:list-level-label-alignment text:label-followed-by="listtab" fo:text-indent="-0.635cm" fo:margin-left="7.37cm"/>
        </style:list-level-properties>
        <style:text-properties fo:font-family="Symbol" style:font-style-name="Normal" style:font-family-generic="roman" style:font-pitch="variable" style:font-charset="x-symbol"/>
      </text:list-level-style-bullet>
      <text:list-level-style-bullet text:level="8" text:style-name="ListLabel_20_1801" loext:num-list-format="%8%o" style:num-suffix="o" text:bullet-char="o">
        <style:list-level-properties text:list-level-position-and-space-mode="label-alignment">
          <style:list-level-label-alignment text:label-followed-by="listtab" fo:text-indent="-0.635cm" fo:margin-left="8.64cm"/>
        </style:list-level-properties>
        <style:text-properties style:font-name="Courier New1"/>
      </text:list-level-style-bullet>
      <text:list-level-style-bullet text:level="9" text:style-name="ListLabel_20_1802" loext:num-list-format="%9%§" style:num-suffix="§" text:bullet-char="§">
        <style:list-level-properties text:list-level-position-and-space-mode="label-alignment">
          <style:list-level-label-alignment text:label-followed-by="listtab" fo:text-indent="-0.635cm" fo:margin-left="9.9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loext:num-list-format="%1%" style:num-format="">
        <style:list-level-properties text:list-level-position-and-space-mode="label-alignment">
          <style:list-level-label-alignment text:label-followed-by="nothing"/>
        </style:list-level-properties>
      </text:list-level-style-number>
      <text:list-level-style-number text:level="2" text:style-name="RTF_5f_Num_20_32_20_2" loext:num-list-format="%2%" style:num-format="">
        <style:list-level-properties text:list-level-position-and-space-mode="label-alignment">
          <style:list-level-label-alignment text:label-followed-by="nothing"/>
        </style:list-level-properties>
      </text:list-level-style-number>
      <text:list-level-style-number text:level="3" text:style-name="RTF_5f_Num_20_32_20_3" loext:num-list-format="%3%" style:num-format="">
        <style:list-level-properties text:list-level-position-and-space-mode="label-alignment">
          <style:list-level-label-alignment text:label-followed-by="nothing"/>
        </style:list-level-properties>
      </text:list-level-style-number>
      <text:list-level-style-number text:level="4" text:style-name="RTF_5f_Num_20_32_20_4" loext:num-list-format="%4%" style:num-format="">
        <style:list-level-properties text:list-level-position-and-space-mode="label-alignment">
          <style:list-level-label-alignment text:label-followed-by="nothing"/>
        </style:list-level-properties>
      </text:list-level-style-number>
      <text:list-level-style-number text:level="5" text:style-name="RTF_5f_Num_20_32_20_5" loext:num-list-format="%5%" style:num-format="">
        <style:list-level-properties text:list-level-position-and-space-mode="label-alignment">
          <style:list-level-label-alignment text:label-followed-by="nothing"/>
        </style:list-level-properties>
      </text:list-level-style-number>
      <text:list-level-style-number text:level="6" text:style-name="RTF_5f_Num_20_32_20_6" loext:num-list-format="%6%" style:num-format="">
        <style:list-level-properties text:list-level-position-and-space-mode="label-alignment">
          <style:list-level-label-alignment text:label-followed-by="nothing"/>
        </style:list-level-properties>
      </text:list-level-style-number>
      <text:list-level-style-number text:level="7" text:style-name="RTF_5f_Num_20_32_20_7" loext:num-list-format="%7%" style:num-format="">
        <style:list-level-properties text:list-level-position-and-space-mode="label-alignment">
          <style:list-level-label-alignment text:label-followed-by="nothing"/>
        </style:list-level-properties>
      </text:list-level-style-number>
      <text:list-level-style-number text:level="8" text:style-name="RTF_5f_Num_20_32_20_8" loext:num-list-format="%8%" style:num-format="">
        <style:list-level-properties text:list-level-position-and-space-mode="label-alignment">
          <style:list-level-label-alignment text:label-followed-by="nothing"/>
        </style:list-level-properties>
      </text:list-level-style-number>
      <text:list-level-style-number text:level="9" text:style-name="RTF_5f_Num_20_32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loext:num-list-format="%1%" text:bullet-char="-">
        <style:list-level-properties/>
        <style:text-properties fo:font-family="OpenSymbol"/>
      </text:list-level-style-bullet>
      <text:list-level-style-number text:level="2" loext:num-list-format="%2%." style:num-suffix="." style:num-format="1">
        <style:list-level-properties/>
      </text:list-level-style-number>
      <text:list-level-style-number text:level="3" loext:num-list-format="%3%." style:num-suffix="." style:num-format="1">
        <style:list-level-properties/>
      </text:list-level-style-number>
      <text:list-level-style-number text:level="4" loext:num-list-format="%4%." style:num-suffix="." style:num-format="1">
        <style:list-level-properties/>
      </text:list-level-style-number>
      <text:list-level-style-number text:level="5" loext:num-list-format="%5%." style:num-suffix="." style:num-format="1">
        <style:list-level-properties/>
      </text:list-level-style-number>
      <text:list-level-style-number text:level="6" loext:num-list-format="%6%." style:num-suffix="." style:num-format="1">
        <style:list-level-properties/>
      </text:list-level-style-number>
      <text:list-level-style-number text:level="7" loext:num-list-format="%7%." style:num-suffix="." style:num-format="1">
        <style:list-level-properties/>
      </text:list-level-style-number>
      <text:list-level-style-number text:level="8" loext:num-list-format="%8%." style:num-suffix="." style:num-format="1">
        <style:list-level-properties/>
      </text:list-level-style-number>
      <text:list-level-style-number text:level="9" loext:num-list-format="%9%." style:num-suffix="." style:num-format="1">
        <style:list-level-properties/>
      </text:list-level-style-number>
      <text:list-level-style-number text:level="10" loext:num-list-format="%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7">
      <number:number number:decimal-places="0" number:min-decimal-places="0" number:min-integer-digits="6"/>
    </number:number-style>
    <number:date-style style:name="N108">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date-style style:name="N10107" number:language="fr" number:country="FR">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currency-style style:name="N10109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9"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9P0"/>
    </number:currency-style>
    <number:date-style style:name="N2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Tableau2" style:family="table">
      <style:table-properties style:width="19.001cm" table:align="margins"/>
    </style:style>
    <style:style style:name="Tableau2.A" style:family="table-column">
      <style:table-column-properties style:column-width="3.889cm" style:rel-column-width="13414*"/>
    </style:style>
    <style:style style:name="Tableau2.B" style:family="table-column">
      <style:table-column-properties style:column-width="11.721cm" style:rel-column-width="40427*"/>
    </style:style>
    <style:style style:name="Tableau2.C" style:family="table-column">
      <style:table-column-properties style:column-width="3.39cm" style:rel-column-width="11694*"/>
    </style:style>
    <style:style style:name="Tableau2.A1" style:family="table-cell">
      <style:table-cell-properties fo:background-color="transparent" fo:padding="0.097cm" fo:border-left="0.05pt solid #666666" fo:border-right="none" fo:border-top="0.05pt solid #666666" fo:border-bottom="0.05pt solid #666666" style:writing-mode="page">
        <style:background-image/>
      </style:table-cell-properties>
    </style:style>
    <style:style style:name="Tableau2.B1" style:family="table-cell">
      <style:table-cell-properties style:vertical-align="middle" fo:background-color="transparent" fo:padding="0.097cm" fo:border-left="0.05pt solid #666666" fo:border-right="none" fo:border-top="0.05pt solid #666666" fo:border-bottom="0.05pt solid #666666" style:writing-mode="page">
        <style:background-image/>
      </style:table-cell-properties>
    </style:style>
    <style:style style:name="Tableau2.C1" style:family="table-cell">
      <style:table-cell-properties fo:background-color="transparent" fo:padding="0.097cm" fo:border="0.05pt solid #666666" style:writing-mode="page">
        <style:background-image/>
      </style:table-cell-properties>
    </style:style>
    <style:style style:name="Tableau1" style:family="table">
      <style:table-properties style:width="19.001cm" table:align="margins"/>
    </style:style>
    <style:style style:name="Tableau1.A" style:family="table-column">
      <style:table-column-properties style:column-width="15.298cm" style:rel-column-width="52765*"/>
    </style:style>
    <style:style style:name="Tableau1.B" style:family="table-column">
      <style:table-column-properties style:column-width="3.702cm" style:rel-column-width="12770*"/>
    </style:style>
    <style:style style:name="Tableau1.1" style:family="table-row">
      <style:table-row-properties style:min-row-height="0.697cm"/>
    </style:style>
    <style:style style:name="Tableau1.A1" style:family="table-cell">
      <style:table-cell-properties fo:background-color="transparent" fo:padding="0.097cm" fo:border-left="none" fo:border-right="none" fo:border-top="0.05pt solid #666666" fo:border-bottom="none" style:writing-mode="page">
        <style:background-image/>
      </style:table-cell-properties>
    </style:style>
    <style:style style:name="Tableau12" style:family="table">
      <style:table-properties table:align="margins"/>
    </style:style>
    <style:style style:name="Tableau12.A" style:family="table-column">
      <style:table-column-properties style:rel-column-width="13414*"/>
    </style:style>
    <style:style style:name="Tableau12.B" style:family="table-column">
      <style:table-column-properties style:rel-column-width="40427*"/>
    </style:style>
    <style:style style:name="Tableau12.C" style:family="table-column">
      <style:table-column-properties style:rel-column-width="11694*"/>
    </style:style>
    <style:style style:name="Tableau12.A1" style:family="table-cell">
      <style:table-cell-properties fo:background-color="transparent" fo:padding="0.097cm" fo:border-left="0.05pt solid #666666" fo:border-right="none" fo:border-top="0.05pt solid #666666" fo:border-bottom="0.05pt solid #666666" style:writing-mode="page">
        <style:background-image/>
      </style:table-cell-properties>
    </style:style>
    <style:style style:name="Tableau12.B1" style:family="table-cell">
      <style:table-cell-properties style:vertical-align="middle" fo:background-color="transparent" fo:padding="0.097cm" fo:border-left="0.05pt solid #666666" fo:border-right="none" fo:border-top="0.05pt solid #666666" fo:border-bottom="0.05pt solid #666666" style:writing-mode="page">
        <style:background-image/>
      </style:table-cell-properties>
    </style:style>
    <style:style style:name="Tableau12.C1" style:family="table-cell">
      <style:table-cell-properties fo:background-color="transparent" fo:padding="0.097cm" fo:border="0.05pt solid #666666" style:writing-mode="page">
        <style:background-image/>
      </style:table-cell-properties>
    </style:style>
    <style:style style:name="Tableau9" style:family="table">
      <style:table-properties table:align="margins"/>
    </style:style>
    <style:style style:name="Tableau9.A" style:family="table-column">
      <style:table-column-properties style:rel-column-width="52765*"/>
    </style:style>
    <style:style style:name="Tableau9.B" style:family="table-column">
      <style:table-column-properties style:rel-column-width="12770*"/>
    </style:style>
    <style:style style:name="Tableau9.1" style:family="table-row">
      <style:table-row-properties style:min-row-height="0.697cm"/>
    </style:style>
    <style:style style:name="Tableau9.A1" style:family="table-cell">
      <style:table-cell-properties fo:background-color="transparent" fo:padding="0.097cm" fo:border-left="none" fo:border-right="none" fo:border-top="0.05pt solid #666666" fo:border-bottom="none" style:writing-mode="page">
        <style:background-image/>
      </style:table-cell-properties>
    </style:style>
    <style:style style:name="MP1" style:family="paragraph" style:parent-style-name="Header">
      <style:text-properties fo:font-size="2pt" style:font-size-asian="1.75pt" style:font-size-complex="2pt"/>
    </style:style>
    <style:style style:name="MP2" style:family="paragraph" style:parent-style-name="Footer">
      <style:text-properties fo:font-size="2pt" style:font-size-asian="1.75pt" style:font-size-complex="2pt"/>
    </style:style>
    <style:style style:name="MP3" style:family="paragraph" style:parent-style-name="Header">
      <style:text-properties officeooo:paragraph-rsid="02f0fc11"/>
    </style:style>
    <style:style style:name="MP4" style:family="paragraph" style:parent-style-name="Standard">
      <style:text-properties officeooo:paragraph-rsid="02f0fc11"/>
    </style:style>
    <style:style style:name="MP5" style:family="paragraph" style:parent-style-name="Standard">
      <style:text-properties fo:font-size="2pt" officeooo:paragraph-rsid="02f0fc11" style:font-size-asian="1.75pt" style:font-size-complex="2pt"/>
    </style:style>
    <style:style style:name="M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01cb640" style:font-size-asian="11pt" style:font-style-asian="normal" style:font-weight-asian="normal" style:font-size-complex="11pt" style:font-style-complex="normal" style:font-weight-complex="normal" style:text-overline-style="none" style:text-overline-color="font-color"/>
    </style:style>
    <style:style style:name="MP8" style:family="paragraph" style:parent-style-name="Table_20_Contents">
      <loext:graphic-properties draw:fill-gradient-name="gradient" draw:fill-hatch-name="hatch"/>
      <style:paragraph-properties fo:text-align="center" style:justify-single-word="false"/>
      <style:text-properties fo:color="#bf819e" loext:opacity="100%" style:text-outline="false" style:text-line-through-style="none" style:text-line-through-type="none" style:font-name="Arial3" fo:font-size="11pt" fo:font-style="normal" fo:text-shadow="none" style:text-underline-style="none" fo:font-weight="normal" officeooo:rsid="004fbb96" officeooo:paragraph-rsid="0305e7c8" style:font-size-asian="11pt" style:font-style-asian="normal" style:font-weight-asian="normal" style:font-size-complex="11pt" style:font-style-complex="normal" style:font-weight-complex="normal" style:text-overline-style="none" style:text-overline-color="font-color"/>
    </style:style>
    <style:style style:name="MP9" style:family="paragraph" style:parent-style-name="Table_20_Contents">
      <loext:graphic-properties draw:fill-gradient-name="gradient" draw:fill-hatch-name="hatch"/>
      <style:paragraph-properties fo:text-align="center" style:justify-single-word="false"/>
      <style:text-properties fo:color="#000000" loext:opacity="100%" style:text-outline="false" style:text-line-through-style="none" style:text-line-through-type="none" style:font-name="Arial3" fo:font-size="6pt" fo:font-style="normal" fo:text-shadow="none" style:text-underline-style="none" fo:font-weight="normal" officeooo:rsid="004fbb96" officeooo:paragraph-rsid="0305e7c8" style:font-size-asian="5.25pt" style:font-style-asian="normal" style:font-weight-asian="normal" style:font-size-complex="6pt" style:font-style-complex="normal" style:font-weight-complex="normal" style:text-overline-style="none" style:text-overline-color="font-color"/>
    </style:style>
    <style:style style:name="MP10" style:family="paragraph" style:parent-style-name="Table_20_Contents">
      <loext:graphic-properties draw:fill-gradient-name="gradient" draw:fill-hatch-name="hatch"/>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normal" officeooo:rsid="01b6cab4" officeooo:paragraph-rsid="05048792" style:font-size-asian="11pt" style:font-style-asian="normal" style:font-weight-asian="normal" style:font-size-complex="11pt" style:font-style-complex="normal" style:font-weight-complex="normal" style:text-overline-style="none" style:text-overline-color="font-color"/>
    </style:style>
    <style:style style:name="MP11" style:family="paragraph" style:parent-style-name="Standard">
      <loext:graphic-properties draw:fill-gradient-name="gradient" draw:fill-hatch-name="hatch"/>
      <style:paragraph-properties fo:text-align="center" style:justify-single-word="false" style:writing-mode="lr-tb"/>
      <style:text-properties fo:color="#000000" loext:opacity="100%" style:text-outline="false" style:text-line-through-style="none" style:text-line-through-type="none" style:font-name="Arial3" fo:font-size="11pt" fo:font-style="italic" fo:text-shadow="none" style:text-underline-style="none" fo:font-weight="bold" officeooo:rsid="07454593" officeooo:paragraph-rsid="07454593" fo:background-color="transparent" style:font-size-asian="11pt" style:font-style-asian="italic" style:font-weight-asian="bold" style:font-size-complex="11pt" style:font-style-complex="italic" style:font-weight-complex="bold" style:text-overline-style="none" style:text-overline-color="font-color"/>
    </style:style>
    <style:style style:name="MP12" style:family="paragraph" style:parent-style-name="Table_20_Contents">
      <style:paragraph-properties fo:text-align="center" style:justify-single-word="false"/>
      <style:text-properties style:font-name="Arial3" fo:font-weight="normal" officeooo:rsid="0252df47" style:font-weight-asian="normal" style:font-weight-complex="normal"/>
    </style:style>
    <style:style style:name="MP13" style:family="paragraph" style:parent-style-name="Table_20_Contents">
      <style:text-properties style:font-name="Arial3" fo:font-weight="normal" officeooo:rsid="0566db33" style:font-weight-asian="normal" style:font-weight-complex="normal"/>
    </style:style>
    <style:style style:name="MP14" style:family="paragraph" style:parent-style-name="Table_20_Contents">
      <style:text-properties style:font-name="Arial3" fo:font-size="10.5pt" fo:font-weight="normal" officeooo:paragraph-rsid="0b2fd54c" style:font-size-asian="10.5pt" style:font-weight-asian="normal" style:font-size-complex="10.5pt" style:font-weight-complex="normal"/>
    </style:style>
    <style:style style:name="MP15" style:family="paragraph" style:parent-style-name="Table_20_Contents">
      <style:text-properties style:font-name="Arial3" fo:font-size="10.5pt" fo:font-weight="normal" fo:background-color="transparent" style:font-size-asian="10.5pt" style:font-weight-asian="normal" style:font-size-complex="10.5pt" style:font-weight-complex="normal"/>
    </style:style>
    <style:style style:name="M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M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cb640" officeooo:paragraph-rsid="02f0fc11" style:font-size-asian="11pt" style:font-style-asian="normal" style:font-weight-asian="normal" style:font-size-complex="11pt" style:font-style-complex="normal" style:font-weight-complex="normal" style:text-overline-style="none" style:text-overline-color="font-color"/>
    </style:style>
    <style:style style:name="MP18"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1" fo:font-size="11pt" fo:font-style="normal" fo:text-shadow="none" style:text-underline-style="none" fo:font-weight="bold" officeooo:rsid="004fbb96" officeooo:paragraph-rsid="0311afef" style:font-size-asian="11pt" style:font-style-asian="normal" style:font-weight-asian="bold" style:font-size-complex="11pt" style:font-style-complex="normal" style:font-weight-complex="bold" style:text-overline-style="none" style:text-overline-color="font-color"/>
    </style:style>
    <style:style style:name="MP19"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1" fo:font-size="6pt" fo:font-style="normal" fo:text-shadow="none" style:text-underline-style="none" fo:font-weight="bold" officeooo:rsid="004fbb96" officeooo:paragraph-rsid="0311afef" style:font-size-asian="5.25pt" style:font-style-asian="normal" style:font-weight-asian="bold" style:font-size-complex="6pt" style:font-style-complex="normal" style:font-weight-complex="bold" style:text-overline-style="none" style:text-overline-color="font-color"/>
    </style:style>
    <style:style style:name="MP20" style:family="paragraph" style:parent-style-name="Table_20_Contents">
      <style:paragraph-properties fo:text-align="center" style:justify-single-word="false"/>
      <style:text-properties fo:color="#000000" loext:opacity="100%" style:text-outline="false" style:text-line-through-style="none" style:text-line-through-type="none" style:font-name="Marianne Thin1" fo:font-size="11pt" fo:font-style="normal" fo:text-shadow="none" style:text-underline-style="none" fo:font-weight="bold" officeooo:rsid="01b6cab4" officeooo:paragraph-rsid="02f0fc11" style:font-size-asian="11pt" style:font-style-asian="normal" style:font-weight-asian="bold" style:font-size-complex="11pt" style:font-style-complex="normal" style:font-weight-complex="bold" style:text-overline-style="none" style:text-overline-color="font-color"/>
    </style:style>
    <style:style style:name="MP21" style:family="paragraph" style:parent-style-name="Table_20_Contents">
      <style:paragraph-properties fo:text-align="center" style:justify-single-word="false"/>
      <style:text-properties fo:font-weight="bold" officeooo:rsid="0252df47" officeooo:paragraph-rsid="02f0fc11" style:font-weight-asian="bold" style:font-weight-complex="bold"/>
    </style:style>
    <style:style style:name="MP22" style:family="paragraph" style:parent-style-name="Table_20_Contents">
      <style:text-properties officeooo:paragraph-rsid="02f0fc11"/>
    </style:style>
    <style:style style:name="MT1" style:family="text">
      <style:text-properties fo:color="#ff972f" loext:opacity="100%" fo:font-size="14pt" fo:font-weight="bold" officeooo:rsid="045ca28b" style:font-size-asian="14pt" style:font-weight-asian="bold" style:font-size-complex="14pt" style:font-weight-complex="bold"/>
    </style:style>
    <style:style style:name="MT2" style:family="text">
      <style:text-properties fo:color="#ff972f" loext:opacity="100%" fo:font-size="14pt" fo:font-weight="bold" officeooo:rsid="008db090" style:font-size-asian="14pt" style:font-weight-asian="bold" style:font-size-complex="14pt" style:font-weight-complex="bold"/>
    </style:style>
    <style:style style:name="MT3" style:family="text">
      <style:text-properties fo:color="#ea7500" loext:opacity="100%" fo:font-size="14pt" officeooo:rsid="008db090" style:font-size-asian="14pt" style:font-size-complex="14pt"/>
    </style:style>
    <style:style style:name="MT4" style:family="text">
      <style:text-properties officeooo:rsid="008db090"/>
    </style:style>
    <style:style style:name="MT5" style:family="text">
      <style:text-properties officeooo:rsid="0787e0d9"/>
    </style:style>
    <style:style style:name="MT6" style:family="text">
      <style:text-properties officeooo:rsid="07610d9a"/>
    </style:style>
    <style:style style:name="MT7" style:family="text">
      <style:text-properties officeooo:rsid="05041cd2"/>
    </style:style>
    <style:style style:name="MT8" style:family="text">
      <style:text-properties style:font-name="Arial" fo:font-style="normal" style:font-style-asian="normal" style:font-size-complex="10pt"/>
    </style:style>
    <style:style style:name="MT9" style:family="text">
      <style:text-properties style:font-name="Arial" fo:font-style="normal" style:font-style-asian="normal"/>
    </style:style>
    <style:style style:name="MT10" style:family="text">
      <style:text-properties style:font-name="Arial" fo:font-size="20pt" style:font-size-asian="20pt"/>
    </style:style>
    <style:style style:name="MT11" style:family="text">
      <style:text-properties officeooo:rsid="031ee4e9"/>
    </style:style>
    <style:style style:name="MT12" style:family="text">
      <style:text-properties fo:color="#000000" loext:opacity="100%" style:text-outline="false" style:text-line-through-style="none" style:text-line-through-type="none" fo:font-size="11pt" fo:font-style="normal" fo:text-shadow="none" style:text-underline-style="none" officeooo:rsid="0ae5cb04" fo:background-color="transparent" loext:char-shading-value="0" style:font-size-asian="11pt" style:font-style-asian="normal" style:font-size-complex="11pt" style:font-style-complex="normal" style:text-overline-style="none" style:text-overline-color="font-color"/>
    </style:style>
    <style:style style:name="MT13" style:family="text">
      <style:text-properties fo:font-style="italic" officeooo:rsid="0b3fd81b" style:font-style-asian="italic" style:font-style-complex="italic"/>
    </style:style>
    <style:style style:name="MT14" style:family="text">
      <style:text-properties officeooo:rsid="04f05252"/>
    </style:style>
    <style:style style:name="MT15" style:family="text">
      <style:text-properties officeooo:rsid="03229cbf"/>
    </style:style>
    <style:style style:name="MT16" style:family="text">
      <style:text-properties officeooo:rsid="050012cc"/>
    </style:style>
    <style:style style:name="MT17" style:family="text">
      <style:text-properties officeooo:rsid="03e09584"/>
    </style:style>
    <style:style style:name="MT18" style:family="text">
      <style:text-properties officeooo:rsid="04e8eea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14.801cm" style:num-format="1" style:print-orientation="landscape" fo:margin-top="0.7cm" fo:margin-bottom="0.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 table:style-name="Tableau2">
          <table:table-column table:style-name="Tableau2.A"/>
          <table:table-column table:style-name="Tableau2.B"/>
          <table:table-column table:style-name="Tableau2.C"/>
          <table:table-row table:style-name="TableLine2214914806688">
            <table:table-cell table:style-name="Tableau2.A1" office:value-type="string">
              <text:p text:style-name="MP6"/>
              <text:p text:style-name="MP6"><draw:frame draw:style-name="Mfr1" draw:name="Image2" text:anchor-type="paragraph" svg:x="0.076cm" svg:y="-0.347cm" svg:width="3.461cm" svg:height="1.637cm" draw:z-index="33"><draw:image xlink:href="Pictures/100000000000025A0000011D96FB08B2129CDD51.png" xlink:type="simple" xlink:show="embed" xlink:actuate="onLoad" draw:mime-type="image/png"/></draw:frame></text:p>
              <text:p text:style-name="MP7"/>
              <text:p text:style-name="MP7"/>
            </table:table-cell>
            <table:table-cell table:style-name="Tableau2.B1" office:value-type="string">
              <text:p text:style-name="MP8"><text:span text:style-name="MT1">GE</text:span><text:span text:style-name="MT2">SFIE</text:span><text:span text:style-name="MT3"> </text:span><text:span text:style-name="MT4"><text:s/></text:span></text:p>
              <text:p text:style-name="MP9"/>
              <text:p text:style-name="MP10">Spécifications <text:span text:style-name="MT5">T</text:span><text:span text:style-name="MT6">echniques</text:span> <text:span text:style-name="MT7">Détaillées :</text:span></text:p>
              <text:p text:style-name="MP11"><text:span text:style-name="MT8">[GIE-DOS-CU001] Acquisition du d</text:span><text:span text:style-name="MT9">épôt et Création du dossier</text:span><text:span text:style-name="MT10"> <text:s/></text:span></text:p>
            </table:table-cell>
            <table:table-cell table:style-name="Tableau2.C1" office:value-type="string">
              <text:p text:style-name="MP12">DP5 <text:span text:style-name="MT11">GESFIE</text:span></text:p>
              <text:p text:style-name="MP13"/>
              <text:p text:style-name="MP14">Date : <text:span text:style-name="MT12">06/02/2026</text:span></text:p>
              <text:p text:style-name="MP15">État : <text:span text:style-name="MT13">Rédaction</text:span></text:p>
            </table:table-cell>
          </table:table-row>
        </table:table>
        <text:p text:style-name="MP1"/>
      </style:header>
      <style:footer>
        <table:table table:name="Tableau1" table:style-name="Tableau1">
          <table:table-column table:style-name="Tableau1.A"/>
          <table:table-column table:style-name="Tableau1.B"/>
          <table:table-row table:style-name="Tableau1.1">
            <table:table-cell table:style-name="Tableau1.A1" office:value-type="string">
              <text:p text:style-name="Table_20_Contents"><text:file-name text:display="name-and-extension">STD-Lot1CU01-MOE-DP5-V2_2026_02_09-0_92.odt</text:file-name></text:p>
              <text:p text:style-name="Table_20_Contents"/>
            </table:table-cell>
            <table:table-cell table:style-name="Tableau1.A1" office:value-type="string">
              <text:p text:style-name="Table_20_Contents">Page <text:page-number text:select-page="current">34</text:page-number><text:s/>sur <text:page-count>34</text:page-count></text:p>
            </table:table-cell>
          </table:table-row>
        </table:table>
        <text:p text:style-name="MP2"/>
      </style:footer>
    </style:master-page>
    <style:master-page style:name="Landscape" style:page-layout-name="Mpm2" draw:style-name="Mdp1">
      <style:header>
        <text:p text:style-name="MP3"/>
        <table:table table:name="Tableau12" table:style-name="Tableau12">
          <table:table-column table:style-name="Tableau12.A"/>
          <table:table-column table:style-name="Tableau12.B"/>
          <table:table-column table:style-name="Tableau12.C"/>
          <table:table-row table:style-name="TableLine2214914802336">
            <table:table-cell table:style-name="Tableau12.A1" office:value-type="string">
              <text:p text:style-name="MP16"/>
              <text:p text:style-name="MP16"><draw:frame draw:style-name="Mfr1" draw:name="Image20" text:anchor-type="paragraph" svg:x="0.076cm" svg:y="-0.347cm" svg:width="3.461cm" svg:height="1.637cm" draw:z-index="0"><draw:image xlink:href="Pictures/100000000000025A0000011D96FB08B2129CDD51.png" xlink:type="simple" xlink:show="embed" xlink:actuate="onLoad" draw:mime-type="image/png"/></draw:frame></text:p>
              <text:p text:style-name="MP17"/>
              <text:p text:style-name="MP17"/>
            </table:table-cell>
            <table:table-cell table:style-name="Tableau12.B1" office:value-type="string">
              <text:p text:style-name="MP18">G<text:span text:style-name="MT4">ESFIE Comptabilité </text:span><text:span text:style-name="MT14">Palier 1</text:span></text:p>
              <text:p text:style-name="MP19"/>
              <text:p text:style-name="MP20">Spécifications fonctionnelles générales</text:p>
            </table:table-cell>
            <table:table-cell table:style-name="Tableau12.C1" office:value-type="string">
              <text:p text:style-name="MP21">DP5 <text:span text:style-name="MT15">GESFIE</text:span></text:p>
              <text:p text:style-name="MP22"/>
              <text:p text:style-name="MP22">Date :<text:span text:style-name="MT16">12</text:span><text:span text:style-name="MT17">/</text:span><text:span text:style-name="MT18">11</text:span><text:span text:style-name="MT17">/2024</text:span></text:p>
              <text:p text:style-name="MP22">État : en cours</text:p>
            </table:table-cell>
          </table:table-row>
        </table:table>
        <text:p text:style-name="MP4"/>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22"><text:file-name text:display="name-and-extension">STD-Lot1CU01-MOE-DP5-V2_2026_02_09-0_92.odt</text:file-name></text:p>
            </table:table-cell>
            <table:table-cell table:style-name="Tableau9.A1" office:value-type="string">
              <text:p text:style-name="MP22">Page <text:page-number text:select-page="current">0</text:page-number><text:s/>sur <text:page-count>34</text:page-count></text:p>
            </table:table-cell>
          </table:table-row>
        </table:table>
        <text:p text:style-name="MP5"/>
      </style:footer>
    </style:master-page>
    <style:master-page style:name="paysage_20_profils" style:display-name="paysage profils" style:page-layout-name="Mpm3" draw:style-name="Mdp1" style:next-style-name="Landscap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2T15:48:04.521000000</meta:creation-date>
    <meta:editing-duration>P14DT13H1M37S</meta:editing-duration>
    <meta:editing-cycles>1323</meta:editing-cycles>
    <meta:generator>LibreOffice/7.2.7.2.M7$Windows_X86_64 LibreOffice_project/eae1a20eee24d7fbeb19ff1fe91a658206f3f25b</meta:generator>
    <dc:title>Initiation à la comptabilité sous FIDJI</dc:title>
    <dc:date>2026-02-10T10:48:09.359000000</dc:date>
    <meta:print-date>2025-08-05T16:26:18.984000000</meta:print-date>
    <meta:document-statistic meta:table-count="32" meta:image-count="2" meta:object-count="0" meta:page-count="34" meta:paragraph-count="796" meta:word-count="7507" meta:character-count="50464" meta:non-whitespace-character-count="43349"/>
  </office:meta>
</office:document-meta>
</file>